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065E1AC7607C701EC.png" manifest:media-type="image/png"/>
  <manifest:file-entry manifest:full-path="Pictures/1000020100000121000001D86F0B4200BA5A84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68712"/>
    </style:style>
    <style:style style:name="gr7" style:family="graphic" style:parent-style-name="standard">
      <style:graphic-properties draw:stroke="none" draw:fill="solid" draw:fill-color="#fccf29"/>
    </style:style>
    <style:style style:name="gr8" style:family="graphic" style:parent-style-name="standard">
      <style:graphic-properties draw:stroke="none" draw:fill="solid" draw:fill-color="#e45e1d"/>
    </style:style>
    <style:style style:name="gr9" style:family="graphic" style:parent-style-name="standard">
      <style:graphic-properties draw:stroke="none" draw:fill="solid" draw:fill-color="#443593"/>
    </style:style>
    <style:style style:name="gr10" style:family="graphic" style:parent-style-name="standard">
      <style:graphic-properties draw:stroke="none" draw:fill="solid" draw:fill-color="#51ade5"/>
    </style:style>
    <style:style style:name="gr11" style:family="graphic" style:parent-style-name="standard">
      <style:graphic-properties draw:stroke="none" draw:fill="solid" draw:fill-color="#94ceee"/>
    </style:style>
    <style:style style:name="gr12" style:family="graphic" style:parent-style-name="standard">
      <style:graphic-properties draw:stroke="none" draw:fill="solid" draw:fill-color="#231f20"/>
    </style:style>
    <style:style style:name="gr13" style:family="graphic" style:parent-style-name="standard">
      <style:graphic-properties draw:stroke="none" draw:fill="solid" draw:fill-color="#ffffff"/>
    </style:style>
    <style:style style:name="gr14" style:family="graphic" style:parent-style-name="standard">
      <style:graphic-properties draw:stroke="solid" svg:stroke-width="0cm" svg:stroke-color="#000000" draw:stroke-linejoin="bevel" svg:stroke-linecap="square" draw:fill="none"/>
    </style:style>
    <style:style style:name="gr15"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16"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7" style:family="graphic" style:parent-style-name="standard">
      <style:graphic-properties draw:stroke="none" draw:fill="solid" draw:fill-color="#080808"/>
    </style:style>
    <style:style style:name="gr18" style:family="graphic" style:parent-style-name="standard">
      <style:graphic-properties draw:stroke="solid" svg:stroke-width="0.034cm" svg:stroke-color="#080808" draw:stroke-linejoin="bevel" svg:stroke-linecap="round" draw:fill="none" fo:padding-top="0.017cm" fo:padding-bottom="0.017cm" fo:padding-left="0.017cm" fo:padding-right="0.017cm"/>
    </style:style>
    <style:style style:name="gr19"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68712"/>
    </style:style>
    <style:style style:name="P4" style:family="paragraph">
      <loext:graphic-properties draw:fill="solid" draw:fill-color="#fccf29"/>
    </style:style>
    <style:style style:name="P5" style:family="paragraph">
      <loext:graphic-properties draw:fill="solid" draw:fill-color="#e45e1d"/>
    </style:style>
    <style:style style:name="P6" style:family="paragraph">
      <loext:graphic-properties draw:fill="solid" draw:fill-color="#443593"/>
    </style:style>
    <style:style style:name="P7" style:family="paragraph">
      <loext:graphic-properties draw:fill="solid" draw:fill-color="#51ade5"/>
    </style:style>
    <style:style style:name="P8" style:family="paragraph">
      <loext:graphic-properties draw:fill="solid" draw:fill-color="#94ceee"/>
    </style:style>
    <style:style style:name="P9" style:family="paragraph">
      <loext:graphic-properties draw:fill="solid" draw:fill-color="#231f20"/>
    </style:style>
    <style:style style:name="P10" style:family="paragraph">
      <loext:graphic-properties draw:fill="solid" draw:fill-color="#ffffff"/>
    </style:style>
    <style:style style:name="P11" style:family="paragraph">
      <loext:graphic-properties draw:fill="solid" draw:fill-color="#080808"/>
    </style:style>
    <style:style style:name="P12" style:family="paragraph">
      <style:paragraph-properties fo:text-align="start" style:writing-mode="lr-tb"/>
    </style:style>
    <style:style style:name="P13" style:family="paragraph">
      <loext:graphic-properties draw:fill="none"/>
      <style:text-properties fo:font-size="11.3999996185303pt" style:font-size-asian="11.3999996185303pt" style:font-size-complex="11.3999996185303pt"/>
    </style:style>
    <style:style style:name="P14" style:family="paragraph">
      <loext:graphic-properties draw:fill="none"/>
      <style:text-properties fo:font-size="3.40000009536743pt" style:font-size-asian="3.40000009536743pt" style:font-size-complex="3.40000009536743pt"/>
    </style:style>
    <style:style style:name="P15"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Sans1" fo:font-size="11.3999996185303pt" style:font-size-asian="11.3999996185303pt" style:font-name-complex="DejaVuSans1" style:font-size-complex="11.3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Sans1" fo:font-size="15.1000003814697pt" style:font-size-asian="15.1000003814697pt" style:font-name-complex="DejaVu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16.88cm" svg:y="17.115cm">
          <draw:image xlink:href="Pictures/1000020100000121000001D86F0B4200BA5A847D.png" xlink:type="simple" xlink:show="embed" xlink:actuate="onLoad">
            <text:p/>
          </draw:image>
        </draw:frame>
        <draw:polygon draw:style-name="gr4" draw:text-style-name="P1" draw:layer="layout" svg:width="0.61cm" svg:height="0.998cm" svg:x="16.88cm" svg:y="17.115cm" svg:viewBox="0 0 611 999" draw:points="0,0 0,999 223,999 223,609 380,609 380,455 223,455 223,288 611,288 611,1">
          <text:p/>
        </draw:polygon>
        <draw:frame draw:style-name="gr3" draw:text-style-name="P1" draw:layer="layout" svg:width="0.88cm" svg:height="0.88cm" svg:x="17.17cm" svg:y="17.327cm">
          <draw:image xlink:href="Pictures/10000201000001A0000001A065E1AC7607C701EC.png" xlink:type="simple" xlink:show="embed" xlink:actuate="onLoad">
            <text:p/>
          </draw:image>
        </draw:frame>
        <draw:path draw:style-name="gr5" draw:text-style-name="P1" draw:layer="layout" svg:width="0.879cm" svg:height="0.879cm" svg:x="17.17cm" svg:y="17.328cm" svg:viewBox="0 0 880 880" svg:d="M700 85l-129 74-57-20-55-139-85 4-40 144-54 27-137-60-58 64 75 129-21 57-139 55 5 86 144 39 26 55-60 137 64 58 130-75 57 21 54 139 86-5 39-144 55-26 137 60 57-64-74-130 20-58 140-54-4-86-145-39-27-55 60-137zM507 297l26 15 23 21 19 25 13 28 8 30 1 30-5 31-10 29-16 27-20 22-25 19-28 13-29 8-31 2-31-5-29-10-27-16-22-21-19-24-13-28-8-30-1-31 4-30 10-29 16-27 20-23 25-18 28-14 30-7 31-2 30 5z">
          <text:p/>
        </draw:path>
        <draw:polygon draw:style-name="gr6" draw:text-style-name="P3" draw:layer="layout" svg:width="0.265cm" svg:height="0.456cm" svg:x="19.33cm" svg:y="17.338cm" svg:viewBox="0 0 266 457" draw:points="0,305 266,457 266,151 0,0">
          <text:p/>
        </draw:polygon>
        <draw:path draw:style-name="gr6" draw:text-style-name="P3" draw:layer="layout" svg:width="0.265cm" svg:height="0.457cm" svg:x="19.329cm" svg:y="17.337cm" svg:viewBox="0 0 266 458" svg:d="M1 306l264 152h1v-306l-265-152h-1v1 305zM1 306v-305l264 151h1-1v306h1v-1l-265-152z">
          <text:p/>
        </draw:path>
        <draw:polygon draw:style-name="gr7" draw:text-style-name="P4" draw:layer="layout" svg:width="0.264cm" svg:height="0.456cm" svg:x="19.066cm" svg:y="17.338cm" svg:viewBox="0 0 265 457" draw:points="265,305 0,457 0,151 265,0">
          <text:p/>
        </draw:polygon>
        <draw:path draw:style-name="gr7" draw:text-style-name="P4" draw:layer="layout" svg:width="0.264cm" svg:height="0.457cm" svg:x="19.066cm" svg:y="17.337cm" svg:viewBox="0 0 265 458" svg:d="M265 305l-265 152v1-306l265-151v305zM265 306v-305-1l-265 152v306z">
          <text:p/>
        </draw:path>
        <draw:polygon draw:style-name="gr8" draw:text-style-name="P5" draw:layer="layout" svg:width="0.528cm" svg:height="0.304cm" svg:x="19.066cm" svg:y="17.642cm" svg:viewBox="0 0 529 305" draw:points="529,153 265,0 0,153 265,305">
          <text:p/>
        </draw:polygon>
        <draw:path draw:style-name="gr8" draw:text-style-name="P5" draw:layer="layout" svg:width="0.529cm" svg:height="0.305cm" svg:x="19.065cm" svg:y="17.641cm" svg:viewBox="0 0 530 306" svg:d="M530 152l-264-152-265 152-1 1h1l265 153 264-153zM529 152l-263 154-265-154v1l265-152 263 152h1z">
          <text:p/>
        </draw:path>
        <draw:polygon draw:style-name="gr9" draw:text-style-name="P6" draw:layer="layout" svg:width="1.062cm" svg:height="0.442cm" svg:x="18.799cm" svg:y="16.991cm" svg:viewBox="0 0 1063 443" draw:points="234,443 526,276 531,273 536,276 827,443 1030,326 1063,307 895,211 1012,144 906,83 800,21 799,21 799,20 683,89 531,0 379,89 263,20 262,21 156,83 51,144 167,211 0,307 97,364">
          <text:p/>
        </draw:polygon>
        <draw:path draw:style-name="gr9" draw:text-style-name="P6" draw:layer="layout" svg:width="1.063cm" svg:height="0.442cm" svg:x="18.798cm" svg:y="16.991cm" svg:viewBox="0 0 1064 443" svg:d="M236 443l291-167 5-3 4 3h1-1l292 167 203-116v-1 1l33-19v-1l-167-97-1 1h1l116-67h1l-1-1-105-61-107-62h-1v1l1-1h-1l-117 68 1 1v-1l-152-88-152 88v1-1l-116-68h-1v1-1l-106 62v1-1l-106 61v1l117 67v-1l-168 97v1l98 56 137 79zM236 443l-138-80v1-1l-97-56v1l167-97h1l-1-1-116-67v1l105-61 106-62h1v-1l-1 1 117 68 152-89 151 89h1l116-68v-1 1h1l106 62 106 61v-1l-117 67v1l168 97v-1l-33 19-203 117-291-168-5-2v-1 1l-5 2-292 168z">
          <text:p/>
        </draw:path>
        <draw:polygon draw:style-name="gr10" draw:text-style-name="P7" draw:layer="layout" svg:width="0.649cm" svg:height="0.919cm" svg:x="18.648cm" svg:y="17.354cm" svg:viewBox="0 0 650 920" draw:points="650,649 353,477 353,135 216,56 118,0 118,194 0,126 0,385 118,453 118,614 277,705 148,779 253,840 359,901 360,902 489,827 650,920">
          <text:p/>
        </draw:polygon>
        <draw:path draw:style-name="gr10" draw:text-style-name="P7" draw:layer="layout" svg:width="0.65cm" svg:height="0.921cm" svg:x="18.648cm" svg:y="17.353cm" svg:viewBox="0 0 651 922" svg:d="M650 650l-297-172v-342l-137-80-98-56v1 194l-117-68h-1v259 1l118 68v-1 161l158 91h1-1l-128 74h-1l1 1 105 61 106 61 1-1h-1l1 1 129-74-1-1v1l162 92 1 1v-1-271zM650 650v271l-161-93h-1l-128 74v1-1h-1l-105-61h-1 1l-106-61v1l129-75-159-92v1h1v-161h-1l-117-68h-1 1v-259h-1v1l118 68h1v-1-194h-1l97 56h1-1l138 79v342z">
          <text:p/>
        </draw:path>
        <draw:polygon draw:style-name="gr11" draw:text-style-name="P8" draw:layer="layout" svg:width="0.649cm" svg:height="0.919cm" svg:x="19.362cm" svg:y="17.354cm" svg:viewBox="0 0 650 920" draw:points="296,135 296,477 0,649 0,920 160,828 287,902 287,901 393,840 500,779 371,706 532,614 532,453 650,385 650,126 532,194 532,0 499,19">
          <text:p/>
        </draw:polygon>
        <draw:path draw:style-name="gr11" draw:text-style-name="P8" draw:layer="layout" svg:width="0.649cm" svg:height="0.921cm" svg:x="19.362cm" svg:y="17.353cm" svg:viewBox="0 0 650 922" svg:d="M296 136v342l-296 172v271 1l160-92v-1l-1 1 127 73h1v-1 1h1l105-61v-1 1l107-61v-1l-128-73h-1 1l160-92h1v-161h-1l118-67v-1-259l-118 68h1v-194-1h-1l-33 19zM297 136l202-116 33-19v194 1-1l118-67v-1 259l-118 68v161-1l-161 93 128 74 1-1h-1l-106 61-106 61h1-1-1l1 1v-1l-127-73h-1l-159 92v-271 1l297-173v-342h-1z">
          <text:p/>
        </draw:path>
        <draw:path draw:style-name="gr12" draw:text-style-name="P9" draw:layer="layout" svg:width="0.477cm" svg:height="0.47cm" svg:x="20.133cm" svg:y="17.048cm" svg:viewBox="0 0 478 471" svg:d="M240 100l-54 159h107zM364 471l-37-111h-174l-38 111h-115l155-471h169l154 471z">
          <text:p/>
        </draw:path>
        <draw:path draw:style-name="gr12" draw:text-style-name="P9" draw:layer="layout" svg:width="0.478cm" svg:height="0.47cm" svg:x="20.132cm" svg:y="17.048cm" svg:viewBox="0 0 479 471" svg:d="M240 99l-53 160h-1 1 107l-53-160v-1zM240 100l53 159h1v-1h-107v1l54-159v-1zM365 471l-37-111h-174-1l-38 111h-114l155-471v1h169v-1h-1l154 471h1zM365 471h114l-154-471h-169-1l-154 471h-1 1 114l39-111h174l36 111z">
          <text:p/>
        </draw:path>
        <draw:polygon draw:style-name="gr12" draw:text-style-name="P9" draw:layer="layout" svg:width="0.318cm" svg:height="0.471cm" svg:x="20.682cm" svg:y="17.047cm" svg:viewBox="0 0 319 472" draw:points="112,372 319,372 319,472 0,472 0,0 112,0">
          <text:p/>
        </draw:polygon>
        <draw:path draw:style-name="gr12" draw:text-style-name="P9" draw:layer="layout" svg:width="0.32cm" svg:height="0.471cm" svg:x="20.681cm" svg:y="17.047cm" svg:viewBox="0 0 321 472" svg:d="M113 372h207v100h-319v-472 1h112v-1h-1v372zM113 372v-372h-112-1v472h1 319 1v-100-1h-1-207z">
          <text:p/>
        </draw:path>
        <draw:polygon draw:style-name="gr12" draw:text-style-name="P9" draw:layer="layout" svg:width="0.353cm" svg:height="0.471cm" svg:x="21.095cm" svg:y="17.047cm" svg:viewBox="0 0 354 472" draw:points="109,101 109,189 245,189 245,288 109,288 109,373 354,373 354,472 0,472 0,0 354,0 354,101">
          <text:p/>
        </draw:polygon>
        <draw:path draw:style-name="gr12" draw:text-style-name="P9" draw:layer="layout" svg:width="0.354cm" svg:height="0.471cm" svg:x="21.095cm" svg:y="17.047cm" svg:viewBox="0 0 355 472" svg:d="M109 101v88h135-1v99h1v-1h-135v1 85h245v99h-354 1v-472h-1v1h354v-1 101zM109 102h245 1v-1-101h-1-354v472h354 1v-99-1h-1-245v1h1v-85h-1 135v-99-1h-135v1h1v-88h-1z">
          <text:p/>
        </draw:path>
        <draw:path draw:style-name="gr12" draw:text-style-name="P9" draw:layer="layout" svg:width="0.376cm" svg:height="0.471cm" svg:x="21.555cm" svg:y="17.047cm" svg:viewBox="0 0 377 472" svg:d="M266 100h-153v110h153zM322 0c15 0 28 5 39 15 11 9 16 21 16 35v210c0 14-5 26-16 36s-24 14-39 14h-209v162h-113v-472z">
          <text:p/>
        </draw:path>
        <draw:path draw:style-name="gr12" draw:text-style-name="P9" draw:layer="layout" svg:width="0.378cm" svg:height="0.471cm" svg:x="21.554cm" svg:y="17.047cm" svg:viewBox="0 0 379 472" svg:d="M267 100h-154-1v110 1h1 154 1v-1-110zM267 100v110h-154v-110 1h154zM323 1c15 0 28 4 39 14 10 10 16 21 16 35v210c0 14-6 26-16 35-11 10-24 15-39 15h-210-1v162h1-112v-472 1zM323 0h-322-1v472h1 112v-162 1h210c15 0 29-5 39-15 11-10 17-22 17-36v-210c0-14-6-26-17-36-10-9-24-14-39-14z">
          <text:p/>
        </draw:path>
        <draw:polygon draw:style-name="gr12" draw:text-style-name="P9" draw:layer="layout" svg:width="0.372cm" svg:height="0.471cm" svg:x="22.028cm" svg:y="17.047cm" svg:viewBox="0 0 373 472" draw:points="373,0 373,472 265,472 265,314 112,314 112,472 0,472 0,0 112,0 112,213 265,213 265,0">
          <text:p/>
        </draw:polygon>
        <draw:path draw:style-name="gr12" draw:text-style-name="P9" draw:layer="layout" svg:width="0.373cm" svg:height="0.471cm" svg:x="22.028cm" svg:y="17.047cm" svg:viewBox="0 0 374 472" svg:d="M373 0v472h-108v-158-1h-154-1v1 158h1-111v-472 1h111v-1h-1v213 1h1 154v-1-213 1h108zM373 0h-108-1v213h1-154v-213h-111v472h111v-158h154-1v158h1 108 1v-472z">
          <text:p/>
        </draw:path>
        <draw:path draw:style-name="gr12" draw:text-style-name="P9" draw:layer="layout" svg:width="0.283cm" svg:height="0.351cm" svg:x="20.133cm" svg:y="17.616cm" svg:viewBox="0 0 284 352" svg:d="M84 278h117v-203h-117zM243 352h-201c-12 0-22-3-30-10s-12-16-12-27v-278c0-10 4-19 12-26s18-11 30-11h201c11 0 21 4 29 11s12 16 12 26v278c0 11-4 20-12 27s-18 10-29 10z">
          <text:p/>
        </draw:path>
        <draw:path draw:style-name="gr12" draw:text-style-name="P9" draw:layer="layout" svg:width="0.283cm" svg:height="0.352cm" svg:x="20.133cm" svg:y="17.616cm" svg:viewBox="0 0 284 353" svg:d="M83 278h118v-203-1h-118-1v1 203zM83 278v-203h118v203-1h-118zM243 352h-202c-11 0-21-4-29-10-8-7-11-16-11-27v-278c0-10 3-19 11-26s18-11 29-11h202c11 0 20 4 28 11h1-1c8 7 12 16 12 26v278c0 11-4 20-12 27h1-1c-8 6-17 10-28 10zM243 353c11 0 21-4 29-11s12-16 12-27v-278c0-10-4-19-12-27-8-7-18-10-29-10h-202c-11 0-21 3-29 10-8 8-12 17-12 27v278c0 11 4 20 12 27s18 11 29 11z">
          <text:p/>
        </draw:path>
        <draw:path draw:style-name="gr12" draw:text-style-name="P9" draw:layer="layout" svg:width="0.279cm" svg:height="0.351cm" svg:x="20.486cm" svg:y="17.616cm" svg:viewBox="0 0 280 352" svg:d="M197 278v-63h-115v63zM82 76v63h115v-63zM239 0c11 0 20 4 28 11 9 7 13 16 13 27v277c0 11-4 20-13 27-8 7-17 10-28 10h-239v-352z">
          <text:p/>
        </draw:path>
        <draw:path draw:style-name="gr12" draw:text-style-name="P9" draw:layer="layout" svg:width="0.279cm" svg:height="0.352cm" svg:x="20.486cm" svg:y="17.616cm" svg:viewBox="0 0 280 353" svg:d="M198 278v-63-1h-115v1 63 1h115zM198 278h-115 1v-63h-1 115-1v63zM83 76v62 1h115v-1-62-1h-115zM83 76h115-1v62h1-115 1v-62zM239 0c10 0 20 4 28 11s12 16 12 27v277c0 11-4 20-12 27-8 6-18 10-28 10h-239 1v-352h-1zM239 0h-239v352 1h239c11 0 20-4 29-11 8-7 12-16 12-27v-277c0-11-4-20-12-28-9-7-18-10-29-10z">
          <text:p/>
        </draw:path>
        <draw:path draw:style-name="gr12" draw:text-style-name="P9" draw:layer="layout" svg:width="0.266cm" svg:height="0.351cm" svg:x="20.828cm" svg:y="17.616cm" svg:viewBox="0 0 267 352" svg:d="M267 0v315c0 10-4 19-12 26-8 8-19 11-30 11h-184c-11 0-21-3-29-11-8-7-12-16-12-26v-156h83v119h99v-278z">
          <text:p/>
        </draw:path>
        <draw:path draw:style-name="gr12" draw:text-style-name="P9" draw:layer="layout" svg:width="0.266cm" svg:height="0.352cm" svg:x="20.828cm" svg:y="17.616cm" svg:viewBox="0 0 267 353" svg:d="M266 0v315c0 10-4 19-12 26-7 7-17 11-28 11h-185c-11 0-21-4-28-11-8-7-12-16-12-26v-157h-1 84-1v120h1 99 1v-278h-1 84zM267 0h-84v278-1h-99v1-120-1h-84v1 157c0 10 4 20 12 27v-1 1c8 7 18 11 29 11h185c11 0 21-4 29-11v-1 1c8-7 12-17 12-27z">
          <text:p/>
        </draw:path>
        <draw:polygon draw:style-name="gr12" draw:text-style-name="P9" draw:layer="layout" svg:width="0.263cm" svg:height="0.351cm" svg:x="21.175cm" svg:y="17.616cm" svg:viewBox="0 0 264 352" draw:points="81,76 81,141 181,141 181,215 81,215 81,278 264,278 264,352 0,352 0,0 264,0 264,76">
          <text:p/>
        </draw:polygon>
        <draw:path draw:style-name="gr12" draw:text-style-name="P9" draw:layer="layout" svg:width="0.265cm" svg:height="0.352cm" svg:x="21.174cm" svg:y="17.616cm" svg:viewBox="0 0 266 353" svg:d="M83 76v64h100v75-1h-100v1 63 1h182v-1 74h-264v-352h264v76-1h-182zM83 76h182 1v-76h-1-264-1v352 1h1 264 1v-1-74h-1-182v-63h100 1v-75-1h-1-100v1z">
          <text:p/>
        </draw:path>
        <draw:path draw:style-name="gr12" draw:text-style-name="P9" draw:layer="layout" svg:width="0.265cm" svg:height="0.351cm" svg:x="21.503cm" svg:y="17.616cm" svg:viewBox="0 0 266 352" svg:d="M183 121v-45h-100v202h100v-44h83v81c0 11-4 20-12 27s-18 10-30 10h-182c-12 0-21-3-30-10-8-7-12-16-12-27v-277c0-11 4-20 12-27 9-7 18-11 30-11h182c12 0 22 4 30 11s12 16 12 27v83z">
          <text:p/>
        </draw:path>
        <draw:path draw:style-name="gr12" draw:text-style-name="P9" draw:layer="layout" svg:width="0.265cm" svg:height="0.352cm" svg:x="21.503cm" svg:y="17.616cm" svg:viewBox="0 0 266 353" svg:d="M184 120v-44-1h-1-101v1 202 1h101 1v-1-44h-1v1h83v-1 81c0 11-4 20-12 27-8 6-18 10-30 10h-183c-12 0-21-4-29-10-8-7-11-16-11-27v-277c0-11 3-20 11-27s17-11 29-11h183c12 0 22 4 30 11s12 16 12 27v82-1h-83v1zM183 120h83v-82c0-11-4-20-12-28v1-1c-8-7-18-10-30-10h-183c-12 0-22 3-30 10-7 8-11 17-11 28v277c0 11 4 20 11 27 8 7 18 11 30 11h183c12 0 22-4 30-11s12-16 12-27v-81h-83v44h-101v-202h101z">
          <text:p/>
        </draw:path>
        <draw:polygon draw:style-name="gr12" draw:text-style-name="P9" draw:layer="layout" svg:width="0.244cm" svg:height="0.351cm" svg:x="21.831cm" svg:y="17.616cm" svg:viewBox="0 0 245 352" draw:points="245,74 164,74 164,352 82,352 82,74 0,74 0,0 245,0">
          <text:p/>
        </draw:polygon>
        <draw:path draw:style-name="gr12" draw:text-style-name="P9" draw:layer="layout" svg:width="0.246cm" svg:height="0.352cm" svg:x="21.83cm" svg:y="17.616cm" svg:viewBox="0 0 247 353" svg:d="M246 74h-81v278h-83v-278h-81v-74h245zM247 74v-74h-1-245-1v74h1 81-1v278 1h1 83 1v-1-278h-1 81z">
          <text:p/>
        </draw:path>
        <draw:path draw:style-name="gr12" draw:text-style-name="P9" draw:layer="layout" svg:width="0.248cm" svg:height="0.353cm" svg:x="22.152cm" svg:y="17.614cm" svg:viewBox="0 0 249 354" svg:d="M208 354h-208v-74h165v-66h-123c-11 0-21-4-29-11s-13-16-13-27v-139c0-10 5-19 13-26s18-11 29-11h207v75h-165v62h124c11 0 21 4 29 11s12 17 12 28v141c0 10-4 19-12 26-8 8-18 11-29 11z">
          <text:p/>
        </draw:path>
        <draw:path draw:style-name="gr12" draw:text-style-name="P9" draw:layer="layout" svg:width="0.248cm" svg:height="0.354cm" svg:x="22.152cm" svg:y="17.614cm" svg:viewBox="0 0 249 355" svg:d="M208 354h-208 1v-74h-1 166v-66-2h-124c-11 0-21-3-29-11v1-1c-8-7-12-16-12-26v-138c0-10 4-18 12-25v-1 1c8-8 18-11 29-11h207v-1h-1v75h1-164v62h123c11 0 20 4 28 11s12 16 12 27v142c0 10-4 19-12 26s-17 11-28 11zM208 355c11 0 21-4 29-11v-1 1c8-7 12-17 12-27v-142c0-11-4-20-12-27-8-8-18-11-29-11h-123v-62 1h164v-1-75h-207c-11 0-21 4-29 11-9 7-13 16-13 26v138c0 11 4 20 13 27 8 7 18 12 29 12h124v66-1h-166v1 74 1z">
          <text:p/>
        </draw:path>
        <draw:polygon draw:style-name="gr12" draw:text-style-name="P9" draw:layer="layout" svg:width="0.026cm" svg:height="0.155cm" svg:x="20.135cm" svg:y="18.079cm" svg:viewBox="0 0 27 156" draw:points="0,156 27,156 27,0 0,0">
          <text:p/>
        </draw:polygon>
        <draw:path draw:style-name="gr12" draw:text-style-name="P9" draw:layer="layout" svg:width="0.027cm" svg:height="0.156cm" svg:x="20.134cm" svg:y="18.079cm" svg:viewBox="0 0 28 157" svg:d="M1 157h27v-1-156h-27-1v156 1zM1 156v-156 1h27v-1h-1v156h1z">
          <text:p/>
        </draw:path>
        <draw:polygon draw:style-name="gr12" draw:text-style-name="P9" draw:layer="layout" svg:width="0.143cm" svg:height="0.155cm" svg:x="20.243cm" svg:y="18.079cm" svg:viewBox="0 0 144 156" draw:points="116,0 144,0 144,156 114,156 26,42 26,156 0,156 0,0 26,0 116,116">
          <text:p/>
        </draw:polygon>
        <draw:path draw:style-name="gr12" draw:text-style-name="P9" draw:layer="layout" svg:width="0.143cm" svg:height="0.156cm" svg:x="20.243cm" svg:y="18.079cm" svg:viewBox="0 0 144 157" svg:d="M116 1h28v-1h-1v156h1-30l-87-114-1-1v1 114h-26 1v-156h-1v1h26v-1l90 117 1 1v-1-117h-1zM116 0v117h1l-90-117h-1-26v156 1h26 1v-1-114h-1l88 115h30v-1-156z">
          <text:p/>
        </draw:path>
        <draw:path draw:style-name="gr12" draw:text-style-name="P9" draw:layer="layout" svg:width="0.143cm" svg:height="0.161cm" svg:x="20.458cm" svg:y="18.075cm" svg:viewBox="0 0 144 162" svg:d="M82 137c9 0 16-2 23-5 6-3 13-8 20-15l17 18c-16 18-36 27-60 27s-43-7-59-23c-15-15-23-34-23-58 0-23 8-42 24-58 15-15 35-23 60-23 24 0 44 9 60 27l-16 18c-8-7-15-12-21-15-7-2-14-4-23-4-16 0-30 5-41 15-10 10-16 23-16 39 0 17 6 30 16 41 11 10 24 16 39 16z">
          <text:p/>
        </draw:path>
        <draw:path draw:style-name="gr12" draw:text-style-name="P9" draw:layer="layout" svg:width="0.144cm" svg:height="0.162cm" svg:x="20.458cm" svg:y="18.075cm" svg:viewBox="0 0 145 163" svg:d="M82 137c9 0 17-2 23-5 7-3 14-8 21-14l-1-1v1l17 17c-16 18-36 27-60 27s-43-8-59-23c-15-15-23-34-23-57s8-42 24-58 35-23 60-23c24 0 44 9 60 26l-17 19h1c-7-7-14-13-21-16s-14-4-23-4c-16 0-30 5-41 16-11 10-16 23-16 39s5 29 16 40c10 11 24 16 39 16zM82 136c-15 0-28-5-39-16-10-10-15-23-15-39 0-15 5-28 16-38l-1-1 1 1c10-11 24-16 40-16 8 0 16 1 23 4 6 3 13 8 20 16h1l17-20c-16-18-37-27-61-27-25 0-45 8-61 23h1-1c-16 17-23 36-23 59s7 43 23 58c15 15 35 23 59 23s44-10 61-28v-1l-17-17h-1c-7 7-14 12-20 15-7 3-14 4-23 4z">
          <text:p/>
        </draw:path>
        <draw:path draw:style-name="gr12" draw:text-style-name="P9" draw:layer="layout" svg:width="0.163cm" svg:height="0.161cm" svg:x="20.657cm" svg:y="18.075cm" svg:viewBox="0 0 164 162" svg:d="M121 41c-11-11-24-17-39-17-16 0-28 6-39 17s-16 24-16 40 5 30 16 40c11 11 23 17 39 17 15 0 28-6 39-17 11-10 17-24 17-40s-6-29-17-40zM141 139c-17 15-36 23-59 23s-43-8-58-23c-16-15-24-34-24-58 0-23 8-42 24-58 15-15 35-23 58-23s42 8 59 23c16 16 23 35 23 58 0 24-7 43-23 58z">
          <text:p/>
        </draw:path>
        <draw:path draw:style-name="gr12" draw:text-style-name="P9" draw:layer="layout" svg:width="0.164cm" svg:height="0.161cm" svg:x="20.657cm" svg:y="18.075cm" svg:viewBox="0 0 165 162" svg:d="M122 41c-11-12-24-17-40-17s-29 5-39 17c-11 11-16 25-16 41 0 15 5 29 16 40v-1 1c10 11 23 16 39 16s29-5 40-16v-1 1c11-11 16-25 16-40 0-16-5-30-16-41zM121 42c11 11 16 24 16 40 0 15-5 28-16 39-10 11-23 16-39 16-15 0-28-5-39-16-10-11-15-24-15-39 0-16 5-29 15-40 11-12 24-17 39-17 16 0 29 5 39 17h1zM141 139c-16 15-35 22-59 22-23 0-42-7-58-22-16-16-23-35-23-57 0-23 7-42 23-58s35-23 58-23c24 0 43 7 59 23 15 16 23 35 23 58 0 22-8 41-23 57zM141 139c16-15 24-34 24-57s-8-43-24-59c-15-15-35-23-59-23-23 0-43 8-59 23h1-1c-15 16-23 36-23 59s8 42 23 57c16 16 36 23 59 23 24 0 44-7 59-23z">
          <text:p/>
        </draw:path>
        <draw:path draw:style-name="gr12" draw:text-style-name="P9" draw:layer="layout" svg:width="0.131cm" svg:height="0.155cm" svg:x="20.893cm" svg:y="18.079cm" svg:viewBox="0 0 132 156" svg:d="M89 73c5-5 8-12 8-23 0-10-3-17-8-20-6-4-16-6-30-6h-33v55h33c14 0 24-2 30-6zM125 51c0 25-12 41-35 48l42 57h-35l-37-53h-34v53h-26v-156h58c23 0 40 4 51 12s16 21 16 39z">
          <text:p/>
        </draw:path>
        <draw:path draw:style-name="gr12" draw:text-style-name="P9" draw:layer="layout" svg:width="0.132cm" svg:height="0.156cm" svg:x="20.893cm" svg:y="18.079cm" svg:viewBox="0 0 133 157" svg:d="M90 73c6-5 8-12 8-23 0-10-3-17-8-21-6-4-16-6-30-6h-34v1 55 1h34c14 0 25-2 30-7zM89 72c-5 5-15 7-29 7h-34 1v-55h-1 34c14 0 24 2 29 6h1-1c6 4 8 10 8 20s-2 18-8 22zM124 51c0 25-11 41-33 49h-1 1l40 57 1-1h-34 1l-37-52h-1-35v52h-26v-156 1h59c23 0 40 4 50 11 10 8 15 21 15 39zM125 51c0-18-5-31-15-39h-1 1c-11-8-28-12-51-12h-59v156 1h26 1v-1-52h-1v1h35v-1l37 53h34 1l-1-1-40-56h-1c23-7 34-24 34-49z">
          <text:p/>
        </draw:path>
        <draw:path draw:style-name="gr12" draw:text-style-name="P9" draw:layer="layout" svg:width="0.121cm" svg:height="0.155cm" svg:x="21.094cm" svg:y="18.079cm" svg:viewBox="0 0 122 156" svg:d="M87 78c5-6 8-14 8-25 0-10-4-18-11-22-7-5-17-7-31-7h-27v62h30c15 0 25-3 31-8zM105 14c11 9 17 23 17 41 0 19-6 33-17 42-11 8-29 13-52 13h-27v46h-26v-156h53c23 0 42 5 52 14z">
          <text:p/>
        </draw:path>
        <draw:path draw:style-name="gr12" draw:text-style-name="P9" draw:layer="layout" svg:width="0.122cm" svg:height="0.156cm" svg:x="21.093cm" svg:y="18.079cm" svg:viewBox="0 0 123 157" svg:d="M88 78c5-6 8-14 8-25s-3-18-10-23c-7-4-17-7-31-7h-27-1v1 62 1h1 30c15 0 25-3 30-9zM88 77c-6 6-15 9-30 9h-30v-62h27c14 0 24 3 31 7 6 4 9 12 9 22 0 11-2 19-7 24v1zM106 14c11 9 16 23 16 41 0 19-5 33-16 42v1-1c-11 9-28 13-51 13h-27-1v1 45h1-27v-156 1h54c23 0 40 4 51 13zM107 13c-11-9-28-13-52-13h-54-1v156 1h1 27v-1-45h27c23 0 40-4 51-13 11-10 17-24 17-43 0-18-5-33-16-42z">
          <text:p/>
        </draw:path>
        <draw:path draw:style-name="gr12" draw:text-style-name="P9" draw:layer="layout" svg:width="0.163cm" svg:height="0.161cm" svg:x="21.275cm" svg:y="18.075cm" svg:viewBox="0 0 164 162" svg:d="M120 41c-10-11-23-17-39-17-15 0-28 6-38 17-11 11-16 24-16 40s5 30 16 40c10 11 23 17 38 17 16 0 29-6 39-17 11-10 16-24 16-40s-5-29-16-40zM140 139c-16 15-36 23-59 23s-42-8-58-23c-15-15-23-34-23-58 0-23 8-42 23-58 16-15 35-23 58-23s43 8 59 23c15 16 24 35 24 58 0 24-9 43-24 58z">
          <text:p/>
        </draw:path>
        <draw:path draw:style-name="gr12" draw:text-style-name="P9" draw:layer="layout" svg:width="0.164cm" svg:height="0.161cm" svg:x="21.274cm" svg:y="18.075cm" svg:viewBox="0 0 165 162" svg:d="M122 41c-11-12-24-17-40-17-15 0-28 5-39 17-10 11-16 25-16 41 0 15 6 29 16 40 11 11 24 16 39 16 16 0 29-5 40-16l-1-1 1 1c10-11 16-25 16-40 0-16-6-30-16-41l-1 1zM121 42c11 11 16 24 16 40 0 15-5 28-16 39-10 11-23 16-39 16-15 0-28-5-38-16-11-11-16-24-16-39 0-16 5-29 16-40 10-12 23-17 38-17 16 0 29 5 39 17zM140 139c-15 15-35 22-58 22s-42-7-57-22h-1 1c-16-16-24-35-24-57 0-23 8-42 24-58 15-16 34-23 57-23s43 7 58 23c16 16 25 35 25 58 0 22-9 41-25 57h1zM141 139c16-15 24-34 24-57s-8-43-24-59c-16-15-35-23-59-23-23 0-42 8-58 23-16 16-24 36-24 59s8 42 24 57c16 16 35 23 58 23 24 0 43-7 59-23z">
          <text:p/>
        </draw:path>
        <draw:path draw:style-name="gr12" draw:text-style-name="P9" draw:layer="layout" svg:width="0.13cm" svg:height="0.155cm" svg:x="21.511cm" svg:y="18.079cm" svg:viewBox="0 0 131 156" svg:d="M89 73c6-5 8-12 8-23 0-10-2-17-8-20-5-4-15-6-29-6h-33v55h32c15 0 25-2 30-6zM124 51c0 25-11 41-33 48l40 57h-33l-37-53h-34v53h-27v-156h58c24 0 41 4 51 12s15 21 15 39z">
          <text:p/>
        </draw:path>
        <draw:path draw:style-name="gr12" draw:text-style-name="P9" draw:layer="layout" svg:width="0.132cm" svg:height="0.156cm" svg:x="21.51cm" svg:y="18.079cm" svg:viewBox="0 0 133 157" svg:d="M91 73c5-5 8-12 8-23 0-10-3-17-9-21-5-4-15-6-30-6h-33-1v1 55 1h1 32c16 0 26-2 32-7h-1zM90 72c-5 5-15 7-31 7h-32v-55h33c15 0 25 2 30 6s8 10 8 20-3 18-8 22zM125 51c0 25-11 41-33 49h-1l41 57v-1h-33l-38-52h-34-1v52h1-26v-156 1h57c25 0 42 4 52 11 10 8 15 21 15 39zM126 51c0-18-6-31-16-39s-27-12-52-12h-57-1v156 1h1 26v-1-52 1h34v-1l38 53h33 1v-1l-41-56c22-7 34-24 34-49z">
          <text:p/>
        </draw:path>
        <draw:path draw:style-name="gr12" draw:text-style-name="P9" draw:layer="layout" svg:width="0.164cm" svg:height="0.155cm" svg:x="21.69cm" svg:y="18.079cm" svg:viewBox="0 0 165 156" svg:d="M111 96l-28-64-28 64zM44 120l-16 36h-28l69-156h28l68 156h-28l-15-36z">
          <text:p/>
        </draw:path>
        <draw:path draw:style-name="gr12" draw:text-style-name="P9" draw:layer="layout" svg:width="0.166cm" svg:height="0.156cm" svg:x="21.689cm" svg:y="18.079cm" svg:viewBox="0 0 167 157" svg:d="M113 97l-29-65v-1 1l-28 65h-1 1 56zM112 96h-56v1l28-65 28 65zM45 121l-16 35h1-29v1l69-157v1h28v-1l68 157v-1h-28 1l-16-35zM45 121h78-1l16 36h28 1v-1l-69-156h-28l-70 156v1h1 29l16-36z">
          <text:p/>
        </draw:path>
        <draw:polygon draw:style-name="gr12" draw:text-style-name="P9" draw:layer="layout" svg:width="0.121cm" svg:height="0.155cm" svg:x="21.888cm" svg:y="18.079cm" svg:viewBox="0 0 122 156" draw:points="75,24 75,156 48,156 48,24 0,24 0,0 122,0 122,24">
          <text:p/>
        </draw:polygon>
        <draw:path draw:style-name="gr12" draw:text-style-name="P9" draw:layer="layout" svg:width="0.121cm" svg:height="0.156cm" svg:x="21.888cm" svg:y="18.079cm" svg:viewBox="0 0 122 157" svg:d="M73 24v132h2-28 1v-132h-1-47 1v-24h-1v1h122v-1h-1v24h1-47zM75 25h47v-1-24h-122v24 1h47v-1 132 1h28v-1-132z">
          <text:p/>
        </draw:path>
        <draw:polygon draw:style-name="gr12" draw:text-style-name="P9" draw:layer="layout" svg:width="0.112cm" svg:height="0.155cm" svg:x="22.076cm" svg:y="18.079cm" svg:viewBox="0 0 113 156" draw:points="110,0 110,25 27,25 27,66 102,66 102,89 27,89 27,131 113,131 113,156 0,156 0,0">
          <text:p/>
        </draw:polygon>
        <draw:path draw:style-name="gr12" draw:text-style-name="P9" draw:layer="layout" svg:width="0.112cm" svg:height="0.156cm" svg:x="22.076cm" svg:y="18.079cm" svg:viewBox="0 0 113 157" svg:d="M110 0v25-1h-83-1v1 41h1 75-1v23h1-75-1v43h1 86v24h-113 1v-156h-1v1h110zM110 0h-110v156 1h113v-1-24-1h-86v1-43 1h75v-1-23-1h-75v1-41h83 1v-25z">
          <text:p/>
        </draw:path>
        <draw:path draw:style-name="gr12" draw:text-style-name="P9" draw:layer="layout" svg:width="0.14cm" svg:height="0.155cm" svg:x="22.261cm" svg:y="18.079cm" svg:viewBox="0 0 141 156" svg:d="M114 78c0-36-20-54-61-54h-27v107h30c19 0 33-5 43-14s15-22 15-39zM118 20c15 14 23 33 23 57s-8 43-22 58c-15 14-37 21-67 21h-52v-156h54c28 0 49 7 64 20z">
          <text:p/>
        </draw:path>
        <draw:path draw:style-name="gr12" draw:text-style-name="P9" draw:layer="layout" svg:width="0.141cm" svg:height="0.156cm" svg:x="22.26cm" svg:y="18.079cm" svg:viewBox="0 0 142 157" svg:d="M116 78c0-36-21-54-63-54h-26v108h29c20 0 34-4 44-13v-1 1c11-9 16-24 16-41zM115 78c0 17-5 31-15 40s-24 13-44 13h-29v1-108 1h26c42 0 62 17 62 53zM119 21c15 13 22 32 22 56 0 25-7 44-21 58-15 14-37 21-68 21h-51v-156 1h53c29 0 50 6 65 20zM119 20c-15-13-36-20-65-20h-53-1v156 1h1 51c31 0 54-7 68-21 15-15 22-34 22-59 0-24-8-43-23-57z">
          <text:p/>
        </draw:path>
        <draw:path draw:style-name="gr2" draw:text-style-name="P2" draw:layer="layout" svg:width="2.62cm" svg:height="0.192cm" svg:x="23.212cm" svg:y="17.113cm" svg:viewBox="0 0 2621 193" svg:d="M64 88c-11 0-20 4-26 12-7 7-10 17-10 31 0 13 3 23 10 30 6 8 15 13 26 13s20-5 26-13c6-7 10-17 10-30 0-14-4-24-10-31-6-8-15-12-26-12zM112 12v22c-6-3-12-5-18-7-6-1-13-2-19-2-16 0-28 6-37 16-8 11-13 28-14 50 5-7 11-13 18-16 7-4 15-6 23-6 18 0 33 6 43 17 11 11 16 26 16 45 0 18-5 33-16 45-11 11-26 17-44 17-21 0-37-8-48-25-11-16-16-39-16-70 0-28 6-51 20-68 13-17 32-25 54-25 6 0 13 0 19 1 6 2 13 3 19 6zM188 168h85v22h-114v-22c9-10 22-23 38-39s26-26 30-31c8-9 13-16 16-22s5-12 5-18c0-10-4-18-10-24-7-6-16-9-27-9-7 0-15 1-24 4-8 3-17 7-27 12v-24c10-4 19-7 27-9 9-2 17-3 24-3 19 0 34 4 45 14 11 9 16 21 16 37 0 8-1 15-4 21-3 7-8 15-15 24-2 2-8 9-19 20s-26 27-46 47zM381 88c-11 0-20 4-26 12-7 7-10 17-10 31 0 13 3 23 10 30 6 8 15 13 26 13s19-5 26-13c6-7 9-17 9-30 0-14-3-24-9-31-7-8-15-12-26-12zM429 12v22c-6-3-12-5-18-7-7-1-13-2-19-2-16 0-28 6-37 16-8 11-13 28-14 50 4-7 10-13 17-16 8-4 15-6 24-6 18 0 33 6 43 17 11 11 16 26 16 45 0 18-6 33-17 45-11 11-25 17-43 17-21 0-37-8-48-25-11-16-17-39-17-70 0-28 7-51 21-68 13-17 31-25 54-25 6 0 12 0 19 1 6 2 12 3 19 6zM545 8h24l38 153 38-153h28l37 153 38-153h25l-45 182h-31l-38-158-38 158h-31zM906 115v11h-103c1 15 6 27 14 35 9 8 20 13 35 13 8 0 17-2 25-4s16-5 24-9v22c-8 3-17 6-25 7-8 2-17 3-26 3-21 0-38-6-51-19-12-13-19-30-19-52s6-40 18-53 28-19 49-19c18 0 32 6 43 17 10 12 16 28 16 48zM883 109c0-13-3-22-10-29-6-8-15-11-26-11-13 0-22 3-30 10-7 7-12 17-13 30zM1030 57v21c-7-3-13-6-20-7-7-2-14-3-21-3-11 0-19 2-25 5-5 4-8 9-8 16 0 5 2 9 6 12s12 6 24 8l7 2c16 3 27 8 34 14s10 15 10 26c0 13-5 24-15 31s-24 11-41 11c-7 0-15-1-23-2s-16-4-25-6v-24c9 4 17 7 25 9s16 4 23 4c11 0 19-2 25-6 5-4 8-9 8-15s-2-11-6-14-13-6-27-9l-8-2c-13-3-23-8-29-14-7-6-10-14-10-24 0-13 5-23 14-30s22-10 38-10c9 0 16 0 24 2 7 1 14 3 20 5zM1094 14v39h46v17h-46v74c0 11 2 18 5 21s9 5 18 5h23v20h-23c-17 0-29-4-36-10-6-8-9-19-9-36v-74h-17v-17h17v-39zM1306 88c-11 0-20 4-26 12-6 7-10 17-10 31 0 13 4 23 10 30 6 8 15 13 26 13s20-5 26-13c7-7 10-17 10-30 0-14-3-24-10-31-6-8-15-12-26-12zM1355 12v22c-7-3-13-5-19-7-6-1-12-2-19-2-16 0-28 6-36 16-9 11-14 28-15 50 5-7 11-13 18-16 7-4 15-6 24-6 18 0 32 6 42 17 11 11 16 26 16 45 0 18-5 33-16 45-11 11-26 17-44 17-21 0-37-8-48-25-11-16-16-39-16-70 0-28 6-51 20-68s32-25 54-25c7 0 13 0 19 1 6 2 13 3 20 6zM1464 88c-10 0-19 4-26 12-6 7-9 17-9 31 0 13 3 23 9 30 7 8 16 13 26 13 11 0 20-5 26-13 7-7 10-17 10-30 0-14-3-24-10-31-6-8-15-12-26-12zM1513 12v22c-6-3-12-5-19-7-6-1-12-2-18-2-16 0-29 6-37 16-9 11-13 28-15 50 5-7 11-13 18-16 7-4 15-6 24-6 18 0 32 6 43 17 10 11 16 26 16 45 0 18-6 33-17 45-11 11-25 17-44 17-20 0-36-8-47-25-11-16-17-39-17-70 0-28 7-51 20-68 14-17 32-25 55-25 6 0 12 0 18 1 7 2 13 3 20 6zM1586 14v39h46v17h-46v74c0 11 2 18 5 21s9 5 18 5h23v20h-23c-17 0-29-4-35-10-7-8-10-19-10-36v-74h-16v-17h16v-39zM1774 107v83h-22v-83c0-12-2-22-7-28-5-7-13-10-23-10-12 0-21 4-28 12-7 7-11 18-11 31v78h-23v-190h23v74c6-8 12-14 19-18s16-6 25-6c16 0 28 5 35 14 8 10 12 24 12 43zM2006 14v24c-9-5-18-8-26-10s-16-4-24-4c-13 0-23 3-31 8-7 5-10 13-10 22 0 8 2 14 7 18s14 8 27 10l15 3c18 4 31 10 40 19 9 8 13 20 13 35 0 17-6 30-18 41-11 9-28 13-51 13-9 0-18-1-27-3-10-2-20-5-30-8v-27c10 6 19 10 29 13 9 3 19 4 28 4 14 0 25-3 32-8 8-6 12-13 12-24 0-8-3-15-9-20-5-5-14-9-26-12l-15-2c-18-4-32-10-40-18-8-7-12-18-12-32 0-16 6-28 17-38 11-9 27-13 46-13 9 0 17 0 26 2 9 1 18 4 27 7zM2075 14v39h46v17h-46v74c0 11 1 18 4 21s10 5 19 5h23v20h-23c-17 0-29-4-36-10-6-8-9-19-9-36v-74h-17v-17h17v-39zM2228 74c-3-2-5-3-8-3-3-1-7-1-10-1-13 0-22 4-29 12s-10 20-10 35v73h-22v-137h22v21c5-8 11-14 18-18 8-4 17-6 27-6 2 0 4 0 6 0 1 0 3 1 6 1zM2362 115v11h-103c1 15 6 27 14 35 9 8 20 13 35 13 8 0 17-2 25-4s16-5 23-9v22c-8 3-16 6-24 7-8 2-17 3-26 3-21 0-38-6-51-19-12-13-19-30-19-52s6-40 18-53 28-19 49-19c18 0 32 6 43 17 10 12 16 28 16 48zM2339 109c0-13-3-22-10-29-6-8-15-11-26-11-13 0-22 3-30 10-7 7-12 17-13 30zM2515 115v11h-102c1 15 5 27 14 35 8 8 19 13 34 13 9 0 17-2 25-4s16-5 24-9v22c-8 3-16 6-25 7-8 2-17 3-25 3-22 0-39-6-51-19-13-13-19-30-19-52s6-40 18-53 28-19 48-19c18 0 33 6 43 17 11 12 16 28 16 48zM2493 109c0-13-4-22-10-29-7-8-16-11-27-11-12 0-22 3-30 10-7 7-11 17-12 30zM2575 14v39h46v17h-46v74c0 11 1 18 4 21s9 5 19 5h23v20h-23c-17 0-29-4-36-10-6-8-10-19-10-36v-74h-16v-17h16v-39z">
          <text:p/>
        </draw:path>
        <draw:path draw:style-name="gr2" draw:text-style-name="P2" draw:layer="layout" svg:width="2.623cm" svg:height="0.194cm" svg:x="23.21cm" svg:y="17.112cm" svg:viewBox="0 0 2624 195" svg:d="M66 92c-11 0-19 3-25 11-6 7-9 17-9 30 0 12 3 22 9 30 6 7 14 10 25 10s19-3 25-10c6-8 9-18 9-30 0-13-3-23-9-30-6-8-14-11-25-11zM66 89c11 0 20 4 27 12 6 8 10 18 10 32 0 13-4 23-10 31-7 8-16 12-27 12s-20-4-27-12-10-18-10-31c0-14 3-24 10-32s16-12 27-12zM116 13v22 2l-2-1c-6-3-12-5-18-6-7-2-13-3-19-3-16 0-27 6-36 16-8 11-13 28-14 50h-1l-1-1c5-7 11-13 18-16 7-4 16-6 24-6 19 0 34 6 44 17 11 11 16 26 16 46 0 18-5 34-16 45-12 12-27 17-45 17-21 0-38-8-49-24s-17-40-17-71c0-28 7-53 21-70s32-26 55-26c6 0 13 1 19 2s13 3 20 6h1zM114 14c-7-2-13-4-19-5-7-2-13-2-19-2-22 0-40 8-53 25-14 17-20 40-20 68 0 31 5 53 16 69s26 24 47 24c18 0 32-6 43-17s16-25 16-43c0-19-5-34-16-45-10-10-24-16-42-16-8 0-16 2-23 6-7 3-13 9-17 16l-3 3 1-4c1-22 6-40 14-51 9-11 22-17 38-17 6 0 13 1 19 2 6 2 13 4 19 7l-1 1h-1v-22h1zM190 169h85 1v1 21 1h-1-114-1v-1-21-1c9-9 22-22 38-39 16-16 26-26 30-31 8-9 13-16 16-22s5-12 5-17c0-11-4-18-10-24-7-6-15-9-26-9-7 0-15 2-23 4-9 3-18 7-27 12l-2 1v-2-24-1-1c10-4 20-7 28-9 9-2 17-3 24-3 19 0 34 5 45 15 12 9 18 22 18 39 0 8-2 15-5 22-3 6-8 14-15 24-2 2-9 9-19 20-11 11-26 27-46 47l-1-1zM189 169c20-20 35-36 46-47s17-18 19-20l1 1-1-1c7-9 12-17 15-23 3-7 4-14 4-21 0-16-5-28-16-37-11-10-26-14-44-14-7 0-15 1-23 3-9 2-18 5-28 9v-1h1v24h-1l-1-1c10-5 19-9 28-12 8-3 17-4 24-4 11 0 21 3 28 9 6 7 10 15 10 26 0 6-2 12-5 18s-8 14-16 23l-1-1 1 1c-4 5-15 15-31 31s-28 29-37 39l-1-1h1v21h-1v-2h114v2h-1v-21h1v1h-85-3zM383 92c-11 0-19 3-25 11-7 7-10 17-10 30 0 12 3 22 10 30 6 7 14 10 25 10 10 0 19-3 25-10 6-8 9-18 9-30 0-13-3-23-9-30-6-8-15-11-25-11zM383 89c11 0 20 4 27 12 6 8 10 18 10 32 0 13-4 23-10 31-7 8-16 12-27 12-12 0-21-4-27-12-7-8-10-18-10-31 0-14 3-24 10-32 6-8 15-12 27-12zM432 13v22 2l-1-1c-6-3-13-5-19-6-6-2-12-3-18-3-16 0-28 6-36 16-8 11-13 28-14 50h-1l-1-1c4-7 11-13 18-16 7-4 15-6 24-6 18 0 33 6 44 17s16 26 16 46c0 18-6 34-17 45-11 12-26 17-44 17-22 0-38-8-49-24s-17-40-17-71c0-28 7-53 21-70 13-17 32-26 55-26 6 0 13 1 19 2s13 3 20 6zM431 14c-7-2-13-4-20-5-6-2-12-2-18-2-22 0-40 8-53 25-14 17-21 40-21 68 0 31 6 53 17 69s26 24 47 24c18 0 32-6 43-17 10-11 16-25 16-43 0-19-6-34-16-45-10-10-24-16-42-16-8 0-16 2-23 6-7 3-13 9-17 16l-3 3v-4c2-22 6-40 15-51s22-17 38-17c6 0 13 1 19 2 6 2 12 4 19 7l-1 1h-1v-22h1zM547 8h24 1l1 1 38 153-2 1-1-1 38-153v-1h1 28 1v1l38 153-2 1-1-1 38-153v-1h1 25 2l-1 1-45 182v1h-1-31-1v-1l-38-158h1 1l-38 158v1h-1-31-1v-1l-45-182-1-1zM548 9l45 181-1 1v-2h31v2l-2-1 39-158h2l38 158-1 1v-2h31v2l-1-1 45-181h1v1h-25v-1h2l-38 154h-3l-38-154h2v1h-28v-1h1l-37 154h-3l-38-154h1v1h-24v-1zM909 117v11 1h-1-103v-1h2c1 15 5 26 13 34s19 12 34 12c8 0 16-1 24-3s16-5 24-10h2v2 21l-1 1c-8 3-16 6-25 8-8 1-17 2-26 2-21 0-39-6-52-19-12-13-19-30-19-52s6-40 18-54 29-20 50-20c18 0 33 6 44 19 11 11 16 28 16 48zM906 117c0-20-5-35-15-47-11-11-24-18-42-18-20 0-36 7-48 20s-17 30-17 52c0 21 6 38 18 50 12 13 29 19 50 19 9 0 17-1 26-3 8-2 16-4 24-8l1 2h-2v-21h2v1c-8 4-16 7-24 9s-17 3-25 3c-15 0-27-4-36-12-8-8-13-20-14-36v-1h1 103v1h-2zM884 111c0-12-3-22-10-29-6-7-14-10-25-10-12 0-22 3-29 10s-11 16-13 29h-1v-1l79-1v2zM885 112h-79-1v-1c1-13 6-24 13-31 8-7 18-11 31-11 11 0 20 4 27 12 7 7 11 17 11 30v1zM1033 59v21 2l-2-1c-6-3-13-5-19-7-7-2-14-2-21-2-11 0-19 1-24 4-5 4-8 8-8 15 0 5 2 8 6 11 3 3 11 5 23 8l8 2-1 1 1-1c15 3 27 8 34 14 7 7 10 16 10 27 0 13-5 24-15 31-10 8-24 11-42 11-7 0-15 0-23-2-8-1-16-3-25-6l-1-1v-23-2h2c8 5 16 8 24 10s16 3 23 3c11 0 18-2 24-5 5-3 8-8 8-14s-2-10-6-13-12-6-26-9l-8-2v-1 1c-14-3-24-8-30-14-7-6-10-15-10-25 0-13 5-24 14-31 9-8 23-11 39-11 9 0 16 0 24 1 7 2 14 3 20 7h1zM1031 60c-6-2-12-5-20-6-7-1-14-2-23-2-16 0-28 3-37 11-9 7-13 16-13 29 0 10 3 18 8 24 6 5 16 10 30 13l7 1v2-2c14 3 23 7 28 10 4 3 6 9 6 15 0 7-3 12-9 16s-14 6-25 6c-7 0-16-1-24-4-8-2-16-5-24-9v-1h2v23h-2l1-2c8 3 17 5 25 7 7 1 15 2 22 2 17 0 30-4 40-11s15-17 15-29c0-11-3-19-10-25-6-6-17-10-33-14l-8-2 1-1-1 1c-12-2-20-5-24-8s-6-8-6-13c0-7 3-13 9-17 5-3 14-5 25-5 7 0 15 1 21 3 7 1 14 4 20 7v1h-2v-21h2zM1097 15v39h-1v-1h46 1v1 18 2h-1-46v-2h1v74c0 11 2 17 4 20 3 3 9 5 18 5h23 1v1 19 1h-1-23c-17 0-30-4-36-10-7-7-11-19-11-36v-74h2v2h-17-1v-2-18-1h1 17v1h-2v-39-1h2 22 1zM1096 17h-22v-2h1v39 1h-1-17v-1h2v18h-2v-1h17 1v1 74c0 17 3 28 9 34 7 6 18 9 35 9h23v2h-1v-19h1v1h-23c-9 0-16-2-19-5-4-3-5-11-5-22v-74-1h1 46v1h-1v-18h1v1h-46-1v-1-39h1zM1308 92c-11 0-19 3-25 11-6 7-9 17-9 30 0 12 3 22 9 30 6 7 14 10 25 10s19-3 25-10c6-8 9-18 9-30 0-13-3-23-9-30-6-8-14-11-25-11zM1308 89c11 0 20 4 27 12s10 18 10 32c0 13-3 23-10 31s-16 12-27 12-20-4-27-12c-6-8-10-18-10-31 0-14 4-24 10-32 7-8 16-12 27-12zM1358 13v22 2l-2-1c-6-3-12-5-18-6-6-2-13-3-19-3-15 0-27 6-36 16-8 11-13 28-14 50h-1l-1-1c5-7 11-13 18-16 8-4 16-6 25-6 18 0 33 6 43 17 11 11 16 26 16 46 0 18-5 34-16 45-11 12-26 17-45 17-21 0-38-8-49-24s-17-40-17-71c0-28 7-53 21-70s32-26 55-26c7 0 13 1 19 2 7 1 13 3 20 6h1zM1356 14c-7-2-13-4-19-5-6-2-12-2-19-2-22 0-40 8-53 25s-20 40-20 68c0 31 5 53 16 69s27 24 47 24c18 0 32-6 43-17s16-25 16-43c0-19-5-34-15-45-11-10-25-16-42-16-9 0-17 2-24 6-7 3-12 9-17 16l-3 3 1-4c1-22 6-40 15-51 8-11 21-17 37-17 7 0 13 1 19 2 7 2 13 4 19 7v1h-2v-22h2zM1466 92c-10 0-18 3-25 11-6 7-9 17-9 30 0 12 3 22 9 30 7 7 15 10 25 10 11 0 19-3 26-10 6-8 9-18 9-30 0-13-3-23-9-30-7-8-15-11-26-11zM1466 89c12 0 21 4 27 12 7 8 10 18 10 32 0 13-3 23-10 31-6 8-15 12-27 12-11 0-20-4-27-12-6-8-9-18-9-31 0-14 3-24 9-32 7-8 16-12 27-12zM1516 13v22 2l-2-1c-6-3-12-5-18-6-6-2-12-3-18-3-16 0-28 6-36 16-8 11-13 28-14 50h-2l-1-1c5-7 11-13 19-16 7-4 15-6 24-6 18 0 33 6 44 17 10 11 16 26 16 46 0 18-6 34-17 45-11 12-26 17-45 17-21 0-37-8-48-24-12-16-17-40-17-71 0-28 7-53 20-70 14-17 33-26 56-26 6 0 12 1 19 2 6 1 13 3 19 6h1zM1514 14c-6-2-13-4-19-5-6-2-12-2-18-2-23 0-40 8-54 25-13 17-20 40-20 68 0 31 6 53 17 69 10 16 26 24 46 24 18 0 33-6 43-17 11-11 16-25 16-43 0-19-5-34-15-45-10-10-24-16-42-16-9 0-16 2-23 6-7 3-13 9-18 16l-2 3v-4c1-22 6-40 15-51s21-17 38-17c6 0 12 1 19 2 6 2 12 4 18 7v1h-1v-22h1zM1590 15v39h-2v-1h46 1v1 18 2h-1-46v-2h2v74c0 11 1 17 4 20s8 5 17 5h23 1v1 19 1h-1-23c-17 0-29-4-36-10-7-7-10-19-10-36v-74h1v2h-16-1v-2-18-1h1 16v1h-1v-39-1h1 22 2zM1588 17h-22v-2h1v39 1h-1-16v-1h1v18h-1v-1h16 1v1 74c0 17 3 28 10 34 6 6 17 9 34 9h23v2h-1v-19h1v1h-23c-9 0-16-2-19-5s-5-11-5-22v-74-1h1 46v1h-1v-18h1v1h-46-1v-1-39h1zM1778 109v82 1h-2-22-1v-1-82c0-12-2-21-7-28-5-6-12-9-22-9-12 0-20 4-28 11-7 8-10 18-10 31v77 1h-2-22-1v-1-190-1h1 22 2v1 75h-2l-1-1c6-8 12-14 21-19 7-4 16-6 25-6 16 0 28 5 36 15 9 10 13 25 13 44zM1775 109c0-19-4-33-11-42-8-9-19-15-35-15-9 0-17 2-24 7-8 4-14 10-20 18l-2 3v-4-75h1v1h-22v-1h1v190h-1v-2h22v2h-1v-77c0-14 4-24 11-32 8-8 18-12 30-12 10 0 19 3 24 10 5 6 7 16 7 29v82h-1v-2h22v2h-1zM2009 15v24 2l-1-1c-10-5-18-8-26-10-9-2-16-3-24-3-13 0-23 2-30 7s-10 12-10 21 2 14 7 18c4 4 13 7 26 10l15 3v1-1c18 3 32 10 41 19s13 21 13 36c0 17-6 31-18 40-12 10-29 14-52 14-9 0-18-1-28-3-9-2-19-4-30-8v-1-26-2l1 1c10 6 20 10 29 13 10 3 19 4 28 4 14 0 24-3 31-8 8-5 11-13 11-23 0-8-2-15-7-19-6-5-14-9-27-11l1-2-1 2-15-3c-18-4-31-10-40-18-8-8-12-19-12-33 0-17 6-30 17-40 12-9 27-14 47-14 9 0 18 1 26 3 9 1 18 4 28 7zM2008 16c-9-3-18-5-27-7-9-1-17-2-26-2-19 0-34 4-45 13s-17 21-17 38c0 14 4 24 12 32 8 7 21 13 39 16v2-2l15 3c12 3 22 7 27 12 6 5 9 12 9 21 0 11-4 19-12 25s-19 8-33 8c-9 0-19-1-28-4-10-3-20-7-30-13l1-1h1v26h-1v-2c10 4 20 7 30 9 9 2 18 3 27 3 22 0 39-5 51-13 11-9 17-22 17-39 0-15-4-26-13-35-8-8-21-14-40-18l-14-3v-1 1c-14-2-23-6-28-10s-8-11-8-20c0-10 4-18 12-23 7-5 18-8 31-8 8 0 16 1 24 3 9 3 17 6 27 11l-1 1h-1v-24h1zM2078 15v39h-1v-1h46 1v1 18 2h-1-46v-2h1v74c0 11 2 17 4 20 3 3 9 5 18 5h23 1v1 19 1h-1-23c-17 0-30-4-37-10-6-7-10-19-10-36v-74h2v2h-17-1v-2-18-1h1 17v1h-2v-39-1h2 22 1zM2077 17h-22v-2h1v39 1h-1-17v-1h1v18h-1v-1h17 1v1 74c0 17 3 28 9 34s18 9 35 9h23v2h-2v-19h2v1h-23c-10 0-16-2-19-5-4-3-5-11-5-22v-74-1h1 46v1h-2v-18h2v1h-46-1v-1-39h1zM2229 77c-2-2-5-3-8-3-2-1-6-1-9-1-12 0-22 4-28 12-7 8-10 19-10 34v72 1h-1-22-2v-1-137-1h2 22 1v1 22h-1l-1-1c5-8 11-14 19-19 7-4 17-6 27-6 2 0 4 0 6 0s4 0 6 1h1v1 24 2zM2229 76l-1-24h2l-1 1c-2 0-4-1-6-1-1 0-3 0-5 0-10 0-19 2-26 7-8 4-13 10-18 18l-2 4v-5-22h1v1h-22v-1h1v137h-1v-2h22v2h-1v-72c0-15 3-28 10-36s17-13 30-13c4 0 7 1 10 1 3 1 6 2 8 4v1zM2365 117v11 1h-1-103v-1h2c1 15 5 26 13 34s19 12 34 12c8 0 16-1 24-3s16-5 24-10h2v2 21l-1 1c-8 3-16 6-25 8-8 1-17 2-26 2-21 0-39-6-52-19s-19-30-19-52 6-40 18-54 29-20 50-20c18 0 33 6 44 19 10 11 16 28 16 48zM2362 117c0-20-5-35-15-47-11-11-24-18-42-18-20 0-36 7-48 20s-18 30-18 52c0 21 7 38 19 50 12 13 29 19 50 19 9 0 17-1 26-3 8-2 16-4 24-8v2h-1v-21h1l1 1c-8 4-16 7-24 9s-17 3-25 3c-15 0-27-4-36-12-8-8-13-20-14-36v-1h1 103v1h-2zM2340 111c0-12-3-22-10-29-6-7-14-10-25-10-12 0-22 3-29 10s-11 16-13 29h-1v-1l79-1v2zM2341 112h-79-1v-1c1-13 6-24 13-31 8-7 18-11 31-11 11 0 20 4 27 12 7 7 11 17 11 30v1zM2518 117v11 1h-1-102v-1h1c1 15 6 26 14 34s19 12 33 12c9 0 17-1 25-3s15-5 23-10h2v2 21l-1 1c-8 3-16 6-24 8-9 1-17 2-26 2-22 0-40-6-52-19-13-13-20-30-20-52s7-40 19-54 28-20 49-20c18 0 33 6 44 19 11 11 16 28 16 48zM2516 117c0-20-5-35-16-47-10-11-24-18-42-18-20 0-36 7-47 20-12 13-18 30-18 52 0 21 6 38 18 50 13 13 29 19 51 19 8 0 17-1 25-3s16-4 24-8l1 2h-1v-21h1v1c-7 4-16 7-24 9s-16 3-25 3c-15 0-27-4-35-12-9-8-13-20-14-36v-1h1 102v1h-1zM2494 111c-1-12-4-22-10-29-7-7-15-10-26-10-12 0-21 3-29 10-7 7-11 16-12 29h-1v-1l79-1v2zM2495 112h-79-2v-1c2-13 6-24 14-31 7-7 18-11 30-11 11 0 21 4 28 12 6 7 10 17 10 30v1zM2578 15v39h-1v-1h46 1v1 18 2h-1-46v-2h1v74c0 11 1 17 4 20s9 5 18 5h23 1v1 19 1h-1-23c-18 0-30-4-37-10-6-7-10-19-10-36v-74h1v2h-16-1v-2-18-1h1 16v1h-1v-39-1h1 23 1zM2577 17h-23v-2h2v39 1h-2-16v-1h1v18h-1v-1h16 2v1 74c0 17 3 28 9 34s18 9 35 9h23v2h-2v-19h2v1h-23c-10 0-16-2-20-5-3-3-4-11-4-22v-74-1h1 46v1h-2v-18h2v1h-46-1v-1-39h1z">
          <text:p/>
        </draw:path>
        <draw:path draw:style-name="gr2" draw:text-style-name="P2" draw:layer="layout" svg:width="3.891cm" svg:height="0.217cm" svg:x="22.569cm" svg:y="17.354cm" svg:viewBox="0 0 3892 218" svg:d="M0 8h24v161h88v20h-112zM185 68c-12 0-21 5-28 14-7 10-11 23-11 40 0 16 4 29 11 38 6 9 16 14 28 14s21-5 28-14 10-22 10-38c0-17-3-30-10-39-7-10-16-15-28-15zM185 50c19 0 34 6 45 18 11 13 17 31 17 54 0 22-6 39-17 52s-26 19-45 19c-20 0-35-6-46-19s-16-30-16-52c0-23 5-41 16-54 11-12 26-18 46-18zM267 53h24l42 115 43-115h23l-51 136h-30zM545 116v11h-102c1 15 6 27 14 35s19 12 34 12c9 0 17-1 25-3s16-5 24-10v22c-8 3-16 5-25 7-8 2-16 3-25 3-22 0-39-6-51-19-13-13-19-30-19-51 0-23 6-41 18-54s28-19 48-19c18 0 33 5 43 17 11 12 16 28 16 49zM523 109c0-13-4-22-10-30-7-7-16-11-27-11-12 0-22 4-29 11-8 7-12 17-13 30zM583 0h22v189h-22zM714 121c-18 0-31 2-38 6-7 5-10 12-10 22 0 7 2 14 8 18 5 5 12 7 21 7 12 0 22-4 30-13 7-9 11-20 11-35v-5zM758 111v78h-22v-20c-5 8-12 14-19 18-8 4-17 6-28 6-14 0-25-4-33-12s-12-18-12-31c0-15 5-27 15-36 10-7 25-11 46-11h31v-2c0-11-4-19-10-24-7-6-17-9-29-9-7 0-15 1-22 3-8 2-15 5-21 9v-21c8-3 16-5 23-7 8-2 15-2 23-2 19 0 34 5 43 15 10 10 15 25 15 46zM916 107v82h-23v-82c0-13-2-22-7-28-5-7-13-10-23-10-12 0-21 4-28 11-7 8-10 19-10 32v77h-23v-136h23v21c5-8 11-14 18-18 8-4 16-6 25-6 16 0 28 4 36 14s12 24 12 43zM1048 73v-73h22v189h-22v-20c-5 8-11 14-18 18s-15 6-25 6c-17 0-30-7-40-20-11-13-16-30-16-51 0-23 5-40 16-53 10-13 23-19 40-19 10 0 18 2 25 5 7 4 13 10 18 18zM972 122c0 16 4 29 10 38 7 10 16 14 28 14s21-4 28-14c7-9 10-22 10-38 0-18-3-30-10-40-7-9-16-14-28-14s-21 5-28 14c-6 10-10 22-10 40zM1120 159h26v20l-20 39h-15l9-39zM1409 22v25c-8-7-17-13-26-17s-19-5-30-5c-20 0-36 6-47 18-11 13-17 31-17 55 0 25 6 43 17 56s27 19 47 19c11 0 21-2 30-6s18-9 26-17v26c-8 5-17 10-27 13-9 2-20 4-30 4-27 0-49-8-65-25-15-17-23-40-23-70 0-29 8-52 23-68 16-17 38-26 65-26 11 0 21 2 30 5 10 3 19 7 27 13zM1499 68c-12 0-22 5-28 14-7 10-11 23-11 40 0 16 4 29 10 38 7 9 17 14 29 14s21-5 28-14 10-22 10-38c0-17-3-30-10-39-7-10-16-15-28-15zM1499 50c19 0 34 6 45 18 11 13 17 31 17 54 0 22-6 39-17 52s-26 19-45 19c-20 0-35-6-46-19s-16-30-16-52c0-23 5-41 16-54 11-12 26-18 46-18zM1597 0h23v189h-23zM1719 68c-12 0-21 5-28 14-7 10-11 23-11 40 0 16 4 29 11 38s16 14 28 14 21-5 28-14 11-22 11-38c0-17-4-30-11-39-7-10-16-15-28-15zM1719 50c19 0 35 6 46 18 11 13 16 31 16 54 0 22-5 39-16 52s-27 19-46 19-35-6-46-19-16-30-16-52c0-23 5-41 16-54 11-12 27-18 46-18zM1896 74c-3-2-5-3-8-4-3 0-6-1-10-1-13 0-22 5-29 13s-10 20-10 36v71h-22v-136h22v21c5-8 11-14 18-18 8-4 17-6 28-6 1 0 3 0 5 0s4 0 6 1zM1980 121c-17 0-30 2-37 6-7 5-10 12-10 22 0 7 2 14 8 18 5 5 12 7 21 7 12 0 22-4 29-13 8-9 12-20 12-35v-5zM2025 111v78h-22v-20c-5 8-12 14-19 18-8 4-17 6-28 6-14 0-25-4-33-12s-12-18-12-31c0-15 5-27 15-36 10-7 25-11 45-11h32v-2c0-11-4-19-10-24-7-6-17-9-29-9-8 0-15 1-22 3-8 2-15 5-22 9v-21c9-3 16-5 24-7s15-2 22-2c20 0 35 5 44 15 10 10 15 25 15 46zM2159 73v-73h22v189h-22v-20c-5 8-11 14-18 18s-15 6-25 6c-17 0-30-7-40-20-11-13-16-30-16-51 0-23 5-40 16-53 10-13 23-19 40-19 10 0 18 2 25 5 7 4 13 10 18 18zM2083 122c0 16 4 29 10 38 7 10 16 14 28 14s21-4 28-14c7-9 10-22 10-38 0-18-3-30-10-40-7-9-16-14-28-14s-21 5-28 14c-6 10-10 22-10 40zM2278 68c-12 0-21 5-28 14-7 10-10 23-10 40 0 16 3 29 10 38s16 14 28 14 21-5 28-14 11-22 11-38c0-17-4-30-11-39-7-10-16-15-28-15zM2278 50c20 0 35 6 46 18 11 13 16 31 16 54 0 22-5 39-16 52s-26 19-46 19c-19 0-34-6-45-19s-17-30-17-52c0-23 6-41 17-54 11-12 26-18 45-18zM2511 103c-11 0-20 3-27 9-7 7-10 16-10 27 0 10 3 19 10 25s16 10 27 10c12 0 21-4 28-10 6-6 10-15 10-25 0-11-4-20-10-27-7-6-16-9-28-9zM2487 92c-11-2-19-7-25-14-5-8-8-16-8-27 0-14 5-26 15-34s24-13 42-13 32 5 43 13c10 8 15 20 15 34 0 11-3 19-9 27-6 7-14 12-24 14 12 3 21 8 27 16 7 9 10 19 10 31 0 17-5 31-16 40s-26 14-46 14-35-5-46-14c-10-9-16-23-16-40 0-12 4-22 10-31 7-8 16-13 28-16zM2478 54c0 9 3 16 9 21 6 6 14 8 24 8 11 0 19-2 25-8 6-5 9-12 9-21 0-10-3-17-9-22-6-6-14-8-25-8-10 0-18 2-24 8-6 5-9 12-9 22zM2670 24c-13 0-22 6-29 18-6 13-9 31-9 56 0 26 3 45 9 57 7 12 16 19 29 19 12 0 22-7 28-19s10-31 10-57c0-25-4-43-10-56-6-12-16-18-28-18zM2670 4c20 0 35 8 46 24 12 17 17 40 17 70 0 32-5 55-17 71-11 16-26 24-46 24-21 0-36-8-47-24-10-16-16-39-16-71 0-30 6-53 16-70 11-16 26-24 47-24zM2777 8h96v20h-74v45c4-2 7-3 11-3 4-1 7-1 11-1 20 0 36 6 48 17 11 11 17 26 17 45 0 20-6 35-18 46s-29 16-51 16c-8 0-15-1-23-2s-16-3-25-6v-24c8 4 15 6 23 8s16 3 24 3c14 0 25-3 34-11 8-7 12-17 12-30 0-12-4-23-12-30-9-8-20-11-34-11-6 0-13 0-19 2-7 1-13 3-20 6zM3009 91c12 2 21 8 27 16 7 9 10 18 10 30 0 18-6 32-18 41-12 10-30 15-52 15-8 0-16-1-24-2-8-2-16-4-24-7v-24c6 4 14 7 22 9s16 3 25 3c15 0 27-3 35-9s12-15 12-26-4-19-11-26c-8-6-18-9-31-9h-21v-20h22c12 0 21-3 27-7 7-5 10-12 10-21s-3-17-10-22c-7-4-16-7-28-7-7 0-14 1-22 2-7 2-16 4-25 7v-22c9-2 18-4 26-6 8-1 16-2 23-2 18 0 33 5 44 13 11 9 16 20 16 34 0 10-3 19-8 26-6 7-14 11-25 14zM3146 103c-12 0-21 3-28 9-6 7-10 16-10 27 0 10 4 19 10 25 7 6 16 10 28 10 11 0 20-4 27-10s10-15 10-25c0-11-3-20-10-27-6-6-16-9-27-9zM3121 92c-10-2-18-7-24-14-6-8-9-16-9-27 0-14 5-26 16-34 10-8 24-13 42-13s32 5 42 13 15 20 15 34c0 11-3 19-8 27-6 7-14 12-25 14 12 3 21 8 28 16 6 9 10 19 10 31 0 17-6 31-16 40-11 9-26 14-46 14s-35-5-46-14-16-23-16-40c0-12 3-22 10-31 6-8 16-13 27-16zM3112 54c0 9 3 16 9 21 6 6 14 8 25 8 10 0 18-2 24-8 6-5 9-12 9-21 0-10-3-17-9-22-6-6-14-8-24-8-11 0-19 2-25 8-6 5-9 12-9 22zM3254 159h26v20l-20 39h-15l9-39zM3405 8h25v111c0 19 3 33 10 41 7 9 19 13 34 13 16 0 27-4 34-13 7-8 11-22 11-41v-111h24v114c0 23-5 41-17 53s-29 18-52 18c-22 0-40-6-51-18-12-12-18-30-18-53zM3697 14v23c-9-4-18-7-26-9-9-3-17-4-24-4-13 0-24 3-31 8s-11 13-11 22c0 8 3 14 7 18 5 4 14 8 28 10l14 3c19 4 32 10 41 18 8 9 13 22 13 37 0 17-6 30-18 39s-29 14-51 14c-9 0-18-1-28-3-9-2-19-5-30-9v-25c10 6 20 10 30 13 9 3 18 4 28 4 14 0 24-3 32-8 7-6 11-13 11-24 0-9-2-15-8-20-5-5-14-10-27-13l-15-3c-18-3-31-9-39-17-8-7-12-18-12-32 0-16 5-29 17-38 11-9 26-14 46-14 9 0 17 1 26 3 9 1 18 4 27 7zM3810 32l-33 91h66zM3796 8h28l68 181h-25l-16-46h-82l-16 46h-26z">
          <text:p/>
        </draw:path>
        <draw:path draw:style-name="gr2" draw:text-style-name="P2" draw:layer="layout" svg:width="3.894cm" svg:height="0.219cm" svg:x="22.568cm" svg:y="17.353cm" svg:viewBox="0 0 3895 220" svg:d="M1 7h24 1v2 161h-1v-1h88 1v1 20 2h-1-112-1v-2-181-2zM2 9v181h-1v-1h112v1h-1v-20h1v1h-88-1v-1-161h1v1h-24v-1zM186 72c-12 0-21 4-27 13-7 9-11 22-11 38s4 28 11 37c6 9 15 14 27 14 11 0 20-5 27-14s10-21 10-37-3-28-10-38c-7-9-16-13-27-13zM186 69c12 0 22 5 29 15 7 9 11 23 11 39s-4 29-11 39c-7 9-17 14-29 14s-22-5-29-14c-7-10-11-23-11-39 0-17 4-30 11-39 7-10 17-15 29-15zM186 49c19 0 35 7 46 21 12 12 17 30 17 53 0 22-5 40-17 53-11 13-27 19-46 19-20 0-35-6-47-19-11-13-16-31-16-53 0-23 5-41 16-53 12-14 27-21 47-21zM186 52c-19 0-34 7-45 19-11 13-16 30-16 52s5 39 16 51c11 13 26 19 45 19s34-6 45-19c10-12 16-29 16-51s-6-39-16-52c-11-12-26-19-45-19zM268 53h24 1l42 115-1 1-1-1 42-115h1 1 23 2l-1 1-50 137-1 1h-1-30-1v-1l-51-137v-1zM270 53l50 137h-1v-1h30v1h-1l51-137 1 1v1h-23v-1h1l-43 115-1 3-1-3-42-115h1v1h-24v-1zM547 117v11 1h-1-102v-1h1c1 15 6 26 14 34s19 12 33 12c9 0 17-1 25-3s16-5 23-10l2-1v2 22l-1 1c-8 3-16 6-24 7-9 2-17 3-26 3-22 0-39-6-52-19s-20-30-20-52 7-40 19-54 29-21 49-21c18 0 33 6 44 19 11 12 16 29 16 49zM545 117c0-20-5-35-16-47-10-11-24-18-42-18-20 0-36 7-47 20-12 13-18 30-18 52 0 21 6 38 18 50 13 13 30 19 51 19 8 0 17-1 25-3s17-4 24-8l1 2h-1v-22h1l1 2c-8 4-17 7-25 9s-16 3-25 3c-15 0-27-4-35-12-9-8-13-20-14-36v-1h1 102v1h-1zM523 111c0-12-4-22-10-29-7-7-15-10-26-10-12 0-21 3-29 10-7 7-11 16-12 29h-1v-2h79v2zM524 112h-79-2v-1c2-13 6-24 14-31 7-7 18-11 30-11 11 0 21 4 28 12 6 7 10 17 10 30v1zM584 0h22 1v1 189 2h-1-22-1v-2-189-1zM585 1v189h-1v-1h22v1h-1v-189h1v1h-22v-1zM715 124c-18 0-30 2-37 6-7 3-10 10-10 20 0 7 2 13 7 17 5 5 12 7 21 7 12 0 21-4 29-13 7-8 10-19 10-34v-5h2v2zM715 121h22 1v1 5c0 15-4 27-12 36-7 9-18 14-30 14-9 0-17-3-22-8-6-5-8-11-8-19 0-11 3-18 11-23 7-4 20-6 38-6zM760 113v77 2h-1-22-2v-2-20h2 1c-5 9-12 15-20 19-7 4-17 6-28 6-14 0-26-4-34-12s-13-19-13-32c0-16 6-28 16-36 11-7 26-11 47-11h31v1h-2v-2c0-10-3-18-9-23-7-6-16-8-28-8-7 0-15 1-22 2-7 2-14 5-21 9l-2 1v-2-21-1h1c8-4 16-7 24-8 8-2 15-3 23-3 19 0 34 6 44 17 10 10 15 26 15 47zM758 113c0-20-5-35-14-45-10-11-24-16-43-16-8 0-15 1-23 2-7 2-15 5-23 8v-1h1v21h-1l-1-1c7-4 14-7 21-9 8-2 15-3 23-3 13 0 22 3 29 9s11 14 11 25v2 1h-1-31c-21 0-35 4-45 11-10 8-15 19-15 34 0 13 4 23 12 30 8 8 18 12 32 12 11 0 20-2 27-6 8-4 14-10 19-18l2-4v5 20h-1v-1h22v1h-1zM918 109v81 2h-1-23-1v-2-81c0-12-2-22-7-28s-12-9-22-9c-11 0-20 4-27 11-7 8-10 18-10 31v76 2h-1-23-1v-2-136-1h1 23 1v1 22h-1l-2-1c6-8 12-14 20-19 7-5 16-7 25-7 16 0 28 5 37 16 8 10 12 25 12 44zM915 109c0-19-4-33-11-42-8-11-19-15-35-15-9 0-17 2-24 7-7 4-13 10-18 18l-3 3v-4-22h2v1h-23v-1h1v136h-1v-1h23v1h-2v-76c0-14 4-25 11-32 7-8 17-12 29-12 11 0 19 3 24 10 5 6 8 16 8 29v81h-2v-1h23v1h-2zM1048 75v-74-1h1 22 1v1 189 2h-1-22-1v-2-20h1l1 1c-5 8-11 14-18 18s-16 6-26 6c-17 0-31-7-41-20-11-13-16-31-16-52 0-22 5-39 16-53 10-14 24-21 41-21 10 0 19 2 26 6 7 5 13 12 18 20h-1zM1048 76c-5-8-10-14-17-17-7-5-16-7-25-7-16 0-29 7-39 20-11 13-16 30-16 51s5 38 16 51c10 12 23 19 39 19 9 0 18-2 25-6s12-10 17-18l2-4v5 20h-1v-1h22v1h-1v-189h1v1h-22v-1h1v74 5zM974 123c0 16 4 28 10 38 7 9 16 13 27 13s20-4 27-13c6-10 10-22 10-38s-4-29-10-38c-7-9-16-14-27-14s-20 5-27 14c-6 9-10 22-10 38zM972 123c0-17 3-30 10-40 7-9 17-14 29-14s22 5 29 14c7 10 10 23 10 40 0 16-3 30-10 39-7 10-17 15-29 15s-22-5-29-15c-7-9-10-23-10-39zM1121 158h26 1v2 20 1l-20 39h-1-15-2v-1l10-39h1-1v-20-2zM1123 160v20 1l-10 39-1-1v-1h15v1h-1l20-39h1-1v-20h1v1h-26v-1zM1411 23v25 3l-2-2c-8-7-16-13-26-17-9-3-18-5-29-5-20 0-35 6-46 18-11 14-16 32-16 55 0 24 5 42 16 54s26 19 46 19c11 0 20-2 29-6 10-4 18-9 26-17l2-2v3 26 1c-9 5-18 10-28 13-9 3-19 4-30 4-28 0-50-8-66-25s-24-41-24-70 8-53 24-70 38-26 66-26c11 0 21 2 31 5 9 2 18 7 27 13zM1410 24c-9-6-18-10-27-13s-19-4-30-4c-27 0-48 8-64 24-15 17-23 40-23 69s8 51 23 68c16 17 37 25 64 25 10 0 20-2 30-5 9-2 18-7 27-13v2h-1v-26h1l1 1c-8 8-17 13-27 17-9 4-19 6-30 6-21 0-37-6-48-19s-17-32-17-56 6-43 17-56 27-20 48-20c11 0 21 2 30 6 10 4 19 10 27 18h-1-1v-25h1zM1500 72c-12 0-21 4-27 13-7 9-11 22-11 38s4 28 10 37c7 9 16 14 28 14 11 0 20-5 27-14s10-21 10-37-3-28-10-38c-7-9-16-13-27-13zM1500 69c12 0 22 5 29 15 7 9 11 23 11 39s-4 29-11 39c-7 9-17 14-29 14s-22-5-30-14c-7-10-10-23-10-39 0-17 3-30 11-39 7-10 17-15 29-15zM1500 49c19 0 35 7 46 21 12 12 17 30 17 53 0 22-5 40-17 53-11 13-27 19-46 19-20 0-36-6-47-19s-17-31-17-53c0-23 6-41 17-53 11-14 27-21 47-21zM1500 52c-19 0-34 7-45 19-11 13-16 30-16 52s5 39 16 51c11 13 26 19 45 19s34-6 44-19c11-12 17-29 17-51s-6-39-17-52c-10-12-25-19-44-19zM1598 0h23 1v1 189 2h-1-23-1v-2-189-1zM1600 1v189h-2v-1h23v1h-2v-189h2v1h-23v-1zM1720 72c-12 0-20 4-27 13s-10 22-10 38 3 28 10 37c6 9 15 14 27 14s20-5 27-14 10-21 10-37-3-28-10-38c-7-9-15-13-27-13zM1720 69c12 0 22 5 29 15 7 9 11 23 11 39s-4 29-11 39c-7 9-17 14-29 14s-22-5-29-14c-7-10-11-23-11-39 0-17 4-30 11-39 7-10 17-15 29-15zM1720 49c20 0 35 7 47 21 11 12 16 30 16 53 0 22-5 40-16 53-12 13-27 19-47 19s-35-6-47-19c-11-13-16-31-16-53 0-23 5-41 16-53 12-14 27-21 47-21zM1720 52c-19 0-34 7-45 19-10 13-16 30-16 52s6 39 16 51c11 13 26 19 45 19s34-6 45-19c11-12 16-29 16-51s-5-39-16-52c-11-12-26-19-45-19zM1896 77c-2-2-5-3-8-3-2-1-5-1-9-1-12 0-21 4-28 12-6 7-10 19-10 34v71 2h-1-22-2v-2-136-1h2 22 1v1 22h-1l-1-1c5-8 11-14 19-19 7-5 17-7 28-7 1 0 3 0 5 1 2 0 4 0 6 1h1v1 24 2zM1896 76v-24h1v1c-3 0-5-1-6-1-2 0-4 0-5 0-11 0-20 2-27 7-7 4-13 9-18 18l-2 4v-5-22h1v1h-22v-1h1v136h-1v-1h22v1h-1v-71c0-16 3-28 10-36s17-13 30-13c4 0 7 1 10 1 3 1 6 2 9 4l-1 1zM1981 124c-17 0-29 2-36 6-7 3-10 10-10 20 0 7 2 13 7 17 5 5 12 7 21 7 12 0 21-4 28-13 8-8 11-19 11-34v-5h2v2zM1981 121h23 1v1 5c0 15-4 27-12 36-7 9-18 14-30 14-9 0-17-3-22-8-6-5-8-11-8-19 0-11 3-18 11-23 7-4 19-6 37-6zM2027 113v77 2h-1-22-2v-2-20h2 1c-5 9-12 15-20 19s-17 6-28 6c-14 0-26-4-34-12s-13-19-13-32c0-16 6-28 16-36 10-7 26-11 46-11h32v1h-2v-2c0-10-3-18-9-23-7-6-16-8-28-8-7 0-15 1-22 2-7 2-14 5-21 9l-2 1v-2-21-1h1c8-4 16-7 24-8 8-2 15-3 22-3 20 0 35 6 45 17 10 10 15 26 15 47zM2025 113c0-20-5-35-15-45-9-11-23-16-43-16-7 0-14 1-22 2-7 2-15 5-23 8l-1-1h2v21h-2v-1c7-4 14-7 21-9 8-2 15-3 23-3 13 0 22 3 29 9s11 14 11 25v2 1h-1-32c-20 0-34 4-44 11-10 8-15 19-15 34 0 13 4 23 12 30 8 8 18 12 32 12 11 0 20-2 27-6s14-10 19-18l2-4v5 20h-1v-1h22v1h-1zM2159 75v-74-1h1 22 1v1 189 2h-1-22-1v-2-20h1l1 1c-5 8-11 14-18 18s-16 6-26 6c-17 0-31-7-41-20-11-13-16-31-16-52 0-22 5-39 16-53 10-14 24-21 41-21 10 0 19 2 26 6 7 5 13 12 18 20h-1zM2159 76c-5-8-10-14-17-17-7-5-16-7-25-7-16 0-29 7-39 20s-16 30-16 51 6 38 16 51c10 12 23 19 39 19 9 0 18-2 25-6s12-10 17-18l2-4v5 20h-1v-1h22v1h-1v-189h1v1h-22v-1h1v74 5zM2085 123c0 16 4 28 10 38 7 9 16 13 27 13s20-4 27-13c6-10 10-22 10-38s-4-29-10-38c-7-9-16-14-27-14s-20 5-27 14c-6 9-10 22-10 38zM2083 123c0-17 3-30 10-40 7-9 17-14 29-14s22 5 29 14c7 10 10 23 10 40 0 16-3 30-10 39-7 10-17 15-29 15s-22-5-29-15c-7-9-10-23-10-39zM2279 72c-11 0-20 4-27 13s-10 22-10 38 3 28 10 37 16 14 27 14c12 0 21-5 27-14 7-9 11-21 11-37s-4-28-11-38c-6-9-15-13-27-13zM2279 69c12 0 22 5 29 15 7 9 11 23 11 39s-4 29-11 39c-7 9-17 14-29 14s-22-5-29-14c-7-10-11-23-11-39 0-17 4-30 11-39 7-10 17-15 29-15zM2279 49c20 0 35 7 47 21 11 12 17 30 17 53 0 22-6 40-17 53-12 13-27 19-47 19-19 0-35-6-46-19s-17-31-17-53c0-23 6-41 17-53 11-14 27-21 46-21zM2279 52c-19 0-34 7-44 19-11 13-17 30-17 52s6 39 17 51c10 13 25 19 44 19s34-6 45-19c11-12 16-29 16-51s-5-39-16-52c-11-12-26-19-45-19zM2512 106c-11 0-20 3-26 9-7 6-10 14-10 25 0 10 3 18 10 24 6 6 15 9 26 9 12 0 20-3 27-9 6-6 9-14 9-24 0-11-3-19-9-25-7-6-15-9-27-9zM2512 103c12 0 22 4 29 10 6 6 10 15 10 27 0 11-4 20-10 26-7 7-17 10-29 10s-21-3-28-10c-7-6-10-15-10-26 0-12 3-21 10-27s16-10 28-10zM2488 95c-11-2-20-7-26-15-6-7-9-16-9-28 0-14 6-26 16-35 11-8 25-13 43-13s33 5 43 13c11 9 16 21 16 35 0 12-3 21-9 28-6 8-14 13-25 15v-1-1c12 3 22 8 28 17 7 8 10 18 10 30 0 17-5 31-16 41-11 9-27 14-47 14s-36-5-46-14c-11-10-17-24-17-41 0-12 4-22 10-30 7-9 17-14 29-17v1zM2488 95c-11 3-20 8-27 16-6 8-9 17-9 29 0 17 5 30 15 39 11 9 26 14 45 14 20 0 35-5 45-14 11-9 16-22 16-39 0-12-3-21-10-29-6-8-15-13-26-16v-2c10-3 17-7 23-14s9-16 9-27c0-14-5-25-15-33s-24-12-42-12c-17 0-31 4-41 12s-15 19-15 33c0 11 3 20 8 27 6 7 14 11 24 14zM2480 55c0 10 3 17 9 22 5 5 13 7 23 7 11 0 18-2 24-7s9-12 9-22-3-16-9-21-13-8-24-8c-10 0-18 3-23 8-6 5-9 11-9 21zM2478 55c0-10 3-18 9-23 6-6 15-8 25-8 11 0 20 2 26 8 6 5 9 13 9 23s-3 18-9 23c-6 6-15 9-26 9-10 0-19-3-25-9-6-5-9-13-9-23zM2671 26c-13 0-21 6-28 18-6 12-9 31-9 56s3 43 9 55c7 13 15 18 28 18 12 0 21-5 27-18 6-12 9-30 9-55s-3-44-9-56-15-18-27-18zM2671 24c13 0 23 6 29 19 7 12 10 32 10 57s-3 44-10 57c-6 12-16 19-29 19s-23-7-30-19c-6-13-9-32-9-57s3-45 9-57c7-13 17-19 30-19zM2671 4c20 0 36 9 47 25s16 41 16 71c0 31-5 54-16 71-11 16-27 24-47 24-21 0-37-8-48-24-11-17-16-40-16-71 0-30 5-55 16-71s27-25 48-25zM2671 7c-20 0-35 7-46 23-10 16-15 40-15 70 0 31 5 53 15 69 11 16 26 24 46 24s34-8 45-24c10-16 16-38 16-69 0-30-6-54-16-70-11-16-25-23-45-23zM2778 7h96 1v2 20 2h-1-74v-2h2v46h-2v-2c4-1 7-2 11-2 3-1 7-1 11-1 20 0 36 5 48 17 12 11 18 26 18 45 0 20-6 36-18 47s-30 16-52 16c-8 0-16 0-23-2-8-1-17-3-25-6h-1v-1-24-2l2 1c7 3 15 6 22 8 8 2 16 3 24 3 14 0 25-3 33-11 8-7 11-16 11-29 0-12-3-21-11-29-8-7-19-10-33-10-6 0-12 0-19 2-6 1-13 4-19 7h-2v-2-91-2zM2779 9v91h-1v-1c6-3 13-5 20-6 6-2 13-3 19-3 15 0 26 4 34 12 9 7 13 18 13 30 0 13-4 24-13 31-8 8-19 12-34 12-8 0-17-1-24-3-8-2-16-5-23-9v-1h2v24h-2l1-1c8 3 16 4 24 6 8 1 15 2 23 2 22 0 38-6 50-16 12-11 18-25 18-45 0-18-6-33-17-44-12-10-27-16-47-16-4 0-7 1-11 1-3 1-7 2-10 3h-2v-1-46-1h1 74v1h-1v-20h1v1h-96v-1zM3010 92c12 2 22 8 28 16 7 8 11 18 11 30 0 18-7 32-19 42-13 10-31 15-53 15-8 0-16-1-24-2-8-2-16-4-25-7h-1v-1-24-2l2 1c7 4 14 7 22 9s16 3 25 3c15 0 26-3 34-9s12-14 12-25-4-18-11-24-17-9-30-9h-21-1v-1-20-1h1 22c12 0 20-3 27-7 6-5 9-11 9-21 0-9-3-16-10-21-6-4-15-7-27-7-7 0-14 1-22 2-7 2-15 4-25 7l-1 1v-2-22-1h1c9-3 18-5 26-6s16-2 23-2c19 0 34 5 45 13 11 9 16 21 16 35 0 12-3 20-9 27-5 7-14 12-25 15v-1zM3010 92c10-3 18-7 24-14 5-7 8-15 8-26 0-14-5-25-16-33-10-8-25-12-43-12-7 0-15 0-23 2-8 1-16 3-26 5v-1h1v22h-1v-1c9-3 17-6 25-7s15-2 22-2c12 0 22 2 29 7 7 6 10 13 10 23s-3 18-10 23-16 7-28 7h-22v-1h1v20h-1v-1h21c13 0 24 3 32 9 7 6 11 15 11 26 0 12-4 21-12 27s-21 10-36 10c-9 0-17-1-26-3-8-3-15-6-22-10l1-1h1v24h-1v-1c8 3 17 5 25 6 8 2 15 3 23 3 22 0 39-5 51-15 12-9 18-23 18-40 0-12-3-21-9-29-7-7-16-12-27-15zM3147 106c-12 0-20 3-27 9-6 6-9 14-9 25 0 10 3 18 9 24 7 6 15 9 27 9 11 0 20-3 26-9 7-6 10-14 10-24 0-11-3-19-10-25-6-6-15-9-26-9zM3147 103c12 0 21 4 28 10s10 15 10 27c0 11-3 20-10 26-7 7-16 10-28 10s-22-3-28-10c-7-6-11-15-11-26 0-12 4-21 11-27 6-6 16-10 28-10zM3122 95c-11-2-19-7-25-15-6-7-9-16-9-28 0-14 5-26 16-35 10-8 25-13 43-13s32 5 43 13c10 9 16 21 16 35 0 12-3 21-9 28-6 8-15 13-25 15l-1-1 1-1c11 3 21 8 28 17 6 8 10 18 10 30 0 17-6 31-17 41-10 9-26 14-46 14s-36-5-47-14c-11-10-16-24-16-41 0-12 3-22 10-30 7-9 16-14 28-17v1zM3123 95c-12 3-21 8-27 16-7 8-10 17-10 29 0 17 5 30 16 39 10 9 25 14 45 14 19 0 34-5 45-14 10-9 15-22 15-39 0-12-3-21-9-29-7-8-15-13-27-16v-2c10-3 18-7 24-14 5-7 8-16 8-27 0-14-5-25-15-33s-24-12-41-12c-18 0-32 4-42 12s-15 19-15 33c0 11 3 20 9 27s13 11 24 14zM3115 55c0 10 2 17 8 22s13 7 24 7c10 0 18-2 24-7 5-5 8-12 8-22s-3-16-8-21c-6-5-14-8-24-8-11 0-18 3-24 8s-8 11-8 21zM3112 55c0-10 3-18 9-23 6-6 15-8 26-8 10 0 19 2 25 8 6 5 9 13 9 23s-3 18-9 23c-6 6-15 9-25 9-11 0-20-3-26-9-6-5-9-13-9-23zM3255 158h26 1v2 20 1l-20 39h-1-15-2v-1l10-39h1-1v-20-2zM3257 160v20 1l-10 39-1-1v-1h15v1h-1l20-39h1-1v-20h1v1h-26v-1zM3406 7h25 1v2 111c0 19 3 32 10 41 7 8 18 12 33 12 16 0 27-4 33-12 7-9 11-22 11-41v-111-2h1 24 2v2 114c0 23-6 42-18 54s-30 18-53 18-40-6-52-18-18-31-18-54v-114-2zM3408 9v114c0 23 5 40 17 52 11 12 28 18 50 18 23 0 40-6 51-18s17-29 17-52v-114h1v1h-24v-1h1v111c0 19-3 33-11 42-7 9-19 13-35 13s-27-4-35-13c-7-9-10-23-10-42v-111h1v1h-25v-1zM3699 15v23 2h-2c-9-5-18-8-26-10s-16-3-23-3c-13 0-23 2-30 7s-11 12-11 21 3 14 7 18c5 4 14 7 27 10l15 3-1 1 1-1c18 3 32 10 41 19 8 8 13 21 13 36 0 17-6 31-18 40-12 10-30 14-52 14-9 0-18-1-28-3s-20-5-30-8l-1-1v-1-25-2l2 1c10 6 20 10 29 13 9 2 19 4 28 4 13 0 24-3 31-8s11-13 11-23c0-8-3-15-8-20-5-4-14-8-26-10v-2 2l-15-3c-18-4-32-10-40-18s-12-19-12-34c0-16 5-29 17-39 11-9 27-14 47-14 9 0 17 1 26 3 9 1 18 3 27 6l1 1zM3697 16c-9-3-18-5-26-7-9-2-18-2-26-2-19 0-35 4-46 13s-16 21-16 37c0 15 4 25 12 32 8 8 21 14 39 17l-1 1 1-1 15 3c12 3 21 6 27 12 6 5 8 12 8 21 0 11-4 19-11 25-8 5-19 8-33 8-10 0-19-1-29-4-9-3-19-7-29-13v-1h2v25h-2l1-1c10 4 20 7 30 9 9 2 18 3 27 3 22 0 39-5 50-14 12-8 17-21 17-38 0-15-4-26-12-35-9-8-22-14-40-18l-15-3 1-1-1 1c-13-2-22-6-27-10s-8-11-8-20c0-10 4-18 11-23 8-5 18-8 32-8 8 0 16 1 24 3 8 3 17 6 26 10v1h-1v-23h1zM3812 33l-33 91h-1v-2h66v2h-1l-33-91h1zM3812 32l33 91 1 2h-2-66-2l1-2 33-91 1-3zM3797 7h28 1v1l69 182v2h-2-25-1v-1l-16-47h1v1h-82v-1h2l-17 47v1h-1-26-2l1-2 69-182v-1zM3798 9l-69 182-1-1v-1h26v1h-1l16-46 1-1h82 1v1l16 46h-1v-1h25v1l-1 1-68-182h1v1h-28v-1z">
          <text:p/>
        </draw:path>
        <draw:path draw:style-name="gr2" draw:text-style-name="P2" draw:layer="layout" svg:width="3.013cm" svg:height="0.192cm" svg:x="23.008cm" svg:y="17.623cm" svg:viewBox="0 0 3014 193" svg:d="M25 27v69h30c12 0 20-3 27-8 6-6 9-15 9-26 0-10-3-20-9-26-7-6-15-9-27-9zM0 7h55c20 0 36 5 46 14s16 23 16 41-6 32-16 41-26 13-46 13h-30v73h-25zM260 107v82h-22v-81c0-13-3-22-8-29-5-6-12-9-22-9-12 0-22 3-28 11-7 8-11 18-11 31v77h-22v-189h22v75c5-9 12-15 19-19s15-6 25-6c15 0 27 5 35 15 8 9 12 24 12 42zM356 69c-12 0-21 5-28 14s-11 22-11 38c0 17 4 29 11 39 7 9 16 14 28 14s21-5 28-14c7-10 10-22 10-39 0-16-3-28-10-38-7-9-16-14-28-14zM356 50c19 0 34 7 45 19 12 13 17 30 17 52 0 23-5 40-17 53-11 12-26 19-45 19s-35-7-46-19c-11-13-16-30-16-53 0-22 5-39 16-52 11-12 27-19 46-19zM567 107v82h-22v-81c0-13-3-22-8-29-5-6-12-9-22-9-12 0-22 3-29 11s-10 18-10 31v77h-22v-135h22v21c5-9 12-15 19-19s15-6 25-6c15 0 27 5 35 15 8 9 12 24 12 42zM726 116v11h-102c1 15 5 27 14 35 8 8 19 12 34 12 9 0 17-1 25-3 8-3 16-6 24-10v21c-8 4-16 6-25 8-8 2-17 3-25 3-22 0-39-7-51-19-13-13-19-30-19-51 0-23 6-40 18-53s28-20 48-20c18 0 33 6 43 18 11 12 16 28 16 48zM704 109c0-12-4-22-10-29-7-7-16-11-27-11-12 0-22 4-30 11-7 7-11 17-12 29zM933 33v68h68v21h-68v67h-20v-67h-67v-21h67v-68zM1058 169h40v-139l-43 8v-22l43-9h24v162h40v20h-104zM1198 111h65v20h-65zM1302 185v-22c6 3 12 5 19 7 6 1 12 2 18 2 16 0 29-5 37-16 9-11 13-28 15-50-5 7-11 13-18 16-7 4-15 6-24 6-18 0-32-6-43-17-10-10-16-25-16-44s6-35 17-46 25-17 44-17c21 0 36 8 47 24s17 40 17 71c0 28-7 51-20 68-14 17-32 26-55 26-6 0-12-1-18-2-7-1-13-3-20-6zM1351 109c11 0 19-4 26-12 6-7 9-17 9-30s-3-25-9-32c-7-8-15-11-26-11s-20 3-26 11c-7 7-10 19-10 32s3 23 10 30c6 8 15 12 26 12zM1454 7h116v11l-66 171h-25l61-161h-86zM1670 24c-12 0-22 6-28 18-6 13-10 32-10 57s4 43 10 56c6 12 16 18 28 18 13 0 22-6 29-18 6-13 9-31 9-56s-3-44-9-57c-7-12-16-18-29-18zM1670 4c21 0 36 8 47 24 10 16 16 40 16 71 0 30-6 54-16 70-11 16-26 24-47 24-20 0-35-8-46-24s-16-40-16-70c0-31 5-55 16-71s26-24 46-24zM1762 111h65v20h-65zM1939 92c12 2 21 7 28 15 6 8 10 18 10 30 0 17-6 31-19 41-12 10-29 15-52 15-7 0-15-1-23-3-8-1-17-3-25-6v-24c7 4 14 7 22 9s17 3 25 3c16 0 27-3 35-9s12-15 12-26-3-19-11-25c-7-6-18-9-31-9h-21v-21h22c12 0 21-2 28-7 6-5 9-11 9-20 0-11-3-18-10-23-6-5-16-7-28-7-7 0-14 0-21 2-8 1-16 4-26 7v-22c10-3 18-5 26-6 9-1 16-2 23-2 19 0 34 4 44 13 11 8 16 20 16 35 0 10-2 18-8 25s-14 12-25 15zM2018 7h116v11l-66 171h-25l61-161h-86zM2176 7h116v11l-65 171h-26l62-161h-87zM2326 111h65v20h-65zM2434 169h40v-139l-44 8v-22l44-9h24v162h40v20h-104zM2592 169h41v-139l-44 8v-22l44-9h24v162h40v20h-105zM2752 169h40v-139l-44 8v-22l43-9h25v162h40v20h-104zM2910 169h40v-139l-43 8v-22l43-9h24v162h40v20h-104z">
          <text:p/>
        </draw:path>
        <draw:path draw:style-name="gr2" draw:text-style-name="P2" draw:layer="layout" svg:width="3.015cm" svg:height="0.194cm" svg:x="23.007cm" svg:y="17.622cm" svg:viewBox="0 0 3016 195" svg:d="M27 28v68h-1v-1h30c11 0 20-3 26-8 6-6 9-14 9-25 0-10-3-18-9-24-6-5-15-8-26-8h-30v-2zM26 27h30c12 0 21 3 27 9 7 7 10 15 10 26s-3 20-10 26c-6 7-15 10-27 10h-30-2v-2-68-1zM1 7h55c21 0 36 5 47 14 10 10 16 23 16 41s-6 32-16 42c-11 9-26 14-47 14h-30v-2h1v74 1h-1-25-1v-1-182-1zM2 8v182h-1v-1h25v1h-2v-74-1h2 30c20 0 35-4 45-13s15-22 15-40c0-17-5-30-15-39s-25-13-45-13h-55v-2zM262 107v83 1h-1-22-1v-1-82c0-13-3-22-8-28-4-6-11-9-21-9-12 0-21 4-28 11-6 7-10 17-10 30v78 1h-1-22-1v-1-189-1h1 22 1v1 74h-1l-1-1c5-8 12-15 19-19 8-4 16-6 26-6 16 0 28 5 36 15s12 24 12 43zM260 107c0-18-4-32-12-41-8-10-19-14-34-14-9 0-17 1-24 5-8 4-14 10-19 18l-2 4v-4-74h1v1h-22v-1h1v189h-1v-1h22v1h-1v-78c0-13 3-24 11-32 7-8 17-12 29-12 10 0 18 4 23 10 6 7 8 17 8 30v82h-1v-1h22v1h-1zM357 70c-12 0-21 5-27 14-7 9-10 21-10 37 0 17 3 30 10 39 6 9 15 13 27 13 11 0 20-4 27-13s10-22 10-39c0-15-3-28-10-37s-16-14-27-14zM357 68c12 0 22 5 29 15 7 9 11 22 11 38 0 18-4 31-11 40-7 10-17 15-29 15s-22-5-29-15c-7-9-11-22-11-40 0-16 4-29 11-39 7-9 17-14 29-14zM357 49c20 0 35 7 46 19 12 13 17 31 17 53 0 24-5 42-17 54-11 13-26 20-46 20s-35-7-47-20c-11-12-16-30-16-54 0-22 5-40 16-53 12-12 27-19 47-19zM357 52c-19 0-34 6-45 18s-16 29-16 51c0 23 5 40 16 53 11 12 26 18 45 18s34-6 45-18c10-13 16-30 16-53 0-22-6-39-16-51-11-12-26-18-45-18zM569 107v83 1h-1-22-2v-1-82c0-13-2-22-7-28s-12-9-21-9c-12 0-21 4-28 11-6 7-10 17-10 30v78 1h-1-22-2v-1-136-2h2 22 1v2 21h-1l-1-1c5-8 12-15 19-19 8-4 16-6 26-6 15 0 28 5 36 15s12 24 12 43zM567 107c0-18-4-32-12-41-8-10-19-14-34-14-10 0-18 1-25 5s-13 10-18 18l-2 4v-4-21h1v1h-22v-1h1v136h-1v-1h22v1h-1v-78c0-13 3-24 10-32 8-8 18-12 30-12 10 0 18 4 23 10 5 7 8 17 8 30v82h-1v-1h22v1h-1zM728 116v11 1h-1-102v-1h1c1 16 6 27 14 35s19 11 33 11c9 0 17-1 25-3s15-5 23-9l2-1v2 21 1h-1c-8 4-16 6-24 8-9 2-17 3-26 3-22 0-40-7-52-19-13-13-20-31-20-53 0-23 7-41 19-54s28-20 49-20c18 0 33 6 44 18s16 28 16 49zM726 116c0-20-5-36-16-47-10-12-24-17-42-17-20 0-36 6-47 19-12 13-18 30-18 52s6 38 18 51c13 12 30 18 51 18 8 0 17-1 25-2 8-2 16-5 24-8l1 1h-1v-21h1v1c-7 4-16 8-24 10s-16 3-25 3c-15 0-27-4-35-12-9-9-13-21-14-37v-2h1 102v2h-1zM704 109c-1-12-4-21-10-28-7-7-15-11-26-11-12 0-21 4-29 11-7 6-11 16-12 28h-1v-1h79v1zM705 110l-79 1h-2v-2c2-13 6-23 14-30 7-7 18-11 30-11 11 0 21 4 28 11 6 8 10 18 10 30v1zM936 34v67h-2v-1h68 1v1 21 1h-1-68v-1h2v68 1h-2-20-1v-1-68h1v1h-67-1v-1-21-1h1 67v1h-1v-67-2h1 20 2zM934 35h-20v-1h1v67 1h-1-67v-1h1v21h-1v-2h67 1v2 68h-1v-1h20v1h-1v-68-2h1 68v2h-2v-21h2v1h-68-1v-1-67h1zM1059 168h40v2h-1v-139h1v1l-43 9h-2v-2-22-1h1l44-9h24 1v1 162h-1v-2h40 1v2 20 1h-1-104-1v-1-20-2zM1060 170v20h-1v-1h104v1h-1v-20h1v1h-40-1v-1-162h1v2h-24v-2 2l-43 8v-1h1v22h-1l-1-1 44-9h1v2 139 1h-1-40v-1zM1199 110h65 1v1 21 1h-1-65-1v-1-21-1zM1200 111v21h-1v-1h65v1h-1v-21h1v2h-65v-2zM1302 186v-22-2l2 1c6 3 12 5 18 7 6 1 12 2 18 2 16 0 28-5 36-16s13-28 14-50h2l1 1c-5 7-11 13-19 16-7 4-15 7-24 7-18 0-33-7-44-18-10-11-16-26-16-45s6-34 17-46c11-11 26-17 45-17 21 0 37 8 48 24 12 17 17 40 17 71 0 29-7 53-20 70-14 17-33 26-56 26-6 0-12-1-19-2-6-1-13-3-19-5l-1-1zM1304 185c6 3 13 4 19 6 6 1 12 1 18 1 23 0 40-8 54-25 13-16 20-40 20-68 0-30-6-53-17-69-10-16-26-24-46-24-18 0-32 6-43 17s-16 25-16 44c0 18 5 33 15 44 10 10 24 16 42 16 9 0 16-2 23-6 7-3 13-9 18-15l2-4v4c-1 24-6 40-15 52-9 11-21 16-38 16-6 0-12-1-19-2-6-2-12-4-18-7v-1h1v22h-1zM1352 107c10 0 19-3 25-10 6-8 9-17 9-30s-3-23-9-30c-6-8-15-11-25-11-11 0-19 3-25 11-7 7-10 17-10 30s3 22 10 30c6 7 14 10 25 10zM1352 110c-12 0-21-4-27-12-7-7-10-18-10-31 0-14 3-24 10-32 6-8 15-12 27-12 11 0 20 4 27 12 6 8 10 18 10 32 0 13-4 24-10 31-7 8-16 12-27 12zM1455 7h116 1v1 11l-66 172h-1-25-2v-1l62-161h1v1h-86-2v-1-21-1zM1456 8v21h-1v-1h86 2l-1 1-61 162-1-1v-1h25v1h-1l65-172 2 1h-2v-11h2v2h-116v-2zM1671 26c-12 0-21 6-27 18s-9 30-9 55 3 44 9 56 15 18 27 18c13 0 21-6 28-18 6-12 9-31 9-56s-3-43-9-55c-7-12-15-18-28-18zM1671 23c13 0 23 7 30 20 6 12 9 31 9 56s-3 45-9 57c-7 13-17 19-30 19s-23-6-29-19c-7-12-10-32-10-57s3-44 10-56c6-13 16-20 29-20zM1671 4c21 0 37 8 48 24 10 17 16 40 16 71s-6 55-16 71c-11 17-27 25-48 25-20 0-36-8-47-25-11-16-16-40-16-71s5-54 16-71c11-16 27-24 47-24zM1671 6c-20 0-35 8-45 24-11 16-16 39-16 69 0 31 5 54 16 70 10 16 25 23 45 23s35-7 46-23c10-16 15-39 15-70 0-30-5-53-15-69-11-16-26-24-46-24zM1763 110h65 1v1 21 1h-1-65-1v-1-21-1zM1764 111v21h-1v-1h65v1h-1v-21h1v2h-65v-2zM1941 90c12 3 21 8 28 16 7 9 10 19 10 32 0 18-6 32-19 42-12 10-30 15-53 15-7 0-15-1-23-2-9-2-17-4-25-7h-1v-1-24-2l2 1c6 4 13 7 21 9s17 3 25 3c16 0 27-3 35-9 7-6 11-14 11-25 0-12-3-20-11-25-7-6-17-9-30-9h-21-1v-1-21-1h1 22c12 0 21-2 27-7 6-4 9-11 9-19 0-9-3-16-9-21-7-5-16-7-28-7-6 0-14 1-21 2-8 2-16 4-25 7h-2v-1-22-1h1c9-3 18-5 26-6s16-2 23-2c19 0 34 4 45 13 11 8 17 20 17 35 0 10-3 19-9 26s-14 12-25 15l-1-1zM1940 90c11-2 18-7 24-13 6-7 8-15 8-25 0-14-5-25-15-33-11-9-25-13-44-13-7 0-14 1-22 2-8 2-17 4-26 6l-1-1h2v22h-2v-2c9-3 18-5 25-6 8-2 15-3 22-3 13 0 22 3 29 8s10 13 10 23c0 9-3 16-10 21-6 5-16 8-28 8h-22v-2h1v21h-1v-2h21c14 0 24 3 32 10 8 6 12 15 12 27 0 11-5 21-13 27s-20 9-36 9c-8 0-17-1-25-3s-16-5-23-9l1-1h1v24h-1v-2c9 3 17 6 25 7 8 2 16 2 23 2 23 0 40-4 52-14s17-23 17-40c0-13-3-22-9-30-7-8-15-13-27-15zM2019 7h116 1v1 11l-66 172h-1-25-2l1-1 61-161h1v1h-86-1v-1-21-1zM2020 8v21h-1v-1h86 2v1l-62 162-1-1v-1h25v1h-1l66-172 1 1h-2v-11h2v2h-116v-2zM2177 7h116 1v1 11l-65 172h-1-26-2l1-1 62-161h1v1h-87-1v-1-21-1zM2178 8v21h-1v-1h87 2l-1 1-62 162-1-1v-1h26v1h-2l66-172 1 1h-1v-11h1v2h-116v-2zM2327 110h65 2v1 21 1h-2-65-1v-1-21-1zM2329 111v21h-2v-1h65v1h-1v-21h1v2h-65v-2zM2435 168h40v2h-1v-139h1v1l-43 9h-2v-2-22-1h1l43-9h1 24 1v1 162h-1v-2h40 1v2 20 1h-1-104-1v-1-20-2zM2436 170v20h-1v-1h104v1h-1v-20h1v1h-40-1v-1-162h1v2h-24v-2 2l-43 8-1-1h2v22h-2v-1l44-9h1v2 139 1h-1-40v-1zM2593 168h41v2h-1v-139h1v1l-44 9h-1v-2-22-1h1l44-9h24 2v1 162h-2v-2h40 1v2 20 1h-1-105-1v-1-20-2zM2595 170v20h-2v-1h105v1h-1v-20h1v1h-40-1v-1-162h1v2h-24v-2 2l-44 8v-1h1v22h-1v-1l44-9h1v2 139 1h-1-41v-1zM2753 168h40v2h-2v-139h2v1l-44 9h-1v-2-22-1h1l43-9h25 1v1 162h-1v-2h40 1v2 20 1h-1-104-2v-1-20-2zM2754 170v20h-1v-1h104v1h-2v-20h2v1h-40-2v-1-162h2v2h-25v-2l1 2-44 8v-1h1v22h-1v-1l43-9h2v2 139 1h-1-40v-1zM2911 168h40v2h-1v-139h1v1l-43 9h-2v-2-22-1h1l43-9h1 24 1v1 162h-1v-2h40 1v2 20 1h-1-104-1v-1-20-2zM2912 170v20h-1v-1h104v1h-1v-20h1v1h-40-1v-1-162h1v2h-24v-2 2l-43 8v-1h1v22h-1l-1-1 44-9h1v2 139 1h-1-40v-1z">
          <text:p/>
        </draw:path>
        <draw:path draw:style-name="gr2" draw:text-style-name="P2" draw:layer="layout" svg:width="2.818cm" svg:height="0.24cm" svg:x="23.098cm" svg:y="17.875cm" svg:viewBox="0 0 2819 241" svg:d="M0 53h23l27 106 28-106h26l28 106 28-106h22l-36 137h-26l-29-113-29 113h-26zM203 53h22l28 106 28-106h26l28 106 28-106h22l-36 137h-26l-29-113-29 113h-26zM406 53h22l28 106 28-106h26l28 106 27-106h23l-36 137h-26l-29-113-29 113h-27zM603 158h25v32h-25zM740 120c-18 0-30 2-37 7-7 4-10 11-10 21 0 8 2 14 7 18 6 6 13 8 22 8 12 0 22-5 29-14 8-9 11-20 11-35v-5zM785 111v79h-23v-22c-5 9-11 15-19 19-7 4-16 6-27 6-14 0-25-4-33-12-9-7-13-19-13-32 0-15 5-27 16-34 10-8 25-12 45-12h31v-2c0-10-3-18-10-24-6-6-16-8-28-8-8 0-15 1-23 2-7 2-14 5-21 9v-21c8-3 16-5 24-7s15-2 22-2c20 0 35 5 44 15 10 10 15 26 15 46zM830 0h23v190h-23zM1016 115v11h-102c1 15 5 27 13 35 9 8 20 13 35 13 8 0 17-1 25-3 8-3 16-6 24-10v22c-8 3-17 6-25 7-8 2-17 3-25 3-22 0-39-6-52-19-12-13-19-30-19-52s6-40 18-53 28-19 49-19c18 0 32 6 43 17 10 12 16 28 16 48zM994 109c-1-13-4-22-11-30-6-7-15-10-26-10-12 0-22 3-30 10-7 7-12 17-13 30zM1075 168v73h-22v-188h22v21c5-9 11-15 18-18 7-4 15-6 25-6 17 0 30 6 40 19 11 13 16 31 16 52s-5 38-16 52c-10 13-23 20-40 20-10 0-18-2-25-6s-13-10-18-19zM1151 121c0-17-4-29-10-39-7-9-16-14-28-14s-21 5-28 14c-7 10-10 22-10 39 0 16 3 29 10 38 7 10 16 15 28 15s21-5 28-15c6-9 10-22 10-38zM1322 107v83h-22v-83c0-12-3-22-8-28-5-7-12-10-22-10-12 0-22 4-29 12-7 7-10 18-10 31v78h-23v-190h23v74c5-8 11-14 19-18 7-4 15-6 25-6 15 0 27 5 35 14 8 10 12 24 12 43zM1418 69c-12 0-22 4-29 14-7 9-10 22-10 38s3 29 10 38 17 15 29 15 21-6 28-15 10-22 10-38-3-29-10-38c-7-10-16-14-28-14zM1418 50c19 0 34 6 45 19 11 12 17 30 17 52s-6 39-17 53c-11 13-26 19-45 19-20 0-35-6-46-19-11-14-16-31-16-53s5-40 16-52c11-13 26-19 46-19zM1613 121c0-17-3-29-10-39-6-9-16-14-27-14-12 0-22 5-28 14-7 10-10 22-10 39 0 16 3 29 10 38 6 10 16 15 28 15 11 0 21-5 27-15 7-9 10-22 10-38zM1538 74c4-9 10-15 17-18 8-4 16-6 26-6 16 0 30 6 40 19s15 31 15 52-5 38-15 52c-10 13-24 20-40 20-10 0-18-2-26-6-7-4-13-10-17-19v22h-23v-190h23zM1672 53h22v139c0 17-3 30-10 37-6 8-17 12-31 12h-9v-19h6c9 0 14-2 17-6 4-4 5-12 5-24zM1672 0h22v28h-22zM1857 115v11h-102c1 15 5 27 14 35 8 8 19 13 34 13 9 0 17-1 25-3 8-3 16-6 24-10v22c-8 3-16 6-25 7-8 2-17 3-25 3-22 0-39-6-51-19-13-13-19-30-19-52s6-40 18-53 28-19 48-19c18 0 33 6 43 17 11 12 16 28 16 48zM1835 109c0-13-4-22-10-30-7-7-16-10-27-10-12 0-22 3-30 10-7 7-11 17-12 30zM1992 58v21c-6-3-12-6-19-8-6-2-12-2-19-2-14 0-26 4-34 13-7 9-11 22-11 39 0 16 4 29 11 38 8 10 20 15 34 15 7 0 13-1 19-2 7-3 13-6 19-9v21c-6 3-12 5-19 7-7 1-14 2-21 2-21 0-37-6-49-19-12-14-18-31-18-53s6-40 18-52c12-13 29-19 50-19 7 0 14 0 20 2 7 1 13 3 19 6zM2053 14v39h46v17h-46v74c0 11 1 18 4 21s10 6 19 6h23v19h-23c-17 0-29-4-36-10-6-7-9-19-9-36v-74h-17v-17h17v-39zM2214 57v21c-7-3-13-6-20-7-7-2-14-3-21-3-11 0-19 2-25 5-5 4-8 9-8 16 0 5 2 9 6 12s12 6 24 8l7 2c16 3 27 8 34 14s10 15 10 26c0 13-5 24-15 31s-24 11-41 11c-7 0-15-1-23-2-8-2-16-4-25-6v-24c9 4 17 7 25 10 8 2 16 3 23 3 11 0 19-1 25-6 5-4 8-9 8-15s-2-11-6-14-13-6-27-9l-8-2c-13-3-23-8-29-14-7-6-10-14-10-24 0-13 5-23 14-30s22-10 38-10c9 0 16 0 24 2 7 1 14 3 20 5zM2259 158h26v32h-26zM2433 58v21c-7-3-13-6-19-8-7-2-13-2-19-2-15 0-26 4-34 13s-12 22-12 39c0 16 4 29 12 38 8 10 19 15 34 15 6 0 12-1 19-2 6-3 12-6 19-9v21c-7 3-13 5-20 7-6 1-13 2-21 2-20 0-36-6-48-19-12-14-18-31-18-53s6-40 18-52c12-13 28-19 50-19 6 0 13 0 20 2 6 1 12 3 19 6zM2524 69c-12 0-22 4-29 14-6 9-10 22-10 38s4 29 10 38c7 9 17 15 29 15s21-6 28-15 10-22 10-38-3-29-10-38c-7-10-16-14-28-14zM2524 50c19 0 34 6 45 19 11 12 17 30 17 52s-6 39-17 53c-11 13-26 19-45 19-20 0-35-6-46-19-11-14-16-31-16-53s5-40 16-52c11-13 26-19 46-19zM2728 79c5-10 12-17 20-22 7-5 16-7 27-7 14 0 25 5 32 15 8 9 12 23 12 42v83h-22v-83c0-13-3-22-7-28-5-7-12-10-21-10-12 0-21 4-28 12-6 7-10 18-10 31v78h-22v-83c0-13-2-22-7-29-4-6-12-9-21-9-12 0-21 4-27 12-7 7-10 18-10 31v78h-23v-137h23v21c5-8 11-14 18-18s15-6 25-6 18 2 25 7 12 12 16 22z">
          <text:p/>
        </draw:path>
        <draw:path draw:style-name="gr2" draw:text-style-name="P2" draw:layer="layout" svg:width="2.82cm" svg:height="0.242cm" svg:x="23.097cm" svg:y="17.874cm" svg:viewBox="0 0 2821 243" svg:d="M1 53h23l1 1 28 106-2 1-1-1 28-106v-1h1 26 1v1l28 106-1 1-1-1 27-106 1-1h1 22 1v1l-35 137-1 1h-1-26-1v-1l-29-112 1-1 1 1-29 112v1h-1-26-1l-1-1-35-137v-1zM2 54l36 136-1 1v-2h26v2l-1-1 29-112 1-4 1 4 29 112-1 1v-2h26v2l-1-1 36-136h1v1h-22v-1h1l-28 107-1 5-1-5-28-107h1v1h-26v-1h1l-27 107-2 5-1-5-28-107h2v1h-23v-1zM204 53h22 1l1 1 27 106-1 1-1-1 28-106v-1h1 26 1v1l28 106-1 1-1-1 27-106 1-1h1 22 1v1l-35 137-1 1h-1-26-1v-1l-29-112 1-1 1 1-29 112v1h-1-26-1l-1-1-35-137v-1zM205 54l36 136-1 1v-2h26v2l-1-1 29-112 1-4 1 4 29 112-1 1v-2h26v2l-1-1 36-136h1v1h-22v-1h1l-28 107-1 5-1-5-28-107h1v1h-26v-1h1l-28 107-1 5-1-5-28-107h1v1h-22v-1zM407 53h22 1l1 1 27 106-1 1-1-1 28-106v-1h1 26 1v1l28 106-1 1-1-1 27-106 1-1h23 1v1l-36 137v1h-1-26-1v-1l-29-112 1-1 1 1-29 112v1h-1-27l-1-1-35-137-1-1zM408 54l36 136-2 1v-2h27v2l-1-1 29-112 1-4 1 4 29 112-1 1v-2h26v2l-1-1 35-136h2v1h-23v-1h2l-28 107-1 5-1-5-28-107h1v1h-26v-1h1l-28 107-1 5-1-5-28-107h1v1h-22v-1zM604 159h25 2v1 31 1h-2-25-1v-1-31-1zM605 160v31h-1v-2h25v2h-1v-31h1v1h-25v-1zM741 123c-18 0-30 2-36 6-7 4-10 10-10 20 0 8 2 14 7 18 5 5 12 7 21 7 12 0 21-4 28-13 8-9 11-20 11-35v-5h1v2zM741 120h22 2v1 5c0 15-4 27-12 37-7 9-18 14-30 14-10 0-17-3-22-8-6-4-9-11-9-20 0-11 4-18 11-23 7-4 20-6 38-6zM787 112v79 1h-1-23-1v-1-21h1l1 1c-5 8-11 14-19 18s-17 6-28 6c-14 0-26-4-34-12-9-8-13-19-13-33 0-15 5-27 16-35 10-8 26-12 46-12h31v1h-1v-2c0-10-3-18-9-23-7-6-16-8-28-8-8 0-15 1-22 3-8 1-14 4-21 8l-2 1v-2-21-1h1c8-3 16-6 24-7 7-2 15-3 22-3 20 0 35 6 45 16s15 26 15 47zM784 112c0-20-4-35-14-45-9-10-23-15-43-15-7 0-14 1-22 2-7 2-15 4-23 7l-1-1h2v21h-2v-1c7-4 14-7 21-9 8-2 15-3 23-3 12 0 22 3 29 9s11 14 11 25v2 1h-2-31c-20 0-35 4-45 12-10 7-14 18-14 33 0 14 3 24 11 31 8 8 19 12 33 12 10 0 19-2 27-6 7-4 13-10 18-18l3-3v4 21h-2v-2h23v2h-2zM831 0h22 1v1 190 1h-1-22-1v-1-190-1zM832 1v190h-1v-2h22v2h-1v-190h1v1h-22v-1zM1018 116v11 1h-1-102v-1h1c1 15 5 26 13 35 8 8 19 12 34 12 8 0 16-1 24-3s16-5 24-10l2-1v3 21l-1 1c-8 3-16 6-25 8-8 1-17 2-25 2-22 0-40-6-53-19-12-13-19-31-19-53s6-40 18-54c13-13 29-20 50-20 18 0 33 7 44 18 11 12 16 29 16 49zM1016 116c0-20-6-35-16-47-10-11-24-17-42-17-20 0-36 6-48 19s-17 30-17 52c0 21 6 39 18 51 13 13 29 19 51 19 8 0 16-1 25-3 8-2 16-4 24-8l1 2h-2v-21h2v1c-8 4-16 7-24 9s-16 3-25 3c-15 0-27-4-35-12-9-8-14-21-15-37v-1h2 102v1h-1zM993 110c0-12-3-22-10-29-6-7-14-10-25-10-12 0-22 3-29 10s-11 16-12 29h-2v-1l80-1v2zM995 111h-80-1v-1c1-13 6-24 13-31 8-7 18-11 31-11 11 0 20 4 27 12 7 7 11 17 11 30v1zM1077 170v72 1h-1-22-2v-1-188-1h2 22 1v1 21h-1l-1-1c5-8 11-15 18-19 7-3 16-6 26-6 17 0 31 7 41 21 11 13 16 30 16 52 0 21-5 40-16 53-10 13-24 20-41 20-10 0-19-2-26-6s-13-10-18-18l1-1zM1077 170c5 7 10 13 17 17s15 6 25 6c16 0 29-6 39-19s15-31 15-52-5-38-15-51-23-19-39-19c-10 0-18 2-25 6-7 3-12 9-17 17l-2 4v-4-21h1v1h-22v-1h1v188h-1v-1h22v1h-1v-72-4zM1150 122c0-16-3-29-9-38-7-9-16-13-27-13-12 0-20 4-27 13s-10 22-10 38 3 29 10 39c7 9 15 13 27 13 11 0 20-4 27-13 6-10 9-23 9-39zM1153 122c0 16-4 30-10 40-7 10-17 15-29 15s-22-5-29-15-10-24-10-40c0-17 3-30 10-39 7-10 17-15 29-15s22 5 29 15c6 9 10 22 10 39zM1324 108v83 1h-1-22-2v-1-83c0-12-2-21-7-28-5-6-12-9-21-9-12 0-21 4-28 11-7 8-10 18-10 31v78 1h-1-23-1v-1-190-1h1 23 1v1 74h-1l-1-1c5-8 12-14 19-18s16-7 26-7c15 0 28 5 36 15s12 25 12 44zM1322 108c0-19-4-33-12-42s-19-14-34-14c-10 0-18 2-25 6s-13 10-18 18l-2 3v-4-74h1v1h-23v-1h2v190h-2v-2h23v2h-1v-78c0-14 3-24 10-32s17-12 30-12c10 0 18 3 23 10 5 6 8 16 8 29v83h-1v-2h22v2h-1zM1419 71c-12 0-21 4-28 13-6 9-10 22-10 38s4 28 10 38c7 9 16 14 28 14 11 0 20-5 27-14 7-10 10-22 10-38s-3-28-10-38c-7-9-16-13-27-13zM1419 68c12 0 22 5 29 15s10 23 10 39-3 29-10 40c-7 9-17 14-29 14-13 0-23-5-30-14-7-11-10-24-10-40 0-17 3-30 10-39 8-10 17-15 30-15zM1419 49c19 0 35 7 46 20s17 30 17 53c0 22-6 41-17 54s-27 19-46 19c-20 0-36-6-47-19s-17-32-17-54c0-23 6-40 17-53s27-20 47-20zM1419 52c-20 0-34 6-45 18-11 13-16 30-16 52s5 40 16 52c11 13 25 19 45 19 19 0 33-6 44-19 11-12 17-30 17-52s-6-39-17-52c-11-12-25-18-44-18zM1613 122c0-16-3-29-10-38-6-9-15-13-26-13-12 0-21 4-27 13-7 9-10 22-10 38s3 29 10 39c6 9 15 13 27 13 11 0 20-4 26-13 7-10 10-23 10-39zM1616 122c0 16-4 30-11 40s-16 15-28 15c-13 0-22-5-29-15s-11-24-11-40c0-17 4-30 11-39 7-10 16-15 29-15 12 0 21 5 28 15 7 9 11 22 11 39zM1538 74c4-8 11-15 18-19 7-3 16-6 26-6 17 0 31 7 41 21 10 13 16 30 16 52 0 21-6 40-16 53s-24 20-41 20c-10 0-19-2-26-6s-14-10-18-18l1-1h1v21 1h-1-23-1v-1-190-1h1 23 1v1 74h-1zM1537 75v-74h2v1h-23v-1h2v190h-2v-2h23v2h-2v-21-4l3 4c4 7 10 13 17 17s15 6 25 6c16 0 29-6 39-19s15-31 15-52-5-38-15-51-23-19-39-19c-10 0-18 2-25 6-7 3-13 9-17 17l-3 4zM1673 53h22 2v1 139c0 17-4 30-11 38-6 8-17 12-32 12h-9-1v-1-19-1h1 6c8 0 14-2 17-5 2-4 4-12 4-24v-139-1zM1674 54v139c0 12-1 21-5 25-3 4-9 6-18 6h-6v-1h1v19h-1v-1h9c14 0 24-4 31-11 6-8 9-20 9-37v-139h1v1h-22v-1zM1673 0h22 2v1 28 2h-2-22-1v-2-28-1zM1674 1v28h-1v-1h22v1h-1v-28h1v1h-22v-1zM1859 116v11 1h-1-102v-1h1c1 15 6 26 14 35 8 8 19 12 33 12 9 0 17-1 25-3s15-5 23-10l2-1v3 21l-1 1c-8 3-16 6-24 8-9 1-17 2-26 2-22 0-39-6-52-19s-20-31-20-53 7-40 19-54c12-13 28-20 49-20 18 0 33 7 44 18 11 12 16 29 16 49zM1857 116c0-20-5-35-16-47-10-11-24-17-42-17-20 0-36 6-47 19-12 13-18 30-18 52 0 21 6 39 18 51 13 13 30 19 51 19 8 0 17-1 25-3s17-4 24-8l1 2h-1v-21h1l1 1c-8 4-17 7-25 9s-16 3-25 3c-15 0-27-4-35-12-9-8-13-21-14-37v-1h1 102v1h-1zM1835 110c-1-12-4-22-10-29-7-7-15-10-26-10-12 0-21 3-29 10-7 7-11 16-12 29h-1v-1l79-1v2zM1836 111h-79-2v-1c2-13 6-24 14-31 7-7 18-11 30-11 11 0 21 4 28 12 6 7 10 17 10 30v1zM1994 59v21 2l-1-1c-7-3-13-6-19-8-6-1-13-2-19-2-14 0-25 4-33 13-7 9-11 21-11 38 0 16 4 29 11 39 8 9 19 13 33 13 6 0 13-1 19-3 6-1 12-4 19-7l1-1v2 20 1c-7 3-13 6-20 7-7 2-14 2-21 2-21 0-38-6-50-19s-18-32-18-54 6-40 18-53c13-13 30-20 51-20 7 0 14 1 20 3 7 1 13 3 20 6zM1993 60c-6-3-13-5-19-6-7-1-13-2-20-2-21 0-37 6-49 19-12 12-18 29-18 51 0 21 6 39 18 52s28 19 48 19c7 0 14-1 21-2 6-2 12-4 19-7v1h-1v-20h1l1 1c-7 3-13 6-19 8-7 1-13 2-20 2-15 0-26-4-34-14-9-10-13-23-13-40s4-30 13-40c8-9 19-14 34-14 7 0 13 1 20 3 6 2 12 4 19 8l-1 1h-1v-21h1zM2055 15v39h-1v-1h46 1v1 17 2h-1-46v-2h1v74c0 12 1 18 4 21s9 5 18 5h23 1v1 19 1h-1-23c-18 0-30-4-37-10-6-7-10-19-10-37v-74h2v2h-17-1v-2-17-1h1 17v1h-2v-39-1h2 22 1zM2054 17h-22v-2h1v39 1h-1-17v-1h1v17h-1v-1h17 1v1 74c0 18 3 29 9 35s18 9 35 9h23v2h-2v-19h2v1h-23c-10 0-16-2-20-5-3-3-4-11-4-23v-74-1h1 46v1h-2v-17h2v1h-46-1v-1-39h1zM2216 58v21 2l-2-1c-6-3-13-5-19-7-7-2-14-2-21-2-11 0-19 1-24 4-5 4-8 8-8 15 0 5 2 8 6 11 3 3 11 5 23 8l8 2-1 1 1-1c15 3 27 8 34 14 7 7 10 16 10 27 0 14-5 24-15 32-10 7-25 11-42 11-7 0-15 0-23-2-8-1-16-3-25-6l-1-1v-23-2h2c8 5 16 8 24 10s16 3 23 3c11 0 18-2 24-5 5-3 8-8 8-15 0-6-2-10-6-13s-12-6-26-9l-8-2v-1 1c-14-3-24-8-30-14-7-6-10-15-10-25 0-13 5-24 14-31s23-11 39-11c9 0 16 1 24 2 7 2 14 3 20 6h1zM2214 59c-6-2-12-4-20-5-7-1-14-2-23-2-16 0-28 3-37 10s-13 16-13 29c0 10 3 18 8 24 6 5 16 10 30 13l7 1v2-2c14 3 23 7 28 10 4 3 6 9 6 15 0 8-3 13-9 17s-14 6-25 6c-7 0-16-1-24-4-8-2-16-5-24-9v-1h2v23h-2l1-2c8 3 17 5 24 7 8 1 16 2 23 2 17 0 30-4 40-11s15-17 15-30c0-11-3-19-10-25-6-6-17-10-33-14l-8-2 1-1-1 1c-12-2-20-5-24-8s-6-8-6-13c0-7 3-13 9-17 5-3 14-5 25-5 7 0 15 1 21 3 7 1 14 4 20 7v1h-2v-21h2zM2260 159h26 1v1 31 1h-1-26-1v-1-31-1zM2261 160v31h-1v-2h26v2h-2v-31h2v1h-26v-1zM2435 59v21 2l-2-1c-6-3-12-6-19-8-6-1-12-2-18-2-15 0-25 4-33 13s-12 21-12 38c0 16 4 29 12 39 8 9 18 13 33 13 6 0 12-1 18-3 7-1 13-4 19-7l2-1v2 20 1h-1c-6 3-13 6-19 7-7 2-14 2-22 2-21 0-37-6-49-19-13-13-19-32-19-54s7-40 19-53 29-20 51-20c6 0 13 1 20 3 6 1 13 3 19 6h1zM2433 60c-6-3-12-5-19-6-6-1-13-2-19-2-21 0-37 6-49 19-12 12-18 29-18 51 0 21 6 39 17 52 12 13 28 19 48 19 8 0 14-1 21-2 7-2 13-4 19-7l1 1h-2v-20h2v1c-6 3-13 6-19 8-6 1-13 2-19 2-15 0-27-4-35-14s-12-23-12-40 4-30 12-40c8-9 20-14 35-14 6 0 13 1 19 3s13 4 19 8v1h-2v-21h2zM2525 71c-12 0-21 4-28 13-6 9-10 22-10 38s4 28 10 38c7 9 16 14 28 14 11 0 20-5 27-14 7-10 10-22 10-38s-3-28-10-38c-7-9-16-13-27-13zM2525 68c12 0 22 5 29 15s11 23 11 39-4 29-11 40c-7 9-17 14-29 14-13 0-23-5-30-14-7-11-10-24-10-40 0-17 3-30 10-39 8-10 18-15 30-15zM2525 49c19 0 35 7 46 20s17 30 17 53c0 22-6 41-17 54s-27 19-46 19c-20 0-36-6-47-19s-17-32-17-54c0-23 6-40 17-53s27-20 47-20zM2525 52c-19 0-34 6-45 18-11 13-16 30-16 52s5 40 16 52c11 13 26 19 45 19s34-6 44-19c11-12 17-30 17-52s-6-39-17-52c-10-12-25-18-44-18zM2728 79c5-10 12-17 20-22s17-8 28-8c14 0 26 6 33 16 8 10 12 24 12 43v83 1h-1-22-2v-1-83c0-12-2-22-6-28-5-6-11-9-20-9-12 0-20 4-27 11-6 8-9 18-9 31v78 1h-2-22-1v-1-83c0-13-2-22-7-28-4-6-11-9-20-9-11 0-20 4-26 11-7 8-10 18-10 31v78 1h-1-23-1v-1-137-1h1 23 1v1 21h-1l-1-1c5-8 11-14 18-18 8-4 16-7 26-7s19 3 26 8 12 13 16 23h-1zM2727 80c-3-9-8-16-14-21-7-5-15-7-25-7-9 0-17 2-24 6s-13 9-18 18l-2 3v-4-21h1v1h-23v-1h2v137h-2v-2h23v2h-1v-78c0-13 3-24 10-32s16-12 28-12c10 0 17 3 22 10 5 6 7 16 7 29v83h-1v-2h22v2h-1v-78c0-14 4-24 10-32 7-8 17-12 29-12 9 0 17 3 22 10 4 6 7 16 7 29v83h-1v-2h22v2h-1v-83c0-18-4-32-12-42-7-9-17-14-31-14-10 0-19 2-27 7-7 5-14 12-19 22l-2 2z">
          <text:p/>
        </draw:path>
        <draw:polyline draw:style-name="gr1" draw:text-style-name="P1" draw:layer="layout" svg:width="7.713cm" svg:height="0.488cm" svg:x="0.997cm" svg:y="0.975cm" svg:viewBox="0 0 7714 489" draw:points="0,482 7714,489 7714,0">
          <text:p/>
        </draw:polyline>
        <draw:path draw:style-name="gr2" draw:text-style-name="P2" draw:layer="layout" svg:width="7.227cm" svg:height="0.29cm" svg:x="1.259cm" svg:y="1.074cm" svg:viewBox="0 0 7228 291" svg:d="M176 26v31c-10-10-21-16-32-21s-23-7-36-7c-25 0-44 8-57 23-14 15-20 37-20 66s6 51 20 66c13 16 32 23 57 23 13 0 25-2 36-7 11-4 22-11 32-20v31c-11 7-21 12-33 15-12 4-24 7-37 7-33 0-59-11-78-32-19-20-28-48-28-83s9-63 28-83 45-30 78-30c13 0 26 2 37 5 12 3 23 9 33 16zM284 82c-14 0-25 6-34 17-8 11-12 27-12 47 0 19 4 35 12 46s20 17 34 17c15 0 26-6 35-17 8-12 12-27 12-46 0-20-4-35-12-47-9-11-20-17-35-17zM284 59c24 0 42 8 56 23 13 16 20 37 20 64 0 26-7 47-20 63-14 15-32 24-56 24-23 0-42-9-55-24-13-16-20-37-20-63 0-27 7-48 20-64 13-15 32-23 55-23zM430 203v88h-27v-228h27v25c6-9 13-17 21-21 9-5 19-8 31-8 20 0 36 8 49 24 12 16 18 37 18 63 0 25-6 46-18 62-13 16-29 25-49 25-12 0-22-4-31-8-8-5-15-12-21-22zM522 146c0-20-5-36-13-47s-19-17-33-17c-15 0-26 6-34 17s-12 27-12 47c0 19 4 35 12 46s19 17 34 17c14 0 25-6 33-17s13-27 13-46zM661 244c-8 19-15 32-22 38-8 6-17 9-29 9h-22v-23h16c7 0 13-2 17-5 4-4 9-12 14-25l5-13-67-162h29l51 129 51-129h29zM865 89c-3-2-7-4-10-4-4-1-8-2-12-2-15 0-27 5-35 15s-12 24-12 43v86h-27v-164h27v26c5-10 13-17 22-22s20-8 33-8c2 0 4 1 6 1s5 0 7 1zM893 63h27v164h-27zM893 0h27v34h-27zM1084 143c0-19-4-34-12-45s-19-16-34-16c-14 0-25 5-33 16s-12 26-12 45c0 20 4 35 12 46 8 10 19 16 33 16 15 0 26-6 34-16 8-11 12-26 12-46zM1111 207c0 29-6 50-18 63-13 14-32 21-57 21-10 0-19-1-27-2-8-2-17-4-24-7v-26c7 4 15 7 23 9s16 3 24 3c17 0 30-4 39-13 9-10 13-24 13-43v-13c-5 9-12 16-21 21s-19 7-31 7c-20 0-36-7-49-23-12-15-18-35-18-61 0-25 6-45 18-61 13-15 29-23 49-23 12 0 22 3 31 8 9 4 16 12 21 21v-25h27zM1302 128v99h-27v-98c0-15-3-27-9-35-6-7-15-11-27-11-15 0-26 4-35 14-8 9-13 22-13 38v92h-27v-227h27v89c7-10 15-17 23-22 9-5 19-8 31-8 18 0 33 6 42 18 10 12 15 29 15 51zM1381 17v46h55v21h-55v89c0 14 2 22 6 26 3 4 11 6 22 6h27v22h-27c-21 0-35-4-43-11-8-8-12-22-12-43v-89h-20v-21h20v-46zM1597 202h103v25h-139v-25c11-11 27-27 46-46 19-20 31-32 36-38 10-11 16-20 20-27 4-8 6-15 6-22 0-12-4-21-12-28-8-8-19-11-32-11-9 0-19 1-30 5-10 3-21 8-33 14v-30c12-4 23-8 34-11 10-2 20-3 28-3 23 0 41 5 54 17 14 11 21 26 21 45 0 9-2 18-5 26-4 8-10 17-19 28-2 3-10 11-23 25-13 13-32 32-55 56zM1826 28c-15 0-26 8-34 23s-12 37-12 67 4 53 12 68 19 22 34 22c16 0 27-7 35-22 7-15 11-38 11-68s-4-52-11-67c-8-15-19-23-35-23zM1826 5c25 0 43 9 56 29 13 19 20 47 20 84s-7 65-20 85c-13 19-31 30-56 30-24 0-43-11-56-30-13-20-19-48-19-85s6-65 19-84c13-20 32-29 56-29zM1960 202h48v-166l-52 10v-27l52-10h30v193h48v25h-126zM2139 9h141v12l-79 206h-31l74-193h-105zM2342 190h32v25l-25 48h-19l12-48zM2602 38l-40 109h80zM2585 9h34l83 218h-30l-20-56h-99l-20 56h-31zM2732 0h27v227h-27zM2956 139v13h-124c1 18 7 32 17 42s24 15 42 15c10 0 20-1 30-4 9-3 19-6 29-11v25c-10 4-20 7-30 9-10 3-20 5-31 5-26 0-47-9-62-24s-23-36-23-62c0-27 7-48 22-64 14-16 34-24 58-24 22 0 40 8 53 22s19 33 19 58zM2929 131c0-15-4-27-12-36-8-8-19-13-32-13-15 0-27 5-36 13s-15 20-16 36zM3028 203v88h-27v-228h27v25c5-9 13-17 21-21 9-5 19-8 31-8 20 0 36 8 49 24 12 16 18 37 18 63 0 25-6 46-18 62-13 16-29 25-49 25-12 0-22-4-31-8-8-5-16-12-21-22zM3119 146c0-20-4-36-12-47s-19-17-33-17c-15 0-26 6-34 17s-12 27-12 47c0 19 4 35 12 46s19 17 34 17c14 0 25-6 33-17s12-27 12-46zM3327 128v99h-27v-98c0-15-3-27-9-35-6-7-15-11-27-11-15 0-26 4-35 14-8 9-12 22-12 38v92h-27v-227h27v89c6-10 14-17 22-22 9-5 19-8 31-8 18 0 33 6 42 18 10 12 15 29 15 51zM3565 29c-21 0-38 8-51 24-12 16-19 38-19 65 0 28 7 50 19 66 13 16 30 24 51 24 22 0 39-8 51-24 13-16 19-38 19-66 0-27-6-49-19-65-12-16-29-24-51-24zM3565 5c31 0 55 10 74 31 18 20 27 48 27 82 0 35-9 62-27 83-19 20-43 32-74 32-30 0-55-12-73-32-19-21-28-48-28-83 0-34 9-62 28-82 18-21 43-31 73-31zM3830 146c0-20-4-36-12-47s-19-17-34-17c-14 0-25 6-33 17-9 11-13 27-13 47 0 19 4 35 13 46 8 11 19 17 33 17 15 0 26-6 34-17s12-27 12-46zM3738 88c6-9 13-17 22-21 9-5 19-8 31-8 20 0 36 8 48 24 13 16 19 37 19 63 0 25-6 46-19 62-12 16-28 25-48 25-12 0-22-4-31-8-9-5-16-12-22-22v24h-27v-227h27zM3901 63h27v167c0 22-4 37-12 47-8 9-20 14-38 14h-10v-23h7c10 0 17-2 21-7 3-5 5-15 5-31zM3901 0h27v34h-27zM4126 139v13h-124c1 18 6 32 16 42s24 15 42 15c11 0 21-1 30-4 10-3 20-6 29-11v25c-9 4-19 7-30 9-10 3-20 5-30 5-27 0-47-9-63-24-15-15-22-36-22-62 0-27 7-48 21-64 15-16 34-24 59-24 22 0 39 8 52 22s20 33 20 58zM4099 131c-1-15-5-27-13-36-8-8-19-13-32-13-15 0-27 5-36 13s-14 20-15 36zM4289 70v25c-7-4-15-8-23-10-7-2-15-3-23-3-17 0-31 6-41 17-9 11-14 26-14 47 0 20 5 35 14 46 10 11 24 17 41 17 8 0 16-1 23-3 8-2 16-6 23-10v25c-7 4-15 6-23 8s-17 4-26 4c-25 0-44-9-59-25-14-15-22-36-22-62 0-27 8-48 22-64 15-15 35-23 61-23 8 0 16 1 24 3s16 4 23 8zM4363 17v46h55v21h-55v89c0 14 2 22 5 26 4 4 11 6 23 6h27v22h-27c-21 0-36-4-44-11-7-8-11-22-11-43v-89h-20v-21h20v-46zM4558 68v26c-8-4-16-7-24-9s-17-3-26-3c-13 0-23 2-30 6-6 4-10 10-10 19 0 6 3 11 7 14 5 4 15 7 29 10l10 3c19 4 32 9 40 17 8 7 12 18 12 31 0 15-6 27-18 36s-28 15-49 15c-9 0-18-2-28-4-9-2-19-4-30-8v-27c10 5 20 9 29 11 10 3 20 4 29 4 13 0 23-2 29-6 7-5 11-11 11-19 0-7-3-13-8-17s-15-7-32-11l-10-2c-16-4-28-9-36-16-7-8-11-18-11-30 0-16 6-28 17-36s26-13 46-13c10 0 19 1 28 3 9 1 17 3 25 6zM4616 190h31v25l-24 48h-19l12-48zM4802 9h30v218h-30zM5027 128v99h-27v-98c0-15-3-27-9-35-6-7-15-11-27-11-15 0-26 4-35 14-8 9-12 22-12 38v92h-27v-164h27v26c6-10 14-17 23-22 8-5 18-8 30-8 19 0 33 6 43 18 9 12 14 29 14 51zM5198 70v25c-8-4-15-8-23-10s-16-3-23-3c-18 0-31 6-41 17s-15 26-15 47c0 20 5 35 15 46s23 17 41 17c7 0 15-1 23-3s15-6 23-10v25c-8 4-16 6-24 8s-16 4-25 4c-25 0-45-9-59-25-15-15-22-36-22-62 0-27 7-48 22-64 15-15 35-23 60-23 9 0 17 1 25 3s15 4 23 8zM5248 190h31v37h-31zM5601 26v31c-9-10-20-16-31-21-12-5-24-7-36-7-25 0-44 8-58 23-13 15-20 37-20 66s7 51 20 66c14 16 33 23 58 23 12 0 24-2 36-7 11-4 22-11 31-20v31c-10 7-21 12-32 15-12 4-24 7-37 7-33 0-59-11-78-32-19-20-29-48-29-83s10-63 29-83 45-30 78-30c13 0 25 2 37 5 11 3 22 9 32 16zM5811 26v31c-10-10-20-16-31-21-12-5-24-7-36-7-25 0-45 8-58 23s-20 37-20 66 7 51 20 66c13 16 33 23 58 23 12 0 24-2 36-7 11-4 21-11 31-20v31c-10 7-21 12-32 15-12 4-24 7-37 7-33 0-59-11-78-32-19-20-29-48-29-83s10-63 29-83 45-30 78-30c13 0 25 2 37 5 11 3 22 9 32 16zM5983 123v80h48c15 0 27-3 35-10 8-6 11-17 11-30 0-14-3-24-11-30-8-7-20-10-35-10zM5983 33v66h44c14 0 25-3 32-8 7-6 11-14 11-25s-4-19-11-25c-7-5-18-8-32-8zM5954 9h75c23 0 40 4 52 14 12 9 19 22 19 40 0 13-4 24-10 32s-15 13-27 14c14 4 25 10 34 20 8 10 12 22 12 37 0 20-7 35-20 45-14 11-32 16-57 16h-78zM6115 9h32l61 90 60-90h32l-78 114v104h-29v-104zM6278 133h79v24h-79zM6531 16v29c-11-6-21-10-31-12-10-3-20-4-29-4-16 0-29 3-37 9-9 6-14 15-14 27 0 10 3 17 9 22s17 9 33 12l18 3c22 5 38 12 49 23 10 10 16 24 16 42 0 21-8 37-22 48s-35 18-62 18c-11 0-22-3-33-5-12-2-24-6-36-10v-31c12 7 23 12 35 15 11 4 23 6 34 6 17 0 30-4 39-10 9-7 14-16 14-29 0-10-4-19-10-25-7-6-18-11-33-14l-18-3c-22-4-38-11-48-21-9-9-14-22-14-39 0-19 7-34 20-46 14-11 32-16 56-16 11 0 21 1 32 3 10 1 21 4 32 8zM6668 38l-40 109h81zM6652 9h33l83 218h-30l-20-56h-99l-20 56h-31zM6979 35l-75 116h75zM6971 9h37v142h32v25h-32v51h-29v-51h-99v-29zM7153 28c-15 0-27 8-34 23-8 15-12 37-12 67s4 53 12 68c7 15 19 22 34 22s27-7 34-22c8-15 12-38 12-68s-4-52-12-67c-7-15-19-23-34-23zM7153 5c24 0 43 9 56 29 13 19 19 47 19 84s-6 65-19 85c-13 19-32 30-56 30-25 0-43-11-56-30-13-20-20-48-20-85s7-65 20-84c13-20 31-29 56-29z">
          <text:p/>
        </draw:path>
        <draw:path draw:style-name="gr2" draw:text-style-name="P2" draw:layer="layout" svg:width="7.231cm" svg:height="0.293cm" svg:x="1.257cm" svg:y="1.072cm" svg:viewBox="0 0 7232 294" svg:d="M179 28v31 3l-2-2c-10-9-20-16-32-21-11-4-22-6-35-6-25 0-43 7-56 22s-20 37-20 65c0 29 7 50 20 65s31 23 56 23c13 0 24-2 35-7 12-5 22-11 32-20l2-3v4 31 1c-11 7-22 12-34 16-11 3-24 5-37 5-33 0-60-10-79-31-19-20-29-48-29-84 0-35 10-63 29-84 19-20 46-31 79-31 13 0 26 2 38 6 11 3 22 8 33 15v1zM177 29c-10-7-21-12-32-16-12-3-24-5-37-5-33 0-58 10-77 30s-28 47-28 82 9 62 28 82 44 30 77 30c13 0 25-2 37-5 11-4 22-9 32-16l1 2h-2v-31h2l1 1c-10 9-21 16-32 21-12 4-24 7-37 7-25 0-45-8-59-24-13-15-20-38-20-67s7-51 20-67c14-15 34-23 59-23 13 0 25 2 37 7 11 4 22 11 32 21l-1 1h-2v-31h2zM286 86c-14 0-24 5-33 16-8 11-12 26-12 46 0 19 4 34 12 45s19 16 33 16 25-5 33-16c9-11 13-26 13-45 0-20-4-35-13-46-8-11-19-16-33-16zM286 83c15 0 27 6 36 17 8 12 13 28 13 48 0 19-5 35-13 47-9 11-21 17-36 17-14 0-27-6-35-17-9-12-13-28-13-47 0-20 4-36 13-48 9-11 21-17 35-17zM286 60c24 0 43 8 57 23 13 16 20 37 20 65 0 27-7 48-20 64-14 15-33 23-57 23-23 0-42-8-56-23-14-16-20-37-20-64 0-28 6-49 20-65 14-15 33-23 56-23zM286 63c-23 0-41 7-54 22s-19 36-19 63c0 26 6 47 19 62s31 22 54 22c24 0 41-7 54-22 14-15 20-36 20-62 0-27-6-48-20-63-13-15-30-22-54-22zM433 205v88 1h-1-27-2v-1-228-1h2 27 1v1 25h-1l-1-1c5-9 13-17 22-22 8-5 19-7 31-7 21 0 37 8 50 24s19 38 19 64-6 47-19 63-29 24-50 24c-12 0-23-2-31-7-9-5-17-13-22-22l1-1zM433 204c6 10 13 17 21 21 8 5 18 7 30 7 20 0 35-7 48-23 12-16 18-36 18-61 0-26-6-46-18-62-13-15-28-23-48-23-12 0-22 2-30 7-8 4-15 11-21 21l-3 5v-6-25h2v2h-27v-2h1v228h-1v-2h27v2h-2v-88-6zM522 148c0-20-4-35-12-46s-18-17-32-17-25 6-33 17-12 26-12 46c0 19 4 34 12 45s19 17 33 17 24-6 32-17 12-26 12-45zM525 148c0 20-4 36-12 47-9 12-21 18-35 18-15 0-27-6-35-18-8-11-13-27-13-47s5-36 13-48 20-18 35-18c14 0 26 6 35 18 8 12 12 28 12 48zM664 245c-7 21-15 34-22 40-8 6-18 9-30 9h-22-1v-1-23-1h1 16c7 0 12-2 16-5 4-4 9-12 13-26l5-12 2 1h-2l-66-161-1-2h2 29 1v1l52 128-2 1-1-1 51-128v-1h1 29 2l-1 2-72 179h-1zM662 244l72-179h1v2h-29v-2l2 1-51 128-2 4-1-4-51-128 1-1v2h-29v-2h2l66 161v1l-5 13-1-1 1 1c-5 14-9 22-14 26-4 4-10 6-18 6h-16v-2h2v23h-2v-2h22c12 0 21-3 28-8 7-6 14-19 22-39zM866 92c-3-2-6-3-10-4-3-1-7-1-11-1-15 0-26 5-34 14-8 10-12 24-12 42v86 2h-1-27-2v-2-164-1h2 27 1v1 26h-1l-2-1c6-10 14-18 23-23s21-7 34-7c2 0 4 0 6 0 2 1 5 1 8 1l1 1v1 28 2zM865 91v-28h1v1c-2 0-5 0-7-1-2 0-4 0-6 0-13 0-24 2-32 7-9 5-16 12-22 22l-3 5v-6-26h2v2h-27v-2h1v164h-1v-1h27v1h-2v-86c0-19 4-34 13-44 8-10 20-15 36-15 4 0 8 0 12 1s7 2 10 4v2zM895 64h27 1v1 164 2h-1-27-2v-2-164-1zM896 65v164h-1v-1h27v1h-2v-164h2v2h-27v-2zM895 0h27 1v2 34 1h-1-27-2v-1-34-2zM896 2v34h-1v-2h27v2h-2v-34h2v1h-27v-1zM1085 145c0-19-4-34-12-44s-18-16-33-16c-14 0-24 6-32 16s-12 25-12 44c0 20 4 34 12 45 8 10 18 15 32 15 15 0 25-5 33-15 8-11 12-25 12-45zM1088 145c0 20-4 36-12 47-9 11-21 16-36 16-14 0-26-5-34-16-9-11-13-27-13-47 0-19 4-35 13-46 8-11 20-17 34-17 15 0 27 6 36 17 8 11 12 27 12 46zM1115 209c0 28-6 50-19 64s-32 21-58 21c-10 0-19 0-27-2-9-1-17-4-25-6l-1-1v-1-26-3l2 2c8 4 16 7 23 9 8 2 16 3 24 3 17 0 30-4 38-13 9-10 13-24 13-42v-13h1 2c-6 10-13 18-22 23-9 4-20 7-32 7-21 0-37-8-50-24-12-15-19-36-19-62 0-25 7-46 19-62 13-15 29-23 50-23 12 0 23 2 32 7s16 13 22 23h-2-1v-25-1h1 27 2v1zM1112 209v-144h1v2h-27v-2h2v25 6l-3-5c-5-9-12-16-21-21-8-5-18-7-30-7-20 0-35 7-48 22-12 15-18 35-18 60 0 26 6 45 18 60 13 15 28 23 48 23 12 0 22-2 30-7 9-5 16-12 21-21l3-5v6 13c0 19-5 34-14 44-9 9-22 14-40 14-9 0-17-1-24-3-8-2-16-5-24-10l1-1h1v26h-1v-1c8 3 16 5 24 6 9 2 17 2 27 2 25 0 44-6 56-20 12-13 18-34 18-62zM1305 130v99 2h-1-27-2v-2-98c0-15-3-26-8-34-6-7-15-11-26-11-15 0-26 5-34 14s-12 21-12 37v92 2h-2-27-1v-2-227-2h1 27 2v2 89h-2l-1-1c7-10 15-18 24-23 8-5 19-7 31-7 19 0 34 6 43 18 10 12 15 30 15 52zM1302 130c0-22-4-39-14-50-9-11-23-17-41-17-12 0-21 2-30 7s-16 12-22 22l-3 4v-5-89h1v1h-27v-1h2v227h-2v-1h27v1h-1v-92c0-17 4-30 13-39 9-10 21-15 36-15 12 0 22 4 28 12s9 21 9 36v98h-1v-1h27v1h-2zM1385 19v46h-2v-1h55 2v1 21 2h-2-55v-2h2v89c0 14 1 22 5 25 3 4 10 5 21 5h27 2v2 22 2h-2-27c-21 0-36-4-44-12s-13-23-13-44v-89h2v2h-20-1v-2-21-1h1 20v1h-2v-46-2h2 27 2zM1383 20h-27v-1h1v46 2h-1-20v-2h2v21h-2v-1h20 1v1 89c0 21 4 34 12 42 7 7 21 11 42 11h27v1h-1v-22h1v1h-27c-12 0-20-2-24-6s-5-13-5-27v-89-1h1 55v1h-1v-21h1v2h-55-1v-2-46h1zM1599 203h103 1v1 25 2h-1-139-2v-2-25l1-1c11-11 26-27 46-46 19-20 31-33 36-38 10-11 16-20 20-27s5-14 5-21c0-11-3-20-11-27s-18-11-31-11c-9 0-19 2-29 5s-21 8-33 14l-2 2v-3-30-1h1c12-5 23-9 33-11 11-2 21-4 29-4 23 0 42 6 55 18 14 11 21 27 21 46 0 9-2 18-5 26s-10 18-19 29c-2 3-10 11-23 25-13 13-32 32-55 57l-1-2zM1597 203c24-24 43-43 56-56 13-14 21-22 23-25l1 1-1-1c9-11 15-20 18-28s5-16 5-25c0-18-6-33-20-44-13-11-30-17-53-17-8 0-18 2-28 4s-21 6-33 11l-1-2h2v30h-2v-1c11-7 23-12 33-15s20-5 30-5c13 0 24 4 33 12 8 7 12 17 12 29 0 7-2 15-5 23-4 7-11 16-20 27l-2-1 2 1c-5 6-18 18-37 38-19 19-35 35-46 47l-1-2h1v25h-1v-1h139v1h-2v-25h2v2h-103-4zM1828 32c-15 0-25 7-33 21-7 15-11 37-11 67s4 52 11 67c8 15 18 22 33 22s26-7 33-22c8-15 12-37 12-67s-4-52-12-67c-7-14-18-21-33-21zM1828 29c16 0 28 8 36 23s12 38 12 68-4 53-12 68c-8 16-20 24-36 24-15 0-28-8-35-24-8-15-12-38-12-68s4-53 12-68c7-15 20-23 35-23zM1828 5c25 0 45 10 58 30s19 48 19 85-6 66-19 85c-13 20-33 30-58 30s-44-10-57-30c-13-19-20-48-20-85s7-65 20-85 32-30 57-30zM1828 8c-24 0-42 10-55 29-12 19-19 47-19 83 0 37 7 65 19 84 13 19 31 28 55 28s42-9 55-28 19-47 19-84c0-36-6-64-19-83s-31-29-55-29zM1962 203h48v1h-1v-166h1l1 1-53 11h-2v-2-27-1h1l53-11h30 1v2 193h-1v-1h48 1v1 25 2h-1-126-1v-2-25-1zM1964 204v25h-2v-1h126v1h-2v-25h2v2h-48-2v-2-193h2v1h-30v-1 1l-52 11v-2h1v27h-1l-1-1 53-11h2v2 166 2h-2-48v-2zM2141 9h141 1v2 12 1l-79 206v1h-1-31-3l1-2 75-194 1 1v1h-105-1v-1-25-2zM2143 11v25h-2v-2h105 3l-1 2-75 194-1-1v-1h31v1h-2l80-206h1-2v-12h2v1h-141v-1zM2344 191h32 1v1 25 1l-25 48v1h-1-19-2v-2l12-48h2-2v-25-1zM2345 192v25 1l-12 48-1-1v-1h19v1h-2l25-48h2-2v-25h2v2h-32v-2zM2606 40l-41 109h-1v-2h80v2h-1l-40-109h1zM2606 39l40 109 1 2h-3-80-2l1-2 40-109 1-3zM2587 9h34 1v1l84 219v2h-2-30-2v-1l-20-56 2-1v2h-99v-2l1 1-19 56-1 1h-1-31-2l1-2 83-219v-1zM2589 11l-84 219-1-1v-1h31v1h-1l20-56v-1h1 99 1v1l20 56h-1v-1h30v1l-1 1-83-219h1v1h-34v-1zM2734 0h27 1v2 227 2h-1-27-2v-2-227-2zM2735 2v227h-1v-1h27v1h-2v-227h2v1h-27v-1zM2960 141v13 1h-2-124v-1h2c1 18 6 32 16 41 10 10 23 14 41 14 10 0 20-1 29-3 10-3 20-7 29-12l2-1v3 25 1h-1c-9 5-19 8-30 10-10 2-20 3-31 3-26 0-48-8-63-23-16-16-23-37-23-63 0-27 7-49 22-65 14-16 35-24 59-24 23 0 41 7 54 22 13 14 20 34 20 59zM2957 141c0-25-7-43-19-57-13-14-30-21-52-21-24 0-43 8-57 23-14 16-21 36-21 63 0 26 7 46 22 61s35 22 61 22c10 0 21-1 31-3s20-5 29-9l1 1h-2v-25h2v1c-9 5-19 9-29 11-10 3-20 4-30 4-18 0-33-5-43-15s-16-24-17-43v-2h1 124v2h-1zM2930 133c-1-15-5-26-12-35-8-8-18-12-31-12-15 0-27 4-35 12-9 8-14 20-15 35h-2v-2h96v2zM2931 134h-96-2l1-1c1-16 6-28 16-37 9-9 21-13 37-13 13 0 25 4 33 13s12 22 13 37v1zM3031 205v88 1h-1-27-2v-1-228-1h2 27 1v1 25h-1l-2-1c6-9 14-17 22-22 9-5 20-7 32-7 20 0 37 8 50 24 12 16 19 38 19 64s-7 47-19 63c-13 16-30 24-50 24-12 0-23-2-32-7-8-5-16-13-22-22l2-1zM3031 204c6 10 12 17 21 21 8 5 18 7 30 7 20 0 35-7 48-23 12-16 18-36 18-61 0-26-6-46-18-62-13-15-28-23-48-23-12 0-22 2-30 7-9 4-15 11-21 21l-3 5v-6-25h2v2h-27v-2h1v228h-1v-2h27v2h-2v-88-6zM3120 148c0-20-4-35-12-46s-19-17-32-17c-14 0-25 6-33 17s-12 26-12 46c0 19 4 34 12 45s19 17 33 17c13 0 24-6 32-17s12-26 12-45zM3123 148c0 20-4 36-13 47-8 12-20 18-34 18-15 0-27-6-35-18-9-11-13-27-13-47s4-36 13-48c8-12 20-18 35-18 14 0 26 6 34 18 9 12 13 28 13 48zM3330 130v99 2h-1-27-2v-2-98c0-15-2-26-8-34-6-7-15-11-26-11-15 0-25 5-34 14-8 9-12 21-12 37v92 2h-1-27-2v-2-227-2h2 27 1v2 89h-1l-2-1c7-10 15-18 24-23s19-7 31-7c19 0 34 6 44 18 9 12 14 30 14 52zM3327 130c0-22-4-39-14-50-9-11-23-17-41-17-12 0-21 2-30 7-8 5-16 12-22 22l-3 4v-5-89h2v1h-27v-1h1v227h-1v-1h27v1h-2v-92c0-17 4-30 13-39 9-10 21-15 36-15 12 0 22 4 28 12s9 21 9 36v98h-1v-1h27v1h-2zM3567 32c-21 0-37 8-50 24-12 16-18 37-18 64 0 28 6 49 18 65 13 15 29 23 50 23s38-8 50-23c13-16 19-37 19-65 0-27-6-48-19-64-12-16-29-24-50-24zM3567 29c22 0 40 9 53 25 12 16 19 38 19 66s-7 50-19 67c-13 16-31 24-53 24-21 0-39-8-52-24-13-17-19-39-19-67s6-50 19-66 31-25 52-25zM3567 5c31 0 56 11 75 32 19 20 28 48 28 83s-9 63-28 84-44 31-75 31-56-10-74-31c-19-21-28-49-28-84s9-63 28-83c18-21 43-32 74-32zM3567 8c-30 0-54 10-72 31-18 20-27 47-27 81 0 35 9 62 27 82s42 30 72 30c31 0 55-10 73-30 18-21 27-48 27-82s-9-61-27-81c-18-21-42-31-73-31zM3831 148c0-20-4-35-12-46s-19-17-33-17-24 6-32 17-12 26-12 46c0 19 4 34 12 45s18 17 32 17 25-6 33-17 12-26 12-45zM3834 148c0 20-5 36-13 47-8 12-20 18-35 18-14 0-26-6-35-18-8-11-12-27-12-47s4-36 12-48c9-12 21-18 35-18 15 0 27 6 35 18s13 28 13 48zM3739 89c6-9 13-17 22-22s20-7 32-7c20 0 37 8 50 24 12 16 19 38 19 64s-7 47-19 63c-13 16-30 24-50 24-12 0-23-2-32-7s-16-13-22-22l1-1h2v24 2h-2-27-1v-2-227-2h1 27 2v2 88h-2zM3739 90v-88h1v1h-27v-1h2v227h-2v-1h27v1h-1v-24-6l3 5c5 10 12 17 21 21 8 5 18 7 30 7 19 0 35-7 47-23s19-36 19-61c0-26-7-46-19-62-12-15-28-23-47-23-12 0-22 2-30 7-9 4-16 11-21 21l-3 5zM3903 64h27 2v1 167c0 22-4 38-13 48-8 9-21 14-39 14h-10-2v-1-23-2h2 7c10 0 16-2 20-6 3-5 5-14 5-30v-167-1zM3905 65v167c0 16-2 27-6 32s-12 7-22 7h-7v-1h1v23h-1v-2h10c17 0 29-4 37-13s12-24 12-46v-167h1v2h-27v-2zM3903 0h27 2v2 34 1h-2-27-1v-1-34-2zM3905 2v34h-2v-2h27v2h-1v-34h1v1h-27v-1zM4129 141v13 1h-1-124v-1h1c1 18 7 32 16 41 10 10 24 14 41 14 10 0 20-1 30-3 10-3 19-7 29-12l2-1v3 25 1h-1c-10 5-20 8-30 10s-21 3-31 3c-27 0-48-8-64-23-15-16-23-37-23-63 0-27 7-49 22-65s35-24 60-24c22 0 40 7 53 22 13 14 20 34 20 59zM4126 141c0-25-6-43-19-57-12-14-29-21-51-21-24 0-43 8-58 23-14 16-21 36-21 63 0 26 7 46 22 61 16 15 36 22 62 22 10 0 20-1 30-3s20-5 30-9v1h-1v-25h1l1 1c-10 5-20 9-29 11-10 3-20 4-31 4-18 0-32-5-43-15-10-10-16-24-17-43v-2h2 124v2h-2zM4099 133c0-15-4-26-12-35-8-8-18-12-31-12-15 0-26 4-35 12s-14 20-15 35h-1v-2h96v2zM4101 134h-96-2v-1c1-16 7-28 16-37s22-13 37-13c14 0 25 4 33 13 9 9 13 22 13 37v1zM4293 72v25 2l-3-1c-7-4-15-7-22-9-8-2-15-3-23-3-17 0-30 5-40 16-9 11-14 26-14 46 0 19 5 34 14 45 10 11 23 16 40 16 8 0 15-1 23-3 7-2 15-5 22-9l3-1v2 25 1h-1c-8 4-16 7-24 8-8 2-17 3-26 3-25 0-45-8-60-24-15-15-22-37-22-63 0-27 7-49 22-65 15-15 36-23 62-23 8 0 16 1 24 3 8 1 16 4 24 7l1 1zM4291 73c-8-3-15-6-23-8-8-1-16-2-24-2-25 0-45 7-59 22-15 16-22 36-22 63 0 26 7 46 21 61 15 16 34 23 58 23 9 0 18-1 25-2 8-2 16-5 24-8v1h-1v-25h1l1 1c-8 5-16 8-23 10-8 2-16 3-24 3-18 0-32-6-42-17s-15-27-15-47c0-21 5-37 15-48s24-17 42-17c8 0 16 1 24 3 7 2 15 5 23 10l-1 1h-1v-25h1zM4366 19v46h-1v-1h55 2v1 21 2h-2-55v-2h1v89c0 14 2 22 5 25 4 4 11 5 22 5h27 2v2 22 2h-2-27c-21 0-36-4-45-12-8-8-12-23-12-44v-89h2v2h-20-2v-2-21-1h2 20v1h-2v-46-2h2 27 1zM4365 20h-27v-1h1v46 2h-1-20v-2h1v21h-1v-1h20 1v1 89c0 21 4 34 12 42 7 7 21 11 42 11h27v1h-1v-22h1v1h-27c-12 0-20-2-24-6s-6-13-6-27v-89-1h2 55v1h-1v-21h1v2h-55-2v-2-46h2zM4561 70v26 2l-2-1c-8-4-15-7-23-9-9-2-17-3-26-3-13 0-22 2-29 6-6 4-9 10-9 18 0 5 2 10 6 13 5 4 14 7 29 10l9 2v2-2c19 4 33 10 41 18 9 7 13 18 13 32 0 16-6 28-19 38-12 9-29 13-50 13-9 0-19-1-28-2-10-2-20-5-30-8l-1-1v-1-27-3l2 1c10 5 19 9 29 12 9 2 19 4 28 4 13 0 22-3 29-7 6-4 9-9 9-17 0-7-2-12-7-15-4-4-15-8-31-11h-1l-9-3v-1 1c-17-3-29-9-37-16-7-8-11-18-11-31 0-16 5-29 17-37 11-9 27-13 47-13 10 0 20 1 28 2 9 2 18 4 25 7h1zM4559 72c-7-3-15-5-24-7-9-1-18-2-28-2-20 0-35 4-45 12-11 8-16 20-16 35 0 12 3 22 10 29 8 7 19 12 36 15l9 3v1-1c17 3 28 7 33 11s8 11 8 18c0 8-4 15-11 20-7 4-17 7-30 7-9 0-19-2-29-4-10-3-20-7-30-12l1-1h2v27h-2v-1c11 3 21 6 30 8 10 1 19 2 28 2 20 0 37-4 48-13 12-9 18-20 18-35 0-13-4-23-12-30s-21-13-40-17l-9-2v-2 2c-15-3-25-7-29-11-6-3-8-9-8-15 0-9 3-16 10-20s18-7 31-7c9 0 18 1 26 3s17 5 24 9v2h-2v-26h2zM4618 191h31 1v1 25 1l-24 48v1h-1-19-2v-2l12-48h2-2v-25-1zM4619 192v25 1l-12 48-1-1v-1h19v1h-2l24-48h2-2v-25h2v2h-31v-2zM4804 9h30 1v2 218 2h-1-30-1v-2-218-2zM4806 11v218h-2v-1h30v1h-2v-218h2v1h-30v-1zM5031 130v99 2h-2-27-1v-2-98c0-15-3-26-9-34-6-7-14-11-26-11-14 0-25 5-33 14-9 9-13 21-13 37v92 2h-1-27-2v-2-164-1h2 27 1v1 26h-1l-1-1c6-10 14-18 23-23s19-7 31-7c19 0 34 6 44 18s15 30 15 52zM5028 130c0-22-5-39-14-50-10-11-24-17-42-17-11 0-21 2-30 7-8 5-15 12-22 22l-3 4v-5-26h2v2h-27v-2h1v164h-1v-1h27v1h-2v-92c0-17 5-30 13-39 9-10 21-15 36-15 12 0 22 4 28 12 7 8 10 21 10 36v98h-2v-1h27v1h-1zM5201 72v25 2l-2-1c-8-4-15-7-23-9-7-2-15-3-22-3-18 0-31 5-40 16s-14 26-14 46c0 19 5 34 14 45s22 16 40 16c7 0 15-1 22-3 8-2 15-5 23-9l2-1v2 25 1h-1c-7 4-15 7-23 8-8 2-17 3-26 3-25 0-45-8-60-24-15-15-22-37-22-63 0-27 7-49 22-65 15-15 36-23 61-23 9 0 17 1 25 3 8 1 16 4 23 7l1 1zM5199 73c-7-3-15-6-23-8-7-1-15-2-24-2-25 0-44 7-59 22-14 16-21 36-21 63 0 26 7 46 21 61 14 16 33 23 58 23 9 0 17-1 25-2 8-2 16-5 23-8l1 1h-2v-25h2v1c-7 5-15 8-23 10-7 2-15 3-23 3-18 0-32-6-42-17s-15-27-15-47c0-21 5-37 15-48s24-17 42-17c8 0 16 1 23 3 8 2 16 5 23 10v1h-2v-25h2zM5250 191h31 2v1 37 2h-2-31-1v-2-37-1zM5252 192v37h-2v-1h31v1h-1v-37h1v2h-31v-2zM5605 28v31 3l-3-2c-9-9-20-16-31-21-11-4-23-6-35-6-25 0-44 7-57 22s-19 37-19 65c0 29 6 50 19 65s32 23 57 23c12 0 24-2 35-7s22-11 31-20l3-3v4 31l-1 1c-10 7-21 12-33 16-12 3-24 5-37 5-33 0-60-10-79-31-20-20-29-48-29-84 0-35 9-63 29-84 19-20 46-31 79-31 13 0 26 2 37 6 12 3 23 8 33 15l1 1zM5603 29c-10-7-21-12-33-16-11-3-23-5-36-5-33 0-58 10-77 30s-28 47-28 82 9 62 28 82 44 30 77 30c13 0 25-2 36-5 12-4 22-9 33-16v2h-1v-31h1l1 1c-10 9-20 16-32 21-11 4-24 7-36 7-26 0-45-8-59-24-13-15-20-38-20-67s7-51 20-67c14-15 33-23 59-23 12 0 25 2 36 7 12 4 22 11 32 21l-1 1h-1v-31h1zM5815 28v31 3l-3-2c-10-9-20-16-31-21-11-4-23-6-35-6-25 0-44 7-57 22s-19 37-19 65c0 29 6 50 19 65s32 23 57 23c12 0 24-2 35-7s21-11 31-20l3-3v4 31l-1 1c-10 7-21 12-33 16-12 3-24 5-37 5-34 0-60-10-79-31-20-20-29-48-29-84 0-35 9-63 29-84 19-20 45-31 79-31 13 0 26 2 37 6 12 3 23 8 33 15l1 1zM5813 29c-11-7-21-12-33-16-11-3-23-5-36-5-33 0-58 10-77 30s-28 47-28 82 9 62 28 82 44 30 77 30c13 0 25-2 36-5 12-4 22-9 33-16v2h-1v-31h1l1 1c-10 9-21 16-32 21-11 4-24 7-36 7-26 0-45-8-59-24-13-15-20-38-20-67s7-51 20-67c14-15 33-23 59-23 12 0 25 2 36 7 11 4 22 11 32 21l-1 1h-1v-31h1zM5987 125v80h-2v-1h48c15 0 27-4 34-10s11-16 11-29-4-23-11-29-19-10-34-10h-48v-1zM5985 123h48c16 0 28 4 36 11 8 6 12 17 12 31s-4 24-12 31-20 11-36 11h-48-1v-2-80-2zM5987 35v66h-2v-2h44c14 0 24-2 31-7 7-6 10-13 10-24s-3-18-10-24c-7-5-17-7-31-7h-44v-2zM5985 34h44c15 0 26 2 33 8s11 15 11 26-4 20-11 26-18 8-33 8h-44-1v-1-66-1zM5956 9h75c23 0 41 5 53 15 13 9 19 23 19 41 0 13-3 25-10 33-6 8-16 13-28 15v-2-1c15 3 26 10 35 20 8 10 12 23 12 38 0 20-7 36-20 47-14 10-33 16-58 16h-78-2v-2-218-2zM5957 11v218h-1v-1h78c24 0 43-5 56-16 13-10 19-25 19-44 0-14-4-26-12-36s-18-16-33-19l-8-2 8-1c12-2 21-7 27-14 6-8 9-18 9-31 0-17-6-30-18-39s-29-14-51-14h-75v-1zM6117 9h32 1v1l61 90-1 1-1-1 60-90v-1h1 32 3l-2 3-77 114-2-1h2v104 2h-2-29-2v-2-104h2l-1 1-78-114-1-3zM6119 10l77 114v1 104h-1v-1h29v1h-1v-104-1l78-114 1 1v1h-32v-1l1 1-60 89-1 2-1-2-61-89 1-1v1h-32v-1zM6280 134h79 1v1 24 2h-1-79-2v-2-24-1zM6281 135v24h-1v-1h79v1h-2v-24h2v2h-79v-2zM6535 18v29 2l-2-1c-11-5-22-9-32-12-10-2-19-4-28-4-16 0-28 3-37 9-8 6-12 15-12 26 0 9 3 16 8 21 6 4 16 8 32 11l18 4v1-1c23 4 39 12 50 22 11 11 16 26 16 44 0 22-7 38-22 49-14 12-36 17-63 17-11 0-22-1-33-3-12-3-24-6-37-11h-1v-1-31-2l2 1c12 7 24 12 35 15 12 3 23 5 34 5 17 0 29-3 38-10 9-6 13-15 13-27 0-10-3-18-9-24-7-6-17-10-32-13v-2 2l-18-4c-22-4-39-11-49-21-10-9-15-23-15-40 0-19 7-35 21-47 14-11 33-17 57-17 11 0 21 1 32 3s22 5 33 8l1 1zM6533 19c-11-3-22-6-32-8-11-2-21-3-32-3-23 0-42 6-55 17s-20 25-20 44c0 17 5 29 15 38 9 9 25 16 47 20l-1 2 1-2 18 4c15 3 26 8 33 14s10 15 10 26c0 13-5 23-14 30-10 7-23 10-40 10-11 0-23-2-35-5-11-4-23-9-35-15l1-2h1v31h-1v-2c13 5 25 8 36 11 12 2 23 3 33 3 27 0 47-5 61-16s21-26 21-47c0-17-5-31-15-41-11-11-26-18-48-22l-18-4v-1 1c-16-3-28-7-34-12s-9-13-9-23c0-12 5-22 14-28s21-10 38-10c9 0 19 2 29 4 10 3 21 7 32 12l-1 2h-1v-29h1zM6672 40l-40 109h-2v-2h81v2h-2l-40-109h1zM6672 39l40 109 1 2h-2-81-2l1-2 40-109 1-3zM6654 9h33 1l1 1 83 219 1 2h-3-30-1l-1-1-20-56 2-1v2h-99v-2l2 1-20 56-1 1h-1-31-2l1-2 83-219 1-1zM6655 11l-83 219-2-1v-1h31v1h-1l20-56v-1h1 99 1v1l20 56h-1v-1h30v1l-1 1-83-219h1v1h-33v-1zM6982 37l-74 117-2-1v-1h75v1h-1v-116h1zM6983 37v116 2h-2-75-2l1-3 75-116 3-5zM6973 9h37 2v2 142h-2v-1h32 1v1 25 1h-1-32v-1h2v51 2h-2-29-1v-2-51h1v1h-99-1v-1-29-1l91-138v-1zM6975 12l-91 138-2-1h2v29h-2v-2h99 2v2 51h-2v-1h29v1h-1v-51-2h1 32v2h-2v-25h2v2h-32-1v-2-142h1v1h-37v-1zM7155 32c-15 0-26 7-33 21-8 15-11 37-11 67s3 52 11 67c7 15 18 22 33 22s26-7 33-22c8-15 11-37 11-67s-3-52-11-67c-7-14-18-21-33-21zM7155 29c16 0 28 8 36 23s11 38 11 68-3 53-11 68c-8 16-20 24-36 24s-28-8-36-24c-8-15-11-38-11-68s3-53 11-68 20-23 36-23zM7155 5c25 0 44 10 57 30s20 48 20 85-7 66-20 85c-13 20-32 30-57 30s-44-10-57-30c-14-19-20-48-20-85s6-65 20-85c13-20 32-30 57-30zM7155 8c-24 0-42 10-55 29s-19 47-19 83c0 37 6 65 19 84s31 28 55 28 42-9 55-28 19-47 19-84c0-36-6-64-19-83s-31-29-55-29z">
          <text:p/>
        </draw:path>
        <draw:polygon draw:style-name="gr2" draw:text-style-name="P2" draw:layer="layout" svg:width="0cm" svg:height="0cm" svg:x="-15.3cm" svg:y="0.005cm" svg:viewBox="0 0 0 0" draw:points="0,0">
          <text:p/>
        </draw:polygon>
        <draw:path draw:style-name="gr2" draw:text-style-name="P2" draw:layer="layout" svg:width="1.113cm" svg:height="0.276cm" svg:x="14.788cm" svg:y="15.788cm" svg:viewBox="0 0 1114 277" svg:d="M286 273h-43l-47-170c-3-11-8-30-14-57-3 14-6 27-8 36-2 10-20 74-52 191h-43l-79-269h38l48 171c5 21 11 43 16 66 3-14 6-29 10-46 4-16 22-80 53-191h35l47 168c7 27 13 50 17 69l2-7c3-14 6-26 8-35 2-10 20-74 53-195h38zM398 273v-269h203v31h-167v86h156v29h-156v93h175v30zM867 199c0 25-9 44-29 57-19 14-46 21-81 21-66 0-104-23-114-68l35-7c4 16 13 27 26 35s31 11 54 11 41-4 54-12 19-20 19-35c0-9-2-16-6-21-4-6-9-10-17-14-7-3-15-6-25-9-10-2-21-5-34-8-21-4-37-9-48-14-11-4-19-10-26-15-6-6-11-13-14-21-4-7-5-16-5-26 0-23 8-41 26-54 17-13 43-19 75-19 31 0 54 5 70 14s27 26 34 49l-36 6c-4-14-11-25-22-31s-27-10-46-10c-21 0-38 4-49 11s-17 18-17 32c0 8 2 15 7 20 4 6 10 10 18 14 9 4 25 8 50 14 8 2 16 4 24 5 8 2 16 5 24 8 7 2 14 5 21 9 6 4 12 8 17 14 5 5 8 11 11 18 3 8 4 16 4 26zM1022 35v238h-36v-238h-92v-31h220v31z">
          <text:p/>
        </draw:path>
        <draw:path draw:style-name="gr2" draw:text-style-name="P2" draw:layer="layout" svg:width="1.12cm" svg:height="0.281cm" svg:x="14.784cm" svg:y="15.785cm" svg:viewBox="0 0 1121 282" svg:d="M289 279h-43-2l-1-2-46-171h3-3c-3-10-8-30-13-58h2 3c-3 15-6 27-8 37-3 11-20 75-52 192l-1 2h-2-43-2l-1-2-79-269-1-4h4 38 2v2l48 171c6 22 11 44 16 66l-2 1-3-1c3-14 6-29 10-45 4-17 22-80 53-192l1-2h2 35 2v2l47 168c7 27 13 50 17 69l-3 1-3-1 2-6h3-3c3-15 6-27 8-36s20-74 55-195v-2h2 38 4l-1 4-80 269-1 2zM287 275l80-269 2 1v3h-38v-3l3 1c-34 121-52 185-54 194s-5 21-9 36l-1 7-3 11-3-11c-4-19-9-42-17-70h3l-3 1-46-168 3-1v3h-35v-3l3 1c-32 111-49 175-53 191s-8 32-11 46l-2 12-3-12c-5-23-10-45-16-66l3-1-3 1-48-171 3-1v3h-38v-3l3-1 78 269-2 1v-3h43v3l-3-1c33-117 50-180 52-191 2-10 5-22 9-37l2-13 3 13c6 27 10 47 13 58l47 170-3 1v-3h43v3zM399 276v-269-3h3 203 3v3 30 2h-3-167v-2h3v87h-3v-3h156 2v3 29 3h-2-156v-3h3v93h-3v-3h175 3v3 30 3h-3-211-3zM402 273h211v3h-3v-30h3v3h-175-3v-3-93-3h3 156v3h-3v-29h3v2h-156-3v-2-87-3h3 167v3h-3v-30h3v3h-203v-3h3v269h-3zM874 202c0 25-10 46-30 60-20 13-48 20-83 20-67 0-106-23-117-70v-3h3l35-7 2-1 1 3c4 15 12 26 24 34 13 7 31 11 53 11 23 0 40-4 53-12 12-8 17-18 17-33 0-9-1-15-5-20s-9-9-16-12c-7-4-15-7-25-9-10-3-21-5-33-8v-3 3c-22-5-38-9-49-14s-20-10-27-16c-6-6-11-14-15-22-3-8-5-18-5-28 0-24 9-43 27-56 18-12 44-19 77-19 31 0 55 5 72 15 16 9 28 26 35 49l1 3h-4l-35 7h-3l-1-2c-3-14-10-23-21-30-10-6-25-9-44-9-21 0-37 4-48 10-10 7-15 16-15 30 0 8 2 13 6 18 4 7 10 11 18 14 8 4 24 9 48 14 9 2 17 4 25 6s16 4 24 7c7 3 15 6 21 10 7 3 13 8 18 14 5 5 9 12 12 19 3 8 4 17 4 27zM868 202c0-10-1-18-4-25-2-7-6-12-10-18-5-5-10-9-17-12-6-4-13-7-20-10-8-3-15-5-23-7-9-2-17-4-25-6l1-2-1 2c-25-5-41-10-50-14-8-3-15-8-20-14-4-7-7-15-7-23 0-15 6-27 18-34 12-8 29-11 51-11 20 0 36 3 47 10 12 6 20 17 24 32l-3 1v-3l35-6 1 3h-3c-6-22-17-36-32-46-16-9-39-13-69-13-32 0-56 6-73 18s-26 28-26 51c0 9 2 19 5 26 3 8 8 14 14 19 6 6 14 11 25 16 11 4 27 9 48 14 12 2 23 5 33 7 10 3 19 6 27 10 7 3 13 8 18 14 4 6 6 14 6 23 0 16-7 29-20 38-13 8-32 12-56 12-23 0-42-4-55-12-14-7-23-20-28-37h3l1 2-35 7-1-2 3-1c10 44 46 66 111 66 34 0 61-7 80-20 18-13 27-31 27-55zM1029 37v239 3h-3-36-3v-3-239h3v2h-92-3v-2-30-3h3 220 3v3 30 2h-3-92v-2zM1026 34h92v3h-3v-30h3v3h-220v-3h2v30h-2v-3h92 3v3 239h-3v-3h36v3h-3v-239-3z">
          <text:p/>
        </draw:path>
        <draw:path draw:style-name="gr2" draw:text-style-name="P2" draw:layer="layout" svg:width="1.456cm" svg:height="0.29cm" svg:x="14.816cm" svg:y="16.565cm" svg:viewBox="0 0 1457 291" svg:d="M0 287v-29h70v-210l-62 44v-33l64-44h32v243h67v29zM192 287v-29h69v-210l-61 44v-33l64-44h32v243h66v29zM382 291l79-291h32l-80 291zM510 287v-24c7-15 15-28 24-40 10-11 19-22 30-31 10-10 21-18 31-26s19-16 28-24c8-8 14-16 19-25 6-10 8-20 8-31 0-15-4-26-13-35-9-8-21-12-36-12s-27 4-37 12-15 19-17 34l-35-3c2-22 11-39 27-52s37-19 62-19c27 0 48 6 63 19 14 13 22 31 22 55 0 11-3 21-7 32-5 11-12 21-22 32-9 10-28 26-55 48-14 12-26 23-35 33-9 9-15 19-19 28h142v29zM740 287v-29h70v-210l-62 44v-33l64-44h33v243h66v29zM930 291l80-291h30l-78 291zM1068 287v-29h69v-210l-61 44v-33l64-44h32v243h66v29zM1457 43c-27 42-47 76-58 100-12 25-21 48-26 72-6 23-9 47-9 72h-36c0-34 7-71 22-109 15-39 39-84 74-134h-146v-29h179z">
          <text:p/>
        </draw:path>
        <draw:path draw:style-name="gr2" draw:text-style-name="P2" draw:layer="layout" svg:width="1.462cm" svg:height="0.296cm" svg:x="14.813cm" svg:y="16.562cm" svg:viewBox="0 0 1463 297" svg:d="M0 290v-29-3h3 70v3h-3v-210h3l1 2-61 44-5 3v-5-33-2l2-1 64-44h1 32 3v3 243h-3v-3h67 2v3 29 3h-2-171-3zM3 288h171v2h-3v-29h3v3h-67-2v-3-243h2v2h-32v-2l2 2-64 44-2-2h3v33h-3l-1-3 61-44 4-3v6 210 3h-2-70v-3h3v29h-3zM192 290v-29-3h3 69v3h-2v-210h2l2 2-61 44-5 3v-5-33-2l1-1 65-44h1 32 3v3 243h-3v-3h66 3v3 29 3h-3-170-3zM195 288h170v2h-2v-29h2v3h-66-3v-3-243h3v2h-32v-2l2 2-64 44-2-2h3v33h-3l-2-3 62-44 4-3v6 210 3h-3-69v-3h3v29h-3zM382 293l80-291v-2h2 31 3v4l-79 291-1 2h-2-31-4zM385 291h31v3l-2-1 78-291 3 1v3h-31v-3l3 1-79 291-3-1zM509 290v-24-1c7-16 15-29 26-41 9-11 20-22 30-31 10-10 21-18 31-26s19-16 28-24c8-8 14-16 19-25 5-8 7-18 7-29 0-14-4-25-12-32-8-8-19-12-34-12s-26 4-35 11c-9 8-14 18-16 32v3h-3l-37-3-2-1v-3c3-22 12-40 30-53 16-14 37-20 63-20 27 0 49 7 65 20 15 13 23 33 23 57 0 11-3 23-8 34-5 10-12 21-22 32-10 10-28 26-55 48l-2-2 2 2c-14 12-26 23-35 33-8 9-14 18-18 27l-3-1v-3h142 3v3 29 3h-3-181-3zM512 288h181v2h-3v-29h3v3h-142-4l2-4c4-10 10-19 19-29s21-21 36-33c26-22 45-38 54-48s16-21 21-31 7-21 7-31c0-23-7-40-21-53-14-12-35-19-61-19-25 0-44 7-60 19-15 13-25 29-28 50h-2v-3l36 3v3h-3c2-15 8-28 18-36s23-13 39-13 29 5 38 13c9 9 14 22 14 37 0 12-3 23-8 32s-12 18-20 26c-9 8-18 16-28 24-11 8-21 17-31 26-11 9-20 19-30 31-9 11-18 24-24 39l-3-1h3v24h-3zM741 290v-29-3h2 70v3h-3v-210h3l1 2-61 44-5 3v-5-33-2l2-1 64-44h1 33 2v3 243h-2v-3h66 2v3 29 3h-2-171-2zM743 288h171v2h-3v-29h3v3h-66-3v-3-243h3v2h-33v-2l2 2-64 44-2-2h3v33h-3l-1-3 61-44 4-3v6 210 3h-2-70v-3h3v29h-3zM931 293l79-291v-2h3 30 4l-1 4-79 291v2h-2-32-3zM933 291h32v3l-3-1 78-291 3 1v3h-30v-3l2 1-79 291-3-1zM1068 290v-29-3h3 69v3h-3v-210h3l2 2-62 44-4 3v-5-33-2l1-1 64-44h1 1 32 3v3 243h-3v-3h66 3v3 29 3h-3-170-3zM1071 288h170v2h-3v-29h3v3h-66-3v-3-243h3v2h-32v-2l1 2-64 44-1-2h2v33h-2l-2-3 61-44 5-3v6 210 3h-3-69v-3h2v29h-2zM1463 47c-28 43-48 77-59 101s-20 47-25 70c-6 23-9 47-9 72v3h-3-36-3v-3c0-35 8-72 22-110 15-39 40-84 75-135l2 2v3h-146-3v-3-29-3h3 179 3v3 28zM1458 46v-28h2v2h-179v-2h3v29h-3v-3h146 5l-3 5c-34 50-59 94-73 133-15 38-22 74-22 108h-3v-2h36v2h-3c0-25 3-50 9-73 6-24 14-48 26-72 11-24 31-58 59-101l2 2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714cm" svg:height="0.411cm" svg:x="18.609cm" svg:y="15.46cm" svg:viewBox="0 0 4715 412" svg:d="M184 64v342h-52v-342h-132v-43h316v43zM341 47v-47h49v47zM341 406v-296h49v296zM579 404c-16 4-33 7-50 7-39 0-59-23-59-67v-198h-34v-36h36l15-66h33v66h54v36h-54v187c0 14 2 24 6 30 5 6 13 9 25 9 6 0 16-2 28-4zM699 412c-30 0-52-8-67-24-15-15-22-37-22-65 0-31 10-54 30-71 20-16 52-25 97-26l66-1v-16c0-24-5-41-15-51-10-11-26-16-48-16s-38 4-48 11c-10 8-16 20-18 36l-51-5c8-53 47-79 118-79 37 0 65 8 84 25 18 17 28 42 28 74v128c0 15 2 26 6 33 3 7 11 11 21 11 5 0 10-1 16-2v31c-12 2-25 4-37 4-19 0-32-5-40-14-8-10-13-25-14-45h-2c-12 22-27 38-44 48-16 9-36 14-60 14zM710 375c18 0 34-4 48-12 14-9 25-20 33-34 8-15 12-30 12-45v-24l-54 1c-23 0-40 2-52 7-12 4-21 11-27 20-7 9-10 21-10 36 0 17 4 29 13 38 9 8 21 13 37 13zM1121 406v-188c0-19-2-34-6-45-3-11-10-19-18-23-8-5-21-7-37-7-23 0-42 8-56 24-13 16-20 38-20 67v172h-49v-233c0-34-1-55-2-63h47c0 1 0 3 0 7s1 9 1 14 0 15 1 30h1c11-21 24-35 39-44 15-8 33-12 55-12 32 0 56 8 71 24s22 42 22 80v197zM1654 406l-43-113h-176l-44 113h-54l157-385h59l155 385zM1523 60l-2 8c-5 15-12 34-21 58l-49 126h144l-49-127c-5-12-11-26-16-42zM1784 268c0 34 7 61 21 79 14 19 34 28 61 28 21 0 39-4 51-13 13-9 22-19 26-32l44 12c-18 46-58 70-121 70-43 0-77-13-99-39-23-26-35-66-35-117 0-49 12-86 35-112 22-26 55-39 97-39 87 0 130 52 130 157v6zM1944 230c-3-31-11-53-24-68-13-14-32-21-57-21-23 0-42 8-56 24s-22 38-23 65zM2058 406v-227c0-21-1-44-2-69h46c2 34 2 54 2 60h2c7-25 16-42 27-51 10-10 24-14 43-14 6 0 13 1 20 2v45c-7-1-16-2-27-2-20 0-36 8-46 26-11 18-16 43-16 75v155zM2492 257c0 52-11 92-34 117s-56 38-99 38-75-13-97-40c-22-26-33-65-33-115 0-101 44-152 132-152 45 0 78 12 99 37 22 25 32 63 32 115zM2441 257c0-40-6-70-18-88-12-19-33-28-61-28-29 0-50 9-63 28s-19 48-19 88c0 39 6 70 19 89 13 20 33 29 60 29 29 0 50-9 63-28 12-19 19-49 19-90zM3047 406v-257c0-29 1-56 2-82-9 33-17 58-24 76l-99 263h-36l-101-263-15-46-9-30v30l2 52v257h-47v-385h69l102 266c4 11 7 23 10 35 4 13 6 22 7 27 2-7 5-18 9-34 5-14 8-24 10-28l100-266h67v385zM3174 47v-47h49v47zM3174 406v-296h49v296zM3300 406v-227c0-21-1-44-2-69h47c1 34 2 54 2 60h1c8-25 17-42 27-51 10-10 24-14 43-14 6 0 13 1 20 2v45c-7-1-15-2-26-2-21 0-36 8-47 26s-16 43-16 75v155zM3486 406v-227c0-21-1-44-2-69h47c1 34 2 54 2 60h1c8-25 17-42 27-51 10-10 25-14 43-14 7 0 13 1 20 2v45c-7-1-15-2-26-2-21 0-36 8-47 26s-16 43-16 75v155zM3921 257c0 52-12 92-34 117-23 25-56 38-99 38s-76-13-98-40c-22-26-33-65-33-115 0-101 44-152 132-152 45 0 79 12 100 37s32 63 32 115zM3869 257c0-40-6-70-18-88-12-19-32-28-61-28s-49 9-62 28-19 48-19 88c0 39 6 70 18 89 13 20 33 29 60 29 30 0 51-9 63-28 13-19 19-49 19-90zM3983 406v-227c0-21-1-44-2-69h46c2 34 2 54 2 60h2c7-25 16-42 27-51 10-10 24-14 43-14 6 0 13 1 20 2v45c-7-1-16-2-27-2-20 0-36 8-46 26-11 18-16 43-16 75v155zM4205 268c0 34 7 61 21 79 14 19 35 28 62 28 21 0 38-4 51-13s21-19 26-32l43 12c-18 46-58 70-120 70-44 0-77-13-100-39s-34-66-34-117c0-49 11-86 34-112s55-39 98-39c86 0 130 52 130 157v6zM4365 230c-3-31-11-53-24-68-13-14-32-21-56-21s-43 8-57 24-21 38-22 65zM4664 359c-9 19-21 32-36 40-15 9-34 13-56 13-37 0-64-13-82-38-17-25-26-64-26-115 0-103 36-154 108-154 23 0 41 4 56 12s27 21 36 39h1l-1-33v-123h49v345c0 31 1 51 2 61h-47c-1-3-1-9-2-20 0-10-1-20-1-27zM4515 257c0 42 6 72 17 90s28 27 53 27c28 0 48-10 60-29 13-19 19-50 19-91 0-39-6-68-19-86-12-18-32-27-60-27-24 0-42 9-53 27-11 19-17 48-17 89z">
          <text:p/>
        </draw:path>
        <draw:path draw:style-name="gr2" draw:text-style-name="P2" draw:layer="layout" svg:width="4.72cm" svg:height="0.416cm" svg:x="18.606cm" svg:y="15.458cm" svg:viewBox="0 0 4721 417" svg:d="M190 66v342 3h-3-52-2v-3-342h2v2h-132-3v-2-43-3h3 316 3v3 43 2h-3-132v-2zM187 63h132v3h-3v-43h3v3h-316v-3h3v43h-3v-3h132 3v3 342h-3v-3h52v3h-3v-342-3zM341 49v-47-2h3 49 3v2 47 3h-3-49-3zM344 47h49v2h-3v-47h3v3h-49v-3h3v47h-3zM341 408v-295-3h3 49 3v3 295 3h-3-49-3zM344 405h49v3h-3v-295h3v3h-49v-3h3v295h-3zM583 409c-17 4-34 6-51 6-40 0-61-24-61-69v-197h2v3h-34-3v-3-36-3h3 36v3h-3l15-67v-3h3 33 2v3 67h-2v-3h54 3v3 36 3h-3-54v-3h2v186c0 14 2 23 7 28 4 5 11 8 22 8 6 0 15-1 27-4l4-1v4 36 2zM579 406v-36h3v3c-12 2-22 3-28 3-12 0-22-3-27-9s-7-17-7-32v-186-3h3 54v3h-3v-36h3v3h-54-3v-3-67h3v3h-33v-3l2 1-14 67v2h-3-36v-3h3v36h-3v-3h34 3v3 197c0 43 18 64 56 64 17 0 33-2 49-7l1 3zM702 417c-30 0-54-9-69-25s-23-38-23-66c0-31 10-56 31-73 20-16 54-25 99-27l66-1v3h-3v-16c0-23-4-40-14-49-10-10-25-15-46-15-22 0-37 3-46 10-10 8-15 18-17 34l-1 3h-2l-52-5h-3l1-3c8-54 50-83 121-83 37 0 66 10 86 27 19 18 29 43 29 76v127c0 14 1 25 5 32 3 6 9 9 19 9 5 0 10 0 16-2h3v3 31 2h-2c-12 3-25 5-38 5-19 0-34-5-42-16-9-10-14-25-15-46h3v3h-2v-3l3 1c-13 23-28 39-45 49s-38 15-62 15zM702 411c23 0 43-5 59-14s30-24 43-47l1-1h1 2 2l1 3c1 20 5 34 13 43s20 13 38 13c12 0 25-1 37-4v3h-2v-31h2l1 3c-6 1-12 2-17 2-11 0-20-5-24-13s-6-19-6-34v-127c0-32-9-55-27-72-18-16-45-24-82-24-70 0-107 25-116 77l-2-1v-3l51 5v3h-3c2-17 9-30 19-38 11-8 28-12 50-12s39 6 50 17c11 10 16 29 16 53v16 3h-3l-66 1v-3 3c-44 1-76 10-96 26-19 16-29 38-29 68 0 27 7 47 22 62 14 15 36 23 65 23zM713 374c18 0 33-4 46-12 14-8 25-19 33-32 8-14 11-28 11-43v-24h3v2l-54 1c-22 1-39 3-51 7-12 5-20 11-26 20-6 8-9 19-9 34s4 26 12 35c8 8 19 12 35 12zM713 380c-17 0-30-5-39-14s-14-23-14-39c0-15 4-28 10-38 7-9 17-16 29-21 12-4 30-7 53-7v3-3l54-1h3v3 24c0 15-4 31-13 45-8 15-19 27-34 35-14 8-31 13-49 13zM1121 408v-187c0-19-2-34-5-44-4-10-9-17-17-22-8-4-20-7-36-7-23 0-40 8-53 24-14 15-20 37-20 65v171 3h-3-49-3v-3-232c0-34-1-55-2-62v-4h3 47 2v3c1 1 1 3 1 7s0 9 1 14c0 5 0 15 1 30h-3v-3h1v3l-3-2c12-20 25-35 40-44 16-9 35-14 57-14 33 0 58 9 73 26 15 16 23 44 23 82v196 3h-3-49-3zM1124 405h49v3h-2v-196c0-37-8-63-22-78-15-16-37-23-69-23-22 0-39 4-54 12-14 8-27 22-38 42l-1 1h-1-1-3v-2c0-15-1-24-1-30 0-5-1-9-1-13s0-7 0-7l3-1v3h-47v-3h3c1 8 2 29 2 63v232h-3v-3h49v3h-3v-171c0-29 7-52 21-69s34-25 58-25c17 0 30 2 39 7 8 5 15 14 19 25s6 27 6 46v187h-3zM1655 409l-44-112 3-1v3h-176v-3l3 1-44 112-1 2h-2-54-4l2-4 156-385 1-2h2 59 2l1 2 154 385 2 4h-4-54-1zM1657 405h54v3l-3 1-154-385 2-1v3h-59v-3l3 1-157 385-3-1v-3h54v3l-2-1 44-112 1-2h1 176 1l1 2 44 112-3 1zM1529 63l-3 8-2-1 2 1c-4 15-11 35-20 59l-49 126-3-1v-3h144v3l-3 1-49-127 3-1-3 1c-5-12-10-27-15-43l2-1-2 1-8-23 3-1zM1529 61l7 23c5 16 10 31 15 43l50 127 1 4h-4-144-4l2-4 49-126 2 1-2-1c9-25 15-44 20-59l2-8 3-8zM1790 271c0 33 6 59 20 77 14 17 33 26 59 26 21 0 37-4 50-12 12-9 20-19 25-31l1-3 2 1 43 12 3 1-1 3c-18 47-60 72-123 72-44 0-78-14-102-40-23-27-35-67-35-118 0-49 12-88 35-114 24-27 57-41 100-41 88 0 133 55 133 161v6 3h-3-210v-3zM1787 268h210v3h-2v-6c0-104-42-154-128-154-41 0-73 12-95 38-23 25-34 61-34 110 0 51 11 88 34 114 22 25 54 38 97 38 62 0 101-23 118-68l3 1-1 3-43-13v-2l3 1c-5 13-14 25-27 33-13 9-31 14-53 14-27 0-49-10-63-29-15-19-22-46-22-80v-3zM1944 234c-3-31-10-53-23-67s-30-20-55-20c-23 0-41 7-54 23-14 15-21 36-22 64l-3-1v-2h160v2zM1947 236h-160-3l1-3c1-28 9-51 23-67s34-25 58-25c26 0 45 8 59 22 13 15 22 39 24 70l1 3zM2058 408v-226c0-21-1-44-2-69v-3h3 46 3v3c2 33 2 54 2 60h-3v-2h2v2h-3c8-26 17-44 28-54 10-9 26-15 45-15 6 0 13 2 20 4h2v2 45 4l-3-1c-6-2-15-3-26-3-19 0-33 9-44 25-10 18-16 42-16 74v154 3h-2-49-3zM2061 405h49v3h-3v-154c0-33 5-59 16-77s28-27 49-27c11 0 21 1 27 3v2h-3v-45h3l-1 3c-7-2-13-2-19-2-18 0-32 4-42 13-9 9-18 25-26 50v2h-2-2-2v-3c0-6-1-26-2-60h2v3h-46v-3h3c1 25 1 48 1 69v226h-2zM2498 260c0 52-12 92-35 118-23 25-57 39-101 39-43 0-77-14-100-41-22-27-33-66-33-116 0-102 45-156 135-156 45 0 80 14 102 39 21 25 32 65 32 117zM2492 260c0-51-10-89-31-113-21-25-53-36-97-36-87 0-130 49-130 149 0 50 11 87 33 112 21 26 53 39 95 39 43 0 75-12 97-37s33-62 33-114zM2441 260c0-40-6-69-18-87-11-18-30-26-58-26-29 0-48 9-60 27-13 18-19 47-19 86s6 67 18 87c13 18 31 28 58 28 28 0 48-9 60-28 13-18 19-47 19-87zM2447 260c0 41-7 71-20 91-13 19-35 29-65 29-28 0-49-10-62-30s-20-50-20-90 7-70 20-89c13-20 35-30 65-30 29 0 50 10 63 29 12 19 19 49 19 90zM3047 408v-256c0-29 1-57 3-83h2l3 1c-9 32-17 59-24 77l-3-1 3 1-99 262-1 2h-2-36-2l-1-2-101-262-15-47-9-30 3-1h2l1 30 1 53v256 3h-2-47-3v-3-385-3h3 69 2v2l102 267h1c3 11 7 23 10 35 4 12 6 21 7 27h-3-3c2-7 5-19 10-34 4-14 7-24 9-28l3 1-3-1 100-267 1-2h2 67 3v3 385 3h-3-47-3zM3050 405h47v3h-3v-385h3v3h-67v-3l3 1-101 267c-1 4-4 13-9 28s-8 26-9 33l-3 14-3-14c-1-5-3-14-6-26-4-13-7-24-11-35l3-1-3 1-102-267 3-1v3h-69v-3h3v385h-3v-3h47v3h-3v-256h3-3l-1-53h2-2l-1-30-1-21 6 20 9 30-2 1 2-1 16 48h-3l2-1 101 262-2 1v-3h36v3l-3-1 100-262c7-18 15-44 24-77l6-21h1l-2 22c-1 26-2 55-2 83v256h-3zM3175 49v-47-2h2 49 3v2 47 3h-3-49-2zM3177 47h49v2h-2v-47h2v3h-49v-3h3v47h-3zM3175 408v-295-3h2 49 3v3 295 3h-3-49-2zM3177 405h49v3h-2v-295h2v3h-49v-3h3v295h-3zM3300 408v-226c0-21-1-44-2-69v-3h3 47 2v3c2 33 3 54 3 60h-3v-2h1v2h-3c8-26 17-44 28-54 11-9 26-15 45-15 7 0 14 2 21 4h2v2 45 4l-4-1c-6-2-15-3-25-3-20 0-34 9-45 25-10 18-15 42-15 74v154 3h-3-49-3zM3303 405h49v3h-3v-154c0-33 6-59 17-77s28-27 49-27c11 0 20 1 27 3l-1 2h-3v-45h3l-1 3c-6-2-13-2-19-2-18 0-32 4-41 13-10 9-19 25-26 50l-1 2h-2-1-3v-3c0-6-1-26-2-60h3v3h-47v-3h3c1 25 2 48 2 69v226h-3zM3486 408v-226c0-21 0-44-1-69l-1-3h3 47 2l1 3c1 33 2 54 2 60h-3v-2h1v2h-3c8-26 18-44 28-54 11-9 26-15 45-15 7 0 14 2 21 4h2v2 45 4l-4-1c-6-2-14-3-25-3-20 0-34 9-44 25-11 18-16 42-16 74v154 3h-3-49-3zM3489 405h49v3h-3v-154c0-33 6-59 17-77s28-27 49-27c11 0 20 1 27 3l-1 2h-3v-45h3l-1 3c-6-2-13-2-19-2-18 0-31 4-41 13s-19 25-26 50l-1 2h-2-1-3v-3c0-6-1-26-2-60h3v3h-47v-3h3c1 25 2 48 2 69v226h-3zM3927 260c0 52-12 92-35 118-24 25-58 39-101 39-44 0-78-14-100-41-23-27-34-66-34-116 0-102 46-156 135-156 46 0 80 14 102 39s33 65 33 117zM3921 260c0-51-10-89-31-113-21-25-53-36-98-36-87 0-129 49-129 149 0 50 10 87 32 112 22 26 53 39 96 39 42 0 74-12 96-37 23-25 34-62 34-114zM3869 260c0-40-6-69-17-87-12-18-31-26-59-26s-48 9-60 27-19 47-19 86 6 67 19 87c12 18 31 28 57 28 29 0 49-9 61-28 12-18 18-47 18-87zM3875 260c0 41-7 71-19 91-14 19-36 29-66 29-28 0-49-10-62-30s-19-50-19-90 6-70 19-89c14-20 36-30 65-30s51 10 63 29c13 19 19 49 19 90zM3983 408v-226c0-21-1-44-2-69v-3h3 46 3v3c2 33 2 54 2 60h-3v-2h2v2h-3c8-26 17-44 28-54 10-9 26-15 45-15 6 0 13 2 20 4h2v2 45 4l-3-1c-7-2-15-3-26-3-19 0-34 9-44 25-10 18-16 42-16 74v154 3h-2-49-3zM3986 405h49v3h-3v-154c0-33 5-59 16-77s28-27 49-27c11 0 21 1 27 3v2h-3v-45h3l-1 3c-7-2-13-2-19-2-18 0-32 4-42 13-9 9-18 25-26 50v2h-2-2-2v-3c0-6-1-26-3-60h3v3h-46v-3h3c1 25 1 48 1 69v226h-2zM4211 271c0 33 7 59 21 77 13 17 32 26 59 26 21 0 37-4 49-12 13-9 21-19 25-31l1-3 3 1 43 12 3 1-1 3c-18 47-60 72-123 72-45 0-79-14-102-40-23-27-35-67-35-118 0-49 12-88 35-114 23-27 57-41 100-41 88 0 133 55 133 161v6 3h-3-211v-3zM4208 268h211v3h-3v-6c0-104-42-154-127-154-42 0-74 12-96 38-22 25-33 61-33 110 0 51 11 88 33 114 22 25 55 38 98 38 61 0 100-23 117-68l3 1-1 3-43-13 1-2 3 1c-5 13-15 25-28 33-13 9-31 14-52 14-28 0-50-10-64-29s-22-46-22-80v-3zM4365 234c-2-31-10-53-23-67-12-14-30-20-54-20-23 0-41 7-55 23-13 15-20 36-21 64l-3-1v-2h159v2zM4368 236h-159-3v-3c1-28 9-51 23-67 15-16 35-25 59-25 25 0 45 8 58 22 14 15 22 39 25 70v3zM4670 362c-10 19-22 33-38 42-15 8-34 13-57 13-38 0-66-14-84-39-18-26-27-65-27-116 0-104 37-158 111-158 23 0 42 5 58 13 15 9 27 22 37 41l-3 1v-3h1v3h-3l-1-33v-124-2h3 49 3v2 345c0 31 1 51 2 61v3h-3-47-2l-1-2c0-3-1-10-2-21 0-10-1-20-1-27h3v3h-1v-3zM4667 358h1 3v3c0 7 0 16 1 27 1 10 1 17 2 20h-3v-3h47v3l-3 1c-1-10-1-31-1-62v-345h2v3h-49v-3h3v124h-3 3l1 33v3h-3-1-2v-2c-9-17-21-30-35-38-15-8-33-11-55-11-71 0-105 49-105 151 0 51 8 88 25 112 17 25 44 37 80 37 22 0 40-4 55-12 14-8 26-21 35-39v-2zM4521 260c0 41 5 70 16 88 11 17 27 25 51 25 27 0 46-9 58-28s18-48 18-88c0-39-6-66-18-84s-31-26-58-26c-24 0-40 8-51 26s-16 47-16 87zM4516 260c0-41 5-71 16-90 12-19 31-29 56-29 28 0 50 10 63 29 13 18 19 48 19 87 0 41-6 72-19 91-13 20-35 31-63 31-25 0-44-10-56-29-11-18-16-48-16-90z">
          <text:p/>
        </draw:path>
        <draw:path draw:style-name="gr2" draw:text-style-name="P2" draw:layer="layout" svg:width="6.218cm" svg:height="0.368cm" svg:x="18.621cm" svg:y="16.28cm" svg:viewBox="0 0 6219 369" svg:d="M111 291c-22 0-42-4-58-12-17-8-30-20-39-36-9-15-14-33-14-55v-174h37v171c0 25 6 44 19 57 13 12 31 19 55 19s43-7 57-20c13-13 20-33 20-58v-169h37v171c0 22-5 41-14 57-10 16-23 28-40 36-17 9-37 13-60 13zM413 287v-132c0-14-1-25-4-32-2-8-7-13-13-17-6-3-14-5-26-5-16 0-30 6-39 17-10 12-15 28-15 48v121h-34v-164c0-24-1-40-2-46h33c0 1 0 3 1 5 0 3 0 7 0 10 0 5 1 12 1 22 8-14 18-26 28-32 11-6 24-9 39-9 23 0 40 6 50 17 11 13 16 32 16 58v139zM502 33v-33h35v33zM502 287v-210h35v210zM681 287h-42l-75-210h37l46 137c1 5 6 20 13 46l7-23 7-23 48-137h36zM813 190c0 24 5 42 15 55s24 20 43 20c15 0 27-3 36-9s16-14 19-23l30 8c-12 33-41 50-85 50-31 0-54-9-70-28-16-18-24-45-24-82 0-34 8-61 24-79 16-19 39-29 69-29 61 0 92 38 92 112v5zM926 163c-2-22-8-38-17-48s-22-15-40-15c-17 0-30 6-40 17s-15 27-16 46zM1008 287v-160c0-15 0-32-1-50h33c1 25 1 39 1 44h1c6-18 12-31 19-38 8-6 18-10 31-10 4 0 9 1 14 2v33c-5-1-11-2-19-2-14 0-25 6-33 19-7 12-11 30-11 53v109zM1294 229c0 20-7 35-22 46-15 10-35 16-62 16-26 0-46-4-60-13s-24-22-28-40l31-6c3 11 9 19 18 25 9 5 22 7 39 7s30-2 38-8c9-5 13-13 13-24 0-8-3-15-9-20-5-5-15-9-27-13l-25-6c-20-5-34-11-43-16-8-4-15-10-19-18-5-7-7-15-7-26 0-19 6-33 20-44 13-10 33-15 59-15 23 0 42 4 55 12 14 8 22 22 26 40l-31 4c-2-9-8-16-16-21s-20-8-34-8c-15 0-27 3-35 7-7 5-11 12-11 22 0 6 2 11 5 15 3 3 8 7 14 9 6 3 18 7 38 12 18 4 31 9 40 12 8 4 14 9 19 13 4 5 8 11 11 17 2 6 3 13 3 21zM1389 291c-21 0-37-6-48-17-10-11-15-26-15-45 0-22 7-38 21-50s37-18 69-19h46v-12c0-17-3-29-10-36-8-8-19-11-34-11-16 0-27 2-34 8-7 5-12 13-13 25l-36-3c6-39 34-58 83-58 27 0 46 6 60 18 13 13 19 31 19 54v89c0 11 2 19 5 24 2 5 7 8 15 8 3 0 7-1 11-2v22c-8 2-17 3-26 3-13 0-23-4-28-10-6-7-10-18-10-32h-2c-8 16-19 27-31 34-11 7-26 10-42 10zM1396 265c13 0 25-3 34-9 10-6 18-14 24-24s8-20 8-31v-17l-38 1c-16 0-28 2-37 5-8 3-15 8-19 14-5 6-7 15-7 25 0 12 3 20 9 27 6 6 15 9 26 9zM1556 287v-287h35v287zM1944 287v-126h-147v126h-37v-273h37v116h147v-116h36v273zM2215 182c0 37-8 64-24 82s-40 27-70 27c-31 0-54-9-69-28-16-19-24-46-24-81 0-72 31-109 94-109 32 0 55 9 70 28 15 17 23 44 23 81zM2178 182c0-28-4-49-12-62-9-13-23-20-44-20-20 0-35 7-44 20s-13 34-13 62 4 49 13 62c9 14 23 21 42 21 21 0 36-7 45-20s13-34 13-63zM2340 285c-12 3-23 5-35 5-28 0-42-16-42-47v-139h-24v-27h25l11-46h23v46h38v27h-38v131c0 10 1 17 5 21 3 4 9 6 17 6 4 0 11 0 20-2zM2585 44v243h-37v-243h-93v-30h223v30zM2698 33v-33h34v33zM2698 287v-210h34v210zM2864 369c-23 0-41-5-55-14-13-8-22-21-26-38l35-5c3 10 8 17 16 23 8 5 18 7 31 7 34 0 52-20 52-60v-34h-1c-6 14-15 24-27 30-11 7-25 10-40 10-25 0-44-8-56-25s-18-44-18-80c0-37 6-64 19-82s33-27 59-27c15 0 28 3 39 10 10 7 19 18 25 30 0-4 0-11 1-21 0-10 1-15 1-16h33c0 7-1 23-1 44v160c0 59-29 88-87 88zM2917 183c0-17-3-32-7-44-5-13-11-22-20-28-8-7-18-10-28-10-18 0-31 6-39 19s-12 34-12 63c0 28 3 49 11 61 8 13 21 19 39 19 11 0 21-3 29-10 9-6 15-15 20-27 4-13 7-27 7-43zM3040 114c8-14 17-25 27-31 11-6 24-10 40-10 23 0 41 6 51 17 11 13 16 31 16 58v139h-36v-132c0-15-1-26-4-33-2-7-7-12-13-16-6-3-15-5-26-5-16 0-29 6-39 17-10 12-15 27-15 46v123h-34v-287h34v74c0 8 0 16 0 25-1 9-1 14-1 15zM3308 285c-11 3-23 5-35 5-28 0-41-16-41-47v-139h-25v-27h26l10-46h23v46h39v27h-39v131c0 10 2 17 5 21s9 6 17 6c5 0 12 0 20-2zM3365 190c0 24 5 42 15 55s25 20 44 20c15 0 27-3 36-9s15-14 18-23l31 8c-13 33-41 50-85 50-31 0-55-9-71-28-16-18-24-45-24-82 0-34 8-61 24-79 16-19 39-29 69-29 62 0 92 38 92 112v5zM3478 163c-2-22-7-38-16-48-10-10-23-15-40-15s-31 6-40 17c-10 11-16 27-16 46zM3692 287v-132c0-14-1-25-4-32-2-8-7-13-13-17-6-3-14-5-26-5-16 0-30 6-39 17-10 12-15 28-15 48v121h-34v-164c0-24-1-40-2-46h33c0 1 1 3 1 5 0 3 0 7 0 10 0 5 1 12 1 22 8-14 18-26 28-32 11-6 24-9 39-9 23 0 40 6 50 17 11 13 16 32 16 58v139zM3808 190c0 24 5 42 15 55 9 13 24 20 43 20 15 0 27-3 36-9s15-14 18-23l31 8c-13 33-41 50-85 50-31 0-54-9-71-28-16-18-24-45-24-82 0-34 8-61 24-79 17-19 40-29 70-29 61 0 92 38 92 112v5zM3921 163c-2-22-8-38-17-48s-23-15-40-15-30 6-40 17-15 27-16 46zM4134 253c-7 14-15 23-26 29-10 6-23 9-39 9-26 0-46-9-58-27-13-18-19-44-19-80 0-73 26-111 77-111 16 0 29 3 39 9 11 6 19 16 26 29v-25-86h35v244c0 22 0 36 1 43h-33c-1-2-1-7-2-14 0-8 0-14 0-20zM4029 182c0 30 3 51 11 63 8 13 20 19 38 19 19 0 34-7 43-20 8-14 13-35 13-64 0-28-5-48-13-61-9-12-23-19-43-19-17 0-30 7-38 19-8 13-11 34-11 63zM4596 150c0 28-6 53-17 74-11 22-26 38-46 50-21 11-45 17-72 17-28 0-52-6-73-17-20-12-35-28-46-49-11-22-16-47-16-75 0-44 12-79 36-103 23-25 57-37 99-37 28 0 52 6 72 17s36 27 47 48c10 22 16 46 16 75zM4558 150c0-34-8-62-25-81s-41-29-72-29-55 10-72 29-26 47-26 81 9 61 26 81 41 30 72 30 55-10 72-29 25-47 25-82zM4643 287v-160c0-15-1-32-1-50h32c1 25 2 39 2 44h1c5-18 12-31 19-38 7-6 17-10 30-10 5 0 10 1 14 2v33c-4-1-10-2-18-2-15 0-26 6-33 19-8 12-12 30-12 53v109zM4772 33v-33h35v33zM4772 287v-210h35v210zM4886 190c0 24 5 42 15 55s24 20 43 20c15 0 27-3 36-9s15-14 19-23l30 8c-12 33-41 50-85 50-31 0-54-9-70-28-17-18-25-45-25-82 0-34 8-61 25-79 16-19 39-29 69-29 61 0 92 38 92 112v5zM4999 163c-2-22-8-38-17-48s-22-15-40-15c-17 0-30 6-40 17s-15 27-16 46zM5213 287v-132c0-14-1-25-4-32-3-8-7-13-13-17-6-3-15-5-26-5-17 0-30 6-40 17-9 12-14 28-14 48v121h-35v-164c0-24 0-40-1-46h33c0 1 0 3 0 5 0 3 0 7 1 10 0 5 0 12 0 22h1c8-14 17-26 28-32 10-6 23-9 39-9 23 0 39 6 50 17 10 13 16 32 16 58v139zM5382 285c-12 3-23 5-35 5-28 0-42-16-42-47v-139h-24v-27h25l11-46h23v46h38v27h-38v131c0 10 1 17 5 21 3 4 9 6 17 6 4 0 11 0 20-2zM5465 291c-21 0-36-6-47-17-10-11-16-26-16-45 0-22 7-38 22-50 14-12 37-18 68-19h47v-12c0-17-3-29-11-36-7-8-18-11-33-11-16 0-27 2-34 8-8 5-12 13-13 25l-36-3c5-39 33-58 83-58 26 0 46 6 59 18 14 13 20 31 20 54v89c0 11 2 19 4 24 3 5 8 8 16 8 3 0 7-1 11-2v22c-9 2-17 3-27 3-12 0-22-4-28-10-6-7-9-18-10-32h-1c-9 16-19 27-31 34s-26 10-43 10zM5473 265c13 0 24-3 34-9s18-14 24-24c5-10 8-20 8-31v-17l-38 1c-16 0-28 2-37 5-8 3-15 8-19 14-5 6-7 15-7 25 0 12 3 20 9 27 6 6 15 9 26 9zM5714 285c-12 3-24 5-36 5-27 0-41-16-41-47v-139h-24v-27h25l10-46h23v46h39v27h-39v131c0 10 2 17 5 21 4 4 9 6 17 6 5 0 12 0 21-2zM5744 33v-33h34v33zM5744 287v-210h34v210zM6007 182c0 37-8 64-24 82s-39 27-70 27c-30 0-53-9-69-28-15-19-23-46-23-81 0-72 31-109 93-109 32 0 56 9 71 28 15 17 22 44 22 81zM5971 182c0-28-5-49-13-62-9-13-23-20-43-20s-35 7-44 20-14 34-14 62 5 49 14 62c9 14 23 21 42 21 21 0 35-7 44-20s14-34 14-63zM6184 287v-132c0-14-1-25-4-32-2-8-7-13-13-17-5-3-14-5-26-5-16 0-29 6-39 17-10 12-15 28-15 48v121h-34v-164c0-24-1-40-1-46h32c0 1 1 3 1 5 0 3 0 7 0 10 0 5 1 12 1 22 8-14 18-26 28-32 11-6 24-9 39-9 23 0 40 6 50 17 11 13 16 32 16 58v139z">
          <text:p/>
        </draw:path>
        <draw:path draw:style-name="gr2" draw:text-style-name="P2" draw:layer="layout" svg:width="6.222cm" svg:height="0.372cm" svg:x="18.619cm" svg:y="16.278cm" svg:viewBox="0 0 6223 373" svg:d="M113 295c-23 0-42-4-59-13s-30-21-40-37c-9-15-14-34-14-56v-173-2h2 37 2v2 170c0 25 6 43 18 55 13 13 30 19 54 19s42-6 55-19 20-32 20-57v-168-2h2 37 2v2 170c0 22-5 41-15 58-9 16-23 28-40 38-17 8-38 13-61 13zM113 291c23 0 42-4 59-13s30-21 39-36c9-16 14-35 14-56v-170h2v2h-37v-2h2v168c0 26-7 46-21 59-14 14-34 21-58 21s-43-7-56-20-20-33-20-58v-170h2v2h-37v-2h2v173c0 21 5 39 14 54 9 16 21 27 37 36 17 8 36 12 58 12zM413 289v-133c0-14-1-24-4-32-2-7-6-12-12-15-5-3-13-5-25-5-16 0-28 6-38 17-9 11-14 26-14 46v122 2h-2-34-2v-2-165c0-24-1-39-1-44l-1-3h2 33 2v2c0 1 0 3 1 5 0 3 0 6 0 10s0 11 1 21h-2v-2 2l-1-1c8-15 17-25 28-31s24-10 40-10c23 0 41 6 52 18s16 31 16 58v140 2h-2-35-2zM415 287h35v2h-2v-140c0-26-5-44-15-55s-26-17-49-17c-15 0-28 3-38 9s-19 16-27 30v1h-2-2v-2c0-10-1-17-1-21 0-3 0-7 0-9 0-3-1-5-1-5l2-1v2h-33v-2h2c1 6 2 21 2 45v165h-2v-2h34v2h-2v-122c0-21 5-37 15-49s24-18 41-18c12 0 21 2 27 6 7 3 11 9 14 17s4 19 4 33v133h-2zM502 35v-33-2h2 35 2v2 33 2h-2-35-2zM504 33h35v2h-2v-33h2v2h-35v-2h2v33h-2zM502 289v-210-2h2 35 2v2 210 2h-2-35-2zM504 287h35v2h-2v-210h2v2h-35v-2h2v210h-2zM683 291h-42-1v-1l-76-210-1-3h3 37 1l1 2 45 135c2 6 7 21 14 46l-2 1-2-1 7-22 7-23 48-136v-2h2 36 3l-1 3-78 210v1zM681 288l78-209h1v2h-36v-2l1 1-47 136-2-1 2 1-7 23-2-1 2 1-7 22-2 7-2-7c-7-25-12-40-13-45l2-1-2 1-46-136 2-1v2h-37v-2h2l75 209-2 1v-2h42v2zM817 191c0 24 5 41 14 54 10 13 24 19 42 19 15 0 27-3 35-9 9-6 15-13 18-22l1-2 1 1 31 8 2 1-1 2c-13 35-42 52-87 52-31 0-55-10-72-29-16-19-24-47-24-84 0-34 8-62 24-80 17-19 41-29 71-29 62 0 94 39 94 113v5 2h-2-149v-2zM815 189h149v2h-2v-5c0-73-30-109-90-109-30 0-52 9-68 27s-23 44-23 78c0 36 7 63 23 81 16 19 39 28 69 28 44 0 71-17 83-49h2v2l-31-8 1-2h2c-4 10-10 18-20 24-9 7-21 10-37 10-19 0-35-7-45-21-10-13-15-32-15-56v-2zM926 165c-2-22-7-38-16-47-9-10-22-15-39-15-16 0-29 5-38 16-10 11-15 26-16 45h-2v-2h113v2zM928 166h-113-2v-2c1-20 7-36 17-47 10-12 24-18 41-18 18 0 32 5 42 16 9 10 15 27 17 49v2zM1008 289v-161c0-15 0-31-1-49v-2h2 33 2v2c1 24 1 38 1 43h-2v-2h1v2l-2-1c6-18 13-30 20-37 8-7 18-11 32-11 5 0 10 1 14 2l2 1v1 32 3l-3-1c-4-1-10-2-18-2-14 0-24 6-31 18s-11 29-11 52v110 2h-2-35-2zM1010 287h35v2h-2v-110c0-23 4-41 12-54s19-20 34-20c8 0 15 1 19 2v2h-2v-32h2l-1 2c-4-1-9-2-13-2-13 0-22 3-29 10-7 6-13 18-19 35v2h-2-1-2v-2c0-5 0-19-1-43h2v2h-33v-2h2c1 18 1 34 1 49v161h-2zM1298 230c0 20-7 36-23 48-15 11-36 17-63 17-26 0-47-5-61-13-15-10-24-24-29-43v-2h2l31-6h1l1 1c3 11 8 19 17 24s22 7 38 7c17 0 30-2 37-7 8-5 12-13 12-23 0-8-3-14-8-19-6-5-14-9-27-12l1-2-1 2-25-6 1-2v2c-21-6-35-11-44-16-8-5-15-11-20-18-5-8-7-17-7-28 0-19 7-34 21-45 14-10 34-15 60-15 23 0 42 4 56 12 14 9 23 22 27 41v2h-2l-31 4h-2v-2c-2-8-7-15-15-20-8-4-19-7-33-7-15 0-26 2-33 7s-11 11-11 20c0 6 2 10 4 13 3 4 8 7 13 10 6 2 19 6 38 11 19 4 32 9 40 13 9 4 15 8 20 13s9 11 11 17c3 7 4 14 4 22zM1294 230c0-8-1-14-3-20-3-6-6-12-11-16-4-5-10-9-18-13s-21-8-40-12l1-2-1 2c-19-5-32-9-38-12s-11-6-15-10c-3-4-5-10-5-16 0-10 4-18 12-23s20-8 36-8c15 0 26 3 35 8s14 13 16 23h-1l-1-2 32-4v2l-2 1c-4-18-12-30-25-38s-31-12-54-12c-26 0-45 5-58 15-13 9-19 23-19 41 0 10 2 19 6 25 5 7 11 13 19 18 9 5 23 10 42 15l25 6c13 4 23 8 29 13 6 6 9 13 9 22 0 11-5 20-13 26-9 6-22 8-40 8-17 0-30-2-40-8-9-5-16-14-19-26h2v2l-30 6-1-2 2-1c4 18 13 31 27 40s33 13 59 13 46-5 61-17c14-10 21-24 21-44zM1391 295c-22 0-38-6-49-17-11-13-16-29-16-48 0-22 7-40 22-52 14-11 38-18 69-19h1 46v2h-2v-12c0-16-3-28-10-35s-17-10-32-10c-16 0-26 2-33 7s-11 13-12 24v2h-2l-36-3h-3l1-3c6-38 35-58 85-58 27 0 47 7 61 19s20 31 20 54v89c0 11 2 18 4 23 3 4 7 7 14 7 3 0 7-1 11-2h2v2 23 1l-1 1c-9 2-18 3-27 3-14 0-24-4-30-11-6-8-10-19-10-34h2v2h-2v-2l2 1c-9 16-20 29-32 36-12 6-26 10-43 10zM1391 291c16 0 30-3 42-10 11-7 21-18 30-34v-1h1 2 1l1 2c0 14 3 24 9 31s14 10 27 10c9 0 17-1 26-3v2h-2v-23h2l1 2c-5 1-9 1-12 1-8 0-14-3-17-8-3-6-4-14-4-25v-89c0-23-7-39-20-51s-32-18-58-18c-49 0-75 18-81 55h-2v-2l36 3v2h-2c2-12 6-21 14-27 7-5 19-8 35-8 15 0 28 4 35 11 8 8 11 21 11 38v12 2h-2-46v-2 2c-32 1-54 7-68 18-14 12-21 27-21 49 0 19 6 33 16 44 10 12 25 17 46 17zM1398 264c13 0 24-3 33-9 10-5 18-13 23-23 6-10 8-19 8-30v-17h2v2l-38 1c-16 0-28 2-36 5s-14 7-18 13c-5 6-7 14-7 24 0 11 3 19 9 25s14 9 24 9zM1398 268c-11 0-21-4-27-10-6-7-10-16-10-28 0-10 3-19 7-26 5-7 12-12 21-15 8-3 21-5 37-5v2-2l38-1h2v2 17c0 11-3 22-8 32-6 11-14 19-25 25-10 6-22 9-35 9zM1557 289v-287-2h1 35 2v2 287 2h-2-35-1zM1558 287h35v2h-2v-287h2v2h-35v-2h2v287h-2zM1944 289v-127h2v2h-147v-2h2v127 2h-2-37-2v-2-273-2h2 37 2v2 115h-2v-2h147v2h-2v-115-2h2 36 2v2 273 2h-2-36-2zM1946 287h36v2h-2v-273h2v2h-36v-2h2v115 2h-2-147-2v-2-115h2v2h-37v-2h2v273h-2v-2h37v2h-2v-127-2h2 147 2v2 127h-2zM2219 183c0 37-8 65-25 83-16 20-40 29-71 29s-55-10-71-30c-16-19-24-46-24-82 0-72 33-110 96-110 32 0 56 10 72 27 15 18 23 46 23 83zM2215 183c0-36-8-63-22-80-15-17-38-26-69-26-62 0-92 35-92 106 0 35 8 61 23 80s38 28 68 28 52-9 68-27 24-44 24-81zM2178 183c0-28-4-49-12-61-8-13-22-19-42-19-19 0-33 6-42 19s-13 33-13 61 4 48 13 61c8 14 22 20 40 20 21 0 35-6 43-19 9-13 13-33 13-62zM2182 183c0 29-4 51-13 64-10 14-25 21-47 21-19 0-34-7-44-22-9-14-13-35-13-63s4-49 14-63c9-14 25-21 45-21 21 0 36 7 45 21 9 13 13 34 13 63zM2342 289c-11 3-23 5-35 5-29 0-44-17-44-50v-139h2v2h-24-2v-2-26-2h2 25v2h-2l11-47v-1h2 23 2v2 46h-2v-2h38 2v2 26 2h-2-38v-2h2v131c0 10 1 16 4 20s8 5 16 5c4 0 11 0 19-2l3-1v3 26 2zM2340 287v-26h2v2c-9 1-16 2-20 2-9 0-15-2-19-6-3-5-5-13-5-23v-131-2h2 38v2h-2v-26h2v2h-38-2v-2-46h2v2h-23v-2h1l-10 47v1h-2-25v-2h2v26h-2v-2h24 2v2 139c0 31 13 46 40 46 11 0 23-1 34-5l1 2zM2589 46v243 2h-2-37-2v-2-243h2v2h-93-2v-2-30-2h2 223 2v2 30 2h-2-93v-2zM2587 44h93v2h-2v-30h2v2h-223v-2h2v30h-2v-2h93 2v2 243h-2v-2h37v2h-2v-243-2zM2698 35v-33-2h2 34 2v2 33 2h-2-34-2zM2700 33h34v2h-2v-33h2v2h-34v-2h2v33h-2zM2698 289v-210-2h2 34 2v2 210 2h-2-34-2zM2700 287h34v2h-2v-210h2v2h-34v-2h2v210h-2zM2866 373c-23 0-42-5-56-14-13-9-23-22-27-39v-2l2-1 35-5h2v2c2 9 7 16 15 21 7 5 17 8 30 8 33 0 50-19 50-59v-35h2v2h-1v-2l2 1c-7 14-16 24-28 32-11 7-25 10-41 10-26 0-46-8-58-27-12-17-18-44-18-81s6-65 20-83c13-18 33-27 60-27 15 0 28 4 40 10 11 7 19 17 25 30l-1 1v-2 2h-2c0-4 0-11 1-20 0-10 1-15 2-17v-1h1 33 3l-1 3c0 6-1 21-1 42v161c0 59-30 90-89 90zM2866 369c57 0 85-28 85-86v-161c0-21 1-36 1-43h2v2h-33v-2l2 1c0 1-1 6-1 15-1 10-1 16-1 20v2h-2-2v-1c-6-12-14-22-25-28-10-7-22-10-37-10-26 0-45 8-57 26-13 17-19 43-19 80 0 36 6 62 17 79 12 17 30 26 55 26 15 0 28-4 39-10 11-8 20-18 27-31v-1h1 1 2v2 35c0 41-19 62-54 62-13 0-24-2-32-8-9-5-14-13-17-23l2-1 1 2-35 5-1-2h2c4 16 12 28 26 37 13 9 30 13 53 13zM2917 184c0-17-3-31-7-44-5-12-11-21-19-27s-17-9-27-9c-18 0-30 6-38 18-7 13-11 33-11 62 0 28 3 48 11 60 7 12 19 18 37 18 11 0 20-3 28-9 8-7 14-15 19-27 4-12 7-26 7-42zM2921 184c0 16-3 31-7 43-5 12-12 22-21 29-8 6-19 10-30 10-19 0-33-7-41-20-7-13-11-34-11-62 0-29 4-51 12-64 9-13 22-20 41-20 11 0 21 3 29 10 9 7 16 17 21 29 4 13 7 27 7 45zM3041 114c7-14 17-24 27-31 11-6 25-10 41-10 23 0 41 6 53 18 11 12 16 31 16 58v140 2h-2-36-2v-2-133c0-15-1-25-3-32-3-7-7-12-13-15s-14-5-25-5c-16 0-28 6-37 17-10 11-15 25-15 44v124 2h-2-34-2v-2-287-2h2 34 2v2 74c0 8 0 16 0 25-1 8-1 13-1 14h-2v-2 2zM3042 117h-2v-2c0-1 0-6 1-15 0-8 0-16 0-24v-74h2v2h-34v-2h2v287h-2v-2h34v2h-2v-124c0-20 6-35 16-47s24-18 40-18c12 0 21 2 27 6 7 3 11 9 14 16 3 8 4 19 4 34v133h-2v-2h36v2h-2v-140c0-26-5-44-15-55-12-11-28-17-50-17-16 0-28 3-39 10-10 6-18 15-26 29v1zM3311 289c-12 3-24 5-36 5-28 0-43-17-43-50v-139h2v2h-25-1v-2-26-2h1 26v2h-2l10-47 1-1h1 23 2v2 46h-2v-2h39 2v2 26 2h-2-39v-2h2v131c0 10 2 16 5 20s7 5 15 5c5 0 11 0 20-2l2-1v3 26 2zM3308 287v-26h2l1 2c-9 1-16 2-21 2-8 0-15-2-18-6-4-5-6-13-6-23v-131-2h2 39v2h-2v-26h2v2h-39-2v-2-46h2v2h-23v-2h2l-10 47-1 1h-1-26v-2h2v26h-2v-2h25 2v2 139c0 31 12 46 39 46 12 0 23-1 35-5v2zM3369 191c0 24 5 41 15 54 9 13 23 19 42 19 14 0 26-3 35-9 8-6 14-13 17-22l1-2 2 1 30 8 2 1-1 2c-12 35-42 52-86 52-32 0-56-10-72-29-17-19-25-47-25-84 0-34 8-62 25-80 16-19 40-29 70-29 62 0 94 39 94 113v5 2h-2-149v-2zM3367 189h149v2h-2v-5c0-73-29-109-90-109-29 0-52 9-67 27-16 18-24 44-24 78 0 36 8 63 24 81 15 19 38 28 69 28 43 0 71-17 83-49h2l-1 2-30-8v-2h2c-3 10-10 18-19 24-10 7-22 10-37 10-20 0-35-7-45-21-11-13-16-32-16-56v-2zM3478 165c-2-22-7-38-16-47-9-10-21-15-38-15s-29 5-39 16c-9 11-15 26-15 45h-2v-2h112v2zM3480 166h-112-2v-2c1-20 6-36 16-47 10-12 24-18 42-18 17 0 31 5 41 16 10 10 15 27 17 49v2zM3692 289v-133c0-14-1-24-4-32-2-7-6-12-12-15-5-3-13-5-25-5-16 0-28 6-38 17-9 11-14 26-14 46v122 2h-2-34-2v-2-165c0-24-1-39-1-44l-1-3h2 33 2v2c0 1 0 3 1 5 0 3 0 6 0 10s1 11 1 21h-2v-2 2l-1-1c8-15 17-25 28-31s24-10 40-10c23 0 41 6 52 18s16 31 16 58v140 2h-2-35-2zM3694 287h35v2h-2v-140c0-26-5-44-15-55s-26-17-49-17c-15 0-28 3-38 9s-19 16-27 30v1h-2-2v-2c0-10-1-17-1-21 0-3 0-7 0-9 0-3-1-5-1-5l2-1v2h-33v-2h2c1 6 2 21 2 45v165h-2v-2h34v2h-2v-122c0-21 5-37 15-49s24-18 41-18c12 0 21 2 27 6 7 3 11 9 14 17s4 19 4 33v133h-2zM3812 191c0 24 4 41 14 54s23 19 42 19c15 0 26-3 35-9s15-13 18-22v-2l2 1 30 8 3 1-1 2c-13 35-42 52-87 52-31 0-56-10-72-29-17-19-25-47-25-84 0-34 8-62 25-80 16-19 40-29 71-29 62 0 93 39 93 113v5 2h-1-149v-2zM3810 189h149v2h-2v-5c0-73-30-109-90-109-30 0-52 9-68 27s-24 44-24 78c0 36 8 63 24 81 16 19 38 28 69 28 44 0 71-17 83-49h2l-1 2-30-8v-2h2c-3 10-10 18-19 24-9 7-22 10-37 10-20 0-35-7-45-21-10-13-15-32-15-56v-2zM3921 165c-2-22-8-38-17-47-9-10-21-15-38-15-16 0-29 5-39 16-9 11-14 26-15 45h-2v-2h113v2zM3923 166h-113-2v-2c1-20 6-36 16-47 11-12 25-18 42-18 18 0 32 5 41 16 10 10 16 27 18 49v2zM4138 255c-7 14-16 25-27 31s-24 9-40 9c-27 0-47-9-60-29-12-18-19-45-19-81 0-74 27-112 79-112 16 0 30 3 40 9 11 6 20 16 27 29l-2 1v-2 2h-2v-24-86-2h2 35 2v2 243c0 22 0 37 1 44v2h-2-33-2v-2c-1-2-1-7-2-15 0-8 0-14 0-20h2v2h-1v-2zM4136 252h1 2v2c0 6 0 12 0 20 1 8 1 13 2 15h-2v-2h33v2h-2c-1-7-1-22-1-44v-243h2v2h-35v-2h2v86h-2 2v24 2h-2-1l-1-1c-6-13-14-22-25-27-10-6-22-9-38-9-50 0-75 35-75 108 0 35 6 62 18 79 13 18 31 27 57 27 15 0 28-3 38-9 11-5 19-15 25-28l1-2zM4033 183c0 29 3 50 11 62 7 12 19 18 36 18 19 0 32-6 41-20 9-13 13-33 13-62 0-27-4-47-13-60-9-12-22-18-41-18-17 0-29 6-36 18-8 13-11 34-11 62zM4029 183c0-29 4-50 12-64 8-13 21-20 39-20 20 0 35 7 44 20s14 34 14 62c0 29-5 51-14 65s-24 21-44 21c-18 0-32-7-40-20-7-13-11-34-11-64zM4600 151c0 28-6 54-17 75-11 22-27 39-47 51-21 12-46 18-73 18-29 0-53-6-74-17-20-13-36-30-47-51-11-22-16-47-16-76 0-44 12-79 36-103 24-25 58-38 101-38 28 0 52 6 73 17 20 11 36 27 47 49 11 21 17 46 17 75zM4596 151c0-29-6-53-16-74-11-20-26-36-46-47-20-10-44-16-71-16-42 0-74 12-98 36-23 24-35 58-35 101 0 28 5 53 16 74 10 21 25 37 45 48 20 12 44 18 72 18 27 0 51-6 71-18 20-11 35-27 46-48 10-22 16-46 16-74zM4558 151c0-34-8-60-25-79-16-18-39-28-70-28s-54 9-71 28c-16 19-25 45-25 79s9 60 26 80c17 19 40 29 70 29 31 0 54-9 70-28 17-19 25-46 25-81zM4562 151c0 35-9 63-26 83s-42 30-73 30-56-10-73-31c-18-20-27-48-27-82 0-35 9-62 26-82 18-19 43-29 74-29s56 10 73 30c17 19 26 47 26 81zM4643 289v-161c0-15-1-31-1-49v-2h2 32 2v2c1 24 2 38 2 43h-2v-2h1v2l-2-1c5-18 12-30 19-37 8-7 19-11 32-11 5 0 10 1 15 2l1 1v1 32 3l-2-1c-5-1-11-2-18-2-14 0-24 6-31 18-8 12-12 29-12 52v110 2h-2-34-2zM4645 287h34v2h-2v-110c0-23 4-41 12-54s20-20 35-20c8 0 14 1 19 2l-1 2h-2v-32h2v2c-5-1-9-2-14-2-13 0-22 3-29 10-7 6-13 18-18 35l-1 2h-1-1-2v-2c0-5-1-19-2-43h2v2h-32v-2h2c0 18 1 34 1 49v161h-2zM4772 35v-33-2h2 35 2v2 33 2h-2-35-2zM4774 33h35v2h-2v-33h2v2h-35v-2h2v33h-2zM4772 289v-210-2h2 35 2v2 210 2h-2-35-2zM4774 287h35v2h-2v-210h2v2h-35v-2h2v210h-2zM4890 191c0 24 5 41 14 54 10 13 23 19 42 19 15 0 26-3 35-9s15-13 18-22v-2l2 1 31 8 2 1-1 2c-13 35-42 52-87 52-31 0-55-10-72-29-16-19-25-47-25-84 0-34 9-62 25-80 17-19 40-29 71-29 62 0 94 39 94 113v5 2h-2-149v-2zM4888 189h149v2h-2v-5c0-73-30-109-90-109-30 0-52 9-68 27s-24 44-24 78c0 36 8 63 24 81 16 19 39 28 69 28 44 0 71-17 83-49h2v2l-31-8 1-2h2c-4 10-10 18-20 24-9 7-22 10-37 10-19 0-35-7-45-21-10-13-15-32-15-56v-2zM4999 165c-2-22-7-38-16-47-9-10-22-15-39-15-16 0-29 5-38 16-10 11-15 26-16 45h-2v-2h113v2zM5001 166h-113-2v-2c1-20 7-36 17-47 10-12 24-18 41-18 18 0 32 5 42 16 9 10 15 27 17 49v2zM5213 289v-133c0-14-1-24-4-32-3-7-6-12-12-15s-14-5-25-5c-16 0-29 6-38 17-10 11-14 26-14 46v122 2h-2-35-2v-2-165c0-24 0-39-1-44v-3h2 33 1l1 2c0 1 0 3 0 5 0 3 0 6 1 10 0 4 0 11 0 21h-2v-2h1v2l-2-1c8-15 18-25 29-31 10-6 24-10 40-10 23 0 40 6 51 18s17 31 17 58v140 2h-2-35-2zM5215 287h35v2h-2v-140c0-26-5-44-16-55-10-11-26-17-48-17-16 0-28 3-38 9-11 6-20 16-27 30l-1 1h-1-1-2v-2c0-10 0-17 0-21 0-3-1-7-1-9 0-3 0-5 0-5l2-1v2h-33v-2h2c1 6 1 21 1 45v165h-2v-2h35v2h-2v-122c0-21 5-37 15-49s24-18 41-18c11 0 21 2 27 6 6 3 11 9 14 17 2 8 4 19 4 33v133h-2zM5384 289c-11 3-23 5-35 5-29 0-44-17-44-50v-139h2v2h-24-2v-2-26-2h2 25v2h-2l11-47v-1h2 23 2v2 46h-2v-2h38 2v2 26 2h-2-38v-2h2v131c0 10 1 16 4 20s8 5 16 5c4 0 11 0 19-2l3-1v3 26 2zM5382 287v-26h2v2c-9 1-16 2-20 2-9 0-15-2-19-6-3-5-5-13-5-23v-131-2h2 38v2h-2v-26h2v2h-38-2v-2-46h2v2h-23v-2h2l-11 47v1h-2-25v-2h2v26h-2v-2h24 2v2 139c0 31 13 46 40 46 12 0 23-1 34-5l1 2zM5467 295c-21 0-37-6-48-17-11-13-17-29-17-48 0-22 8-40 22-52 15-11 38-18 70-19h47v2h-2v-12c0-16-3-28-10-35s-17-10-32-10c-16 0-27 2-33 7-7 5-11 13-12 24v2h-2l-37-3h-2l1-3c6-38 35-58 85-58 27 0 47 7 61 19 13 12 20 31 20 54v89c0 11 2 18 4 23 3 4 7 7 14 7 3 0 7-1 11-2h2v2 23 1l-1 1c-9 2-18 3-28 3-13 0-23-4-29-11-6-8-10-19-11-34h2v2h-1v-2l2 1c-9 16-20 29-32 36-12 6-27 10-44 10zM5467 291c17 0 31-3 42-10 12-7 22-18 31-34v-1h1 1 2v2c1 14 4 24 10 31 5 7 14 10 26 10 9 0 18-1 27-3v2h-2v-23h2l1 2c-5 1-9 1-12 1-8 0-14-3-17-8-3-6-5-14-5-25v-89c0-23-6-39-19-51s-32-18-58-18c-49 0-76 18-81 55h-2v-2l36 3v2h-2c1-12 6-21 13-27 8-5 20-8 36-8 15 0 27 4 35 11 7 8 11 21 11 38v12 2h-2-47v-2 2c-31 1-53 7-67 18-14 12-21 27-21 49 0 19 5 33 16 44 10 12 25 17 45 17zM5475 264c13 0 24-3 33-9 10-5 17-13 23-23s8-19 8-30v-17h2v2l-38 1c-16 0-28 2-36 5s-14 7-19 13c-4 6-6 14-6 24 0 11 3 19 9 25 5 6 13 9 24 9zM5475 268c-11 0-21-4-27-10-7-7-10-16-10-28 0-10 2-19 7-26s12-12 20-15c9-3 22-5 38-5v2-2l38-1h2v2 17c0 11-3 22-9 32-5 11-14 19-24 25s-22 9-35 9zM5716 289c-12 3-23 5-36 5-28 0-43-17-43-50v-139h2v2h-24-2v-2-26-2h2 25v2h-2l10-47 1-1h1 23 2v2 46h-2v-2h39 2v2 26 2h-2-39v-2h2v131c0 10 2 16 5 20s8 5 15 5c5 0 11 0 20-2l2-1v3 26 2zM5714 287v-26h2v2c-9 1-16 2-21 2-8 0-15-2-18-6-4-5-5-13-5-23v-131-2h1 39v2h-2v-26h2v2h-39-1v-2-46h1v2h-23v-2h2l-10 47v1h-2-25v-2h2v26h-2v-2h24 2v2 139c0 31 13 46 39 46 12 0 24-1 35-5l1 2zM5744 35v-33-2h2 34 2v2 33 2h-2-34-2zM5746 33h34v2h-2v-33h2v2h-34v-2h2v33h-2zM5744 289v-210-2h2 34 2v2 210 2h-2-34-2zM5746 287h34v2h-2v-210h2v2h-34v-2h2v210h-2zM6011 183c0 37-8 65-24 83-17 20-41 29-72 29s-55-10-70-30c-16-19-24-46-24-82 0-72 32-110 95-110 32 0 57 10 72 27 16 18 23 46 23 83zM6007 183c0-36-7-63-22-80s-37-26-69-26c-61 0-91 35-91 106 0 35 7 61 23 80 15 19 37 28 67 28s53-9 69-27c15-18 23-44 23-81zM5971 183c0-28-4-49-13-61-8-13-21-19-41-19s-34 6-43 19c-8 13-13 33-13 61s4 48 13 61c9 14 22 20 41 20 20 0 34-6 43-19 8-13 13-33 13-62zM5975 183c0 29-5 51-14 64-9 14-25 21-46 21-20 0-35-7-44-22-9-14-14-35-14-63s5-49 14-63c10-14 25-21 46-21 20 0 36 7 45 21 8 13 13 34 13 63zM6184 289v-133c0-14-1-24-3-32-3-7-7-12-13-15-5-3-13-5-25-5-16 0-28 6-38 17-9 11-14 26-14 46v122 2h-2-34-2v-2-165c0-24-1-39-1-44l-1-3h3 32 2v2c0 1 1 3 1 5 0 3 0 6 0 10s1 11 1 21h-2v-2 2l-1-1c8-15 17-25 28-31s24-10 40-10c23 0 41 6 52 18s16 31 16 58v140 2h-2-35-2zM6186 287h35v2h-2v-140c0-26-5-44-15-55s-26-17-49-17c-15 0-28 3-38 9s-19 16-27 30v1h-2-2v-2c0-10-1-17-1-21 0-3 0-7 0-9 0-3-1-5-1-5l2-1v2h-32v-2h2c0 6 1 21 1 45v165h-2v-2h34v2h-2v-122c0-21 5-37 15-49s24-18 41-18c12 0 21 2 27 6 7 3 11 9 14 17s4 19 4 33v133h-2z">
          <text:p/>
        </draw:path>
        <draw:path draw:style-name="gr2" draw:text-style-name="P2" draw:layer="layout" svg:width="5.872cm" svg:height="0.29cm" svg:x="18.562cm" svg:y="18.837cm" svg:viewBox="0 0 5873 291" svg:d="M224 287l-31-79h-124l-31 79h-38l110-273h42l109 273zM131 42l-2 5c-3 11-8 25-14 42l-35 90h102l-35-91c-4-9-7-19-11-30zM509 212c0 25-10 44-30 58-19 14-47 21-83 21-66 0-104-23-115-69l36-7c4 16 13 28 26 36 14 7 32 11 55 11 24 0 42-4 55-12s19-20 19-36c0-9-2-16-6-22-4-5-10-10-17-13-7-4-16-7-26-9-10-3-22-6-34-8-21-6-38-11-49-16-11-4-20-10-26-16-7-5-11-12-15-20-3-8-5-17-5-27 0-23 9-41 27-54 18-12 43-19 76-19 31 0 55 5 71 14 16 10 28 26 34 49l-36 6c-4-14-11-25-23-31-11-7-26-10-46-10-22 0-39 4-50 11s-17 18-17 32c0 8 2 15 7 21 4 5 10 10 19 14 8 3 25 8 50 14 8 2 16 3 25 5 8 2 16 5 23 8 8 2 15 6 22 9 6 4 12 10 17 15s9 12 12 19c2 7 4 16 4 26zM546 198v-31h96v31zM874 287v-126h-146v126h-37v-273h37v115h146v-115h37v273zM975 287v-273h206v30h-169v88h158v30h-158v95h177v30zM1411 150c0 46-8 81-24 105s-39 36-70 36c-32 0-55-12-71-36-15-24-23-58-23-105s7-82 23-105c15-23 39-35 72-35 32 0 55 12 71 36 15 23 22 58 22 104zM1376 150c0-39-4-68-13-85-9-18-24-27-45-27-22 0-37 9-46 26-10 18-14 46-14 86s5 68 14 86 24 26 45 26c20 0 35-9 45-27 9-18 14-46 14-85zM1633 150c0 46-8 81-24 105s-40 36-71 36-55-12-71-36c-15-24-23-58-23-105s7-82 23-105c15-23 39-35 72-35 32 0 56 12 71 36 15 23 23 58 23 104zM1597 150c0-39-4-68-13-85-9-18-24-27-45-27s-37 9-46 26c-9 18-14 46-14 86s5 68 14 86c10 18 25 26 45 26 21 0 36-9 45-27 10-18 14-46 14-85zM1669 287v-25c7-15 15-28 24-39 10-12 20-22 30-32 11-9 21-18 31-26s20-16 28-24 15-17 20-25c5-9 8-19 8-30 0-15-5-27-14-35-8-8-20-12-36-12-15 0-27 4-37 12-9 8-15 19-16 34l-36-4c3-21 12-39 28-51 16-13 36-20 61-20 27 0 48 7 63 20s22 31 22 55c0 10-2 21-7 31-5 11-12 21-22 31-9 12-27 28-54 50-15 12-27 23-35 32-9 10-15 19-19 29h141v29zM2074 198c0 29-8 51-23 68-16 17-37 25-66 25-30 0-54-11-70-34s-24-56-24-101c0-47 8-83 25-108s41-38 72-38c42 0 68 19 79 56l-34 6c-6-23-21-34-45-34-20 0-35 10-46 28s-17 45-17 80c7-12 16-20 27-27 11-6 25-9 40-9 25 0 45 8 60 24s22 38 22 64zM2039 200c0-20-5-35-15-47-9-11-23-16-41-16-16 0-29 5-39 14-10 11-15 24-15 40 0 21 5 38 15 52 11 13 24 20 40 20 18 0 31-6 41-17 9-11 14-27 14-46zM2344 291c-22 0-41-4-58-12-16-8-29-20-38-36-9-15-14-33-14-55v-174h37v171c0 25 6 44 19 57 12 13 31 19 54 19 25 0 44-7 57-20 14-13 21-33 21-58v-169h36v171c0 22-4 41-14 57-9 16-22 28-39 36-17 9-37 13-61 13zM2647 287v-133c0-14-1-25-4-32-3-8-7-13-13-17-6-3-15-5-26-5-17 0-30 6-40 17-9 12-14 28-14 49v121h-35v-165c0-24 0-39-1-45h33c0 1 0 3 0 6 0 2 1 6 1 9 0 4 0 11 0 21h1c8-14 17-25 28-31 10-6 23-9 39-9 23 0 39 6 50 18 11 11 16 30 16 56v140zM2735 33v-33h35v33zM2735 287v-210h35v210zM2914 287h-41l-76-210h37l46 137c2 5 6 20 14 46l6-23 8-23 47-137h37zM3047 190c0 24 5 42 15 55 9 13 24 20 43 20 15 0 27-3 36-9s15-14 18-23l31 8c-13 33-41 50-85 50-31 0-54-9-71-28-16-18-24-45-24-82 0-35 8-62 24-80 17-18 40-28 70-28 61 0 92 37 92 112v5zM3160 163c-2-23-8-39-17-49s-23-15-40-15-30 6-40 17-15 27-16 47zM3242 287v-161c0-15 0-31-1-49h33c1 24 1 38 1 43h1c5-18 12-30 19-37 7-6 17-10 30-10 5 0 10 1 15 2v32c-5-1-11-2-19-2-14 0-25 7-33 19s-11 30-11 54v109zM3528 229c0 20-7 35-22 46s-36 16-63 16c-25 0-46-4-60-13s-23-22-27-40l31-6c3 11 9 19 18 25 9 5 22 7 38 7 18 0 31-2 39-8 8-5 12-13 12-24 0-8-2-15-8-20s-15-9-27-13l-25-6c-20-5-34-10-43-15-8-5-15-11-20-18-4-9-7-17-7-28 0-19 7-33 21-43 13-10 33-15 59-15 23 0 41 4 55 12 13 8 22 21 25 39l-31 4c-2-9-7-16-15-21-9-5-20-8-34-8-16 0-27 3-35 7-7 5-11 12-11 22 0 6 1 11 5 15 3 4 7 7 13 10 6 2 19 7 38 12 19 4 32 9 40 13 8 3 15 8 19 13 5 4 9 10 11 16 3 6 4 13 4 21zM3622 291c-21 0-36-6-47-17s-16-26-16-45c0-22 7-38 21-50 15-12 38-18 69-19h47v-13c0-17-3-29-11-36-7-7-18-11-34-11-15 0-26 3-34 8-7 5-11 14-12 25l-37-3c6-38 34-57 84-57 26 0 46 6 59 19 14 12 20 29 20 52v91c0 10 2 18 4 23 3 5 8 8 16 8 3 0 7-1 11-2v22c-9 2-18 3-27 3-13 0-22-3-28-10s-9-18-10-32h-1c-9 16-19 27-31 34s-26 10-43 10zM3630 265c13 0 24-3 34-9s18-14 24-24c5-10 8-20 8-31v-17l-38 1c-16 0-29 2-37 5s-15 8-19 14c-5 6-7 15-7 25 0 12 3 20 9 27 6 6 15 9 26 9zM3790 287v-287h35v287zM4249 149c0 29-5 54-16 76-11 21-26 37-47 49-20 11-44 17-72 17s-52-6-72-17-36-28-46-49c-11-22-16-47-16-76 0-44 12-78 35-102 24-25 57-37 100-37 27 0 51 6 72 17 20 11 35 27 46 48s16 45 16 74zM4212 149c0-34-9-60-26-80-17-19-40-29-71-29s-55 10-72 29-26 46-26 80c0 35 9 62 26 82s41 30 71 30c32 0 56-10 73-29 16-19 25-47 25-83zM4296 287v-161c0-15 0-31-1-49h33c1 24 2 38 2 43 6-18 12-30 19-37 8-6 18-10 31-10 5 0 9 1 14 2v32c-5-1-11-2-18-2-15 0-26 7-33 19-8 12-12 30-12 54v109zM4426 33v-33h35v33zM4426 287v-210h35v210zM4540 190c0 24 5 42 14 55 10 13 25 20 44 20 15 0 27-3 36-9s15-14 18-23l31 8c-13 33-41 50-85 50-31 0-55-9-71-28-16-18-24-45-24-82 0-35 8-62 24-80s39-28 69-28c62 0 92 37 92 112v5zM4653 163c-2-23-8-39-17-49s-23-15-40-15-30 6-40 17-15 27-16 47zM4867 287v-133c0-14-2-25-4-32-3-8-7-13-13-17-6-3-15-5-26-5-17 0-30 6-40 17-10 12-14 28-14 49v121h-35v-165c0-24-1-39-1-45h32c1 1 1 3 1 6 0 2 0 6 0 9 1 4 1 11 1 21h1c8-14 17-25 27-31 11-6 24-9 39-9 23 0 40 6 51 18 10 11 15 30 15 56v140zM5035 285c-11 4-23 5-35 5-27 0-41-16-41-47v-140h-24v-26h25l10-46h23v46h39v26h-39v132c0 10 2 17 5 21 4 4 9 6 17 6 5 0 12 0 20-2zM5119 291c-21 0-37-6-47-17-11-11-16-26-16-45 0-22 7-38 21-50 15-12 37-18 69-19h47v-13c0-17-4-29-11-36s-18-11-34-11c-15 0-27 3-34 8s-11 14-13 25l-36-3c6-38 34-57 84-57 26 0 46 6 59 19 13 12 20 29 20 52v91c0 10 1 18 4 23s8 8 15 8c4 0 8-1 12-2v22c-9 2-18 3-27 3-13 0-22-3-28-10s-9-18-10-32h-1c-9 16-19 27-31 34s-26 10-43 10zM5127 265c13 0 24-3 34-9s18-14 23-24c6-10 9-20 9-31v-17l-38 1c-16 0-29 2-37 5-9 3-15 8-20 14-4 6-6 15-6 25 0 12 3 20 9 27 6 6 15 9 26 9zM5367 285c-11 4-23 5-35 5-28 0-42-16-42-47v-140h-24v-26h26l10-46h23v46h39v26h-39v132c0 10 2 17 5 21s9 6 17 6c5 0 11 0 20-2zM5397 33v-33h35v33zM5397 287v-210h35v210zM5661 182c0 37-8 64-24 82s-40 27-70 27c-31 0-54-9-69-28-16-19-24-45-24-81 0-73 32-109 94-109 32 0 55 9 70 27 15 17 23 45 23 82zM5624 182c0-29-4-50-12-63-9-13-23-20-43-20-21 0-35 7-45 20-9 13-13 34-13 63 0 28 4 49 13 62 9 14 23 21 42 21 21 0 36-6 45-20 9-13 13-34 13-63zM5838 287v-133c0-14-1-25-4-32-3-8-7-13-13-17-6-3-14-5-26-5-17 0-30 6-39 17-10 12-15 28-15 49v121h-35v-165c0-24 0-39-1-45h33c0 1 0 3 0 6 1 2 1 6 1 9 0 4 0 11 1 21 8-14 17-25 28-31 10-6 23-9 39-9 23 0 40 6 50 18 11 11 16 30 16 56v140z">
          <text:p/>
        </draw:path>
        <draw:path draw:style-name="gr2" draw:text-style-name="P2" draw:layer="layout" svg:width="5.877cm" svg:height="0.294cm" svg:x="18.559cm" svg:y="18.835cm" svg:viewBox="0 0 5878 295" svg:d="M225 290l-31-80h2v1h-124v-1h2l-31 80-1 1h-1-38-3l1-3 111-272v-2h1 42 2v2l109 272 1 3h-3-37-2zM227 287h37v2l-1 1-110-273 2-1v2h-42v-2l2 1-111 273-1-1v-2h38v2l-2-1 31-79 1-1h1 124 1l1 1 31 79-2 1zM136 45l-2 5-2-1 2 1c-3 11-8 24-14 41l-35 91-2-1v-2h102v2l-2 1-35-91 2-1-2 1c-4-9-7-19-11-30l2-1-2 1-5-16 2-1zM136 43l5 16c4 12 7 22 11 30l35 91 1 3h-3-102-3l1-3 35-90 2 1-2-1c6-17 11-30 14-41l2-6 2-5zM514 214c0 26-11 46-31 60s-48 21-84 21c-66 0-106-24-117-71v-2h2l36-7 1-1 1 2c4 16 12 27 25 35 13 7 31 11 54 11s41-4 54-12c12-8 18-19 18-34 0-9-2-15-5-21-4-5-10-9-17-13-7-3-16-6-26-9-10-2-21-5-33-7v-2 2c-22-5-38-10-50-15-11-5-20-10-26-16-7-7-12-14-16-22-3-8-5-18-5-28 0-24 9-43 28-55 18-13 44-20 77-20 31 0 55 5 72 15 17 9 29 26 35 49l1 2-2 1-37 6h-1l-1-1c-4-14-11-24-22-31-11-6-26-9-45-9-22 0-38 3-49 10s-16 17-16 31c0 8 2 14 6 19 4 6 10 10 19 14 8 4 24 8 49 15 8 2 17 4 25 6s17 4 24 7c8 3 15 6 22 10 7 3 13 8 18 14 5 5 9 12 11 19 3 8 5 17 5 27zM510 214c0-10-2-18-4-25-3-7-7-13-11-19-5-5-11-9-17-13-7-4-14-7-21-10-8-2-16-5-24-7s-16-4-25-5l1-2-1 2c-25-7-42-12-50-16-9-3-15-8-20-14s-7-13-7-22c0-15 6-26 18-34 12-7 29-11 51-11 20 0 36 3 47 10 12 7 20 18 24 33h-2v-2l36-6v2h-2c-6-22-17-38-33-47s-39-14-70-14c-33 0-58 6-75 19-18 12-26 29-26 52 0 10 2 18 5 26s8 14 14 21c7 6 15 11 26 16 11 4 27 9 49 14 12 3 23 5 33 8 11 2 20 5 27 9s14 8 18 14 6 14 6 23c0 16-7 29-20 38-13 8-32 12-56 12-23 0-42-4-56-12-13-7-23-20-27-37h2v2l-35 7-1-2 2-1c11 46 48 68 113 68 36 0 63-7 82-20 19-14 29-32 29-57zM547 200v-31-2h2 96 2v2 31 1h-2-96-2zM549 198h96v2h-2v-31h2v2h-96v-2h1v31h-1zM876 289v-126h1v2h-146v-2h2v126 2h-2-37-2v-2-273-2h2 37 2v2 116h-2v-2h146v2h-1v-116-2h1 37 2v2 273 2h-2-37-1zM877 287h37v2h-2v-273h2v2h-37v-2h2v116 2h-2-146-2v-2-116h2v2h-37v-2h2v273h-2v-2h37v2h-2v-126-2h2 146 2v2 126h-2zM976 289v-273-2h2 206 2v2 30 2h-2-169v-2h2v89h-2v-2h158 2v2 29 2h-2-158v-2h2v95h-2v-2h177 2v2 30 2h-2-214-2zM978 287h214v2h-2v-30h2v2h-177-2v-2-95-2h2 158v2h-2v-29h2v2h-158-2v-2-89-2h2 169v2h-2v-30h2v2h-206v-2h2v273h-2zM1416 153c0 46-8 81-24 105s-41 37-72 37c-32 0-56-12-72-37-16-24-24-59-24-105 0-48 7-83 23-107 15-24 40-36 74-36 32 0 57 12 72 36 16 24 23 60 23 107zM1413 153c0-47-8-81-23-104s-38-35-69-35c-33 0-56 11-71 34s-22 58-22 105c0 45 7 80 23 103 15 23 38 35 69 35 30 0 53-12 69-35 16-24 24-58 24-103zM1377 153c0-40-4-68-13-85s-23-26-43-26c-21 0-35 8-44 25-10 17-14 45-14 86 0 38 4 66 14 84 9 17 23 26 43 26s34-9 43-27c10-18 14-45 14-83zM1381 153c0 38-5 67-14 85-10 19-26 28-47 28s-37-9-47-27c-9-19-14-47-14-86 0-41 5-70 14-88 10-17 26-27 48-27 21 0 37 10 46 28 10 18 14 47 14 87zM1638 153c0 46-9 81-25 105s-41 37-72 37c-32 0-56-12-72-37-16-24-24-59-24-105 0-48 8-83 23-107 16-24 41-36 74-36 32 0 57 12 72 36 16 24 24 60 24 107zM1634 153c0-47-8-81-23-104s-37-35-69-35-56 11-71 34-22 58-22 105c0 45 8 80 23 103s38 35 69 35 53-12 69-35c16-24 24-58 24-103zM1598 153c0-40-4-68-13-85s-23-26-43-26c-21 0-35 8-44 25s-14 45-14 86c0 38 5 66 14 84 9 17 23 26 43 26s34-9 43-27c10-18 14-45 14-83zM1602 153c0 38-4 67-14 85-10 19-26 28-47 28s-37-9-47-27c-9-19-14-47-14-86 0-41 5-70 14-88 10-17 26-27 48-27 21 0 37 10 47 28 9 18 13 47 13 87zM1671 289v-25c6-15 14-29 24-41 9-11 20-22 30-31s21-18 31-26 19-16 28-24c8-8 14-17 19-25 5-9 8-18 8-29 0-15-5-26-13-33-8-8-20-12-35-12s-26 4-35 11c-10 8-15 19-17 33v2h-2l-35-4h-2v-2c3-22 12-40 28-53 17-13 38-20 63-20 28 0 49 7 64 20s23 32 23 57c0 10-2 21-7 32-5 12-13 22-22 33-10 10-28 26-55 48l-1-1 1 1c-15 12-26 23-35 33-9 9-15 18-18 27h-2v-2h141 2v2 29 2h-2-180-1zM1672 287h180v2h-2v-29h2v1h-141-3l1-2c4-9 10-19 19-29s21-21 36-33c26-22 45-38 54-48s16-20 21-32c5-10 7-20 7-30 0-24-7-41-21-54-15-13-35-19-62-19-25 0-44 6-60 19s-25 29-27 51l-2-1v-2l36 4v2l-2-1c1-14 7-26 17-35 10-8 23-12 38-12 16 0 29 4 38 13 9 8 13 21 13 36 0 11-2 22-7 31-6 8-12 18-21 26-8 8-17 16-28 24-10 8-20 17-30 26-11 9-21 19-30 31-9 11-17 24-24 39l-2-1h2v25h-2zM2079 200c0 29-8 52-24 69s-38 26-67 26c-31 0-55-12-71-35-17-23-25-57-25-101 0-48 8-85 25-110 18-26 42-39 74-39 43 0 70 19 80 57l1 2-2 1-33 6h-2v-2c-7-21-21-32-44-32-20 0-34 9-45 27-10 18-16 44-16 80h-2l-1-1c6-12 15-22 27-28s25-10 40-10c27 0 47 8 62 26 15 16 23 37 23 64zM2075 200c0-26-7-46-21-62-15-16-34-24-60-24-14 0-27 3-38 9-11 7-20 16-26 27l-4 7v-8c0-36 6-63 17-82s27-29 48-29c24 0 40 12 47 35l-2 1v-2l33-6 1 2h-2c-11-36-36-54-77-54-31 0-54 12-70 37-17 25-25 61-25 108 0 44 8 76 24 99 16 22 38 33 68 33 28 0 49-8 64-24 16-17 23-39 23-67zM2040 202c0-20-5-34-14-45-9-10-23-15-40-15-16 0-28 5-38 14-9 9-14 21-14 37 0 21 5 38 15 51s22 19 38 19c17 0 30-5 39-16s14-26 14-45zM2044 202c0 20-5 36-15 47-10 12-25 18-42 18-16 0-31-7-41-21-11-14-16-31-16-53 0-17 5-30 15-40 11-10 24-15 41-15 18 0 33 6 43 17s15 27 15 47zM2347 295c-22 0-42-4-59-12-16-9-30-21-39-37-9-15-14-34-14-56v-174-2h2 37 2v2 171c0 25 6 43 18 55 12 13 30 19 53 19 24 0 43-6 56-19s20-32 20-57v-169-2h2 36 2v2 171c0 22-5 41-14 58-9 16-23 28-40 37-18 9-38 13-62 13zM2347 291c23 0 43-4 60-13 17-8 29-20 39-35 9-16 13-34 13-56v-171h2v2h-36v-2h2v169c0 26-7 46-21 59-14 14-34 21-59 21-24 0-43-7-56-20s-19-33-19-58v-171h2v2h-37v-2h2v174c0 21 4 39 13 54 9 16 22 27 38 35 17 8 35 12 57 12zM2648 289v-132c0-14-1-24-4-33-3-7-6-12-12-15s-14-5-25-5c-16 0-29 6-38 17-9 12-14 27-14 47v121 2h-2-35-2v-2-165c0-24 0-39-1-44v-3h2 33 2v2c0 1 0 3 0 5 0 3 1 7 1 10 0 4 0 11 0 21h-2v-2h1v2l-2-1c8-15 18-25 29-31 10-6 24-10 40-10 23 0 40 6 51 18s17 31 17 59v139 2h-2-35-2zM2650 287h35v2h-2v-139c0-27-5-45-15-56-11-11-27-17-49-17-16 0-28 3-38 9-11 6-19 16-27 30l-1 1h-1-1-1l-1-2c0-10 0-17 0-21 0-3-1-7-1-9 0-3 0-5 0-5l2-1v2h-33v-2h2c1 6 1 21 1 45v165h-2v-2h35v2h-2v-121c0-21 5-37 15-50 10-12 24-18 41-18 12 0 21 2 27 6 6 3 11 9 14 17 3 9 4 20 4 34v132h-2zM2736 35v-33-2h2 35 2v2 33 2h-2-35-2zM2738 33h35v2h-2v-33h2v2h-35v-2h2v33h-2zM2736 289v-210-2h2 35 2v2 210 2h-2-35-2zM2738 287h35v2h-2v-210h2v2h-35v-2h2v210h-2zM2917 291h-41-1l-1-1-76-210-1-3h3 37 2v2l46 136v1c2 5 6 20 13 45l-1 1-2-1 6-22 8-23 47-137 1-2h1 37 3l-1 3-78 210v1zM2915 288l78-209h2v2h-37v-2l2 1-47 137-2-1 2 1-8 23-2-1 2 1-7 22-2 7-1-7c-8-25-12-40-14-45l2-1-2 1-46-137 2-1v2h-37v-2h2l76 209-2 1v-2h41v2zM3052 192c0 24 4 41 14 54s23 19 42 19c15 0 26-3 35-9s15-13 18-22v-2l2 1 30 9h3l-1 2c-13 34-42 51-87 51-31 0-56-10-72-28-17-19-25-47-25-84 0-34 9-63 25-81 16-19 40-29 71-29 62 0 93 39 93 114v5 2h-1-149v-2zM3050 190h149v2h-2v-5c0-74-30-110-90-110-30 0-52 9-68 27s-24 45-24 79c0 36 8 63 24 81s38 27 69 27c44 0 71-16 83-48h2l-1 2-30-8v-2h2c-3 10-10 18-19 24-9 7-22 10-37 10-20 0-35-7-45-20-10-14-15-33-15-57v-2zM3161 166c-2-22-8-39-17-48-9-10-21-15-38-15-16 0-29 5-39 16-9 12-14 27-15 46h-2v-2h113v2zM3163 167h-113-2v-2c1-20 6-36 16-48 11-12 25-18 42-18 18 0 32 6 41 16 10 10 16 28 18 50v2zM3243 289v-161c0-15 0-31-1-49v-2h2 33 1l1 2c1 24 1 38 1 43h-2v-2h1v2l-2-1c6-18 12-30 20-37 7-7 18-11 31-11 5 0 10 1 15 2l2 1v1 32 3l-3-1c-4-1-10-2-18-2-14 0-24 6-31 18-8 13-11 30-11 53v109 2h-2-35-2zM3245 287h35v2h-2v-109c0-23 4-41 11-55 8-13 20-20 35-20 8 0 14 1 19 2v2h-2v-32h2l-1 2c-5-1-9-2-14-2-12 0-22 3-29 10-7 6-13 18-18 36l-1 1h-1-1-2v-2c0-5 0-19-1-43h2v2h-33v-2h2c1 18 1 34 1 49v161h-2zM3533 231c0 20-8 37-23 47-15 11-37 17-64 17-26 0-46-5-61-13-14-9-24-23-28-42v-2h2l30-6h2v2c3 10 9 18 18 23s21 7 37 7c18 0 30-2 38-7s11-13 11-23c0-8-2-14-7-19-6-5-15-9-27-12l1-2-1 2-25-6 1-2-1 2c-20-6-34-11-43-16-8-5-15-11-20-18-5-8-8-17-8-28 0-20 7-35 21-46 14-10 35-15 61-15 23 0 42 4 56 13 14 8 23 22 26 40l1 3h-2l-32 4h-1l-1-2c-2-9-6-16-14-21-8-4-19-7-33-7-16 0-27 3-34 7-7 5-10 11-10 21 0 6 1 10 4 13 3 4 7 7 13 10 6 2 19 6 38 11 18 4 32 9 40 13s15 8 20 13 8 11 11 17c3 7 4 14 4 22zM3529 231c0-7-1-14-4-20-2-6-5-11-10-16s-11-9-19-13-21-8-39-12v-2 2c-19-5-32-9-39-12-6-2-11-6-14-10s-5-10-5-16c0-11 4-19 12-24s20-8 36-8c14 0 26 3 35 8 8 5 14 13 16 24h-2v-2l31-5v2l-2 1c-3-18-11-30-24-38-14-8-31-12-54-12-26 0-45 5-58 15-13 9-20 23-20 42 0 10 2 19 7 25 5 7 11 13 19 18s22 10 42 15l25 6c13 4 22 8 28 13 6 6 9 13 9 22 0 11-4 20-13 26-8 6-22 8-40 8-16 0-30-2-39-8-10-5-16-14-19-25l2-1v2l-31 6v-2h2c4 17 13 30 26 38 14 9 34 13 59 13 27 0 47-5 62-16 14-10 21-24 21-44zM3625 295c-21 0-38-6-48-17-11-12-17-28-17-47 0-22 8-40 22-52 15-11 38-18 70-18l47-1v2h-2v-12c0-16-3-29-10-36s-18-10-33-10-26 2-32 7c-7 5-11 13-12 25l-1 2h-2l-36-3h-2v-2c7-40 36-60 86-60 27 0 47 7 61 19 13 12 20 31 20 55v90c0 10 1 17 4 22 2 5 7 7 14 7 3 0 6-1 11-2h2v2 22 1l-2 1c-8 2-18 3-27 3-13 0-23-4-29-11s-10-18-11-33h2v2h-1v-2l2 1c-9 16-20 28-32 35-12 6-27 10-44 10zM3625 291c17 0 31-3 42-10 12-6 22-17 30-33l1-1h1 1 2v2c1 14 4 24 10 30 5 7 14 10 26 10 9 0 18-1 27-3v2h-2v-22h2v2c-4 1-8 2-11 2-8 0-15-4-18-9-2-6-4-14-4-24v-90c0-24-6-40-19-52s-32-18-58-18c-49 0-76 18-82 56h-2l1-2 36 3v2h-2c1-13 6-22 13-28 8-5 20-8 35-8 16 0 28 4 36 12 7 7 11 21 11 38v12 2h-2-47v-2 2c-31 1-53 7-67 19-14 11-21 27-21 48 0 19 5 33 15 44 11 11 26 16 46 16zM3633 265c13 0 23-3 33-9 10-5 17-13 23-23 5-10 8-19 8-30v-17h2v2l-38 1c-16 0-28 2-36 5s-14 7-19 13c-4 6-6 14-6 24 0 11 3 19 8 25 6 6 14 9 25 9zM3633 269c-12 0-21-4-27-10-7-7-10-16-10-28 0-10 2-19 7-26s12-12 20-15c9-3 22-5 38-5v2-2l38-1h2v2 17c0 11-3 22-9 32-6 11-14 19-24 25s-22 9-35 9zM3791 289v-287-2h2 35 2v2 287 2h-2-35-2zM3793 287h35v2h-2v-287h2v2h-35v-2h2v287h-2zM4254 152c0 29-5 54-16 75-11 22-27 39-48 50-20 12-45 18-73 18s-52-6-73-17c-20-12-36-29-47-50-11-22-16-47-16-76 0-45 12-80 36-104 24-25 58-38 101-38 28 0 52 6 73 17 20 11 36 28 47 49s16 46 16 76zM4250 152c0-29-5-54-16-74-10-21-25-37-45-48-20-10-44-16-71-16-42 0-75 12-98 36-24 25-35 58-35 102 0 28 5 53 16 74 10 21 25 37 45 48s44 17 71 17c28 0 51-6 71-17s36-27 46-48c11-21 16-46 16-74zM4213 152c0-35-8-60-25-79s-40-29-70-29c-31 0-54 10-71 28-17 19-25 45-25 80 0 34 8 60 25 80 17 19 40 29 70 29 31 0 55-9 71-28 17-19 25-46 25-81zM4217 152c0 36-9 64-26 83-17 20-42 30-74 30-31 0-55-10-73-31-17-20-26-48-26-82 0-36 9-63 26-82 17-20 42-30 74-30 31 0 56 10 73 30s26 47 26 82zM4298 289v-161c0-15-1-31-2-49v-2h2 33 2v2c1 24 2 38 2 43h-2v-2 2l-1-1c5-18 12-30 19-37 8-7 19-11 32-11 5 0 10 1 15 2l1 1v1 32 3l-2-1c-5-1-11-2-18-2-14 0-24 6-32 18-7 13-11 30-11 53v109 2h-2-35-1zM4299 287h35v2h-2v-109c0-23 4-41 12-55 8-13 20-20 35-20 7 0 14 1 19 2l-1 2h-2v-32h2v2c-5-1-10-2-14-2-13 0-22 3-29 10-7 6-13 18-19 36v1h-2-2v-2c0-5-1-19-2-43h2v2h-33v-2h2c1 18 1 34 1 49v161h-2zM4427 35v-33-2h2 35 2v2 33 2h-2-35-2zM4429 33h35v2h-2v-33h2v2h-35v-2h2v33h-2zM4427 289v-210-2h2 35 2v2 210 2h-2-35-2zM4429 287h35v2h-2v-210h2v2h-35v-2h2v210h-2zM4545 192c0 24 4 41 14 54s23 19 42 19c15 0 26-3 35-9s14-13 17-22l1-2 2 1 30 9h2v2c-13 34-42 51-87 51-31 0-56-10-72-28-17-19-25-47-25-84 0-34 8-63 25-81 16-19 40-29 70-29 63 0 94 39 94 114v5 2h-2-148v-2zM4543 190h148v2h-2v-5c0-74-29-110-90-110-29 0-51 9-67 27s-24 45-24 79c0 36 8 63 24 81s38 27 69 27c43 0 71-16 83-48h2l-1 2-30-8v-2h2c-3 10-10 18-19 24-9 7-22 10-37 10-20 0-35-7-45-20-10-14-15-33-15-57v-2zM4654 166c-2-22-8-39-17-48-9-10-21-15-38-15s-29 5-39 16c-9 12-14 27-15 46h-2v-2h113v2zM4656 167h-113-2v-2c1-20 6-36 16-48s25-18 42-18c18 0 32 6 41 16 10 10 16 28 18 50v2zM4868 289v-132c0-14-2-24-4-33-3-7-7-12-12-15-6-3-14-5-25-5-17 0-29 6-38 17-10 12-14 27-14 47v121 2h-2-35-2v-2-165c0-24 0-39-1-44l-1-3h3 32 2v2c1 1 1 3 1 5 0 3 0 7 0 10 1 4 1 11 1 21h-2v-2h1v2l-2-1c8-15 18-25 28-31 11-6 25-10 40-10 24 0 41 6 52 18s16 31 16 59v139 2h-2-34-2zM4870 287h34v2h-1v-139c0-27-6-45-16-56s-26-17-49-17c-15 0-28 3-38 9s-19 16-27 30v1h-1-1-2v-2c0-10 0-17-1-21 0-3 0-7 0-9 0-3 0-5 0-5l1-1v2h-32v-2h2c0 6 1 21 1 45v165h-2v-2h35v2h-2v-121c0-21 5-37 15-50 9-12 23-18 41-18 11 0 20 2 27 6 6 3 11 9 13 17 3 9 5 20 5 34v132h-2zM5039 289c-12 3-24 5-36 5-28 0-43-17-43-49v-140h2v2h-24-2v-2-26-2h2 25v2h-2l10-47 1-1h1 23 2v2 46h-2v-2h39 2v2 26 2h-2-39v-2h2v132c0 10 2 16 5 20s8 6 15 6c5 0 11-1 20-3l2-1v3 25 2zM5036 287v-25h2l1 2c-9 2-16 2-21 2-8 0-15-2-18-6-4-5-6-12-6-23v-132-2h2 39v2h-2v-26h2v2h-39-2v-2-46h2v2h-23v-2h2l-10 47v1h-2-25v-2h2v26h-2v-2h24 2v2 140c0 31 13 45 39 45 12 0 24-1 35-4v1zM5122 295c-21 0-38-6-49-17-10-12-16-28-16-47 0-22 7-40 22-52 15-11 38-18 70-18l47-1v2h-2v-12c0-16-3-29-10-36s-18-10-33-10-26 2-33 7c-6 5-10 13-12 25v2h-2l-36-3h-2v-2c6-40 35-60 86-60 26 0 47 7 60 19 14 12 21 31 21 55v90c0 10 1 17 4 22 2 5 6 7 13 7 4 0 7-1 11-2h3v2 22 1l-2 1c-9 2-18 3-27 3-13 0-23-4-29-11-7-7-10-18-11-33h2v2h-1v-2l2 1c-9 16-20 28-32 35-12 6-27 10-44 10zM5122 291c17 0 30-3 42-10 11-6 21-17 30-33l1-1h1 1 2v2c1 14 4 24 10 30 5 7 14 10 26 10 9 0 18-1 26-3l1 2h-2v-22h2v2c-4 1-8 2-12 2-8 0-14-4-17-9-3-6-4-14-4-24v-90c0-24-6-40-19-52s-32-18-58-18c-49 0-76 18-82 56h-2v-2l37 3-1 2h-1c1-13 6-22 13-28 7-5 19-8 35-8s28 4 36 12c7 7 11 21 11 38v12 2h-2-47v-2 2c-31 1-54 7-67 19-14 11-21 27-21 48 0 19 5 33 15 44s25 16 46 16zM5130 265c12 0 23-3 33-9 10-5 17-13 23-23 5-10 8-19 8-30v-17h2v2l-38 1c-16 0-28 2-37 5-8 3-14 7-18 13s-6 14-6 24c0 11 2 19 8 25s14 9 25 9zM5130 269c-12 0-21-4-28-10-6-7-9-16-9-28 0-10 2-19 7-26s11-12 20-15 21-5 38-5v2-2l38-1h2v2 17c0 11-3 22-9 32-6 11-14 19-24 25s-22 9-35 9zM5371 289c-12 3-24 5-36 5-29 0-43-17-43-49v-140h1v2h-24-2v-2-26-2h2 26v2h-2l10-47v-1h2 23 2v2 46h-2v-2h39 2v2 26 2h-2-39v-2h2v132c0 10 2 16 5 20s7 6 15 6c5 0 11-1 20-3l2-1v3 25 2zM5368 287v-25h2l1 2c-9 2-16 2-21 2-8 0-15-2-18-6-4-5-6-12-6-23v-132-2h2 39v2h-2v-26h2v2h-39-2v-2-46h2v2h-23v-2h2l-10 47-1 1h-1-26v-2h2v26h-2v-2h24 2v2 140c0 31 13 45 40 45 12 0 23-1 35-4v1zM5398 35v-33-2h2 35 2v2 33 2h-2-35-2zM5400 33h35v2h-2v-33h2v2h-35v-2h2v33h-2zM5398 289v-210-2h2 35 2v2 210 2h-2-35-2zM5400 287h35v2h-2v-210h2v2h-35v-2h2v210h-2zM5666 184c0 37-8 65-25 83-16 19-40 28-71 28s-55-10-71-29-24-46-24-82c0-73 33-111 96-111 32 0 56 10 72 28 15 17 23 46 23 83zM5662 184c0-36-7-64-22-81s-38-26-69-26c-61 0-92 35-92 107 0 35 8 61 23 80 16 18 38 27 68 27s53-9 68-26c16-18 24-44 24-81zM5625 184c0-28-4-48-12-62-8-13-22-19-41-19-20 0-34 6-43 19-9 14-13 34-13 62s4 48 13 61c9 14 22 20 40 20 21 0 35-6 43-19 9-13 13-33 13-62zM5629 184c0 29-4 51-13 64-10 14-25 21-47 21-19 0-34-7-43-21-10-15-14-36-14-64s5-49 14-64c9-14 25-21 46-21 20 0 35 7 44 21s13 35 13 64zM5839 289v-132c0-14-1-24-4-33-2-7-6-12-12-15-5-3-14-5-25-5-16 0-29 6-38 17-9 12-14 27-14 47v121 2h-2-35-2v-2-165c0-24 0-39-1-44v-3h2 33 2v2c0 1 0 3 0 5 1 3 1 7 1 10 0 4 0 11 1 21h-2v-2 2l-2-1c8-15 18-25 29-31s24-10 40-10c23 0 41 6 52 18 10 12 16 31 16 59v139 2h-2-35-2zM5841 287h35v2h-2v-139c0-27-5-45-15-56-11-11-27-17-49-17-15 0-28 3-38 9s-19 16-27 30l-1 1h-1-2v-2c-1-10-1-17-1-21 0-3 0-7-1-9 0-3 0-5 0-5l2-1v2h-33v-2h2c1 6 1 21 1 45v165h-2v-2h35v2h-2v-121c0-21 5-37 15-50 10-12 24-18 41-18 12 0 21 2 27 6 6 3 11 9 14 17 3 9 4 20 4 34v132h-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13" draw:text-style-name="P10" draw:layer="layout" svg:width="5.952cm" svg:height="7.813cm" svg:x="11.687cm" svg:y="6.785cm" svg:viewBox="0 0 5953 7814" svg:d="M0 6989v-3-9-15-20-24-26-28-28-26-24-20-15-9-3h1499v-14h-849v-1c0-1 0-2 0-3s0-3 0-5 0-4 0-7c0-2 0-5 0-8 0-6 0-12 0-18 0-3 0-6 0-10 0-3 0-6 0-8 0-3 0-6 0-9 0-2 0-4 0-6s0-4 0-5 0-2 0-3 0-1 0-2h849c0-6 0-13 0-19s0-12 0-17 0-10 0-14c0-2 0-4 0-6 0-4 0-7 0-10 0-2 0-4 0-6 0-1 0-2 0-2 0-1 0-1 0-1 0-1 0-1 0-1h150v-16-11-4-419h546 4c-5 0-8 0-8 0h8c-8 0-10 0-6 0s14 0 29 0c3 0 7 0 11 0 3 0 6 0 9 0 2 0 5 0 7 0v-200c-11 0-20 0-27 0-19 0-31 0-31 0-13-7-26-15-40-23-2 0-3-1-4-2s-1-2-2-3c0-1 0-2 0-3s0-2 0-3c1-1 1-2 2-3s3-1 4-2c18-10 36-21 52-30v-23l-12-8h-342v-449c0-166-134-300-300-300h-430c-56 0-100-45-100-100v-1456-249c0-80-31-157-88-213 57 56 88 133 88 213v249 1456c0 55 44 100 100 100h430c166 0 300 134 300 300v449h342 31 321 185 321v-273c0-163 130-297 294-300 110-2 216-41 302-110 14-11 28-24 41-36l112-112-112 112c-13 12-27 25-41 36 53-43 120-66 188-66h1378c27 0 52-11 71-29l332-334c19-19 30-44 30-71v-1371c0-80 31-156 88-212l74-75c23-23 44-49 63-76h-1918c-14-66-44-126-88-177h1640c-28-26-44-62-44-100s16-75 44-100h-4343c28 25 44 62 44 100s-16 74-44 100h2096c-44 51-75 111-89 177h-2372c18 27 39 53 62 76l74 74-74-74c-23-23-44-49-62-76-36-54-61-114-74-177-13-66-13-134 0-200 13-63 38-123 74-177 18-28 39-53 62-77l77-76c56-56 87-132 87-211l1-504c0-442 358-800 800-800h502c53 0 105-13 151-40 22-13 43-29 61-47l130-130 200-200 112-112c195-195 512-195 708 0l112 112 200 200 46 47c30 29 68 49 109 55l23 3 24-1 23-3 23-6 22-9 20-12 19-14 17-16 15-19 12-20 10-21 7-22 4-23 2-24v-256h1270v500 1363c0 79 31 156 88 212l74 74c23 24 44 49 63 77 35 54 60 114 73 177 14 66 14 134 0 200-13 63-38 123-73 177-19 27-40 53-63 76l-74 75c-57 56-88 132-88 212v1371c0 27-11 52-30 71l-332 334c-19 18-44 29-71 29h-1378c-68 0-135 23-188 66-86 69-192 108-302 110-136 3-269-50-365-146l-112-112h376c51 46 129 46 181 0h375-375c28-26 44-63 44-101s-16-75-44-100h575l177-177h-1686l177 177h576c-29 25-45 62-45 100s16 75 45 101h-376l112 112c96 96 229 149 365 146-164 3-294 137-294 300v273h-321l19 11c1 1 2 1 4 2 0 1 1 2 2 3 0 1 0 2 0 3s0 2 0 3c-1 1-2 2-2 3-1 1-3 2-4 2-18 11-36 21-52 31v23c11 6 22 13 33 19 1 0-10 0-25 0s-34 0-54 0v200h7 9 7 7 6 5 4 3 1 1 551v419 4 11 16-16-11-4-419h-551-1-1-3-4-5-6-7-7-9-7c-4 0-9 0-14 0-3 0-7 0-11 0-8 0-16 0-25 0h-4-11-18-24-28-32-33-33-32-29-23-18-11-4c-9 0-17 0-25 0-4 0-8 0-12 0s-9 0-13 0c-2 0-5 0-7 0-3 0-6 0-9 0-4 0-8 0-11 0-4 0-6 0-9 0-2 0-4 0-5 0-2 0-3 0-4 0s-2 0-3 0h-1c-1 0-1 0-1 0-8 0-10 0-6 0s14 0 29 0c-4 0-6 0-9 0-2 0-4 0-5 0-2 0-3 0-4 0s-2 0-3 0h-1c-1 0-1 0-1 0-5 0-8 0-8 0h-542 546l-546 419v-419 450-16-11-4 107-22-29-23-2 161-9-33-33-10 193-4-11-18-24-28-23 439-331 431-100 100h575 450 576v-100-331-4-11-18-24-28-32-66-32-29-23-2h199v8 22 36 47 57 63 67 67 63 57 47 36 22 8h-199v100h-576v100h121v300h-146l-149 150c-1 0-1 0-1 0-2 0-3 0-4 0-2 0-4 0-6 0-3 0-6 0-8 0-4 0-7 0-10 0-7 0-14 0-22 0-4 0-8 0-11 0-4 0-8 0-11 0s-7 0-10 0-5 0-8 0c-2 0-4 0-6 0-1 0-3 0-4 0h-1l-149-150h-146v-300h121v-100h-575v-100h-150v-3-10-16-21-27-32-35-31z">
          <text:p/>
        </draw:path>
        <draw:polygon draw:style-name="gr14" draw:text-style-name="P1" draw:layer="layout" svg:width="0cm" svg:height="0cm" svg:x="14.683cm" svg:y="10.671cm" svg:viewBox="0 0 0 0" draw:points="0,0">
          <text:p/>
        </draw:polygon>
        <draw:path draw:style-name="gr13" draw:text-style-name="P10" draw:layer="layout" svg:width="5.073cm" svg:height="1.726cm" svg:x="12.482cm" svg:y="7.402cm" svg:viewBox="0 0 5074 1727" svg:d="M227 1363c0 79-32 155-88 211l-77 76c-23 24-44 49-62 77h5074c-19-28-40-53-63-77l-74-74c-57-56-88-133-88-212v-1364h-1487c6 6 13 12 21 18h-1702c-46 27-98 40-151 40h-502c-442 0-800 359-800 801z">
          <text:p/>
        </draw:path>
        <draw:polygon draw:style-name="gr14" draw:text-style-name="P1" draw:layer="layout" svg:width="0cm" svg:height="0cm" svg:x="14.683cm" svg:y="10.671cm" svg:viewBox="0 0 0 0" draw:points="0,0">
          <text:p/>
        </draw:polygon>
        <draw:path draw:style-name="gr13" draw:text-style-name="P10" draw:layer="layout" svg:width="5.22cm" svg:height="0.177cm" svg:x="12.408cm" svg:y="9.128cm" svg:viewBox="0 0 5221 178" svg:d="M74 0c-36 54-61 114-74 178h258c51-48 130-48 181 0h4343c52-48 130-48 182 0h257c-13-64-38-124-73-178z">
          <text:p/>
        </draw:path>
        <draw:polygon draw:style-name="gr14" draw:text-style-name="P1" draw:layer="layout" svg:width="0cm" svg:height="0cm" svg:x="14.683cm" svg:y="10.671cm" svg:viewBox="0 0 0 0" draw:points="0,0">
          <text:p/>
        </draw:polygon>
        <draw:polygon draw:style-name="gr13" draw:text-style-name="P10" draw:layer="layout" svg:width="4.701cm" svg:height="0.177cm" svg:x="12.668cm" svg:y="8.751cm" svg:viewBox="0 0 4702 178" draw:points="0,178 177,0 4524,0 4702,178">
          <text:p/>
        </draw:polygon>
        <draw:polygon draw:style-name="gr14" draw:text-style-name="P1" draw:layer="layout" svg:width="0cm" svg:height="0cm" svg:x="14.683cm" svg:y="10.671cm" svg:viewBox="0 0 0 0" draw:points="0,0">
          <text:p/>
        </draw:polygon>
        <draw:polygon draw:style-name="gr13" draw:text-style-name="P10" draw:layer="layout" svg:width="3.947cm" svg:height="0.177cm" svg:x="13.045cm" svg:y="10.259cm" svg:viewBox="0 0 3948 178" draw:points="177,178 0,0 3948,0 3771,178">
          <text:p/>
        </draw:polygon>
        <draw:polygon draw:style-name="gr14" draw:text-style-name="P1" draw:layer="layout" svg:width="0cm" svg:height="0cm" svg:x="14.683cm" svg:y="10.671cm" svg:viewBox="0 0 0 0" draw:points="0,0">
          <text:p/>
        </draw:polygon>
        <draw:path draw:style-name="gr13" draw:text-style-name="P10" draw:layer="layout" svg:width="1.6cm" svg:height="0.5cm" svg:x="15.73cm" svg:y="6.902cm" svg:viewBox="0 0 1601 501" svg:d="M330 256l-2 24-4 23-7 22-10 22-12 20-15 19-17 16-19 14-20 12-22 9-23 6-23 3-24 1-23-3c-41-6-79-26-109-55l110 109-4-3 7 6-3-3 1491 3v-501h-1271z">
          <text:p/>
        </draw:path>
        <draw:polygon draw:style-name="gr14" draw:text-style-name="P1" draw:layer="layout" svg:width="0cm" svg:height="0cm" svg:x="14.683cm" svg:y="10.671cm" svg:viewBox="0 0 0 0" draw:points="0,0">
          <text:p/>
        </draw:polygon>
        <draw:polygon draw:style-name="gr13" draw:text-style-name="P10" draw:layer="layout" svg:width="3.193cm" svg:height="0.177cm" svg:x="13.422cm" svg:y="10.636cm" svg:viewBox="0 0 3194 178" draw:points="177,178 0,0 3194,0 3017,178">
          <text:p/>
        </draw:polygon>
        <draw:polygon draw:style-name="gr14" draw:text-style-name="P1" draw:layer="layout" svg:width="0cm" svg:height="0cm" svg:x="14.683cm" svg:y="10.671cm" svg:viewBox="0 0 0 0" draw:points="0,0">
          <text:p/>
        </draw:polygon>
        <draw:polygon draw:style-name="gr13" draw:text-style-name="P10" draw:layer="layout" svg:width="2.449cm" svg:height="0.177cm" svg:x="14.021cm" svg:y="8.374cm" svg:viewBox="0 0 2450 178" draw:points="0,178 0,0 2450,0 2450,178">
          <text:p/>
        </draw:polygon>
        <draw:polygon draw:style-name="gr14" draw:text-style-name="P1" draw:layer="layout" svg:width="0cm" svg:height="0cm" svg:x="14.683cm" svg:y="10.671cm" svg:viewBox="0 0 0 0" draw:points="0,0">
          <text:p/>
        </draw:polygon>
        <draw:polygon draw:style-name="gr13" draw:text-style-name="P10" draw:layer="layout" svg:width="2.449cm" svg:height="0.177cm" svg:x="14.021cm" svg:y="7.997cm" svg:viewBox="0 0 2450 178" draw:points="0,178 0,0 2418,0 2450,32 2450,178">
          <text:p/>
        </draw:polygon>
        <draw:polygon draw:style-name="gr14" draw:text-style-name="P1" draw:layer="layout" svg:width="0cm" svg:height="0cm" svg:x="14.683cm" svg:y="10.671cm" svg:viewBox="0 0 0 0" draw:points="0,0">
          <text:p/>
        </draw:polygon>
        <draw:path draw:style-name="gr13" draw:text-style-name="P10" draw:layer="layout" svg:width="2.534cm" svg:height="0.177cm" svg:x="12.408cm" svg:y="9.505cm" svg:viewBox="0 0 2535 178" svg:d="M0 0c13 63 38 123 74 178h2373c14-67 44-127 88-178h-2096c-51 46-130 46-181 0z">
          <text:p/>
        </draw:path>
        <draw:polygon draw:style-name="gr14" draw:text-style-name="P1" draw:layer="layout" svg:width="0cm" svg:height="0cm" svg:x="14.683cm" svg:y="10.671cm" svg:viewBox="0 0 0 0" draw:points="0,0">
          <text:p/>
        </draw:polygon>
        <draw:polygon draw:style-name="gr13" draw:text-style-name="P10" draw:layer="layout" svg:width="2.439cm" svg:height="0.177cm" svg:x="13.799cm" svg:y="7.62cm" svg:viewBox="0 0 2440 178" draw:points="0,178 177,0 2263,0 2440,178">
          <text:p/>
        </draw:polygon>
        <draw:polygon draw:style-name="gr14" draw:text-style-name="P1" draw:layer="layout" svg:width="0cm" svg:height="0cm" svg:x="14.683cm" svg:y="10.671cm" svg:viewBox="0 0 0 0" draw:points="0,0">
          <text:p/>
        </draw:polygon>
        <draw:polygon draw:style-name="gr13" draw:text-style-name="P10" draw:layer="layout" svg:width="2.439cm" svg:height="0.177cm" svg:x="13.799cm" svg:y="11.013cm" svg:viewBox="0 0 2440 178" draw:points="177,178 0,0 2440,0 2263,178">
          <text:p/>
        </draw:polygon>
        <draw:polygon draw:style-name="gr14" draw:text-style-name="P1" draw:layer="layout" svg:width="0cm" svg:height="0cm" svg:x="14.683cm" svg:y="10.671cm" svg:viewBox="0 0 0 0" draw:points="0,0">
          <text:p/>
        </draw:polygon>
        <draw:path draw:style-name="gr13" draw:text-style-name="P10" draw:layer="layout" svg:width="2.307cm" svg:height="0.177cm" svg:x="12.668cm" svg:y="9.882cm" svg:viewBox="0 0 2308 178" svg:d="M178 178l-178-178h2196c21 68 59 130 112 178z">
          <text:p/>
        </draw:path>
        <draw:polygon draw:style-name="gr14" draw:text-style-name="P1" draw:layer="layout" svg:width="0cm" svg:height="0cm" svg:x="14.683cm" svg:y="10.671cm" svg:viewBox="0 0 0 0" draw:points="0,0">
          <text:p/>
        </draw:polygon>
        <draw:path draw:style-name="gr13" draw:text-style-name="P10" draw:layer="layout" svg:width="1.499cm" svg:height="0.25cm" svg:x="11.687cm" svg:y="13.523cm" svg:viewBox="0 0 1500 251" svg:d="M0 251v-3-9-15-20-24-26-28-28-26-25-20-15-9-3h1500c0 9 0 18 0 27 0 14 0 29 0 43 0 15 0 29 0 44 0 29 0 58 0 87 0 14 0 28 0 41 0 3 0 6 0 9z">
          <text:p/>
        </draw:path>
        <draw:polygon draw:style-name="gr14" draw:text-style-name="P1" draw:layer="layout" svg:width="0cm" svg:height="0cm" svg:x="14.683cm" svg:y="10.671cm" svg:viewBox="0 0 0 0" draw:points="0,0">
          <text:p/>
        </draw:polygon>
        <draw:path draw:style-name="gr13" draw:text-style-name="P10" draw:layer="layout" svg:width="2.079cm" svg:height="0.177cm" svg:x="15.549cm" svg:y="9.505cm" svg:viewBox="0 0 2080 178" svg:d="M2007 178h-1918c-14-67-44-127-89-178h1641c52 46 130 46 182 0h257c-13 63-38 123-73 178z">
          <text:p/>
        </draw:path>
        <draw:polygon draw:style-name="gr14" draw:text-style-name="P1" draw:layer="layout" svg:width="0cm" svg:height="0cm" svg:x="14.683cm" svg:y="10.671cm" svg:viewBox="0 0 0 0" draw:points="0,0">
          <text:p/>
        </draw:polygon>
        <draw:path draw:style-name="gr13" draw:text-style-name="P10" draw:layer="layout" svg:width="1.853cm" svg:height="0.177cm" svg:x="15.516cm" svg:y="9.882cm" svg:viewBox="0 0 1854 178" svg:d="M0 178c52-48 91-110 112-178h1742l-178 178z">
          <text:p/>
        </draw:path>
        <draw:polygon draw:style-name="gr14" draw:text-style-name="P1" draw:layer="layout" svg:width="0cm" svg:height="0cm" svg:x="14.683cm" svg:y="10.671cm" svg:viewBox="0 0 0 0" draw:points="0,0">
          <text:p/>
        </draw:polygon>
        <draw:path draw:style-name="gr13" draw:text-style-name="P10" draw:layer="layout" svg:width="1.702cm" svg:height="0.177cm" svg:x="14.162cm" svg:y="7.243cm" svg:viewBox="0 0 1703 178" svg:d="M61 131c-18 18-39 34-61 47h1703c-8-6-15-12-21-18-2-2-5-4-7-6l-106-107 110 110-156-157 46 47-621-47h575-756c51 47 129 47 181 0h-757 576l-706 131 130-131z">
          <text:p/>
        </draw:path>
        <draw:polygon draw:style-name="gr14" draw:text-style-name="P1" draw:layer="layout" svg:width="0cm" svg:height="0cm" svg:x="14.683cm" svg:y="10.671cm" svg:viewBox="0 0 0 0" draw:points="0,0">
          <text:p/>
        </draw:polygon>
        <draw:path draw:style-name="gr13" draw:text-style-name="P10" draw:layer="layout" svg:width="1.685cm" svg:height="0.177cm" svg:x="14.176cm" svg:y="11.39cm" svg:viewBox="0 0 1686 178" svg:d="M178 178l-178-178h1686l-177 178h-575c-52-47-130-47-181 0z">
          <text:p/>
        </draw:path>
        <draw:polygon draw:style-name="gr14" draw:text-style-name="P1" draw:layer="layout" svg:width="0cm" svg:height="0cm" svg:x="14.683cm" svg:y="10.671cm" svg:viewBox="0 0 0 0" draw:points="0,0">
          <text:p/>
        </draw:polygon>
        <draw:path draw:style-name="gr13" draw:text-style-name="P10" draw:layer="layout" svg:width="0.549cm" svg:height="0.55cm" svg:x="14.971cm" svg:y="9.49cm" svg:viewBox="0 0 550 551" svg:d="M365 15c-113-39-239-1-311 95-71 97-73 228-3 325 69 98 194 139 308 102 114-36 191-142 191-261 0-118-74-223-185-261z">
          <text:p/>
        </draw:path>
        <draw:polygon draw:style-name="gr14" draw:text-style-name="P1" draw:layer="layout" svg:width="0cm" svg:height="0cm" svg:x="14.683cm" svg:y="10.671cm" svg:viewBox="0 0 0 0" draw:points="0,0">
          <text:p/>
        </draw:polygon>
        <draw:path draw:style-name="gr13" draw:text-style-name="P10" draw:layer="layout" svg:width="0.931cm" svg:height="0.258cm" svg:x="14.553cm" svg:y="6.785cm" svg:viewBox="0 0 932 259" svg:d="M820 147l112 112h-376c-52-47-130-47-181 0h-375l112-112c195-196 511-196 708 0z">
          <text:p/>
        </draw:path>
        <draw:polygon draw:style-name="gr14" draw:text-style-name="P1" draw:layer="layout" svg:width="0cm" svg:height="0cm" svg:x="14.683cm" svg:y="10.671cm" svg:viewBox="0 0 0 0" draw:points="0,0">
          <text:p/>
        </draw:polygon>
        <draw:polygon draw:style-name="gr13" draw:text-style-name="P10" draw:layer="layout" svg:width="0.199cm" svg:height="0.6cm" svg:x="14.936cm" svg:y="13.348cm" svg:viewBox="0 0 200 601" draw:points="200,0 0,0 0,2 0,25 0,54 0,86 0,153 0,185 0,213 0,237 0,255 0,266 0,270 0,601 200,601 200,593 200,571 200,535 200,488 200,431 200,368 200,301 200,234 200,171 200,113 200,66 200,30 200,8">
          <text:p/>
        </draw:polygon>
        <draw:polygon draw:style-name="gr14" draw:text-style-name="P1" draw:layer="layout" svg:width="0cm" svg:height="0cm" svg:x="14.683cm" svg:y="10.671cm" svg:viewBox="0 0 0 0" draw:points="0,0">
          <text:p/>
        </draw:polygon>
        <draw:polygon draw:style-name="gr13" draw:text-style-name="P10" draw:layer="layout" svg:width="0.346cm" svg:height="0.3cm" svg:x="14.136cm" svg:y="14.148cm" svg:viewBox="0 0 347 301" draw:points="0,301 200,301 0,301 0,0 50,0 97,0 140,0 176,0 203,0 219,0 226,0 347,0 347,301 200,301">
          <text:p/>
        </draw:polygon>
        <draw:polygon draw:style-name="gr14" draw:text-style-name="P1" draw:layer="layout" svg:width="0cm" svg:height="0cm" svg:x="14.683cm" svg:y="10.671cm" svg:viewBox="0 0 0 0" draw:points="0,0">
          <text:p/>
        </draw:polygon>
        <draw:polygon draw:style-name="gr13" draw:text-style-name="P10" draw:layer="layout" svg:width="0.346cm" svg:height="0.3cm" svg:x="13.79cm" svg:y="14.148cm" svg:viewBox="0 0 347 301" draw:points="0,301 0,0 121,0 127,0 143,0 170,0 206,0 249,0 297,0 347,0 347,301 146,301">
          <text:p/>
        </draw:polygon>
        <draw:polygon draw:style-name="gr14" draw:text-style-name="P1" draw:layer="layout" svg:width="0cm" svg:height="0cm" svg:x="14.683cm" svg:y="10.671cm" svg:viewBox="0 0 0 0" draw:points="0,0">
          <text:p/>
        </draw:polygon>
        <draw:path draw:style-name="gr13" draw:text-style-name="P10" draw:layer="layout" svg:width="0.575cm" svg:height="0.2cm" svg:x="15.109cm" svg:y="7.043cm" svg:viewBox="0 0 576 201" svg:d="M0 201c28-26 44-62 44-100s-16-74-44-101h376l200 201z">
          <text:p/>
        </draw:path>
        <draw:polygon draw:style-name="gr14" draw:text-style-name="P1" draw:layer="layout" svg:width="0cm" svg:height="0cm" svg:x="14.683cm" svg:y="10.671cm" svg:viewBox="0 0 0 0" draw:points="0,0">
          <text:p/>
        </draw:polygon>
        <draw:path draw:style-name="gr13" draw:text-style-name="P10" draw:layer="layout" svg:width="0.575cm" svg:height="0.2cm" svg:x="14.353cm" svg:y="7.043cm" svg:viewBox="0 0 576 201" svg:d="M576 0h-376l-200 201h576c-29-26-45-62-45-100s16-74 45-101z">
          <text:p/>
        </draw:path>
        <draw:polygon draw:style-name="gr14" draw:text-style-name="P1" draw:layer="layout" svg:width="0cm" svg:height="0cm" svg:x="14.683cm" svg:y="10.671cm" svg:viewBox="0 0 0 0" draw:points="0,0">
          <text:p/>
        </draw:polygon>
        <draw:path draw:style-name="gr13" draw:text-style-name="P10" draw:layer="layout" svg:width="0.33cm" svg:height="0.33cm" svg:x="16.63cm" svg:y="8.05cm" svg:viewBox="0 0 331 331" svg:d="M0 166c0-91 74-166 165-166s166 75 166 166-75 165-166 165-165-74-165-165z">
          <text:p/>
        </draw:path>
        <draw:polygon draw:style-name="gr14" draw:text-style-name="P1" draw:layer="layout" svg:width="0cm" svg:height="0cm" svg:x="14.683cm" svg:y="10.671cm" svg:viewBox="0 0 0 0" draw:points="0,0">
          <text:p/>
        </draw:polygon>
        <draw:path draw:style-name="gr13" draw:text-style-name="P10" draw:layer="layout" svg:width="0.33cm" svg:height="0.33cm" svg:x="16.63cm" svg:y="11.149cm" svg:viewBox="0 0 331 331" svg:d="M0 165c0-91 74-165 165-165s166 74 166 165c0 92-75 166-166 166s-165-74-165-166z">
          <text:p/>
        </draw:path>
        <draw:polygon draw:style-name="gr14" draw:text-style-name="P1" draw:layer="layout" svg:width="0cm" svg:height="0cm" svg:x="14.683cm" svg:y="10.671cm" svg:viewBox="0 0 0 0" draw:points="0,0">
          <text:p/>
        </draw:polygon>
        <draw:path draw:style-name="gr13" draw:text-style-name="P10" draw:layer="layout" svg:width="0.33cm" svg:height="0.33cm" svg:x="13.531cm" svg:y="8.05cm" svg:viewBox="0 0 331 331" svg:d="M0 166c0-91 74-166 166-166 91 0 165 75 165 166s-74 165-165 165c-92 0-166-74-166-165z">
          <text:p/>
        </draw:path>
        <draw:polygon draw:style-name="gr14" draw:text-style-name="P1" draw:layer="layout" svg:width="0cm" svg:height="0cm" svg:x="14.683cm" svg:y="10.671cm" svg:viewBox="0 0 0 0" draw:points="0,0">
          <text:p/>
        </draw:polygon>
        <draw:path draw:style-name="gr13" draw:text-style-name="P10" draw:layer="layout" svg:width="0.33cm" svg:height="0.33cm" svg:x="12.896cm" svg:y="11.094cm" svg:viewBox="0 0 331 331" svg:d="M0 165c0-91 74-165 166-165 91 0 165 74 165 165s-74 166-165 166c-92 0-166-75-166-166z">
          <text:p/>
        </draw:path>
        <draw:polygon draw:style-name="gr14" draw:text-style-name="P1" draw:layer="layout" svg:width="0cm" svg:height="0cm" svg:x="14.683cm" svg:y="10.671cm" svg:viewBox="0 0 0 0" draw:points="0,0">
          <text:p/>
        </draw:polygon>
        <draw:path draw:style-name="gr13" draw:text-style-name="P10" draw:layer="layout" svg:width="0.999cm" svg:height="0.085cm" svg:x="12.337cm" svg:y="13.424cm" svg:viewBox="0 0 1000 86" svg:d="M0 86v-1c0-1 0-2 0-3s0-3 0-5 0-4 0-7c0-2 0-5 0-8 0-7 0-13 0-19 0-3 0-6 0-10 0-3 0-6 0-8 0-3 0-6 0-9 0-2 0-4 0-6s0-4 0-5 0-2 0-3 0-1 0-2h850 150v10 33 34 9h-150z">
          <text:p/>
        </draw:path>
        <draw:polygon draw:style-name="gr14" draw:text-style-name="P1" draw:layer="layout" svg:width="0cm" svg:height="0cm" svg:x="14.683cm" svg:y="10.671cm" svg:viewBox="0 0 0 0" draw:points="0,0">
          <text:p/>
        </draw:polygon>
        <draw:path draw:style-name="gr13" draw:text-style-name="P10" draw:layer="layout" svg:width="0.4cm" svg:height="0.2cm" svg:x="13.936cm" svg:y="12.698cm" svg:viewBox="0 0 401 201" svg:d="M401 201c-4 0-9 0-14 0-3 0-7 0-11 0-8 0-16 0-25 0h-4-11-18-24-28-32-34-33-32-29-23-18-11-4c-9 0-17 0-25 0-4 0-8 0-12 0s-9 0-13 0v-201c25 0 61 0 113 0 27 0 59 0 91 0 33 0 65 0 91 0 37 0 73 0 106 0z">
          <text:p/>
        </draw:path>
        <draw:polygon draw:style-name="gr14" draw:text-style-name="P1" draw:layer="layout" svg:width="0cm" svg:height="0cm" svg:x="14.683cm" svg:y="10.671cm" svg:viewBox="0 0 0 0" draw:points="0,0">
          <text:p/>
        </draw:polygon>
        <draw:path draw:style-name="gr13" draw:text-style-name="P10" draw:layer="layout" svg:width="0.151cm" svg:height="0.439cm" svg:x="13.186cm" svg:y="13.509cm" svg:viewBox="0 0 152 440" svg:d="M0 0v14c0 9 0 18 0 27 0 14 0 28 0 42 0 15 0 29 0 44 0 29 0 58 0 87 0 14 0 28 0 41 0 3 0 6 0 9v32 35 32 27 21 16 10 3h152v-332-4-11-18-24-28-23z">
          <text:p/>
        </draw:path>
        <draw:polygon draw:style-name="gr14" draw:text-style-name="P1" draw:layer="layout" svg:width="0cm" svg:height="0cm" svg:x="14.683cm" svg:y="10.671cm" svg:viewBox="0 0 0 0" draw:points="0,0">
          <text:p/>
        </draw:polygon>
        <draw:path draw:style-name="gr13" draw:text-style-name="P10" draw:layer="layout" svg:width="0.269cm" svg:height="0.27cm" svg:x="12.622cm" svg:y="9.27cm" svg:viewBox="0 0 270 271" svg:d="M226 236c28-26 44-62 44-100s-16-75-44-100c-51-48-131-48-182 0-28 25-44 62-44 100s16 74 44 100c51 47 131 47 182 0z">
          <text:p/>
        </draw:path>
        <draw:polygon draw:style-name="gr14" draw:text-style-name="P1" draw:layer="layout" svg:width="0cm" svg:height="0cm" svg:x="14.683cm" svg:y="10.671cm" svg:viewBox="0 0 0 0" draw:points="0,0">
          <text:p/>
        </draw:polygon>
        <draw:path draw:style-name="gr13" draw:text-style-name="P10" draw:layer="layout" svg:width="0.27cm" svg:height="0.271cm" svg:x="14.883cm" svg:y="7.008cm" svg:viewBox="0 0 271 272" svg:d="M45 35c-29 26-45 62-45 101 0 38 16 74 45 100 52 47 130 47 182 0 28-26 44-62 44-100 0-39-16-75-44-101-52-47-130-47-182 0z">
          <text:p/>
        </draw:path>
        <draw:polygon draw:style-name="gr14" draw:text-style-name="P1" draw:layer="layout" svg:width="0cm" svg:height="0cm" svg:x="14.683cm" svg:y="10.671cm" svg:viewBox="0 0 0 0" draw:points="0,0">
          <text:p/>
        </draw:polygon>
        <draw:path draw:style-name="gr13" draw:text-style-name="P10" draw:layer="layout" svg:width="0.27cm" svg:height="0.27cm" svg:x="14.883cm" svg:y="11.532cm" svg:viewBox="0 0 271 271" svg:d="M45 35c-29 25-45 62-45 100 0 39 16 75 45 101 52 46 130 46 182 0 28-26 44-62 44-101 0-38-16-75-44-100-52-47-130-47-182 0z">
          <text:p/>
        </draw:path>
        <draw:polygon draw:style-name="gr14" draw:text-style-name="P1" draw:layer="layout" svg:width="0cm" svg:height="0cm" svg:x="14.683cm" svg:y="10.671cm" svg:viewBox="0 0 0 0" draw:points="0,0">
          <text:p/>
        </draw:polygon>
        <draw:path draw:style-name="gr13" draw:text-style-name="P10" draw:layer="layout" svg:width="0.27cm" svg:height="0.27cm" svg:x="17.145cm" svg:y="9.27cm" svg:viewBox="0 0 271 271" svg:d="M44 36c-28 25-44 62-44 100s16 74 44 100c52 47 130 47 183 0 28-26 44-62 44-100s-16-75-44-100c-53-48-131-48-183 0z">
          <text:p/>
        </draw:path>
        <draw:polygon draw:style-name="gr14" draw:text-style-name="P1" draw:layer="layout" svg:width="0cm" svg:height="0cm" svg:x="14.683cm" svg:y="10.671cm" svg:viewBox="0 0 0 0" draw:points="0,0">
          <text:p/>
        </draw:polygon>
        <draw:path draw:style-name="gr13" draw:text-style-name="P10" draw:layer="layout" svg:width="0.268cm" svg:height="0.2cm" svg:x="17.371cm" svg:y="9.305cm" svg:viewBox="0 0 269 201" svg:d="M0 201c28-26 44-63 44-101s-16-75-44-100h258c14 66 14 134 0 201z">
          <text:p/>
        </draw:path>
        <draw:polygon draw:style-name="gr14" draw:text-style-name="P1" draw:layer="layout" svg:width="0cm" svg:height="0cm" svg:x="14.683cm" svg:y="10.671cm" svg:viewBox="0 0 0 0" draw:points="0,0">
          <text:p/>
        </draw:polygon>
        <draw:path draw:style-name="gr13" draw:text-style-name="P10" draw:layer="layout" svg:width="0.268cm" svg:height="0.2cm" svg:x="12.398cm" svg:y="9.305cm" svg:viewBox="0 0 269 201" svg:d="M269 0h-259c-13 66-13 134 0 201h259c-28-26-44-63-44-101s16-75 44-100z">
          <text:p/>
        </draw:path>
        <draw:polygon draw:style-name="gr14" draw:text-style-name="P1" draw:layer="layout" svg:width="0cm" svg:height="0cm" svg:x="14.683cm" svg:y="10.671cm" svg:viewBox="0 0 0 0" draw:points="0,0">
          <text:p/>
        </draw:polygon>
        <draw:polygon draw:style-name="gr13" draw:text-style-name="P10" draw:layer="layout" svg:width="0.45cm" svg:height="0.1cm" svg:x="13.911cm" svg:y="14.048cm" svg:viewBox="0 0 451 101" draw:points="0,101 0,0 451,0 451,101 445,101 429,101 402,101 366,101 323,101 276,101 225,101 175,101 127,101 85,101 49,101 22,101 6,101">
          <text:p/>
        </draw:polygon>
        <draw:polygon draw:style-name="gr14" draw:text-style-name="P1" draw:layer="layout" svg:width="0cm" svg:height="0cm" svg:x="14.683cm" svg:y="10.671cm" svg:viewBox="0 0 0 0" draw:points="0,0">
          <text:p/>
        </draw:polygon>
        <draw:path draw:style-name="gr13" draw:text-style-name="P10" draw:layer="layout" svg:width="0.4cm" svg:height="0.149cm" svg:x="13.936cm" svg:y="14.449cm" svg:viewBox="0 0 401 150" svg:d="M252 150c-1 0-1 0-1 0-2 0-3 0-4 0-2 0-4 0-6 0-3 0-6 0-8 0-5 0-8 0-11 0-7 0-14 0-22 0-4 0-8 0-11 0-4 0-8 0-11 0s-7 0-10 0-5 0-8 0c-2 0-4 0-6 0-1 0-3 0-4 0h-1l-149-150h5 15 24 31 38 42 45 45 43 38 31 24 15 5z">
          <text:p/>
        </draw:path>
        <draw:polygon draw:style-name="gr14" draw:text-style-name="P1" draw:layer="layout" svg:width="0cm" svg:height="0cm" svg:x="14.683cm" svg:y="10.671cm" svg:viewBox="0 0 0 0" draw:points="0,0">
          <text:p/>
        </draw:polygon>
        <draw:path draw:style-name="gr13" draw:text-style-name="P10" draw:layer="layout" svg:width="0.599cm" svg:height="0.073cm" svg:x="13.836cm" svg:y="12.625cm" svg:viewBox="0 0 600 74" svg:d="M1 51c-7-4 17-8 66-13 48-4 121-9 198-13s157-8 218-12c62-4 104-8 115-12l-597 50h1c14 8 27 16 40 23 0 0 12 0 31 0 20-3 58-7 105-10 48-4 104-7 157-11 54-3 105-7 142-10 38-5 62-8 68-12h2c16-10 34-20 52-31l-1 1c0 0 1-1 2-1-1 0-2 1-2 1z">
          <text:p/>
        </draw:path>
        <draw:polygon draw:style-name="gr14" draw:text-style-name="P1" draw:layer="layout" svg:width="0cm" svg:height="0cm" svg:x="14.683cm" svg:y="10.671cm" svg:viewBox="0 0 0 0" draw:points="0,0">
          <text:p/>
        </draw:polygon>
        <draw:path draw:style-name="gr13" draw:text-style-name="P10" draw:layer="layout" svg:width="0.151cm" svg:height="0.076cm" svg:x="13.186cm" svg:y="13.348cm" svg:viewBox="0 0 152 77" svg:d="M0 0v1 1c0 0 0 1 0 2 0 2 0 4 0 6 0 3 0 6 0 10 0 2 0 4 0 6 0 4 0 9 0 14s0 11 0 17 0 14 0 20h152v-23-29-23-2z">
          <text:p/>
        </draw:path>
        <draw:polygon draw:style-name="gr14" draw:text-style-name="P1" draw:layer="layout" svg:width="0cm" svg:height="0cm" svg:x="14.683cm" svg:y="10.671cm" svg:viewBox="0 0 0 0" draw:points="0,0">
          <text:p/>
        </draw:polygon>
        <draw:path draw:style-name="gr13" draw:text-style-name="P10" draw:layer="layout" svg:width="0.473cm" svg:height="0.042cm" svg:x="13.909cm" svg:y="12.656cm" svg:viewBox="0 0 474 43" svg:d="M322 43c-26 0-58 0-90 0s-64 0-91 0c-52 0-88 0-113 0-11 0-21 0-28 0 21-3 59-7 106-10 47-4 103-7 156-11 54-3 105-7 142-10 38-5 62-8 68-12h2v24 1c0 3-15 6-42 9s-65 6-110 9z">
          <text:p/>
        </draw:path>
        <draw:polygon draw:style-name="gr14" draw:text-style-name="P1" draw:layer="layout" svg:width="0cm" svg:height="0cm" svg:x="14.683cm" svg:y="10.671cm" svg:viewBox="0 0 0 0" draw:points="0,0">
          <text:p/>
        </draw:polygon>
        <draw:path draw:style-name="gr13" draw:text-style-name="P10" draw:layer="layout" svg:width="0.608cm" svg:height="0.066cm" svg:x="13.832cm" svg:y="12.609cm" svg:viewBox="0 0 609 67" svg:d="M5 67c-7-4 17-8 66-12 48-4 121-9 197-13 77-4 157-9 219-13s104-8 115-12l-597 50h1c-2 0-3-1-4-2s-1-2-2-3c0-1 0-2 0-3s0-2 0-3c1-1 1-2 2-3s3-1 4-2h1c11-4 53-9 115-13 61-5 141-9 217-13 77-4 151-8 199-12 49-4 73-8 66-12l-1-1c1 1 2 1 4 2 0 1 1 2 2 3 0 1 0 2 0 3s0 2 0 3c-1 1-2 2-2 3-1 1-3 2-4 2l-1 1z">
          <text:p/>
        </draw:path>
        <draw:polygon draw:style-name="gr14" draw:text-style-name="P1" draw:layer="layout" svg:width="0cm" svg:height="0cm" svg:x="14.683cm" svg:y="10.671cm" svg:viewBox="0 0 0 0" draw:points="0,0">
          <text:p/>
        </draw:polygon>
        <draw:path draw:style-name="gr13" draw:text-style-name="P10" draw:layer="layout" svg:width="0.34cm" svg:height="0.031cm" svg:x="13.89cm" svg:y="12.598cm" svg:viewBox="0 0 341 32" svg:d="M0 7v1 24l2-1c8-5 53-10 119-16 66-5 150-10 220-15h-322c-13 3-19 5-19 7z">
          <text:p/>
        </draw:path>
        <draw:polygon draw:style-name="gr14" draw:text-style-name="P1" draw:layer="layout" svg:width="0cm" svg:height="0cm" svg:x="14.683cm" svg:y="10.671cm" svg:viewBox="0 0 0 0" draw:points="0,0">
          <text:p/>
        </draw:polygon>
        <draw:path draw:style-name="gr13" draw:text-style-name="P10" draw:layer="layout" svg:width="0.185cm" svg:height="0.019cm" svg:x="14.23cm" svg:y="12.679cm" svg:viewBox="0 0 186 20" svg:d="M153 0c11 7 22 14 33 20 1 0-10 0-25 0s-34 0-55 0c-33 0-69 0-106 0 45-3 83-6 111-9 27-3 42-6 42-10z">
          <text:p/>
        </draw:path>
        <draw:polygon draw:style-name="gr14" draw:text-style-name="P1" draw:layer="layout" svg:width="0cm" svg:height="0cm" svg:x="14.683cm" svg:y="10.671cm" svg:viewBox="0 0 0 0" draw:points="0,0">
          <text:p/>
        </draw:polygon>
        <draw:polygon draw:style-name="gr13" draw:text-style-name="P10" draw:layer="layout" svg:width="0.399cm" svg:height="0cm" svg:x="13.936cm" svg:y="14.448cm" svg:viewBox="0 0 400 1" draw:points="400,1 395,1 380,1 356,1 325,1 287,1 244,1 200,1 155,1 113,1 75,1 44,1 20,1 5,1 0,1 0,0 200,0 400,0">
          <text:p/>
        </draw:polygon>
        <draw:polygon draw:style-name="gr14" draw:text-style-name="P1" draw:layer="layout" svg:width="0cm" svg:height="0cm" svg:x="14.683cm" svg:y="10.671cm" svg:viewBox="0 0 0 0" draw:points="0,0">
          <text:p/>
        </draw:polygon>
        <draw:path draw:style-name="gr13" draw:text-style-name="P10" draw:layer="layout" svg:width="0.031cm" svg:height="0.008cm" svg:x="13.878cm" svg:y="12.598cm" svg:viewBox="0 0 32 9" svg:d="M12 8v1l-12-9h32c-14 3-20 5-20 8z">
          <text:p/>
        </draw:path>
        <draw:polygon draw:style-name="gr14" draw:text-style-name="P1" draw:layer="layout" svg:width="0cm" svg:height="0cm" svg:x="14.683cm" svg:y="10.671cm" svg:viewBox="0 0 0 0" draw:points="0,0">
          <text:p/>
        </draw:polygon>
        <draw:path draw:style-name="gr13" draw:text-style-name="P10" draw:layer="layout" svg:width="0.008cm" svg:height="0.006cm" svg:x="15.836cm" svg:y="7.396cm" svg:viewBox="0 0 9 7" svg:d="M0 0l9 7c-3-2-6-4-9-7z">
          <text:p/>
        </draw:path>
        <draw:polygon draw:style-name="gr14" draw:text-style-name="P1" draw:layer="layout" svg:width="0cm" svg:height="0cm" svg:x="14.683cm" svg:y="10.671cm" svg:viewBox="0 0 0 0" draw:points="0,0">
          <text:p/>
        </draw:polygon>
        <draw:path draw:style-name="gr15" draw:text-style-name="P1" draw:layer="layout" svg:width="0.112cm" svg:height="0.177cm" svg:x="14.863cm" svg:y="9.882cm" svg:viewBox="0 0 113 178" svg:d="M0 0c21 68 59 130 113 178">
          <text:p/>
        </draw:path>
        <draw:path draw:style-name="gr15" draw:text-style-name="P1" draw:layer="layout" svg:width="0.112cm" svg:height="0.177cm" svg:x="14.863cm" svg:y="9.882cm" svg:viewBox="0 0 113 178" svg:d="M0 0c21 68 59 130 113 178">
          <text:p/>
        </draw:path>
        <draw:path draw:style-name="gr15" draw:text-style-name="P1" draw:layer="layout" svg:width="0.112cm" svg:height="0.177cm" svg:x="15.516cm" svg:y="9.882cm" svg:viewBox="0 0 113 178" svg:d="M0 178c52-48 92-110 113-178">
          <text:p/>
        </draw:path>
        <draw:path draw:style-name="gr15" draw:text-style-name="P1" draw:layer="layout" svg:width="0.088cm" svg:height="0.177cm" svg:x="14.854cm" svg:y="9.505cm" svg:viewBox="0 0 89 178" svg:d="M89 0c-45 51-75 111-89 178">
          <text:p/>
        </draw:path>
        <draw:path draw:style-name="gr15" draw:text-style-name="P1" draw:layer="layout" svg:width="0.088cm" svg:height="0.177cm" svg:x="15.549cm" svg:y="9.505cm" svg:viewBox="0 0 89 178" svg:d="M89 178c-14-67-45-127-89-178">
          <text:p/>
        </draw:path>
        <draw:path draw:style-name="gr15" draw:text-style-name="P1" draw:layer="layout" svg:width="0.063cm" svg:height="0.076cm" svg:x="17.492cm" svg:y="9.682cm" svg:viewBox="0 0 64 77" svg:d="M0 77c24-23 45-49 64-77">
          <text:p/>
        </draw:path>
        <draw:line draw:style-name="gr15" draw:text-style-name="P1" draw:layer="layout" svg:x1="17.418cm" svg:y1="9.834cm" svg:x2="17.493cm" svg:y2="9.758cm">
          <text:p/>
        </draw:line>
        <draw:path draw:style-name="gr15" draw:text-style-name="P1" draw:layer="layout" svg:width="0.088cm" svg:height="0.212cm" svg:x="17.33cm" svg:y="9.833cm" svg:viewBox="0 0 89 213" svg:d="M0 213c0-80 32-156 89-213">
          <text:p/>
        </draw:path>
        <draw:line draw:style-name="gr15" draw:text-style-name="P1" draw:layer="layout" svg:x1="17.33cm" svg:y1="10.045cm" svg:x2="17.33cm" svg:y2="11.416cm">
          <text:p/>
        </draw:line>
        <draw:path draw:style-name="gr15" draw:text-style-name="P1" draw:layer="layout" svg:width="0.03cm" svg:height="0.071cm" svg:x="17.3cm" svg:y="11.416cm" svg:viewBox="0 0 31 72" svg:d="M31 0c0 27-12 53-31 72">
          <text:p/>
        </draw:path>
        <draw:line draw:style-name="gr15" draw:text-style-name="P1" draw:layer="layout" svg:x1="17.301cm" svg:y1="11.487cm" svg:x2="16.968cm" svg:y2="11.821cm">
          <text:p/>
        </draw:line>
        <draw:path draw:style-name="gr15" draw:text-style-name="P1" draw:layer="layout" svg:width="0.071cm" svg:height="0.029cm" svg:x="16.897cm" svg:y="11.82cm" svg:viewBox="0 0 72 30" svg:d="M72 0c-19 18-44 30-72 30">
          <text:p/>
        </draw:path>
        <draw:line draw:style-name="gr15" draw:text-style-name="P1" draw:layer="layout" svg:x1="16.897cm" svg:y1="11.849cm" svg:x2="15.519cm" svg:y2="11.849cm">
          <text:p/>
        </draw:line>
        <draw:path draw:style-name="gr15" draw:text-style-name="P1" draw:layer="layout" svg:width="0.188cm" svg:height="0.066cm" svg:x="15.331cm" svg:y="11.849cm" svg:viewBox="0 0 189 67" svg:d="M0 67c53-44 121-67 189-67">
          <text:p/>
        </draw:path>
        <draw:path draw:style-name="gr15" draw:text-style-name="P1" draw:layer="layout" svg:width="0.041cm" svg:height="0.036cm" svg:x="15.331cm" svg:y="11.879cm" svg:viewBox="0 0 42 37" svg:d="M42 0c-13 12-27 26-42 37">
          <text:p/>
        </draw:path>
        <draw:path draw:style-name="gr15" draw:text-style-name="P1" draw:layer="layout" svg:width="0.044cm" svg:height="0.2cm" svg:x="15.109cm" svg:y="11.567cm" svg:viewBox="0 0 45 201" svg:d="M0 201c29-26 45-62 45-100 0-39-16-76-45-101">
          <text:p/>
        </draw:path>
        <draw:path draw:style-name="gr15" draw:text-style-name="P1" draw:layer="layout" svg:width="0.045cm" svg:height="0.2cm" svg:x="14.883cm" svg:y="11.567cm" svg:viewBox="0 0 46 201" svg:d="M46 0c-29 25-46 62-46 101 0 38 17 74 46 100">
          <text:p/>
        </draw:path>
        <draw:path draw:style-name="gr15" draw:text-style-name="P1" draw:layer="layout" svg:width="0.293cm" svg:height="0.3cm" svg:x="14.736cm" svg:y="12.025cm" svg:viewBox="0 0 294 301" svg:d="M0 301c0-163 131-298 294-301">
          <text:p/>
        </draw:path>
        <draw:line draw:style-name="gr15" draw:text-style-name="P1" draw:layer="layout" svg:x1="14.736cm" svg:y1="12.325cm" svg:x2="14.736cm" svg:y2="12.598cm">
          <text:p/>
        </draw:line>
        <draw:line draw:style-name="gr15" draw:text-style-name="P1" draw:layer="layout" svg:x1="14.736cm" svg:y1="12.598cm" svg:x2="13.536cm" svg:y2="12.598cm">
          <text:p/>
        </draw:line>
        <draw:line draw:style-name="gr15" draw:text-style-name="P1" draw:layer="layout" svg:x1="13.536cm" svg:y1="12.598cm" svg:x2="13.536cm" svg:y2="12.149cm">
          <text:p/>
        </draw:line>
        <draw:path draw:style-name="gr15" draw:text-style-name="P1" draw:layer="layout" svg:width="0.3cm" svg:height="0.3cm" svg:x="13.236cm" svg:y="11.849cm" svg:viewBox="0 0 301 301" svg:d="M0 0c167 0 301 134 301 301">
          <text:p/>
        </draw:path>
        <draw:line draw:style-name="gr15" draw:text-style-name="P1" draw:layer="layout" svg:x1="13.236cm" svg:y1="11.849cm" svg:x2="12.806cm" svg:y2="11.849cm">
          <text:p/>
        </draw:line>
        <draw:path draw:style-name="gr15" draw:text-style-name="P1" draw:layer="layout" svg:width="0.1cm" svg:height="0.1cm" svg:x="12.706cm" svg:y="11.749cm" svg:viewBox="0 0 101 101" svg:d="M101 101c-56 0-101-46-101-101">
          <text:p/>
        </draw:path>
        <draw:line draw:style-name="gr15" draw:text-style-name="P1" draw:layer="layout" svg:x1="12.706cm" svg:y1="11.749cm" svg:x2="12.706cm" svg:y2="10.294cm">
          <text:p/>
        </draw:line>
        <draw:line draw:style-name="gr15" draw:text-style-name="P1" draw:layer="layout" svg:x1="12.706cm" svg:y1="10.294cm" svg:x2="12.706cm" svg:y2="10.045cm">
          <text:p/>
        </draw:line>
        <draw:path draw:style-name="gr15" draw:text-style-name="P1" draw:layer="layout" svg:width="0.088cm" svg:height="0.213cm" svg:x="12.618cm" svg:y="9.832cm" svg:viewBox="0 0 89 214" svg:d="M0 0c58 57 89 134 89 214">
          <text:p/>
        </draw:path>
        <draw:line draw:style-name="gr15" draw:text-style-name="P1" draw:layer="layout" svg:x1="12.544cm" svg:y1="9.758cm" svg:x2="12.619cm" svg:y2="9.833cm">
          <text:p/>
        </draw:line>
        <draw:path draw:style-name="gr15" draw:text-style-name="P1" draw:layer="layout" svg:width="0.062cm" svg:height="0.076cm" svg:x="12.482cm" svg:y="9.682cm" svg:viewBox="0 0 63 77" svg:d="M0 0c19 28 40 54 63 77">
          <text:p/>
        </draw:path>
        <draw:path draw:style-name="gr15" draw:text-style-name="P1" draw:layer="layout" svg:width="0.044cm" svg:height="0.2cm" svg:x="12.847cm" svg:y="9.305cm" svg:viewBox="0 0 45 201" svg:d="M0 201c29-26 45-63 45-101s-16-75-45-100">
          <text:p/>
        </draw:path>
        <draw:path draw:style-name="gr15" draw:text-style-name="P1" draw:layer="layout" svg:width="0.044cm" svg:height="0.2cm" svg:x="17.145cm" svg:y="9.305cm" svg:viewBox="0 0 45 201" svg:d="M45 0c-29 25-45 62-45 100s16 75 45 101">
          <text:p/>
        </draw:path>
        <draw:path draw:style-name="gr15" draw:text-style-name="P1" draw:layer="layout" svg:width="0.549cm" svg:height="0.55cm" svg:x="14.971cm" svg:y="9.49cm" svg:viewBox="0 0 550 551" svg:d="M365 15c-113-39-239-1-311 95-71 97-73 228-3 325 69 98 194 139 308 102 114-36 191-142 191-261">
          <text:p/>
        </draw:path>
        <draw:path draw:style-name="gr15" draw:text-style-name="P1" draw:layer="layout" svg:width="0.185cm" svg:height="0.26cm" svg:x="15.335cm" svg:y="9.505cm" svg:viewBox="0 0 186 261" svg:d="M186 261c0-119-75-223-186-261">
          <text:p/>
        </draw:path>
        <draw:line draw:style-name="gr15" draw:text-style-name="P1" draw:layer="layout" svg:x1="13.422cm" svg:y1="10.636cm" svg:x2="16.615cm" svg:y2="10.636cm">
          <text:p/>
        </draw:line>
        <draw:line draw:style-name="gr15" draw:text-style-name="P1" draw:layer="layout" svg:x1="13.045cm" svg:y1="10.259cm" svg:x2="16.992cm" svg:y2="10.259cm">
          <text:p/>
        </draw:line>
        <draw:path draw:style-name="gr15" draw:text-style-name="P1" draw:layer="layout" svg:width="0.33cm" svg:height="0.33cm" svg:x="12.896cm" svg:y="11.094cm" svg:viewBox="0 0 331 331" svg:d="M0 165c0-91 74-165 166-165 91 0 165 74 165 165s-74 166-165 166c-92 0-166-75-166-166z">
          <text:p/>
        </draw:path>
        <draw:path draw:style-name="gr15" draw:text-style-name="P1" draw:layer="layout" svg:width="0.33cm" svg:height="0.33cm" svg:x="16.63cm" svg:y="11.149cm" svg:viewBox="0 0 331 331" svg:d="M0 165c0-91 74-165 165-165s166 74 166 165c0 92-75 166-166 166s-165-74-165-166z">
          <text:p/>
        </draw:path>
        <draw:line draw:style-name="gr15" draw:text-style-name="P1" draw:layer="layout" svg:x1="13.799cm" svg:y1="11.013cm" svg:x2="16.238cm" svg:y2="11.013cm">
          <text:p/>
        </draw:line>
        <draw:line draw:style-name="gr15" draw:text-style-name="P1" draw:layer="layout" svg:x1="12.847cm" svg:y1="9.505cm" svg:x2="14.942cm" svg:y2="9.505cm">
          <text:p/>
        </draw:line>
        <draw:line draw:style-name="gr15" draw:text-style-name="P1" draw:layer="layout" svg:x1="14.854cm" svg:y1="9.682cm" svg:x2="12.482cm" svg:y2="9.682cm">
          <text:p/>
        </draw:line>
        <draw:path draw:style-name="gr15" draw:text-style-name="P1" draw:layer="layout" svg:width="0.074cm" svg:height="0.177cm" svg:x="12.408cm" svg:y="9.505cm" svg:viewBox="0 0 75 178" svg:d="M0 0c13 63 38 123 75 178">
          <text:p/>
        </draw:path>
        <draw:line draw:style-name="gr15" draw:text-style-name="P1" draw:layer="layout" svg:x1="12.408cm" svg:y1="9.505cm" svg:x2="12.666cm" svg:y2="9.505cm">
          <text:p/>
        </draw:line>
        <draw:path draw:style-name="gr15" draw:text-style-name="P1" draw:layer="layout" svg:width="0.181cm" svg:height="0.034cm" svg:x="12.666cm" svg:y="9.505cm" svg:viewBox="0 0 182 35" svg:d="M0 0c51 47 131 47 182 0">
          <text:p/>
        </draw:path>
        <draw:line draw:style-name="gr15" draw:text-style-name="P1" draw:layer="layout" svg:x1="12.668cm" svg:y1="9.882cm" svg:x2="14.863cm" svg:y2="9.882cm">
          <text:p/>
        </draw:line>
        <draw:line draw:style-name="gr15" draw:text-style-name="P1" draw:layer="layout" svg:x1="14.975cm" svg:y1="10.059cm" svg:x2="12.845cm" svg:y2="10.059cm">
          <text:p/>
        </draw:line>
        <draw:line draw:style-name="gr15" draw:text-style-name="P1" draw:layer="layout" svg:x1="12.846cm" svg:y1="10.06cm" svg:x2="12.668cm" svg:y2="9.882cm">
          <text:p/>
        </draw:line>
        <draw:line draw:style-name="gr15" draw:text-style-name="P1" draw:layer="layout" svg:x1="15.549cm" svg:y1="9.505cm" svg:x2="17.189cm" svg:y2="9.505cm">
          <text:p/>
        </draw:line>
        <draw:path draw:style-name="gr15" draw:text-style-name="P1" draw:layer="layout" svg:width="0.182cm" svg:height="0.034cm" svg:x="17.189cm" svg:y="9.505cm" svg:viewBox="0 0 183 35" svg:d="M0 0c52 47 131 47 183 0">
          <text:p/>
        </draw:path>
        <draw:line draw:style-name="gr15" draw:text-style-name="P1" draw:layer="layout" svg:x1="17.371cm" svg:y1="9.505cm" svg:x2="17.628cm" svg:y2="9.505cm">
          <text:p/>
        </draw:line>
        <draw:path draw:style-name="gr15" draw:text-style-name="P1" draw:layer="layout" svg:width="0.073cm" svg:height="0.177cm" svg:x="17.555cm" svg:y="9.505cm" svg:viewBox="0 0 74 178" svg:d="M0 178c36-55 61-115 74-178">
          <text:p/>
        </draw:path>
        <draw:line draw:style-name="gr15" draw:text-style-name="P1" draw:layer="layout" svg:x1="17.555cm" svg:y1="9.682cm" svg:x2="15.637cm" svg:y2="9.682cm">
          <text:p/>
        </draw:line>
        <draw:line draw:style-name="gr15" draw:text-style-name="P1" draw:layer="layout" svg:x1="15.628cm" svg:y1="9.882cm" svg:x2="17.369cm" svg:y2="9.882cm">
          <text:p/>
        </draw:line>
        <draw:line draw:style-name="gr15" draw:text-style-name="P1" draw:layer="layout" svg:x1="17.37cm" svg:y1="9.882cm" svg:x2="17.191cm" svg:y2="10.06cm">
          <text:p/>
        </draw:line>
        <draw:line draw:style-name="gr15" draw:text-style-name="P1" draw:layer="layout" svg:x1="17.191cm" svg:y1="10.059cm" svg:x2="15.516cm" svg:y2="10.059cm">
          <text:p/>
        </draw:line>
        <draw:polyline draw:style-name="gr15" draw:text-style-name="P1" draw:layer="layout" svg:width="0.221cm" svg:height="0.19cm" svg:x="15.839cm" svg:y="7.158cm" svg:viewBox="0 0 222 191" draw:points="222,0 220,24 216,47 209,69 199,90 187,110 172,130 155,146 136,160 116,172 93,181 70,187 47,190 23,191 0,188">
          <text:p/>
        </draw:polyline>
        <draw:line draw:style-name="gr15" draw:text-style-name="P1" draw:layer="layout" svg:x1="16.06cm" svg:y1="7.158cm" svg:x2="16.06cm" svg:y2="6.902cm">
          <text:p/>
        </draw:line>
        <draw:path draw:style-name="gr15" draw:text-style-name="P1" draw:layer="layout" svg:width="0.109cm" svg:height="0.055cm" svg:x="15.73cm" svg:y="7.29cm" svg:viewBox="0 0 110 56" svg:d="M110 56c-42-7-80-27-110-56">
          <text:p/>
        </draw:path>
        <draw:path draw:style-name="gr15" draw:text-style-name="P1" draw:layer="layout" svg:width="0.021cm" svg:height="0.018cm" svg:x="15.843cm" svg:y="7.402cm" svg:viewBox="0 0 22 19" svg:d="M0 0c7 7 14 13 22 19">
          <text:p/>
        </draw:path>
        <draw:path draw:style-name="gr15" draw:text-style-name="P1" draw:layer="layout" svg:width="0.028cm" svg:height="0.024cm" svg:x="15.836cm" svg:y="7.396cm" svg:viewBox="0 0 29 25" svg:d="M29 25c-11-7-20-16-29-25">
          <text:p/>
        </draw:path>
        <draw:line draw:style-name="gr15" draw:text-style-name="P1" draw:layer="layout" svg:x1="15.836cm" svg:y1="7.396cm" svg:x2="15.845cm" svg:y2="7.403cm">
          <text:p/>
        </draw:line>
        <draw:line draw:style-name="gr15" draw:text-style-name="P1" draw:layer="layout" svg:x1="17.33cm" svg:y1="7.402cm" svg:x2="17.33cm" svg:y2="8.765cm">
          <text:p/>
        </draw:line>
        <draw:line draw:style-name="gr15" draw:text-style-name="P1" draw:layer="layout" svg:x1="17.33cm" svg:y1="6.902cm" svg:x2="17.33cm" svg:y2="7.402cm">
          <text:p/>
        </draw:line>
        <draw:path draw:style-name="gr15" draw:text-style-name="P1" draw:layer="layout" svg:width="0.062cm" svg:height="0.077cm" svg:x="12.482cm" svg:y="9.051cm" svg:viewBox="0 0 63 78" svg:d="M63 0c-23 24-44 50-63 78">
          <text:p/>
        </draw:path>
        <draw:path draw:style-name="gr15" draw:text-style-name="P1" draw:layer="layout" svg:width="0.074cm" svg:height="0.177cm" svg:x="12.408cm" svg:y="9.128cm" svg:viewBox="0 0 75 178" svg:d="M75 0c-37 54-62 114-75 178">
          <text:p/>
        </draw:path>
        <draw:path draw:style-name="gr15" draw:text-style-name="P1" draw:layer="layout" svg:width="0.01cm" svg:height="0.2cm" svg:x="12.398cm" svg:y="9.305cm" svg:viewBox="0 0 11 201" svg:d="M11 0c-15 66-15 134 0 201">
          <text:p/>
        </draw:path>
        <draw:line draw:style-name="gr15" draw:text-style-name="P1" draw:layer="layout" svg:x1="12.622cm" svg:y1="8.975cm" svg:x2="12.544cm" svg:y2="9.052cm">
          <text:p/>
        </draw:line>
        <draw:path draw:style-name="gr15" draw:text-style-name="P1" draw:layer="layout" svg:width="0.087cm" svg:height="0.211cm" svg:x="12.621cm" svg:y="8.764cm" svg:viewBox="0 0 88 212" svg:d="M88 0c0 79-31 155-88 212">
          <text:p/>
        </draw:path>
        <draw:path draw:style-name="gr15" draw:text-style-name="P1" draw:layer="layout" svg:width="0.044cm" svg:height="0.2cm" svg:x="12.622cm" svg:y="9.305cm" svg:viewBox="0 0 45 201" svg:d="M45 0c-29 25-45 62-45 100s16 75 45 101">
          <text:p/>
        </draw:path>
        <draw:path draw:style-name="gr15" draw:text-style-name="P1" draw:layer="layout" svg:width="0.181cm" svg:height="0.034cm" svg:x="12.666cm" svg:y="9.505cm" svg:viewBox="0 0 182 35" svg:d="M182 0c-51 47-131 47-182 0">
          <text:p/>
        </draw:path>
        <draw:line draw:style-name="gr15" draw:text-style-name="P1" draw:layer="layout" svg:x1="12.666cm" svg:y1="9.305cm" svg:x2="12.408cm" svg:y2="9.305cm">
          <text:p/>
        </draw:line>
        <draw:line draw:style-name="gr15" draw:text-style-name="P1" draw:layer="layout" svg:x1="17.189cm" svg:y1="9.305cm" svg:x2="12.847cm" svg:y2="9.305cm">
          <text:p/>
        </draw:line>
        <draw:path draw:style-name="gr15" draw:text-style-name="P1" draw:layer="layout" svg:width="0.181cm" svg:height="0.034cm" svg:x="14.928cm" svg:y="11.767cm" svg:viewBox="0 0 182 35" svg:d="M182 0c-52 47-130 47-182 0">
          <text:p/>
        </draw:path>
        <draw:line draw:style-name="gr15" draw:text-style-name="P1" draw:layer="layout" svg:x1="15.684cm" svg:y1="11.567cm" svg:x2="15.109cm" svg:y2="11.567cm">
          <text:p/>
        </draw:line>
        <draw:line draw:style-name="gr15" draw:text-style-name="P1" draw:layer="layout" svg:x1="15.109cm" svg:y1="11.767cm" svg:x2="15.484cm" svg:y2="11.767cm">
          <text:p/>
        </draw:line>
        <draw:line draw:style-name="gr15" draw:text-style-name="P1" draw:layer="layout" svg:x1="14.553cm" svg:y1="11.767cm" svg:x2="14.928cm" svg:y2="11.767cm">
          <text:p/>
        </draw:line>
        <draw:path draw:style-name="gr15" draw:text-style-name="P1" draw:layer="layout" svg:width="0.044cm" svg:height="0.2cm" svg:x="17.371cm" svg:y="9.305cm" svg:viewBox="0 0 45 201" svg:d="M0 201c28-26 45-63 45-101s-17-75-45-100">
          <text:p/>
        </draw:path>
        <draw:line draw:style-name="gr15" draw:text-style-name="P1" draw:layer="layout" svg:x1="17.628cm" svg:y1="9.305cm" svg:x2="17.371cm" svg:y2="9.305cm">
          <text:p/>
        </draw:line>
        <draw:path draw:style-name="gr15" draw:text-style-name="P1" draw:layer="layout" svg:width="0.01cm" svg:height="0.2cm" svg:x="17.628cm" svg:y="9.305cm" svg:viewBox="0 0 11 201" svg:d="M0 201c15-67 15-135 0-201">
          <text:p/>
        </draw:path>
        <draw:path draw:style-name="gr15" draw:text-style-name="P1" draw:layer="layout" svg:width="0.045cm" svg:height="0.2cm" svg:x="14.883cm" svg:y="7.043cm" svg:viewBox="0 0 46 201" svg:d="M46 0c-29 27-46 63-46 101s17 74 46 100">
          <text:p/>
        </draw:path>
        <draw:path draw:style-name="gr15" draw:text-style-name="P1" draw:layer="layout" svg:width="0.044cm" svg:height="0.2cm" svg:x="15.109cm" svg:y="7.043cm" svg:viewBox="0 0 45 201" svg:d="M0 201c29-26 45-62 45-100s-16-74-45-101">
          <text:p/>
        </draw:path>
        <draw:path draw:style-name="gr15" draw:text-style-name="P1" draw:layer="layout" svg:width="0.181cm" svg:height="0.035cm" svg:x="14.928cm" svg:y="7.243cm" svg:viewBox="0 0 182 36" svg:d="M182 0c-52 48-130 48-182 0">
          <text:p/>
        </draw:path>
        <draw:line draw:style-name="gr15" draw:text-style-name="P1" draw:layer="layout" svg:x1="15.484cm" svg:y1="7.043cm" svg:x2="15.109cm" svg:y2="7.043cm">
          <text:p/>
        </draw:line>
        <draw:line draw:style-name="gr15" draw:text-style-name="P1" draw:layer="layout" svg:x1="15.685cm" svg:y1="7.244cm" svg:x2="15.484cm" svg:y2="7.043cm">
          <text:p/>
        </draw:line>
        <draw:line draw:style-name="gr15" draw:text-style-name="P1" draw:layer="layout" svg:x1="14.554cm" svg:y1="7.043cm" svg:x2="14.353cm" svg:y2="7.244cm">
          <text:p/>
        </draw:line>
        <draw:line draw:style-name="gr15" draw:text-style-name="P1" draw:layer="layout" svg:x1="15.109cm" svg:y1="7.243cm" svg:x2="15.684cm" svg:y2="7.243cm">
          <text:p/>
        </draw:line>
        <draw:line draw:style-name="gr15" draw:text-style-name="P1" draw:layer="layout" svg:x1="14.353cm" svg:y1="7.243cm" svg:x2="14.928cm" svg:y2="7.243cm">
          <text:p/>
        </draw:line>
        <draw:line draw:style-name="gr15" draw:text-style-name="P1" draw:layer="layout" svg:x1="15.843cm" svg:y1="7.402cm" svg:x2="17.33cm" svg:y2="7.402cm">
          <text:p/>
        </draw:line>
        <draw:line draw:style-name="gr15" draw:text-style-name="P1" draw:layer="layout" svg:x1="16.06cm" svg:y1="6.902cm" svg:x2="17.33cm" svg:y2="6.902cm">
          <text:p/>
        </draw:line>
        <draw:path draw:style-name="gr15" draw:text-style-name="P1" draw:layer="layout" svg:width="0.088cm" svg:height="0.212cm" svg:x="17.33cm" svg:y="8.765cm" svg:viewBox="0 0 89 213" svg:d="M89 213c-57-56-89-133-89-213">
          <text:p/>
        </draw:path>
        <draw:line draw:style-name="gr15" draw:text-style-name="P1" draw:layer="layout" svg:x1="17.493cm" svg:y1="9.052cm" svg:x2="17.418cm" svg:y2="8.977cm">
          <text:p/>
        </draw:line>
        <draw:path draw:style-name="gr15" draw:text-style-name="P1" draw:layer="layout" svg:width="0.063cm" svg:height="0.077cm" svg:x="17.492cm" svg:y="9.051cm" svg:viewBox="0 0 64 78" svg:d="M64 78c-19-28-40-54-64-78">
          <text:p/>
        </draw:path>
        <draw:line draw:style-name="gr15" draw:text-style-name="P1" draw:layer="layout" svg:x1="12.708cm" svg:y1="8.764cm" svg:x2="12.709cm" svg:y2="8.26cm">
          <text:p/>
        </draw:line>
        <draw:path draw:style-name="gr15" draw:text-style-name="P1" draw:layer="layout" svg:width="0.8cm" svg:height="0.8cm" svg:x="12.709cm" svg:y="7.46cm" svg:viewBox="0 0 801 801" svg:d="M0 801c0-442 358-801 801-801">
          <text:p/>
        </draw:path>
        <draw:line draw:style-name="gr15" draw:text-style-name="P1" draw:layer="layout" svg:x1="13.509cm" svg:y1="7.46cm" svg:x2="14.011cm" svg:y2="7.46cm">
          <text:p/>
        </draw:line>
        <draw:path draw:style-name="gr15" draw:text-style-name="P1" draw:layer="layout" svg:width="0.151cm" svg:height="0.04cm" svg:x="14.011cm" svg:y="7.42cm" svg:viewBox="0 0 152 41" svg:d="M152 0c-46 28-98 41-152 41">
          <text:p/>
        </draw:path>
        <draw:line draw:style-name="gr15" draw:text-style-name="P1" draw:layer="layout" svg:x1="17.369cm" svg:y1="8.928cm" svg:x2="12.668cm" svg:y2="8.928cm">
          <text:p/>
        </draw:line>
        <draw:line draw:style-name="gr15" draw:text-style-name="P1" draw:layer="layout" svg:x1="16.47cm" svg:y1="8.174cm" svg:x2="14.021cm" svg:y2="8.174cm">
          <text:p/>
        </draw:line>
        <draw:line draw:style-name="gr15" draw:text-style-name="P1" draw:layer="layout" svg:x1="16.47cm" svg:y1="8.029cm" svg:x2="16.47cm" svg:y2="8.174cm">
          <text:p/>
        </draw:line>
        <draw:line draw:style-name="gr15" draw:text-style-name="P1" draw:layer="layout" svg:x1="14.021cm" svg:y1="8.174cm" svg:x2="14.021cm" svg:y2="7.997cm">
          <text:p/>
        </draw:line>
        <draw:path draw:style-name="gr15" draw:text-style-name="P1" draw:layer="layout" svg:width="0.33cm" svg:height="0.33cm" svg:x="13.531cm" svg:y="8.05cm" svg:viewBox="0 0 331 331" svg:d="M0 166c0-91 74-166 166-166 91 0 165 75 165 166s-74 165-165 165c-92 0-166-74-166-165z">
          <text:p/>
        </draw:path>
        <draw:line draw:style-name="gr15" draw:text-style-name="P1" draw:layer="layout" svg:x1="14.021cm" svg:y1="8.551cm" svg:x2="14.021cm" svg:y2="8.374cm">
          <text:p/>
        </draw:line>
        <draw:line draw:style-name="gr15" draw:text-style-name="P1" draw:layer="layout" svg:x1="16.47cm" svg:y1="8.374cm" svg:x2="16.47cm" svg:y2="8.551cm">
          <text:p/>
        </draw:line>
        <draw:line draw:style-name="gr15" draw:text-style-name="P1" draw:layer="layout" svg:x1="16.238cm" svg:y1="7.797cm" svg:x2="13.799cm" svg:y2="7.797cm">
          <text:p/>
        </draw:line>
        <draw:path draw:style-name="gr15" draw:text-style-name="P1" draw:layer="layout" svg:width="0.33cm" svg:height="0.33cm" svg:x="16.63cm" svg:y="8.05cm" svg:viewBox="0 0 331 331" svg:d="M0 166c0-91 74-166 165-166s166 75 166 166-75 165-166 165-165-74-165-165z">
          <text:p/>
        </draw:path>
        <draw:line draw:style-name="gr15" draw:text-style-name="P1" draw:layer="layout" svg:x1="12.668cm" svg:y1="8.929cm" svg:x2="12.846cm" svg:y2="8.751cm">
          <text:p/>
        </draw:line>
        <draw:path draw:style-name="gr15" draw:text-style-name="P1" draw:layer="layout" svg:width="0.061cm" svg:height="0.047cm" svg:x="14.162cm" svg:y="7.373cm" svg:viewBox="0 0 62 48" svg:d="M62 0c-18 18-39 35-62 48">
          <text:p/>
        </draw:path>
        <draw:line draw:style-name="gr15" draw:text-style-name="P1" draw:layer="layout" svg:x1="14.553cm" svg:y1="7.044cm" svg:x2="14.666cm" svg:y2="6.931cm">
          <text:p/>
        </draw:line>
        <draw:line draw:style-name="gr15" draw:text-style-name="P1" draw:layer="layout" svg:x1="14.223cm" svg:y1="7.374cm" svg:x2="14.354cm" svg:y2="7.243cm">
          <text:p/>
        </draw:line>
        <draw:line draw:style-name="gr15" draw:text-style-name="P1" draw:layer="layout" svg:x1="15.485cm" svg:y1="11.767cm" svg:x2="15.372cm" svg:y2="11.88cm">
          <text:p/>
        </draw:line>
        <draw:path draw:style-name="gr15" draw:text-style-name="P1" draw:layer="layout" svg:width="0.707cm" svg:height="0.147cm" svg:x="14.665cm" svg:y="11.879cm" svg:viewBox="0 0 708 148" svg:d="M0 0c195 197 511 197 708 0">
          <text:p/>
        </draw:path>
        <draw:line draw:style-name="gr15" draw:text-style-name="P1" draw:layer="layout" svg:x1="14.021cm" svg:y1="8.551cm" svg:x2="14.021cm" svg:y2="8.374cm">
          <text:p/>
        </draw:line>
        <draw:line draw:style-name="gr15" draw:text-style-name="P1" draw:layer="layout" svg:x1="14.021cm" svg:y1="8.174cm" svg:x2="14.021cm" svg:y2="7.997cm">
          <text:p/>
        </draw:line>
        <draw:line draw:style-name="gr15" draw:text-style-name="P1" draw:layer="layout" svg:x1="16.47cm" svg:y1="8.374cm" svg:x2="16.47cm" svg:y2="8.551cm">
          <text:p/>
        </draw:line>
        <draw:line draw:style-name="gr15" draw:text-style-name="P1" draw:layer="layout" svg:x1="16.47cm" svg:y1="8.029cm" svg:x2="16.47cm" svg:y2="8.174cm">
          <text:p/>
        </draw:line>
        <draw:line draw:style-name="gr15" draw:text-style-name="P1" draw:layer="layout" svg:x1="14.021cm" svg:y1="7.997cm" svg:x2="16.438cm" svg:y2="7.997cm">
          <text:p/>
        </draw:line>
        <draw:line draw:style-name="gr15" draw:text-style-name="P1" draw:layer="layout" svg:x1="14.021cm" svg:y1="8.374cm" svg:x2="16.47cm" svg:y2="8.374cm">
          <text:p/>
        </draw:line>
        <draw:line draw:style-name="gr15" draw:text-style-name="P1" draw:layer="layout" svg:x1="16.47cm" svg:y1="8.551cm" svg:x2="14.021cm" svg:y2="8.551cm">
          <text:p/>
        </draw:line>
        <draw:line draw:style-name="gr15" draw:text-style-name="P1" draw:layer="layout" svg:x1="13.045cm" svg:y1="10.259cm" svg:x2="16.992cm" svg:y2="10.259cm">
          <text:p/>
        </draw:line>
        <draw:line draw:style-name="gr15" draw:text-style-name="P1" draw:layer="layout" svg:x1="13.422cm" svg:y1="10.636cm" svg:x2="16.615cm" svg:y2="10.636cm">
          <text:p/>
        </draw:line>
        <draw:line draw:style-name="gr15" draw:text-style-name="P1" draw:layer="layout" svg:x1="16.815cm" svg:y1="10.436cm" svg:x2="13.222cm" svg:y2="10.436cm">
          <text:p/>
        </draw:line>
        <draw:line draw:style-name="gr15" draw:text-style-name="P1" draw:layer="layout" svg:x1="16.438cm" svg:y1="10.813cm" svg:x2="13.599cm" svg:y2="10.813cm">
          <text:p/>
        </draw:line>
        <draw:line draw:style-name="gr15" draw:text-style-name="P1" draw:layer="layout" svg:x1="13.799cm" svg:y1="11.013cm" svg:x2="16.238cm" svg:y2="11.013cm">
          <text:p/>
        </draw:line>
        <draw:line draw:style-name="gr15" draw:text-style-name="P1" draw:layer="layout" svg:x1="16.061cm" svg:y1="11.19cm" svg:x2="13.976cm" svg:y2="11.19cm">
          <text:p/>
        </draw:line>
        <draw:line draw:style-name="gr15" draw:text-style-name="P1" draw:layer="layout" svg:x1="14.176cm" svg:y1="11.39cm" svg:x2="15.861cm" svg:y2="11.39cm">
          <text:p/>
        </draw:line>
        <draw:line draw:style-name="gr15" draw:text-style-name="P1" draw:layer="layout" svg:x1="14.928cm" svg:y1="11.567cm" svg:x2="14.353cm" svg:y2="11.567cm">
          <text:p/>
        </draw:line>
        <draw:line draw:style-name="gr15" draw:text-style-name="P1" draw:layer="layout" svg:x1="14.928cm" svg:y1="7.043cm" svg:x2="14.553cm" svg:y2="7.043cm">
          <text:p/>
        </draw:line>
        <draw:line draw:style-name="gr15" draw:text-style-name="P1" draw:layer="layout" svg:x1="13.976cm" svg:y1="7.62cm" svg:x2="16.061cm" svg:y2="7.62cm">
          <text:p/>
        </draw:line>
        <draw:line draw:style-name="gr15" draw:text-style-name="P1" draw:layer="layout" svg:x1="15.864cm" svg:y1="7.42cm" svg:x2="14.162cm" svg:y2="7.42cm">
          <text:p/>
        </draw:line>
        <draw:line draw:style-name="gr15" draw:text-style-name="P1" draw:layer="layout" svg:x1="16.238cm" svg:y1="7.797cm" svg:x2="13.799cm" svg:y2="7.797cm">
          <text:p/>
        </draw:line>
        <draw:line draw:style-name="gr15" draw:text-style-name="P1" draw:layer="layout" svg:x1="16.47cm" svg:y1="8.174cm" svg:x2="14.021cm" svg:y2="8.174cm">
          <text:p/>
        </draw:line>
        <draw:line draw:style-name="gr15" draw:text-style-name="P1" draw:layer="layout" svg:x1="12.845cm" svg:y1="8.751cm" svg:x2="17.191cm" svg:y2="8.751cm">
          <text:p/>
        </draw:line>
        <draw:line draw:style-name="gr15" draw:text-style-name="P1" draw:layer="layout" svg:x1="12.482cm" svg:y1="9.128cm" svg:x2="17.555cm" svg:y2="9.128cm">
          <text:p/>
        </draw:line>
        <draw:line draw:style-name="gr15" draw:text-style-name="P1" draw:layer="layout" svg:x1="17.369cm" svg:y1="8.928cm" svg:x2="12.668cm" svg:y2="8.928cm">
          <text:p/>
        </draw:line>
        <draw:path draw:style-name="gr15" draw:text-style-name="P1" draw:layer="layout" svg:width="0.182cm" svg:height="0.036cm" svg:x="17.189cm" svg:y="9.27cm" svg:viewBox="0 0 183 37" svg:d="M183 37c-52-49-131-49-183 0">
          <text:p/>
        </draw:path>
        <draw:path draw:style-name="gr15" draw:text-style-name="P1" draw:layer="layout" svg:width="0.181cm" svg:height="0.036cm" svg:x="12.666cm" svg:y="9.27cm" svg:viewBox="0 0 182 37" svg:d="M182 37c-51-49-131-49-182 0">
          <text:p/>
        </draw:path>
        <draw:line draw:style-name="gr15" draw:text-style-name="P1" draw:layer="layout" svg:x1="15.862cm" svg:y1="11.39cm" svg:x2="15.684cm" svg:y2="11.568cm">
          <text:p/>
        </draw:line>
        <draw:line draw:style-name="gr15" draw:text-style-name="P1" draw:layer="layout" svg:x1="16.616cm" svg:y1="10.636cm" svg:x2="16.438cm" svg:y2="10.814cm">
          <text:p/>
        </draw:line>
        <draw:line draw:style-name="gr15" draw:text-style-name="P1" draw:layer="layout" svg:x1="16.239cm" svg:y1="11.013cm" svg:x2="16.061cm" svg:y2="11.191cm">
          <text:p/>
        </draw:line>
        <draw:line draw:style-name="gr15" draw:text-style-name="P1" draw:layer="layout" svg:x1="16.993cm" svg:y1="10.259cm" svg:x2="16.815cm" svg:y2="10.437cm">
          <text:p/>
        </draw:line>
        <draw:path draw:style-name="gr15" draw:text-style-name="P1" draw:layer="layout" svg:width="0.181cm" svg:height="0.035cm" svg:x="14.928cm" svg:y="11.532cm" svg:viewBox="0 0 182 36" svg:d="M182 36c-52-48-130-48-182 0">
          <text:p/>
        </draw:path>
        <draw:line draw:style-name="gr15" draw:text-style-name="P1" draw:layer="layout" svg:x1="14.666cm" svg:y1="11.88cm" svg:x2="14.553cm" svg:y2="11.767cm">
          <text:p/>
        </draw:line>
        <draw:line draw:style-name="gr15" draw:text-style-name="P1" draw:layer="layout" svg:x1="14.354cm" svg:y1="11.568cm" svg:x2="14.176cm" svg:y2="11.39cm">
          <text:p/>
        </draw:line>
        <draw:line draw:style-name="gr15" draw:text-style-name="P1" draw:layer="layout" svg:x1="13.977cm" svg:y1="11.191cm" svg:x2="13.799cm" svg:y2="11.013cm">
          <text:p/>
        </draw:line>
        <draw:line draw:style-name="gr15" draw:text-style-name="P1" draw:layer="layout" svg:x1="13.6cm" svg:y1="10.814cm" svg:x2="13.422cm" svg:y2="10.636cm">
          <text:p/>
        </draw:line>
        <draw:line draw:style-name="gr15" draw:text-style-name="P1" draw:layer="layout" svg:x1="13.223cm" svg:y1="10.437cm" svg:x2="13.045cm" svg:y2="10.259cm">
          <text:p/>
        </draw:line>
        <draw:path draw:style-name="gr15" draw:text-style-name="P1" draw:layer="layout" svg:width="0.181cm" svg:height="0.035cm" svg:x="14.928cm" svg:y="7.243cm" svg:viewBox="0 0 182 36" svg:d="M0 0c52 48 130 48 182 0">
          <text:p/>
        </draw:path>
        <draw:path draw:style-name="gr15" draw:text-style-name="P1" draw:layer="layout" svg:width="0.181cm" svg:height="0.035cm" svg:x="14.928cm" svg:y="7.008cm" svg:viewBox="0 0 182 36" svg:d="M182 36c-52-48-130-48-182 0">
          <text:p/>
        </draw:path>
        <draw:line draw:style-name="gr15" draw:text-style-name="P1" draw:layer="layout" svg:x1="16.061cm" svg:y1="7.62cm" svg:x2="16.239cm" svg:y2="7.798cm">
          <text:p/>
        </draw:line>
        <draw:line draw:style-name="gr15" draw:text-style-name="P1" draw:layer="layout" svg:x1="16.438cm" svg:y1="7.997cm" svg:x2="16.471cm" svg:y2="8.03cm">
          <text:p/>
        </draw:line>
        <draw:line draw:style-name="gr15" draw:text-style-name="P1" draw:layer="layout" svg:x1="13.799cm" svg:y1="7.798cm" svg:x2="13.977cm" svg:y2="7.62cm">
          <text:p/>
        </draw:line>
        <draw:path draw:style-name="gr15" draw:text-style-name="P1" draw:layer="layout" svg:width="0.073cm" svg:height="0.177cm" svg:x="17.555cm" svg:y="9.128cm" svg:viewBox="0 0 74 178" svg:d="M74 178c-13-64-38-124-74-178">
          <text:p/>
        </draw:path>
        <draw:line draw:style-name="gr15" draw:text-style-name="P1" draw:layer="layout" svg:x1="17.191cm" svg:y1="8.751cm" svg:x2="17.37cm" svg:y2="8.929cm">
          <text:p/>
        </draw:line>
        <draw:line draw:style-name="gr15" draw:text-style-name="P1" draw:layer="layout" svg:x1="15.684cm" svg:y1="7.243cm" svg:x2="15.837cm" svg:y2="7.397cm">
          <text:p/>
        </draw:line>
        <draw:path draw:style-name="gr15" draw:text-style-name="P1" draw:layer="layout" svg:width="0.707cm" svg:height="0.146cm" svg:x="14.665cm" svg:y="6.785cm" svg:viewBox="0 0 708 147" svg:d="M708 147c-197-196-513-196-708 0">
          <text:p/>
        </draw:path>
        <draw:line draw:style-name="gr15" draw:text-style-name="P1" draw:layer="layout" svg:x1="15.372cm" svg:y1="6.931cm" svg:x2="15.485cm" svg:y2="7.044cm">
          <text:p/>
        </draw:line>
        <draw:path draw:style-name="gr15" draw:text-style-name="P1" draw:layer="layout" svg:width="0.181cm" svg:height="0.034cm" svg:x="14.928cm" svg:y="11.767cm" svg:viewBox="0 0 182 35" svg:d="M0 0c52 47 130 47 182 0">
          <text:p/>
        </draw:path>
        <draw:path draw:style-name="gr15" draw:text-style-name="P1" draw:layer="layout" svg:width="0cm" svg:height="0.33cm" svg:x="14.936cm" svg:y="13.617cm" svg:viewBox="0 0 0 331" svg:d="M0 0c0 12 0 24 0 36 0 24 0 47 0 71 0 11 0 22 0 34 0 11 0 21 0 32 0 10 0 21 0 31 0 9 0 18 0 28 0 8 0 17 0 25 0 7 0 15 0 22 0 6 0 12 0 18 0 5 0 10 0 15 0 3 0 7 0 10 0 2 0 5 0 7 0 0 0 1 0 2">
          <text:p/>
        </draw:path>
        <draw:line draw:style-name="gr15" draw:text-style-name="P1" draw:layer="layout" svg:x1="14.936cm" svg:y1="14.048cm" svg:x2="14.936cm" svg:y2="12.898cm">
          <text:p/>
        </draw:line>
        <draw:polyline draw:style-name="gr15" draw:text-style-name="P1" draw:layer="layout" svg:width="0cm" svg:height="0.299cm" svg:x="14.936cm" svg:y="13.317cm" svg:viewBox="0 0 0 300" draw:points="0,0 0,4 0,15 0,33 0,56 0,85 0,117 0,150 0,183 0,215 0,243 0,267 0,285 0,296 0,300">
          <text:p/>
        </draw:polyline>
        <draw:line draw:style-name="gr15" draw:text-style-name="P1" draw:layer="layout" svg:x1="13.336cm" svg:y1="14.048cm" svg:x2="14.936cm" svg:y2="14.048cm">
          <text:p/>
        </draw:line>
        <draw:line draw:style-name="gr15" draw:text-style-name="P1" draw:layer="layout" svg:x1="13.336cm" svg:y1="12.898cm" svg:x2="14.936cm" svg:y2="12.898cm">
          <text:p/>
        </draw:line>
        <draw:polyline draw:style-name="gr15" draw:text-style-name="P1" draw:layer="layout" svg:width="0.299cm" svg:height="0cm" svg:x="13.986cm" svg:y="12.898cm" svg:viewBox="0 0 300 0" draw:points="300,0 296,0 285,0 267,0 243,0 215,0 183,0 150,0 117,0 85,0 56,0 33,0 15,0 4,0 0,0">
          <text:p/>
        </draw:polyline>
        <draw:path draw:style-name="gr15" draw:text-style-name="P1" draw:layer="layout" svg:width="0.099cm" svg:height="0cm" svg:x="14.286cm" svg:y="12.898cm" svg:viewBox="0 0 100 0" svg:d="M100 0h-1-1c-1 0-2 0-3 0s-3 0-4 0c-2 0-3 0-5 0s-4 0-6 0-4 0-7 0c-2 0-5 0-7 0-3 0-6 0-9 0-4 0-7 0-10 0-4 0-7 0-11 0-3 0-7 0-11 0-8 0-16 0-25 0">
          <text:p/>
        </draw:path>
        <draw:path draw:style-name="gr15" draw:text-style-name="P1" draw:layer="layout" svg:width="0.099cm" svg:height="0cm" svg:x="13.886cm" svg:y="12.898cm" svg:viewBox="0 0 100 0" svg:d="M100 0c-4 0-9 0-13 0-8 0-16 0-24 0-3 0-7 0-10 0s-7 0-10 0-6 0-9 0c-2 0-5 0-8 0-2 0-4 0-7 0-1 0-3 0-5 0s-4 0-5 0c-2 0-3 0-4 0s-2 0-3 0h-1c-1 0-1 0-1 0">
          <text:p/>
        </draw:path>
        <draw:line draw:style-name="gr15" draw:text-style-name="P1" draw:layer="layout" svg:x1="13.336cm" svg:y1="14.048cm" svg:x2="13.336cm" svg:y2="12.898cm">
          <text:p/>
        </draw:line>
        <draw:polyline draw:style-name="gr15" draw:text-style-name="P1" draw:layer="layout" svg:width="0cm" svg:height="0.299cm" svg:x="13.336cm" svg:y="13.317cm" svg:viewBox="0 0 0 300" draw:points="0,0 0,4 0,15 0,33 0,56 0,85 0,117 0,150 0,183 0,215 0,243 0,267 0,285 0,296 0,300">
          <text:p/>
        </draw:polyline>
        <draw:path draw:style-name="gr15" draw:text-style-name="P1" draw:layer="layout" svg:width="0cm" svg:height="0.075cm" svg:x="13.186cm" svg:y="13.348cm" svg:viewBox="0 0 0 76" svg:d="M0 0v1 1c0 0 0 1 0 2 0 2 0 4 0 6 0 3 0 6 0 10 0 2 0 4 0 6 0 4 0 9 0 14s0 11 0 17 0 13 0 19">
          <text:p/>
        </draw:path>
        <draw:path draw:style-name="gr15" draw:text-style-name="P1" draw:layer="layout" svg:width="0cm" svg:height="0.438cm" svg:x="13.186cm" svg:y="13.509cm" svg:viewBox="0 0 0 439" svg:d="M0 0c0 14 0 27 0 41s0 28 0 42c0 15 0 29 0 44 0 29 0 58 0 87 0 14 0 28 0 41s0 26 0 40c0 11 0 23 0 35 0 11 0 21 0 32 0 9 0 18 0 27 0 7 0 14 0 21 0 6 0 11 0 16 0 3 0 6 0 10 0 1 0 2 0 3">
          <text:p/>
        </draw:path>
        <draw:polyline draw:style-name="gr15" draw:text-style-name="P1" draw:layer="layout" svg:width="0cm" svg:height="0.599cm" svg:x="15.135cm" svg:y="13.348cm" svg:viewBox="0 0 0 600" draw:points="0,0 0,8 0,30 0,66 0,113 0,170 0,233 0,300 0,367 0,430 0,487 0,534 0,570 0,592 0,600">
          <text:p/>
        </draw:polyline>
        <draw:polyline draw:style-name="gr15" draw:text-style-name="P1" draw:layer="layout" svg:width="0cm" svg:height="0.249cm" svg:x="11.687cm" svg:y="13.523cm" svg:viewBox="0 0 0 250" draw:points="0,250 0,247 0,238 0,223 0,203 0,179 0,153 0,125 0,97 0,71 0,47 0,27 0,12 0,3 0,0">
          <text:p/>
        </draw:polyline>
        <draw:polyline draw:style-name="gr15" draw:text-style-name="P1" draw:layer="layout" svg:width="0cm" svg:height="0.299cm" svg:x="13.336cm" svg:y="13.317cm" svg:viewBox="0 0 0 300" draw:points="0,300 0,296 0,285 0,267 0,243 0,215 0,183 0,150 0,117 0,85 0,56 0,33 0,15 0,4 0,0">
          <text:p/>
        </draw:polyline>
        <draw:path draw:style-name="gr15" draw:text-style-name="P1" draw:layer="layout" svg:width="0cm" svg:height="0.084cm" svg:x="12.337cm" svg:y="13.424cm" svg:viewBox="0 0 0 85" svg:d="M0 85v-1c0-1 0-2 0-3s0-3 0-5 0-4 0-7c0-2 0-5 0-8 0-6 0-12 0-18 0-3 0-6 0-10 0-3 0-6 0-8 0-3 0-6 0-9 0-2 0-4 0-6s0-4 0-5 0-2 0-3 0-1 0-2">
          <text:p/>
        </draw:path>
        <draw:path draw:style-name="gr15" draw:text-style-name="P1" draw:layer="layout" svg:width="0.101cm" svg:height="0cm" svg:x="14.085cm" svg:y="14.598cm" svg:viewBox="0 0 102 0" svg:d="M102 0c-1 0-1 0-1 0-2 0-3 0-4 0-2 0-4 0-6 0-3 0-6 0-8 0-4 0-7 0-10 0-7 0-14 0-22 0-4 0-8 0-11 0-4 0-8 0-11 0s-7 0-10 0-5 0-8 0c-2 0-4 0-6 0-1 0-3 0-4 0h-1">
          <text:p/>
        </draw:path>
        <draw:polyline draw:style-name="gr15" draw:text-style-name="P1" draw:layer="layout" svg:width="0.399cm" svg:height="0cm" svg:x="13.936cm" svg:y="14.449cm" svg:viewBox="0 0 400 0" draw:points="400,0 395,0 380,0 356,0 325,0 287,0 244,0 200,0 155,0 113,0 75,0 44,0 20,0 5,0 0,0">
          <text:p/>
        </draw:polyline>
        <draw:path draw:style-name="gr15" draw:text-style-name="P1" draw:layer="layout" svg:width="0.199cm" svg:height="0cm" svg:x="13.936cm" svg:y="14.448cm" svg:viewBox="0 0 200 0" svg:d="M200 0c-23 0-45 0-66 0-7 0-14 0-21 0-6 0-13 0-19 0-7 0-13 0-19 0-5 0-11 0-16 0s-10 0-15 0-9 0-13 0-8 0-11 0-6 0-9 0c-2 0-4 0-6 0-1 0-3 0-4 0h-1">
          <text:p/>
        </draw:path>
        <draw:line draw:style-name="gr15" draw:text-style-name="P1" draw:layer="layout" svg:x1="13.79cm" svg:y1="14.448cm" svg:x2="14.136cm" svg:y2="14.448cm">
          <text:p/>
        </draw:line>
        <draw:line draw:style-name="gr15" draw:text-style-name="P1" draw:layer="layout" svg:x1="14.136cm" svg:y1="14.448cm" svg:x2="14.482cm" svg:y2="14.448cm">
          <text:p/>
        </draw:line>
        <draw:line draw:style-name="gr15" draw:text-style-name="P1" draw:layer="layout" svg:x1="13.79cm" svg:y1="14.448cm" svg:x2="13.79cm" svg:y2="14.148cm">
          <text:p/>
        </draw:line>
        <draw:line draw:style-name="gr15" draw:text-style-name="P1" draw:layer="layout" svg:x1="13.79cm" svg:y1="14.148cm" svg:x2="14.136cm" svg:y2="14.148cm">
          <text:p/>
        </draw:line>
        <draw:line draw:style-name="gr15" draw:text-style-name="P1" draw:layer="layout" svg:x1="14.136cm" svg:y1="14.448cm" svg:x2="14.136cm" svg:y2="14.148cm">
          <text:p/>
        </draw:line>
        <draw:line draw:style-name="gr15" draw:text-style-name="P1" draw:layer="layout" svg:x1="14.136cm" svg:y1="14.148cm" svg:x2="14.482cm" svg:y2="14.148cm">
          <text:p/>
        </draw:line>
        <draw:line draw:style-name="gr15" draw:text-style-name="P1" draw:layer="layout" svg:x1="14.482cm" svg:y1="14.448cm" svg:x2="14.482cm" svg:y2="14.148cm">
          <text:p/>
        </draw:line>
        <draw:polyline draw:style-name="gr15" draw:text-style-name="P1" draw:layer="layout" svg:width="0.449cm" svg:height="0cm" svg:x="13.911cm" svg:y="14.148cm" svg:viewBox="0 0 450 0" draw:points="0,0 6,0 22,0 49,0 85,0 127,0 175,0 225,0 275,0 322,0 365,0 401,0 428,0 444,0 450,0">
          <text:p/>
        </draw:polyline>
        <draw:path draw:style-name="gr15" draw:text-style-name="P1" draw:layer="layout" svg:width="0.03cm" svg:height="0cm" svg:x="13.878cm" svg:y="12.898cm" svg:viewBox="0 0 31 0" svg:d="M0 0c0 0 12 0 31 0">
          <text:p/>
        </draw:path>
        <draw:path draw:style-name="gr15" draw:text-style-name="P1" draw:layer="layout" svg:width="0.184cm" svg:height="0cm" svg:x="14.23cm" svg:y="12.698cm" svg:viewBox="0 0 185 0" svg:d="M185 0c1 0-7 0-19 0-13 0-30 0-49 0-35 0-76 0-117 0">
          <text:p/>
        </draw:path>
        <draw:path draw:style-name="gr15" draw:text-style-name="P1" draw:layer="layout" svg:width="0.32cm" svg:height="0cm" svg:x="13.909cm" svg:y="12.698cm" svg:viewBox="0 0 321 0" svg:d="M321 0c-33 0-73 0-113 0-38 0-72 0-100 0-56 0-89 0-108 0">
          <text:p/>
        </draw:path>
        <draw:path draw:style-name="gr15" draw:text-style-name="P1" draw:layer="layout" svg:width="0.03cm" svg:height="0cm" svg:x="13.878cm" svg:y="12.698cm" svg:viewBox="0 0 31 0" svg:d="M0 0c0 0 12 0 31 0">
          <text:p/>
        </draw:path>
        <draw:path draw:style-name="gr15" draw:text-style-name="P1" draw:layer="layout" svg:width="0.152cm" svg:height="0.018cm" svg:x="14.23cm" svg:y="12.68cm" svg:viewBox="0 0 153 19" svg:d="M0 19c46-3 84-6 111-9s42-6 42-10">
          <text:p/>
        </draw:path>
        <draw:path draw:style-name="gr15" draw:text-style-name="P1" draw:layer="layout" svg:width="0.471cm" svg:height="0.042cm" svg:x="13.909cm" svg:y="12.656cm" svg:viewBox="0 0 472 43" svg:d="M0 43c20-3 58-7 105-11s103-7 156-11c54-3 105-7 142-10 38-4 63-7 69-11">
          <text:p/>
        </draw:path>
        <draw:path draw:style-name="gr15" draw:text-style-name="P1" draw:layer="layout" svg:width="0.597cm" svg:height="0.049cm" svg:x="13.836cm" svg:y="12.626cm" svg:viewBox="0 0 598 50" svg:d="M1 50c-7-4 17-8 66-13 48-4 122-9 198-13 77-4 157-8 218-12 62-4 104-8 115-12">
          <text:p/>
        </draw:path>
        <draw:path draw:style-name="gr15" draw:text-style-name="P1" draw:layer="layout" svg:width="0.001cm" svg:height="0cm" svg:x="14.433cm" svg:y="12.625cm" svg:viewBox="0 0 2 1" svg:d="M0 1c0 0 1-1 2-1">
          <text:p/>
        </draw:path>
        <draw:path draw:style-name="gr15" draw:text-style-name="P1" draw:layer="layout" svg:width="0.338cm" svg:height="0.03cm" svg:x="13.892cm" svg:y="12.598cm" svg:viewBox="0 0 339 31" svg:d="M0 31c8-5 53-10 119-15s150-10 220-16">
          <text:p/>
        </draw:path>
        <draw:path draw:style-name="gr15" draw:text-style-name="P1" draw:layer="layout" svg:width="0.001cm" svg:height="0cm" svg:x="13.837cm" svg:y="12.659cm" svg:viewBox="0 0 2 0" svg:d="M0 0c1 0 1 0 2 0">
          <text:p/>
        </draw:path>
        <draw:path draw:style-name="gr15" draw:text-style-name="P1" draw:layer="layout" svg:width="0.597cm" svg:height="0.049cm" svg:x="13.839cm" svg:y="12.61cm" svg:viewBox="0 0 598 50" svg:d="M0 50c11-4 53-9 115-13s142-8 218-12c77-4 150-8 198-12 49-4 73-9 66-13">
          <text:p/>
        </draw:path>
        <draw:path draw:style-name="gr15" draw:text-style-name="P1" draw:layer="layout" svg:width="0.019cm" svg:height="0.007cm" svg:x="13.89cm" svg:y="12.598cm" svg:viewBox="0 0 20 8" svg:d="M0 8c0-2 6-5 20-8">
          <text:p/>
        </draw:path>
        <draw:line draw:style-name="gr15" draw:text-style-name="P1" draw:layer="layout" svg:x1="15.135cm" svg:y1="13.948cm" svg:x2="14.936cm" svg:y2="13.948cm">
          <text:p/>
        </draw:line>
        <draw:line draw:style-name="gr15" draw:text-style-name="P1" draw:layer="layout" svg:x1="13.336cm" svg:y1="13.948cm" svg:x2="13.186cm" svg:y2="13.948cm">
          <text:p/>
        </draw:line>
        <draw:line draw:style-name="gr15" draw:text-style-name="P1" draw:layer="layout" svg:x1="15.135cm" svg:y1="13.348cm" svg:x2="14.936cm" svg:y2="13.348cm">
          <text:p/>
        </draw:line>
        <draw:line draw:style-name="gr15" draw:text-style-name="P1" draw:layer="layout" svg:x1="13.336cm" svg:y1="13.348cm" svg:x2="13.186cm" svg:y2="13.348cm">
          <text:p/>
        </draw:line>
        <draw:line draw:style-name="gr15" draw:text-style-name="P1" draw:layer="layout" svg:x1="11.687cm" svg:y1="13.523cm" svg:x2="13.186cm" svg:y2="13.523cm">
          <text:p/>
        </draw:line>
        <draw:line draw:style-name="gr15" draw:text-style-name="P1" draw:layer="layout" svg:x1="11.687cm" svg:y1="13.773cm" svg:x2="13.186cm" svg:y2="13.773cm">
          <text:p/>
        </draw:line>
        <draw:line draw:style-name="gr15" draw:text-style-name="P1" draw:layer="layout" svg:x1="12.337cm" svg:y1="13.509cm" svg:x2="13.336cm" svg:y2="13.509cm">
          <text:p/>
        </draw:line>
        <draw:line draw:style-name="gr15" draw:text-style-name="P1" draw:layer="layout" svg:x1="12.337cm" svg:y1="13.424cm" svg:x2="13.336cm" svg:y2="13.424cm">
          <text:p/>
        </draw:line>
        <draw:line draw:style-name="gr15" draw:text-style-name="P1" draw:layer="layout" svg:x1="12.337cm" svg:y1="13.509cm" svg:x2="13.336cm" svg:y2="13.509cm">
          <text:p/>
        </draw:line>
        <draw:line draw:style-name="gr15" draw:text-style-name="P1" draw:layer="layout" svg:x1="14.187cm" svg:y1="14.599cm" svg:x2="14.337cm" svg:y2="14.449cm">
          <text:p/>
        </draw:line>
        <draw:line draw:style-name="gr15" draw:text-style-name="P1" draw:layer="layout" svg:x1="14.086cm" svg:y1="14.599cm" svg:x2="13.936cm" svg:y2="14.449cm">
          <text:p/>
        </draw:line>
        <draw:line draw:style-name="gr15" draw:text-style-name="P1" draw:layer="layout" svg:x1="13.936cm" svg:y1="14.449cm" svg:x2="13.936cm" svg:y2="14.448cm">
          <text:p/>
        </draw:line>
        <draw:line draw:style-name="gr15" draw:text-style-name="P1" draw:layer="layout" svg:x1="14.336cm" svg:y1="14.449cm" svg:x2="14.336cm" svg:y2="14.448cm">
          <text:p/>
        </draw:line>
        <draw:line draw:style-name="gr15" draw:text-style-name="P1" draw:layer="layout" svg:x1="13.911cm" svg:y1="14.148cm" svg:x2="13.911cm" svg:y2="14.048cm">
          <text:p/>
        </draw:line>
        <draw:line draw:style-name="gr15" draw:text-style-name="P1" draw:layer="layout" svg:x1="14.361cm" svg:y1="14.148cm" svg:x2="14.361cm" svg:y2="14.048cm">
          <text:p/>
        </draw:line>
        <draw:line draw:style-name="gr15" draw:text-style-name="P1" draw:layer="layout" svg:x1="13.936cm" svg:y1="12.898cm" svg:x2="13.936cm" svg:y2="12.698cm">
          <text:p/>
        </draw:line>
        <draw:line draw:style-name="gr15" draw:text-style-name="P1" draw:layer="layout" svg:x1="14.336cm" svg:y1="12.898cm" svg:x2="14.336cm" svg:y2="12.698cm">
          <text:p/>
        </draw:line>
        <draw:path draw:style-name="gr15" draw:text-style-name="P1" draw:layer="layout" svg:width="0.033cm" svg:height="0.019cm" svg:x="14.382cm" svg:y="12.679cm" svg:viewBox="0 0 34 20" svg:d="M0 0c11 7 22 14 34 20">
          <text:p/>
        </draw:path>
        <draw:line draw:style-name="gr15" draw:text-style-name="P1" draw:layer="layout" svg:x1="14.382cm" svg:y1="12.656cm" svg:x2="14.382cm" svg:y2="12.68cm">
          <text:p/>
        </draw:line>
        <draw:path draw:style-name="gr15" draw:text-style-name="P1" draw:layer="layout" svg:width="0.041cm" svg:height="0.023cm" svg:x="13.837cm" svg:y="12.675cm" svg:viewBox="0 0 42 24" svg:d="M0 0c14 8 29 17 42 24">
          <text:p/>
        </draw:path>
        <draw:path draw:style-name="gr15" draw:text-style-name="P1" draw:layer="layout" svg:width="0.054cm" svg:height="0.031cm" svg:x="14.38cm" svg:y="12.625cm" svg:viewBox="0 0 55 32" svg:d="M55 0c-19 12-37 23-55 32">
          <text:p/>
        </draw:path>
        <draw:path draw:style-name="gr15" draw:text-style-name="P1" draw:layer="layout" svg:width="0.054cm" svg:height="0.031cm" svg:x="13.838cm" svg:y="12.628cm" svg:viewBox="0 0 55 32" svg:d="M55 0c-17 11-36 21-55 32">
          <text:p/>
        </draw:path>
        <draw:line draw:style-name="gr15" draw:text-style-name="P1" draw:layer="layout" svg:x1="14.415cm" svg:y1="12.598cm" svg:x2="14.436cm" svg:y2="12.611cm">
          <text:p/>
        </draw:line>
        <draw:line draw:style-name="gr15" draw:text-style-name="P1" draw:layer="layout" svg:x1="13.89cm" svg:y1="12.605cm" svg:x2="13.89cm" svg:y2="12.629cm">
          <text:p/>
        </draw:line>
        <draw:path draw:style-name="gr15" draw:text-style-name="P1" draw:layer="layout" svg:width="0.007cm" svg:height="0.016cm" svg:x="13.832cm" svg:y="12.659cm" svg:viewBox="0 0 8 17" svg:d="M8 0c-2 0-3 1-6 2-1 2-2 5-2 7 0 1 0 2 0 3 1 1 1 2 2 3s3 2 5 2">
          <text:p/>
        </draw:path>
        <draw:path draw:style-name="gr15" draw:text-style-name="P1" draw:layer="layout" svg:width="0.007cm" svg:height="0.017cm" svg:x="14.433cm" svg:y="12.609cm" svg:viewBox="0 0 8 18" svg:d="M1 0c1 1 2 1 5 2 0 1 1 2 2 3 0 1 0 3 0 4 0 3-1 5-2 6-3 1-5 2-6 3">
          <text:p/>
        </draw:path>
        <draw:line draw:style-name="gr15" draw:text-style-name="P1" draw:layer="layout" svg:x1="13.878cm" svg:y1="12.598cm" svg:x2="13.891cm" svg:y2="12.607cm">
          <text:p/>
        </draw:line>
        <draw:path draw:style-name="gr2" draw:text-style-name="P2" draw:layer="layout" svg:width="0.559cm" svg:height="0.56cm" svg:x="14.966cm" svg:y="9.485cm" svg:viewBox="0 0 560 561" svg:d="M279 561v-561zM560 280h-560z">
          <text:p/>
        </draw:path>
        <draw:path draw:style-name="gr16" draw:text-style-name="P1" draw:layer="layout" svg:width="0.559cm" svg:height="0.56cm" svg:x="14.966cm" svg:y="9.485cm" svg:viewBox="0 0 560 561" svg:d="M279 561v-561M560 280h-560">
          <text:p/>
        </draw:path>
        <draw:path draw:style-name="gr2" draw:text-style-name="P2" draw:layer="layout" svg:width="0.56cm" svg:height="0.56cm" svg:x="16.859cm" svg:y="9.125cm" svg:viewBox="0 0 561 561" svg:d="M281 561v-561zM561 281h-561z">
          <text:p/>
        </draw:path>
        <draw:path draw:style-name="gr16" draw:text-style-name="P1" draw:layer="layout" svg:width="0.56cm" svg:height="0.56cm" svg:x="16.859cm" svg:y="9.125cm" svg:viewBox="0 0 561 561" svg:d="M281 561v-561M561 281h-561">
          <text:p/>
        </draw:path>
        <draw:path draw:style-name="gr2" draw:text-style-name="P2" draw:layer="layout" svg:width="0.559cm" svg:height="0.56cm" svg:x="17.35cm" svg:y="9.765cm" svg:viewBox="0 0 560 561" svg:d="M281 561v-561zM560 281h-560z">
          <text:p/>
        </draw:path>
        <draw:path draw:style-name="gr16" draw:text-style-name="P1" draw:layer="layout" svg:width="0.559cm" svg:height="0.56cm" svg:x="17.35cm" svg:y="9.765cm" svg:viewBox="0 0 560 561" svg:d="M281 561v-561M560 281h-560">
          <text:p/>
        </draw:path>
        <draw:path draw:style-name="gr2" draw:text-style-name="P2" draw:layer="layout" svg:width="0.56cm" svg:height="0.56cm" svg:x="15.239cm" svg:y="11.869cm" svg:viewBox="0 0 561 561" svg:d="M281 561v-561zM561 281h-561z">
          <text:p/>
        </draw:path>
        <draw:path draw:style-name="gr16" draw:text-style-name="P1" draw:layer="layout" svg:width="0.56cm" svg:height="0.56cm" svg:x="15.239cm" svg:y="11.869cm" svg:viewBox="0 0 561 561" svg:d="M281 561v-561M561 281h-561">
          <text:p/>
        </draw:path>
        <draw:path draw:style-name="gr2" draw:text-style-name="P2" draw:layer="layout" svg:width="0.56cm" svg:height="0.56cm" svg:x="14.738cm" svg:y="11.245cm" svg:viewBox="0 0 561 561" svg:d="M281 561v-561zM561 281h-561z">
          <text:p/>
        </draw:path>
        <draw:path draw:style-name="gr16" draw:text-style-name="P1" draw:layer="layout" svg:width="0.56cm" svg:height="0.56cm" svg:x="14.738cm" svg:y="11.245cm" svg:viewBox="0 0 561 561" svg:d="M281 561v-561M561 281h-561">
          <text:p/>
        </draw:path>
        <draw:path draw:style-name="gr2" draw:text-style-name="P2" draw:layer="layout" svg:width="0.56cm" svg:height="0.559cm" svg:x="14.738cm" svg:y="11.387cm" svg:viewBox="0 0 561 560" svg:d="M281 560v-560zM561 281h-561z">
          <text:p/>
        </draw:path>
        <draw:path draw:style-name="gr16" draw:text-style-name="P1" draw:layer="layout" svg:width="0.56cm" svg:height="0.559cm" svg:x="14.738cm" svg:y="11.387cm" svg:viewBox="0 0 561 560" svg:d="M281 560v-560M561 281h-561">
          <text:p/>
        </draw:path>
        <draw:path draw:style-name="gr2" draw:text-style-name="P2" draw:layer="layout" svg:width="0.559cm" svg:height="0.56cm" svg:x="14.756cm" svg:y="12.045cm" svg:viewBox="0 0 560 561" svg:d="M281 561v-561zM560 280h-560z">
          <text:p/>
        </draw:path>
        <draw:path draw:style-name="gr16" draw:text-style-name="P1" draw:layer="layout" svg:width="0.559cm" svg:height="0.56cm" svg:x="14.756cm" svg:y="12.045cm" svg:viewBox="0 0 560 561" svg:d="M281 561v-561M560 280h-560">
          <text:p/>
        </draw:path>
        <draw:path draw:style-name="gr2" draw:text-style-name="P2" draw:layer="layout" svg:width="0.56cm" svg:height="0.56cm" svg:x="12.956cm" svg:y="11.869cm" svg:viewBox="0 0 561 561" svg:d="M281 561v-561zM561 281h-561z">
          <text:p/>
        </draw:path>
        <draw:path draw:style-name="gr16" draw:text-style-name="P1" draw:layer="layout" svg:width="0.56cm" svg:height="0.56cm" svg:x="12.956cm" svg:y="11.869cm" svg:viewBox="0 0 561 561" svg:d="M281 561v-561M561 281h-561">
          <text:p/>
        </draw:path>
        <draw:path draw:style-name="gr2" draw:text-style-name="P2" draw:layer="layout" svg:width="0.56cm" svg:height="0.56cm" svg:x="12.126cm" svg:y="9.764cm" svg:viewBox="0 0 561 561" svg:d="M280 561v-561zM561 281h-561z">
          <text:p/>
        </draw:path>
        <draw:path draw:style-name="gr16" draw:text-style-name="P1" draw:layer="layout" svg:width="0.56cm" svg:height="0.56cm" svg:x="12.126cm" svg:y="9.764cm" svg:viewBox="0 0 561 561" svg:d="M280 561v-561M561 281h-561">
          <text:p/>
        </draw:path>
        <draw:path draw:style-name="gr2" draw:text-style-name="P2" draw:layer="layout" svg:width="0.56cm" svg:height="0.56cm" svg:x="12.618cm" svg:y="9.125cm" svg:viewBox="0 0 561 561" svg:d="M280 561v-561zM561 281h-561z">
          <text:p/>
        </draw:path>
        <draw:path draw:style-name="gr16" draw:text-style-name="P1" draw:layer="layout" svg:width="0.56cm" svg:height="0.56cm" svg:x="12.618cm" svg:y="9.125cm" svg:viewBox="0 0 561 561" svg:d="M280 561v-561M561 281h-561">
          <text:p/>
        </draw:path>
        <draw:path draw:style-name="gr2" draw:text-style-name="P2" draw:layer="layout" svg:width="0.559cm" svg:height="0.56cm" svg:x="12.477cm" svg:y="9.125cm" svg:viewBox="0 0 560 561" svg:d="M280 561v-561zM560 281h-560z">
          <text:p/>
        </draw:path>
        <draw:path draw:style-name="gr16" draw:text-style-name="P1" draw:layer="layout" svg:width="0.559cm" svg:height="0.56cm" svg:x="12.477cm" svg:y="9.125cm" svg:viewBox="0 0 560 561" svg:d="M280 561v-561M560 281h-560">
          <text:p/>
        </draw:path>
        <draw:path draw:style-name="gr2" draw:text-style-name="P2" draw:layer="layout" svg:width="0.56cm" svg:height="0.56cm" svg:x="17cm" svg:y="9.125cm" svg:viewBox="0 0 561 561" svg:d="M281 561v-561zM561 281h-561z">
          <text:p/>
        </draw:path>
        <draw:path draw:style-name="gr16" draw:text-style-name="P1" draw:layer="layout" svg:width="0.56cm" svg:height="0.56cm" svg:x="17cm" svg:y="9.125cm" svg:viewBox="0 0 561 561" svg:d="M281 561v-561M561 281h-561">
          <text:p/>
        </draw:path>
        <draw:path draw:style-name="gr2" draw:text-style-name="P2" draw:layer="layout" svg:width="0.56cm" svg:height="0.56cm" svg:x="12.781cm" svg:y="10.979cm" svg:viewBox="0 0 561 561" svg:d="M280 561v-561zM561 280h-561z">
          <text:p/>
        </draw:path>
        <draw:path draw:style-name="gr16" draw:text-style-name="P1" draw:layer="layout" svg:width="0.56cm" svg:height="0.56cm" svg:x="12.781cm" svg:y="10.979cm" svg:viewBox="0 0 561 561" svg:d="M280 561v-561M561 280h-561">
          <text:p/>
        </draw:path>
        <draw:path draw:style-name="gr2" draw:text-style-name="P2" draw:layer="layout" svg:width="0.56cm" svg:height="0.56cm" svg:x="16.515cm" svg:y="11.034cm" svg:viewBox="0 0 561 561" svg:d="M280 561v-561zM561 280h-561z">
          <text:p/>
        </draw:path>
        <draw:path draw:style-name="gr16" draw:text-style-name="P1" draw:layer="layout" svg:width="0.56cm" svg:height="0.56cm" svg:x="16.515cm" svg:y="11.034cm" svg:viewBox="0 0 561 561" svg:d="M280 561v-561M561 280h-561">
          <text:p/>
        </draw:path>
        <draw:path draw:style-name="gr2" draw:text-style-name="P2" draw:layer="layout" svg:width="0.559cm" svg:height="0.56cm" svg:x="15.769cm" svg:y="6.904cm" svg:viewBox="0 0 560 561" svg:d="M280 561v-561zM560 281h-560z">
          <text:p/>
        </draw:path>
        <draw:path draw:style-name="gr16" draw:text-style-name="P1" draw:layer="layout" svg:width="0.559cm" svg:height="0.56cm" svg:x="15.769cm" svg:y="6.904cm" svg:viewBox="0 0 560 561" svg:d="M280 561v-561M560 281h-560">
          <text:p/>
        </draw:path>
        <draw:path draw:style-name="gr2" draw:text-style-name="P2" draw:layer="layout" svg:width="0.559cm" svg:height="0.56cm" svg:x="12.129cm" svg:y="8.483cm" svg:viewBox="0 0 560 561" svg:d="M279 561v-561zM560 281h-560z">
          <text:p/>
        </draw:path>
        <draw:path draw:style-name="gr16" draw:text-style-name="P1" draw:layer="layout" svg:width="0.559cm" svg:height="0.56cm" svg:x="12.129cm" svg:y="8.483cm" svg:viewBox="0 0 560 561" svg:d="M279 561v-561M560 281h-560">
          <text:p/>
        </draw:path>
        <draw:path draw:style-name="gr2" draw:text-style-name="P2" draw:layer="layout" svg:width="0.56cm" svg:height="0.56cm" svg:x="14.738cm" svg:y="6.863cm" svg:viewBox="0 0 561 561" svg:d="M281 561v-561zM561 281h-561z">
          <text:p/>
        </draw:path>
        <draw:path draw:style-name="gr16" draw:text-style-name="P1" draw:layer="layout" svg:width="0.56cm" svg:height="0.56cm" svg:x="14.738cm" svg:y="6.863cm" svg:viewBox="0 0 561 561" svg:d="M281 561v-561M561 281h-561">
          <text:p/>
        </draw:path>
        <draw:path draw:style-name="gr2" draw:text-style-name="P2" draw:layer="layout" svg:width="0.559cm" svg:height="0.56cm" svg:x="17.35cm" svg:y="8.485cm" svg:viewBox="0 0 560 561" svg:d="M281 561v-561zM560 281h-560z">
          <text:p/>
        </draw:path>
        <draw:path draw:style-name="gr16" draw:text-style-name="P1" draw:layer="layout" svg:width="0.559cm" svg:height="0.56cm" svg:x="17.35cm" svg:y="8.485cm" svg:viewBox="0 0 560 561" svg:d="M281 561v-561M560 281h-560">
          <text:p/>
        </draw:path>
        <draw:path draw:style-name="gr17" draw:text-style-name="P11" draw:layer="layout" svg:width="0.56cm" svg:height="0.559cm" svg:x="13.731cm" svg:y="6.881cm" svg:viewBox="0 0 561 560" svg:d="M280 560v-560zM561 281h-561z">
          <text:p/>
        </draw:path>
        <draw:path draw:style-name="gr18" draw:text-style-name="P1" draw:layer="layout" svg:width="0.56cm" svg:height="0.559cm" svg:x="13.731cm" svg:y="6.881cm" svg:viewBox="0 0 561 560" svg:d="M280 560v-560M561 281h-561">
          <text:p/>
        </draw:path>
        <draw:path draw:style-name="gr2" draw:text-style-name="P2" draw:layer="layout" svg:width="0.56cm" svg:height="0.56cm" svg:x="13.416cm" svg:y="7.935cm" svg:viewBox="0 0 561 561" svg:d="M281 561v-561zM561 281h-561z">
          <text:p/>
        </draw:path>
        <draw:path draw:style-name="gr16" draw:text-style-name="P1" draw:layer="layout" svg:width="0.56cm" svg:height="0.56cm" svg:x="13.416cm" svg:y="7.935cm" svg:viewBox="0 0 561 561" svg:d="M281 561v-561M561 281h-561">
          <text:p/>
        </draw:path>
        <draw:path draw:style-name="gr2" draw:text-style-name="P2" draw:layer="layout" svg:width="0.56cm" svg:height="0.56cm" svg:x="16.515cm" svg:y="7.935cm" svg:viewBox="0 0 561 561" svg:d="M280 561v-561zM561 281h-561z">
          <text:p/>
        </draw:path>
        <draw:path draw:style-name="gr16" draw:text-style-name="P1" draw:layer="layout" svg:width="0.56cm" svg:height="0.56cm" svg:x="16.515cm" svg:y="7.935cm" svg:viewBox="0 0 561 561" svg:d="M280 561v-561M561 281h-561">
          <text:p/>
        </draw:path>
        <draw:path draw:style-name="gr2" draw:text-style-name="P2" draw:layer="layout" svg:width="0.56cm" svg:height="0.559cm" svg:x="14.738cm" svg:y="7.005cm" svg:viewBox="0 0 561 560" svg:d="M281 560v-560zM561 279h-561z">
          <text:p/>
        </draw:path>
        <draw:path draw:style-name="gr16" draw:text-style-name="P1" draw:layer="layout" svg:width="0.56cm" svg:height="0.559cm" svg:x="14.738cm" svg:y="7.005cm" svg:viewBox="0 0 561 560" svg:d="M281 560v-560M561 279h-561">
          <text:p/>
        </draw:path>
        <draw:path draw:style-name="gr13" draw:text-style-name="P10" draw:layer="layout" svg:width="5.951cm" svg:height="3.548cm" svg:x="5.35cm" svg:y="8.721cm" svg:viewBox="0 0 5952 3549" svg:d="M5952 1100v-400c0 0-3 0-10 0v-700c-13 0-38 0-74 0h-186-177-200-177-200-177-200-177-200-177-200-112c-14 0-28 0-42 0-15 0-30 0-45 0-17 0-34 0-50 0-18 0-35 0-52 0-18 0-36 0-54 0s-37 0-55 0c-19 0-37 0-56 0-38 0-75 0-111 0-18 0-36 0-54 0-17 0-35 0-52 0-16 0-33 0-49 0-15 0-30 0-46 0-14 0-28 0-42 0h-112-200-177-199-178-199-177-200-177-200-177-187c-35 0-60 0-73 0v700c-7 0-10 0-10 0v250h3 4 5 7 9 10 11 13 14 16 17 18 19 74c26 0 47 0 62 0 4 0 8 0 11 0s6 0 8 0c1 0 2 0 3 0s1 0 2 0 1 0 1 0c1 0 1 0 1 0 1 0 1 0 2 0s2 0 3 0 3 0 4 0c2 0 4 0 6 0s4 0 6 0c3 0 5 0 8 0 5 0 11 0 17 0 7 0 13 0 20 0 11 0 22 0 33 0h235v364h-704v1c0 1 0 2 0 3s0 3 0 5 0 4 0 7c0 2 0 5 0 8s0 6 0 9 0 6 0 9c0 6 0 13 0 19 0 2 0 5 0 8 0 2 0 4 0 6s0 4 0 5 0 2 0 3 0 1 0 2h1000v53h-1000v1c0 1 0 2 0 3 0 2 0 3 0 5s0 4 0 7c0 2 0 5 0 8s0 6 0 9 0 6 0 9c0 7 0 13 0 19 0 2 0 5 0 8 0 2 0 4 0 6s0 4 0 5c0 2 0 3 0 4v1h1000v863h-150v7 22 6h-1499v4 9 15 20 23 27 27 28 27 23 20 15 9 3h1499v29h-1499v3 9 15 20 24 26 28 28 26 24 19 15 10 3h1499v6 22 7h150v550h1599v-550h200v-7-22-36-47-57-64-66-67-64-56-48-36-22-7h-200v-825-4-11-18-23-29h58 66 70 74 76 74 70 66 60 51 41 30 19 6v-390h365v250 188 202h1269v-201-439h1 1c1 0 2 0 3 0s2 0 3 0 3 0 4 0c2 0 3 0 5 0s4 0 6 0 5 0 7 0c3 0 5 0 8 0 5 0 11 0 18 0 6 0 13 0 21 0 3 0 7 0 11 0h75 19 18 17 15 15 13 11 10 9 7 5 4 2z">
          <text:p/>
        </draw:path>
        <draw:polygon draw:style-name="gr14" draw:text-style-name="P1" draw:layer="layout" svg:width="0cm" svg:height="0cm" svg:x="8.346cm" svg:y="10.495cm" svg:viewBox="0 0 0 0" draw:points="0,0">
          <text:p/>
        </draw:polygon>
        <draw:polygon draw:style-name="gr13" draw:text-style-name="P10" draw:layer="layout" svg:width="1.599cm" svg:height="2.299cm" svg:x="6.999cm" svg:y="9.97cm" svg:viewBox="0 0 1600 2300" draw:points="1600,2300 1600,1746 1600,1151 1600,1157 1600,1176 1600,1206 1600,1247 1600,1297 1600,1353 1600,1413 1600,1475 1600,1535 1600,1592 1600,1644 1600,1686 1600,1719 1600,1741 1600,325 1600,1151 1600,240 1600,269 1600,292 1600,310 1600,321 1600,325 1600,25 1600,29 1600,40 1600,58 1600,82 1600,110 1600,142 1600,175 1600,209 1600,240 1600,0 1600,25 1460,0 1600,0 1400,0 1460,0 201,0 1400,0 0,0 201,0 0,64 0,0 0,149 0,64 0,202 0,149 0,287 0,202 0,1151 0,287 0,1750 0,1151 0,2300 0,1750 1600,2300 0,2300">
          <text:p/>
        </draw:polygon>
        <draw:polygon draw:style-name="gr14" draw:text-style-name="P1" draw:layer="layout" svg:width="0cm" svg:height="0cm" svg:x="8.346cm" svg:y="10.495cm" svg:viewBox="0 0 0 0" draw:points="0,0">
          <text:p/>
        </draw:polygon>
        <draw:path draw:style-name="gr13" draw:text-style-name="P10" draw:layer="layout" svg:width="2.777cm" svg:height="1.099cm" svg:x="8.215cm" svg:y="8.721cm" svg:viewBox="0 0 2778 1100" svg:d="M2778 950v-250c0 0-10 0-29 0h-109-200-28-66c19 0 35 0 46 0s16 0 16 0h-62-83-200-177-200-177-201-177-165-35c-55 0-109 0-152 0 43 0 97 0 152 0v-700h-112c-14 0-28 0-42 0-15 0-30 0-45 0-17 0-33 0-49 0-18 0-35 0-52 0-18 0-36 0-54 0s-37 0-55 0c-19 0-37 0-56 0-38 0-75 0-111 0-18 0-36 0-54 0-17 0-35 0-52 0-16 0-33 0-49 0-15 0-30 0-46 0-14 0-28 0-42 0h-112v700h183c1 0 1 0 2 0 2 0 4 0 6 0 3 0 6 0 9 0 4 0 8 0 12 0 5 0 11 0 16 0 6 0 13 0 19 0 7 0 15 0 22 0 8 0 16 0 24 0 9 0 18 0 27 0 10 0 19 0 29 0s20 0 30 0c11 0 21 0 32 0 22 0 44 0 66 0-22 0-44 0-66 0-11 0-21 0-32 0-10 0-20 0-30 0s-19 0-29 0c-9 0-18 0-27 0-8 0-16 0-24 0-7 0-15 0-22 0-6 0-13 0-19 0-5 0-11 0-16 0-4 0-8 0-12 0-3 0-6 0-9 0-2 0-4 0-6 0-1 0-1 0-2 0v400h2 6 9 12 16 15c1 0 3 0 4 0 7 0 15 0 22 0 8 0 16 0 24 0 9 0 18 0 27 0 10 0 19 0 29 0s20 0 30 0c11 0 21 0 32 0 22 0 44 0 66 0 109 0 217 0 302 0 52 0 120 0 187 0h177 366 534v-150h165 138c26 0 52 0 70 0h227 106c19 0 29 0 29 0z">
          <text:p/>
        </draw:path>
        <draw:polygon draw:style-name="gr14" draw:text-style-name="P1" draw:layer="layout" svg:width="0cm" svg:height="0cm" svg:x="8.346cm" svg:y="10.495cm" svg:viewBox="0 0 0 0" draw:points="0,0">
          <text:p/>
        </draw:polygon>
        <draw:polygon draw:style-name="gr13" draw:text-style-name="P10" draw:layer="layout" svg:width="1.199cm" svg:height="0.55cm" svg:x="7.199cm" svg:y="9.42cm" svg:viewBox="0 0 1200 551" draw:points="0,551 1200,551 1200,401 1200,0 1017,0 817,0 640,0 440,0 262,0 63,0 0,0 0,251">
          <text:p/>
        </draw:polygon>
        <draw:polygon draw:style-name="gr14" draw:text-style-name="P1" draw:layer="layout" svg:width="0cm" svg:height="0cm" svg:x="8.346cm" svg:y="10.495cm" svg:viewBox="0 0 0 0" draw:points="0,0">
          <text:p/>
        </draw:polygon>
        <draw:path draw:style-name="gr13" draw:text-style-name="P10" draw:layer="layout" svg:width="1.269cm" svg:height="0.59cm" svg:x="9.723cm" svg:y="9.67cm" svg:viewBox="0 0 1270 591" svg:d="M1270 591v-2-438h-135v-151h-228c-18 0-44 0-70 0h-138-165v151h-534v250 188l699 2h-78-77-76-72-69-64-59-52-45-38-30-22-13-4 899-1c-1 0-3 0-4 0-2 0-4 0-7 0s-6 0-9 0-7 0-11 0c-5 0-9 0-14 0s-10 0-15 0c-6 0-12 0-17 0-7 0-13 0-19 0s-13 0-20 0c-27 0-55 0-83 0h571-371z">
          <text:p/>
        </draw:path>
        <draw:polygon draw:style-name="gr14" draw:text-style-name="P1" draw:layer="layout" svg:width="0cm" svg:height="0cm" svg:x="8.346cm" svg:y="10.495cm" svg:viewBox="0 0 0 0" draw:points="0,0">
          <text:p/>
        </draw:polygon>
        <draw:path draw:style-name="gr13" draw:text-style-name="P10" draw:layer="layout" svg:width="0.693cm" svg:height="1.05cm" svg:x="7.452cm" svg:y="10.02cm" svg:viewBox="0 0 694 1051" svg:d="M409 286l285 164v400l-347 201-347-201v-400l284-164c-7-3-14-7-20-11-55-36-80-105-61-168s77-107 144-107c66 0 124 44 143 107 20 63-5 132-61 168-6 4-13 8-20 11z">
          <text:p/>
        </draw:path>
        <draw:polygon draw:style-name="gr14" draw:text-style-name="P1" draw:layer="layout" svg:width="0cm" svg:height="0cm" svg:x="8.346cm" svg:y="10.495cm" svg:viewBox="0 0 0 0" draw:points="0,0">
          <text:p/>
        </draw:polygon>
        <draw:polygon draw:style-name="gr13" draw:text-style-name="P10" draw:layer="layout" svg:width="0.693cm" svg:height="0.8cm" svg:x="7.452cm" svg:y="10.27cm" svg:viewBox="0 0 694 801" draw:points="694,200 694,601 347,801 0,601 0,200 284,36 303,25 347,0 390,25 409,36">
          <text:p/>
        </draw:polygon>
        <draw:polygon draw:style-name="gr14" draw:text-style-name="P1" draw:layer="layout" svg:width="0cm" svg:height="0cm" svg:x="8.346cm" svg:y="10.495cm" svg:viewBox="0 0 0 0" draw:points="0,0">
          <text:p/>
        </draw:polygon>
        <draw:polygon draw:style-name="gr13" draw:text-style-name="P10" draw:layer="layout" svg:width="1.499cm" svg:height="0.25cm" svg:x="5.35cm" svg:y="11.155cm" svg:viewBox="0 0 1500 251" draw:points="1500,0 1500,30 1500,78 1500,134 1500,199 1500,251 0,251 0,248 0,239 0,224 0,204 0,181 0,153 0,125 0,98 0,71 0,48 0,28 0,13 0,4 0,0">
          <text:p/>
        </draw:polygon>
        <draw:polygon draw:style-name="gr14" draw:text-style-name="P1" draw:layer="layout" svg:width="0cm" svg:height="0cm" svg:x="8.346cm" svg:y="10.495cm" svg:viewBox="0 0 0 0" draw:points="0,0">
          <text:p/>
        </draw:polygon>
        <draw:polygon draw:style-name="gr13" draw:text-style-name="P10" draw:layer="layout" svg:width="1.499cm" svg:height="0.25cm" svg:x="5.35cm" svg:y="11.434cm" svg:viewBox="0 0 1500 251" draw:points="1500,0 1500,52 1500,116 1500,174 1500,221 1500,251 0,251 0,248 0,238 0,223 0,204 0,180 0,154 0,125 0,97 0,71 0,47 0,27 0,12 0,3 0,0">
          <text:p/>
        </draw:polygon>
        <draw:polygon draw:style-name="gr14" draw:text-style-name="P1" draw:layer="layout" svg:width="0cm" svg:height="0cm" svg:x="8.346cm" svg:y="10.495cm" svg:viewBox="0 0 0 0" draw:points="0,0">
          <text:p/>
        </draw:polygon>
        <draw:path draw:style-name="gr13" draw:text-style-name="P10" draw:layer="layout" svg:width="0.9cm" svg:height="0.39cm" svg:x="8.458cm" svg:y="9.82cm" svg:viewBox="0 0 901 391" svg:d="M901 0v391h-6-19-30-41-51-60-66-70-74-75-74-70-66-58v-31-34-33-32-28-24-18-11-4-25h-141v-151c1 0 3 0 4 0 7 0 15 0 22 0 8 0 16 0 24 0 9 0 18 0 27 0 11 0 20 0 30 0s20 0 30 0c11 0 21 0 32 0 22 0 44 0 66 0 109 0 217 0 302 0 52 0 120 0 187 0z">
          <text:p/>
        </draw:path>
        <draw:polygon draw:style-name="gr14" draw:text-style-name="P1" draw:layer="layout" svg:width="0cm" svg:height="0cm" svg:x="8.346cm" svg:y="10.495cm" svg:viewBox="0 0 0 0" draw:points="0,0">
          <text:p/>
        </draw:polygon>
        <draw:path draw:style-name="gr13" draw:text-style-name="P10" draw:layer="layout" svg:width="1.269cm" svg:height="0.2cm" svg:x="9.723cm" svg:y="10.26cm" svg:viewBox="0 0 1270 201" svg:d="M1270 201v-201h-371-1c-1 0-3 0-4 0-2 0-4 0-7 0s-6 0-9 0-7 0-11 0c-5 0-9 0-14 0s-10 0-15 0c-6 0-12 0-17 0-7 0-13 0-19 0s-13 0-20 0c-27 0-55 0-83 0h-78-77-76-72-69-64-59-52-45-38-30-22-13-4v201z">
          <text:p/>
        </draw:path>
        <draw:polygon draw:style-name="gr14" draw:text-style-name="P1" draw:layer="layout" svg:width="0cm" svg:height="0cm" svg:x="8.346cm" svg:y="10.495cm" svg:viewBox="0 0 0 0" draw:points="0,0">
          <text:p/>
        </draw:polygon>
        <draw:path draw:style-name="gr13" draw:text-style-name="P10" draw:layer="layout" svg:width="0.831cm" svg:height="0.25cm" svg:x="6.368cm" svg:y="9.42cm" svg:viewBox="0 0 832 251" svg:d="M0 0h1-1v251c1 0 1 0 1 0 1 0 1 0 2 0s2 0 3 0 3 0 4 0c2 0 4 0 6 0s4 0 6 0c3 0 5 0 8 0 5 0 11 0 17 0 7 0 13 0 20 0 11 0 22 0 33 0h235 196c22 0 45 0 67 0 10 0 21 0 32 0 10 0 21 0 31 0s20 0 30 0 19 0 28 0c8 0 17 0 25 0 7 0 15 0 22 0s13 0 20 0c5 0 11 0 16 0 4 0 9 0 13 0 3 0 6 0 9 0 2 0 4 0 6 0 1 0 1 0 2 0v-251c-1 0-1 0-2 0-2 0-4 0-6 0-3 0-6 0-9 0-4 0-9 0-13 0-5 0-11 0-16 0-7 0-13 0-20 0s-15 0-22 0c-9 0-17 0-26 0h-27-30-31-32-34-33-14-177-200-40-99z">
          <text:p/>
        </draw:path>
        <draw:polygon draw:style-name="gr14" draw:text-style-name="P1" draw:layer="layout" svg:width="0cm" svg:height="0cm" svg:x="8.346cm" svg:y="10.495cm" svg:viewBox="0 0 0 0" draw:points="0,0">
          <text:p/>
        </draw:polygon>
        <draw:path draw:style-name="gr13" draw:text-style-name="P10" draw:layer="layout" svg:width="0.309cm" svg:height="1.099cm" svg:x="10.992cm" svg:y="8.721cm" svg:viewBox="0 0 310 1100" svg:d="M310 1100v-400c0 0-3 0-10 0v-700c-13 0-38 0-75 0v700c-18 0-39 0-62 0h-75c-8 0-15 0-22 0-4 0-7 0-10 0s-7 0-10 0c-2 0-4 0-7 0s-6 0-9 0c-2 0-5 0-7 0s-4 0-6 0-3 0-5 0c-1 0-3 0-4 0s-2 0-3 0-2 0-3 0h-1-1v250 150h1 1c1 0 2 0 3 0s2 0 3 0 3 0 4 0c2 0 3 0 5 0s4 0 6 0 5 0 7 0c3 0 5 0 8 0 5 0 11 0 18 0 6 0 13 0 21 0 3 0 7 0 11 0h75 19 18 17 15 15 14 11 10 9 7 5 4 2z">
          <text:p/>
        </draw:path>
        <draw:polygon draw:style-name="gr14" draw:text-style-name="P1" draw:layer="layout" svg:width="0cm" svg:height="0cm" svg:x="8.346cm" svg:y="10.495cm" svg:viewBox="0 0 0 0" draw:points="0,0">
          <text:p/>
        </draw:polygon>
        <draw:path draw:style-name="gr13" draw:text-style-name="P10" draw:layer="layout" svg:width="0.496cm" svg:height="0.364cm" svg:x="6.703cm" svg:y="9.67cm" svg:viewBox="0 0 497 365" svg:d="M0 365h296v-65h201v-300c-1 0-1 0-2 0-2 0-4 0-6 0-3 0-6 0-9 0-4 0-10 0-14 0-5 0-11 0-16 0-7 0-13 0-20 0s-15 0-22 0c-8 0-17 0-25 0-9 0-18 0-28 0-9 0-19 0-29 0s-21 0-31 0c-11 0-22 0-32 0-22 0-45 0-67 0h-196z">
          <text:p/>
        </draw:path>
        <draw:polygon draw:style-name="gr14" draw:text-style-name="P1" draw:layer="layout" svg:width="0cm" svg:height="0cm" svg:x="8.346cm" svg:y="10.495cm" svg:viewBox="0 0 0 0" draw:points="0,0">
          <text:p/>
        </draw:polygon>
        <draw:polygon draw:style-name="gr13" draw:text-style-name="P10" draw:layer="layout" svg:width="0.199cm" svg:height="0.699cm" svg:x="7.639cm" svg:y="8.721cm" svg:viewBox="0 0 200 700" draw:points="200,700 200,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6.885cm" svg:y="8.721cm" svg:viewBox="0 0 201 700" draw:points="14,700 47,700 81,700 113,700 144,700 173,700 201,700 201,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6.508cm" svg:y="8.721cm" svg:viewBox="0 0 201 700" draw:points="201,700 201,0 0,0 0,700">
          <text:p/>
        </draw:polygon>
        <draw:polygon draw:style-name="gr14" draw:text-style-name="P1" draw:layer="layout" svg:width="0cm" svg:height="0cm" svg:x="8.346cm" svg:y="10.495cm" svg:viewBox="0 0 0 0" draw:points="0,0">
          <text:p/>
        </draw:polygon>
        <draw:polygon draw:style-name="gr13" draw:text-style-name="P10" draw:layer="layout" svg:width="0.199cm" svg:height="0.699cm" svg:x="7.262cm" svg:y="8.721cm" svg:viewBox="0 0 200 700" draw:points="200,700 200,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8.015cm" svg:y="8.721cm" svg:viewBox="0 0 201 700" draw:points="201,700 201,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10.654cm" svg:y="8.721cm" svg:viewBox="0 0 201 700" draw:points="201,700 201,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10.277cm" svg:y="8.721cm" svg:viewBox="0 0 201 700" draw:points="201,700 201,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9.523cm" svg:y="8.721cm" svg:viewBox="0 0 201 700" draw:points="201,700 201,0 0,0 0,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9.146cm" svg:y="8.721cm" svg:viewBox="0 0 201 700" draw:points="201,700 201,0 0,0 0,700 35,700">
          <text:p/>
        </draw:polygon>
        <draw:polygon draw:style-name="gr14" draw:text-style-name="P1" draw:layer="layout" svg:width="0cm" svg:height="0cm" svg:x="8.346cm" svg:y="10.495cm" svg:viewBox="0 0 0 0" draw:points="0,0">
          <text:p/>
        </draw:polygon>
        <draw:polygon draw:style-name="gr13" draw:text-style-name="P10" draw:layer="layout" svg:width="0.2cm" svg:height="0.699cm" svg:x="9.9cm" svg:y="8.721cm" svg:viewBox="0 0 201 700" draw:points="201,700 201,0 0,0 0,700">
          <text:p/>
        </draw:polygon>
        <draw:polygon draw:style-name="gr14" draw:text-style-name="P1" draw:layer="layout" svg:width="0cm" svg:height="0cm" svg:x="8.346cm" svg:y="10.495cm" svg:viewBox="0 0 0 0" draw:points="0,0">
          <text:p/>
        </draw:polygon>
        <draw:path draw:style-name="gr13" draw:text-style-name="P10" draw:layer="layout" svg:width="0.187cm" svg:height="0.699cm" svg:x="6.144cm" svg:y="8.721cm" svg:viewBox="0 0 188 700" svg:d="M188 700v-700h-188v700c19 0 40 0 63 0h75c8 0 15 0 22 0 4 0 7 0 10 0 4 0 7 0 10 0 2 0 5 0 8 0z">
          <text:p/>
        </draw:path>
        <draw:polygon draw:style-name="gr14" draw:text-style-name="P1" draw:layer="layout" svg:width="0cm" svg:height="0cm" svg:x="8.346cm" svg:y="10.495cm" svg:viewBox="0 0 0 0" draw:points="0,0">
          <text:p/>
        </draw:polygon>
        <draw:path draw:style-name="gr13" draw:text-style-name="P10" draw:layer="layout" svg:width="0.186cm" svg:height="0.699cm" svg:x="11.031cm" svg:y="8.721cm" svg:viewBox="0 0 187 700" svg:d="M187 700v-700h-187v700c3 0 5 0 7 0 3 0 7 0 10 0s6 0 10 0c7 0 15 0 23 0h75c23 0 44 0 62 0z">
          <text:p/>
        </draw:path>
        <draw:polygon draw:style-name="gr14" draw:text-style-name="P1" draw:layer="layout" svg:width="0cm" svg:height="0cm" svg:x="8.346cm" svg:y="10.495cm" svg:viewBox="0 0 0 0" draw:points="0,0">
          <text:p/>
        </draw:polygon>
        <draw:path draw:style-name="gr13" draw:text-style-name="P10" draw:layer="layout" svg:width="0.307cm" svg:height="0.949cm" svg:x="6.061cm" svg:y="8.721cm" svg:viewBox="0 0 308 950" svg:d="M308 950v-250c-2 0-15 0-37 0-3 0-6 0-8 0-3 0-6 0-10 0-3 0-6 0-10 0-7 0-15 0-23 0h-74c-23 0-44 0-63 0v-700c-35 0-60 0-73 0v700c-7 0-10 0-10 0v250h3 4 5 7 9 10 11 13 14 16 17 18 19 74c27 0 48 0 63 0 4 0 8 0 11 0s6 0 8 0c1 0 2 0 3 0s1 0 2 0 1 0 1 0z">
          <text:p/>
        </draw:path>
        <draw:polygon draw:style-name="gr14" draw:text-style-name="P1" draw:layer="layout" svg:width="0cm" svg:height="0cm" svg:x="8.346cm" svg:y="10.495cm" svg:viewBox="0 0 0 0" draw:points="0,0">
          <text:p/>
        </draw:polygon>
        <draw:path draw:style-name="gr13" draw:text-style-name="P10" draw:layer="layout" svg:width="0.399cm" svg:height="0.4cm" svg:x="7.599cm" svg:y="10.47cm" svg:viewBox="0 0 400 401" svg:d="M400 201c0 110-89 200-199 200-112 0-201-90-201-200 0-111 89-201 201-201 110 0 199 90 199 201z">
          <text:p/>
        </draw:path>
        <draw:polygon draw:style-name="gr14" draw:text-style-name="P1" draw:layer="layout" svg:width="0cm" svg:height="0cm" svg:x="8.346cm" svg:y="10.495cm" svg:viewBox="0 0 0 0" draw:points="0,0">
          <text:p/>
        </draw:polygon>
        <draw:path draw:style-name="gr13" draw:text-style-name="P10" draw:layer="layout" svg:width="0.177cm" svg:height="0.699cm" svg:x="7.085cm" svg:y="8.721cm" svg:viewBox="0 0 178 700" svg:d="M178 0v700h-63c-1 0-1 0-2 0-2 0-4 0-6 0-3 0-6 0-9 0-4 0-9 0-13 0-6 0-12 0-17 0-7 0-13 0-20 0s-15 0-22 0c-9 0-17 0-26 0v-700z">
          <text:p/>
        </draw:path>
        <draw:polygon draw:style-name="gr14" draw:text-style-name="P1" draw:layer="layout" svg:width="0cm" svg:height="0cm" svg:x="8.346cm" svg:y="10.495cm" svg:viewBox="0 0 0 0" draw:points="0,0">
          <text:p/>
        </draw:polygon>
        <draw:polygon draw:style-name="gr13" draw:text-style-name="P10" draw:layer="layout" svg:width="0.177cm" svg:height="0.699cm" svg:x="7.838cm" svg:y="8.721cm" svg:viewBox="0 0 178 700" draw:points="178,0 178,700 0,700 0,0">
          <text:p/>
        </draw:polygon>
        <draw:polygon draw:style-name="gr14" draw:text-style-name="P1" draw:layer="layout" svg:width="0cm" svg:height="0cm" svg:x="8.346cm" svg:y="10.495cm" svg:viewBox="0 0 0 0" draw:points="0,0">
          <text:p/>
        </draw:polygon>
        <draw:polygon draw:style-name="gr13" draw:text-style-name="P10" draw:layer="layout" svg:width="0.178cm" svg:height="0.699cm" svg:x="7.461cm" svg:y="8.721cm" svg:viewBox="0 0 179 700" draw:points="179,0 179,700 0,700 0,0">
          <text:p/>
        </draw:polygon>
        <draw:polygon draw:style-name="gr14" draw:text-style-name="P1" draw:layer="layout" svg:width="0cm" svg:height="0cm" svg:x="8.346cm" svg:y="10.495cm" svg:viewBox="0 0 0 0" draw:points="0,0">
          <text:p/>
        </draw:polygon>
        <draw:polygon draw:style-name="gr13" draw:text-style-name="P10" draw:layer="layout" svg:width="0.177cm" svg:height="0.699cm" svg:x="6.708cm" svg:y="8.721cm" svg:viewBox="0 0 178 700" draw:points="178,0 178,700 0,700 0,0">
          <text:p/>
        </draw:polygon>
        <draw:polygon draw:style-name="gr14" draw:text-style-name="P1" draw:layer="layout" svg:width="0cm" svg:height="0cm" svg:x="8.346cm" svg:y="10.495cm" svg:viewBox="0 0 0 0" draw:points="0,0">
          <text:p/>
        </draw:polygon>
        <draw:path draw:style-name="gr13" draw:text-style-name="P10" draw:layer="layout" svg:width="0.177cm" svg:height="0.699cm" svg:x="10.854cm" svg:y="8.721cm" svg:viewBox="0 0 178 700" svg:d="M178 0v700c-3 0-6 0-9 0-2 0-5 0-7 0s-4 0-6 0-3 0-5 0c-1 0-3 0-4 0s-2 0-3 0-2 0-3 0h-1-1c0 0-10 0-29 0h-110v-700z">
          <text:p/>
        </draw:path>
        <draw:polygon draw:style-name="gr14" draw:text-style-name="P1" draw:layer="layout" svg:width="0cm" svg:height="0cm" svg:x="8.346cm" svg:y="10.495cm" svg:viewBox="0 0 0 0" draw:points="0,0">
          <text:p/>
        </draw:polygon>
        <draw:polygon draw:style-name="gr13" draw:text-style-name="P10" draw:layer="layout" svg:width="0.177cm" svg:height="0.699cm" svg:x="9.723cm" svg:y="8.721cm" svg:viewBox="0 0 178 700" draw:points="178,0 178,700 0,700 0,0">
          <text:p/>
        </draw:polygon>
        <draw:polygon draw:style-name="gr14" draw:text-style-name="P1" draw:layer="layout" svg:width="0cm" svg:height="0cm" svg:x="8.346cm" svg:y="10.495cm" svg:viewBox="0 0 0 0" draw:points="0,0">
          <text:p/>
        </draw:polygon>
        <draw:polygon draw:style-name="gr13" draw:text-style-name="P10" draw:layer="layout" svg:width="0.177cm" svg:height="0.699cm" svg:x="9.346cm" svg:y="8.721cm" svg:viewBox="0 0 178 700" draw:points="178,0 178,700 0,700 0,0">
          <text:p/>
        </draw:polygon>
        <draw:polygon draw:style-name="gr14" draw:text-style-name="P1" draw:layer="layout" svg:width="0cm" svg:height="0cm" svg:x="8.346cm" svg:y="10.495cm" svg:viewBox="0 0 0 0" draw:points="0,0">
          <text:p/>
        </draw:polygon>
        <draw:polygon draw:style-name="gr13" draw:text-style-name="P10" draw:layer="layout" svg:width="0.177cm" svg:height="0.699cm" svg:x="10.1cm" svg:y="8.721cm" svg:viewBox="0 0 178 700" draw:points="178,0 178,700 0,700 0,0">
          <text:p/>
        </draw:polygon>
        <draw:polygon draw:style-name="gr14" draw:text-style-name="P1" draw:layer="layout" svg:width="0cm" svg:height="0cm" svg:x="8.346cm" svg:y="10.495cm" svg:viewBox="0 0 0 0" draw:points="0,0">
          <text:p/>
        </draw:polygon>
        <draw:path draw:style-name="gr13" draw:text-style-name="P10" draw:layer="layout" svg:width="0.177cm" svg:height="0.699cm" svg:x="10.477cm" svg:y="8.721cm" svg:viewBox="0 0 178 700" svg:d="M178 0v700h-28-66c19 0 35 0 46 0s16 0 16 0h-62-84v-700z">
          <text:p/>
        </draw:path>
        <draw:polygon draw:style-name="gr14" draw:text-style-name="P1" draw:layer="layout" svg:width="0cm" svg:height="0cm" svg:x="8.346cm" svg:y="10.495cm" svg:viewBox="0 0 0 0" draw:points="0,0">
          <text:p/>
        </draw:polygon>
        <draw:polygon draw:style-name="gr13" draw:text-style-name="P10" draw:layer="layout" svg:width="0.2cm" svg:height="0.599cm" svg:x="8.598cm" svg:y="11.12cm" svg:viewBox="0 0 201 600" draw:points="201,0 201,7 201,29 201,65 201,113 201,169 201,233 201,300 201,366 201,430 201,487 201,534 201,571 201,593 201,600 0,596 0,0 0,6 0,25 0,55 0,96 0,146 0,202 0,262 0,324 0,384 0,441 0,493 0,535 0,569 0,591 201,0 0,0">
          <text:p/>
        </draw:polygon>
        <draw:polygon draw:style-name="gr14" draw:text-style-name="P1" draw:layer="layout" svg:width="0cm" svg:height="0cm" svg:x="8.346cm" svg:y="10.495cm" svg:viewBox="0 0 0 0" draw:points="0,0">
          <text:p/>
        </draw:polygon>
        <draw:polygon draw:style-name="gr13" draw:text-style-name="P10" draw:layer="layout" svg:width="0.15cm" svg:height="0.599cm" svg:x="6.849cm" svg:y="11.12cm" svg:viewBox="0 0 151 600" draw:points="151,600 151,0 0,0 0,7 0,29 0,35 0,65 0,113 0,169 0,233 0,285 0,314 0,366 0,430 0,487 0,534 0,565 0,571 0,593 0,600">
          <text:p/>
        </draw:polygon>
        <draw:polygon draw:style-name="gr14" draw:text-style-name="P1" draw:layer="layout" svg:width="0cm" svg:height="0cm" svg:x="8.346cm" svg:y="10.495cm" svg:viewBox="0 0 0 0" draw:points="0,0">
          <text:p/>
        </draw:polygon>
        <draw:path draw:style-name="gr13" draw:text-style-name="P10" draw:layer="layout" svg:width="1cm" svg:height="0.085cm" svg:x="5.999cm" svg:y="10.034cm" svg:viewBox="0 0 1001 86" svg:d="M1001 86v-86h-296-705v1c0 1 0 2 0 4 0 1 0 3 0 5s0 4 0 7c0 2 0 5 0 8s0 6 0 9 0 6 0 9c0 6 0 13 0 19 0 2 0 5 0 8 0 2 0 4 0 6s0 4 0 5 0 2 0 3 0 1 0 2z">
          <text:p/>
        </draw:path>
        <draw:polygon draw:style-name="gr14" draw:text-style-name="P1" draw:layer="layout" svg:width="0cm" svg:height="0cm" svg:x="8.346cm" svg:y="10.495cm" svg:viewBox="0 0 0 0" draw:points="0,0">
          <text:p/>
        </draw:polygon>
        <draw:path draw:style-name="gr13" draw:text-style-name="P10" draw:layer="layout" svg:width="1cm" svg:height="0.085cm" svg:x="5.999cm" svg:y="10.172cm" svg:viewBox="0 0 1001 86" svg:d="M1001 86v-86h-1001v1c0 1 0 2 0 3 0 2 0 3 0 5s0 4 0 7c0 2 0 5 0 8s0 6 0 9c0 4 0 7 0 10 0 7 0 13 0 19 0 2 0 5 0 8 0 2 0 4 0 6s0 4 0 5c0 2 0 3 0 4v1z">
          <text:p/>
        </draw:path>
        <draw:polygon draw:style-name="gr14" draw:text-style-name="P1" draw:layer="layout" svg:width="0cm" svg:height="0cm" svg:x="8.346cm" svg:y="10.495cm" svg:viewBox="0 0 0 0" draw:points="0,0">
          <text:p/>
        </draw:polygon>
        <draw:path draw:style-name="gr13" draw:text-style-name="P10" draw:layer="layout" svg:width="0.323cm" svg:height="0.324cm" svg:x="7.637cm" svg:y="11.857cm" svg:viewBox="0 0 324 325" svg:d="M324 162c0 90-73 163-162 163-90 0-162-73-162-163 0-89 72-162 162-162 89 0 162 73 162 162z">
          <text:p/>
        </draw:path>
        <draw:polygon draw:style-name="gr14" draw:text-style-name="P1" draw:layer="layout" svg:width="0cm" svg:height="0cm" svg:x="8.346cm" svg:y="10.495cm" svg:viewBox="0 0 0 0" draw:points="0,0">
          <text:p/>
        </draw:polygon>
        <draw:path draw:style-name="gr13" draw:text-style-name="P10" draw:layer="layout" svg:width="0.3cm" svg:height="0.275cm" svg:x="7.649cm" svg:y="10.02cm" svg:viewBox="0 0 301 276" svg:d="M232 276h-39l-43-26-44 26h-39c0 0-12-7-26-22-6-6-12-14-18-23-9-15-18-34-22-62-3-21 0-50 8-72 12-30 30-51 49-66 14-11 30-19 49-25 14-4 33-7 52-6 18 2 33 6 47 11 16 7 30 16 43 27 17 16 35 37 45 67 3 12 5 24 6 36 1 13 0 25-2 36-5 27-15 46-26 60-6 8-12 15-18 22-12 11-22 17-22 17z">
          <text:p/>
        </draw:path>
        <draw:polygon draw:style-name="gr14" draw:text-style-name="P1" draw:layer="layout" svg:width="0cm" svg:height="0cm" svg:x="8.346cm" svg:y="10.495cm" svg:viewBox="0 0 0 0" draw:points="0,0">
          <text:p/>
        </draw:polygon>
        <draw:path draw:style-name="gr13" draw:text-style-name="P10" draw:layer="layout" svg:width="0.135cm" svg:height="0.15cm" svg:x="10.857cm" svg:y="9.67cm" svg:viewBox="0 0 136 151" svg:d="M136 151v-151c0 0-10 0-29 0h-107v151z">
          <text:p/>
        </draw:path>
        <draw:polygon draw:style-name="gr14" draw:text-style-name="P1" draw:layer="layout" svg:width="0cm" svg:height="0cm" svg:x="8.346cm" svg:y="10.495cm" svg:viewBox="0 0 0 0" draw:points="0,0">
          <text:p/>
        </draw:polygon>
        <draw:polygon draw:style-name="gr13" draw:text-style-name="P10" draw:layer="layout" svg:width="0.06cm" svg:height="0.15cm" svg:x="8.398cm" svg:y="9.82cm" svg:viewBox="0 0 61 151" draw:points="61,0 61,151 0,151 0,0 2,0 8,0 18,0 30,0 46,0">
          <text:p/>
        </draw:polygon>
        <draw:polygon draw:style-name="gr14" draw:text-style-name="P1" draw:layer="layout" svg:width="0cm" svg:height="0cm" svg:x="8.346cm" svg:y="10.495cm" svg:viewBox="0 0 0 0" draw:points="0,0">
          <text:p/>
        </draw:polygon>
        <draw:path draw:style-name="gr13" draw:text-style-name="P10" draw:layer="layout" svg:width="0.102cm" svg:height="0.102cm" svg:x="7.748cm" svg:y="10.619cm" svg:viewBox="0 0 103 103" svg:d="M103 52c0 28-24 51-52 51-29 0-51-23-51-51 0-29 22-52 51-52 28 0 52 23 52 52z">
          <text:p/>
        </draw:path>
        <draw:polygon draw:style-name="gr14" draw:text-style-name="P1" draw:layer="layout" svg:width="0cm" svg:height="0cm" svg:x="8.346cm" svg:y="10.495cm" svg:viewBox="0 0 0 0" draw:points="0,0">
          <text:p/>
        </draw:polygon>
        <draw:path draw:style-name="gr13" draw:text-style-name="P10" draw:layer="layout" svg:width="0.05cm" svg:height="0.05cm" svg:x="7.774cm" svg:y="10.645cm" svg:viewBox="0 0 51 51" svg:d="M51 26c0 14-13 25-26 25-14 0-25-11-25-25 0-15 11-26 25-26 13 0 26 11 26 26z">
          <text:p/>
        </draw:path>
        <draw:polygon draw:style-name="gr14" draw:text-style-name="P1" draw:layer="layout" svg:width="0cm" svg:height="0cm" svg:x="8.346cm" svg:y="10.495cm" svg:viewBox="0 0 0 0" draw:points="0,0">
          <text:p/>
        </draw:polygon>
        <draw:path draw:style-name="gr13" draw:text-style-name="P10" draw:layer="layout" svg:width="0.039cm" svg:height="0.011cm" svg:x="7.842cm" svg:y="10.295cm" svg:viewBox="0 0 40 12" svg:d="M20 12c7-3 14-8 20-12h-40z">
          <text:p/>
        </draw:path>
        <draw:polygon draw:style-name="gr14" draw:text-style-name="P1" draw:layer="layout" svg:width="0cm" svg:height="0cm" svg:x="8.346cm" svg:y="10.495cm" svg:viewBox="0 0 0 0" draw:points="0,0">
          <text:p/>
        </draw:polygon>
        <draw:path draw:style-name="gr13" draw:text-style-name="P10" draw:layer="layout" svg:width="0.039cm" svg:height="0.011cm" svg:x="7.716cm" svg:y="10.295cm" svg:viewBox="0 0 40 12" svg:d="M20 12l20-12h-40c6 4 13 9 20 12z">
          <text:p/>
        </draw:path>
        <draw:polygon draw:style-name="gr14" draw:text-style-name="P1" draw:layer="layout" svg:width="0cm" svg:height="0cm" svg:x="8.346cm" svg:y="10.495cm" svg:viewBox="0 0 0 0" draw:points="0,0">
          <text:p/>
        </draw:polygon>
        <draw:path draw:style-name="gr13" draw:text-style-name="P10" draw:layer="layout" svg:width="0.3cm" svg:height="0.275cm" svg:x="7.649cm" svg:y="10.02cm" svg:viewBox="0 0 301 276" svg:d="M232 276c0 0 10-6 22-17 6-7 12-14 18-22 11-14 21-33 26-60 2-11 3-23 2-36-1-12-3-24-6-36-10-30-28-51-45-67-13-11-27-20-43-27-14-5-29-9-47-11-19-1-38 2-52 6-19 6-35 14-49 25-19 15-37 36-49 66-8 22-11 51-8 72 4 28 13 47 22 62 6 9 12 17 18 23 14 15 26 22 26 22-55-37-80-106-61-169s77-107 144-107c66 0 124 44 144 107 19 63-5 132-62 169z">
          <text:p/>
        </draw:path>
        <draw:polygon draw:style-name="gr14" draw:text-style-name="P1" draw:layer="layout" svg:width="0cm" svg:height="0cm" svg:x="8.346cm" svg:y="10.495cm" svg:viewBox="0 0 0 0" draw:points="0,0">
          <text:p/>
        </draw:polygon>
        <draw:line draw:style-name="gr15" draw:text-style-name="P1" draw:layer="layout" svg:x1="8.598cm" svg:y1="9.97cm" svg:x2="8.598cm" svg:y2="12.269cm">
          <text:p/>
        </draw:line>
        <draw:polyline draw:style-name="gr15" draw:text-style-name="P1" draw:layer="layout" svg:width="0cm" svg:height="0.589cm" svg:x="8.598cm" svg:y="11.12cm" svg:viewBox="0 0 0 590" draw:points="0,0 0,6 0,25 0,55 0,96 0,146 0,202 0,262 0,324 0,384 0,441 0,493 0,535 0,568 0,590">
          <text:p/>
        </draw:polyline>
        <draw:line draw:style-name="gr15" draw:text-style-name="P1" draw:layer="layout" svg:x1="8.598cm" svg:y1="12.269cm" svg:x2="8.598cm" svg:y2="11.71cm">
          <text:p/>
        </draw:line>
        <draw:polyline draw:style-name="gr15" draw:text-style-name="P1" draw:layer="layout" svg:width="0cm" svg:height="0.299cm" svg:x="8.598cm" svg:y="9.995cm" svg:viewBox="0 0 0 300" draw:points="0,0 0,4 0,15 0,33 0,57 0,85 0,117 0,150 0,184 0,215 0,244 0,267 0,285 0,296 0,300">
          <text:p/>
        </draw:polyline>
        <draw:line draw:style-name="gr15" draw:text-style-name="P1" draw:layer="layout" svg:x1="6.999cm" svg:y1="9.97cm" svg:x2="8.598cm" svg:y2="9.97cm">
          <text:p/>
        </draw:line>
        <draw:line draw:style-name="gr15" draw:text-style-name="P1" draw:layer="layout" svg:x1="8.598cm" svg:y1="12.269cm" svg:x2="6.999cm" svg:y2="12.269cm">
          <text:p/>
        </draw:line>
        <draw:line draw:style-name="gr15" draw:text-style-name="P1" draw:layer="layout" svg:x1="6.999cm" svg:y1="12.269cm" svg:x2="6.999cm" svg:y2="9.97cm">
          <text:p/>
        </draw:line>
        <draw:path draw:style-name="gr15" draw:text-style-name="P1" draw:layer="layout" svg:width="0.3cm" svg:height="0.286cm" svg:x="7.649cm" svg:y="10.02cm" svg:viewBox="0 0 301 287" svg:d="M212 287c65-29 100-99 85-169-15-69-77-118-147-118-71 0-132 49-147 118-15 70 20 140 84 169">
          <text:p/>
        </draw:path>
        <draw:path draw:style-name="gr15" draw:text-style-name="P1" draw:layer="layout" svg:width="0.323cm" svg:height="0.324cm" svg:x="7.637cm" svg:y="11.857cm" svg:viewBox="0 0 324 325" svg:d="M324 162c0 90-73 163-162 163-90 0-162-73-162-163 0-89 72-162 162-162 89 0 162 73 162 162z">
          <text:p/>
        </draw:path>
        <draw:line draw:style-name="gr15" draw:text-style-name="P1" draw:layer="layout" svg:x1="8.598cm" svg:y1="12.269cm" svg:x2="6.999cm" svg:y2="12.269cm">
          <text:p/>
        </draw:line>
        <draw:path draw:style-name="gr15" draw:text-style-name="P1" draw:layer="layout" svg:width="0.3cm" svg:height="0.275cm" svg:x="7.649cm" svg:y="10.02cm" svg:viewBox="0 0 301 276" svg:d="M232 276c0 0 10-6 22-17 6-7 12-14 18-22 11-14 21-33 26-60 2-11 3-23 2-36-1-12-3-24-6-36-10-30-28-51-45-67-13-11-27-20-43-27-14-5-29-9-47-11-19-1-38 2-52 6-19 6-35 14-49 25-19 15-37 36-49 66-8 22-11 51-8 72 4 28 13 47 22 62 6 9 12 17 18 23 14 15 26 22 26 22">
          <text:p/>
        </draw:path>
        <draw:line draw:style-name="gr15" draw:text-style-name="P1" draw:layer="layout" svg:x1="6.849cm" svg:y1="11.719cm" svg:x2="6.999cm" svg:y2="11.719cm">
          <text:p/>
        </draw:line>
        <draw:line draw:style-name="gr15" draw:text-style-name="P1" draw:layer="layout" svg:x1="8.598cm" svg:y1="11.719cm" svg:x2="8.798cm" svg:y2="11.719cm">
          <text:p/>
        </draw:line>
        <draw:polyline draw:style-name="gr15" draw:text-style-name="P1" draw:layer="layout" svg:width="0cm" svg:height="0.598cm" svg:x="6.849cm" svg:y="11.12cm" svg:viewBox="0 0 0 599" draw:points="0,0 0,7 0,29 0,65 0,113 0,169 0,233 0,300 0,366 0,430 0,487 0,534 0,570 0,592 0,599">
          <text:p/>
        </draw:polyline>
        <draw:polyline draw:style-name="gr15" draw:text-style-name="P1" draw:layer="layout" svg:width="0cm" svg:height="0.598cm" svg:x="8.798cm" svg:y="11.12cm" svg:viewBox="0 0 0 599" draw:points="0,0 0,7 0,29 0,65 0,113 0,169 0,233 0,300 0,366 0,430 0,487 0,534 0,570 0,592 0,599">
          <text:p/>
        </draw:polyline>
        <draw:line draw:style-name="gr15" draw:text-style-name="P1" draw:layer="layout" svg:x1="6.849cm" svg:y1="11.684cm" svg:x2="5.35cm" svg:y2="11.684cm">
          <text:p/>
        </draw:line>
        <draw:polyline draw:style-name="gr15" draw:text-style-name="P1" draw:layer="layout" svg:width="0cm" svg:height="0.249cm" svg:x="5.35cm" svg:y="11.434cm" svg:viewBox="0 0 0 250" draw:points="0,250 0,247 0,237 0,222 0,203 0,179 0,153 0,125 0,97 0,71 0,47 0,27 0,12 0,3 0,0">
          <text:p/>
        </draw:polyline>
        <draw:line draw:style-name="gr15" draw:text-style-name="P1" draw:layer="layout" svg:x1="6.849cm" svg:y1="11.405cm" svg:x2="5.35cm" svg:y2="11.405cm">
          <text:p/>
        </draw:line>
        <draw:polyline draw:style-name="gr15" draw:text-style-name="P1" draw:layer="layout" svg:width="0cm" svg:height="0.249cm" svg:x="5.35cm" svg:y="11.155cm" svg:viewBox="0 0 0 250" draw:points="0,250 0,247 0,238 0,223 0,203 0,180 0,153 0,125 0,98 0,71 0,48 0,28 0,13 0,4 0,0">
          <text:p/>
        </draw:polyline>
        <draw:line draw:style-name="gr15" draw:text-style-name="P1" draw:layer="layout" svg:x1="7.881cm" svg:y1="10.295cm" svg:x2="7.842cm" svg:y2="10.295cm">
          <text:p/>
        </draw:line>
        <draw:line draw:style-name="gr15" draw:text-style-name="P1" draw:layer="layout" svg:x1="7.755cm" svg:y1="10.295cm" svg:x2="7.716cm" svg:y2="10.295cm">
          <text:p/>
        </draw:line>
        <draw:line draw:style-name="gr15" draw:text-style-name="P1" draw:layer="layout" svg:x1="6.999cm" svg:y1="10.257cm" svg:x2="5.999cm" svg:y2="10.257cm">
          <text:p/>
        </draw:line>
        <draw:path draw:style-name="gr15" draw:text-style-name="P1" draw:layer="layout" svg:width="0cm" svg:height="0.084cm" svg:x="5.999cm" svg:y="10.172cm" svg:viewBox="0 0 0 85" svg:d="M0 85c0-1 0-1 0-1 0-1 0-2 0-4 0-1 0-3 0-5s0-4 0-6c0-3 0-6 0-8 0-6 0-12 0-19 0-3 0-6 0-9s0-6 0-9 0-6 0-8c0-3 0-5 0-7s0-3 0-5c0-1 0-2 0-3s0-1 0-1">
          <text:p/>
        </draw:path>
        <draw:line draw:style-name="gr15" draw:text-style-name="P1" draw:layer="layout" svg:x1="6.999cm" svg:y1="10.119cm" svg:x2="5.999cm" svg:y2="10.119cm">
          <text:p/>
        </draw:line>
        <draw:path draw:style-name="gr15" draw:text-style-name="P1" draw:layer="layout" svg:width="0cm" svg:height="0.084cm" svg:x="5.999cm" svg:y="10.034cm" svg:viewBox="0 0 0 85" svg:d="M0 85c0-1 0-1 0-2s0-2 0-3 0-3 0-5 0-4 0-6c0-3 0-6 0-8 0-6 0-13 0-19 0-3 0-6 0-9s0-6 0-9 0-6 0-8c0-3 0-5 0-7s0-4 0-5 0-2 0-3 0-1 0-1">
          <text:p/>
        </draw:path>
        <draw:path draw:style-name="gr15" draw:text-style-name="P1" draw:layer="layout" svg:width="0.05cm" svg:height="0.05cm" svg:x="7.774cm" svg:y="10.645cm" svg:viewBox="0 0 51 51" svg:d="M51 26c0 14-13 25-26 25-14 0-25-11-25-25 0-15 11-26 25-26 13 0 26 11 26 26z">
          <text:p/>
        </draw:path>
        <draw:path draw:style-name="gr15" draw:text-style-name="P1" draw:layer="layout" svg:width="0.102cm" svg:height="0.102cm" svg:x="7.748cm" svg:y="10.619cm" svg:viewBox="0 0 103 103" svg:d="M103 52c0 28-24 51-52 51-29 0-51-23-51-51 0-29 22-52 51-52 28 0 52 23 52 52z">
          <text:p/>
        </draw:path>
        <draw:path draw:style-name="gr15" draw:text-style-name="P1" draw:layer="layout" svg:width="0.399cm" svg:height="0.4cm" svg:x="7.599cm" svg:y="10.47cm" svg:viewBox="0 0 400 401" svg:d="M400 201c0 110-89 200-199 200-112 0-201-90-201-200 0-111 89-201 201-201 110 0 199 90 199 201z">
          <text:p/>
        </draw:path>
        <draw:line draw:style-name="gr15" draw:text-style-name="P1" draw:layer="layout" svg:x1="7.452cm" svg:y1="10.87cm" svg:x2="7.452cm" svg:y2="10.47cm">
          <text:p/>
        </draw:line>
        <draw:line draw:style-name="gr15" draw:text-style-name="P1" draw:layer="layout" svg:x1="7.452cm" svg:y1="10.471cm" svg:x2="7.8cm" svg:y2="10.27cm">
          <text:p/>
        </draw:line>
        <draw:line draw:style-name="gr15" draw:text-style-name="P1" draw:layer="layout" svg:x1="7.799cm" svg:y1="10.27cm" svg:x2="8.146cm" svg:y2="10.471cm">
          <text:p/>
        </draw:line>
        <draw:line draw:style-name="gr15" draw:text-style-name="P1" draw:layer="layout" svg:x1="8.145cm" svg:y1="10.47cm" svg:x2="8.145cm" svg:y2="10.87cm">
          <text:p/>
        </draw:line>
        <draw:line draw:style-name="gr15" draw:text-style-name="P1" draw:layer="layout" svg:x1="8.146cm" svg:y1="10.87cm" svg:x2="7.799cm" svg:y2="11.071cm">
          <text:p/>
        </draw:line>
        <draw:line draw:style-name="gr15" draw:text-style-name="P1" draw:layer="layout" svg:x1="7.8cm" svg:y1="11.071cm" svg:x2="7.452cm" svg:y2="10.87cm">
          <text:p/>
        </draw:line>
        <draw:path draw:style-name="gr15" draw:text-style-name="P1" draw:layer="layout" svg:width="0.061cm" svg:height="0cm" svg:x="11.155cm" svg:y="9.42cm" svg:viewBox="0 0 62 0" svg:d="M0 0c23 0 44 0 62 0">
          <text:p/>
        </draw:path>
        <draw:line draw:style-name="gr15" draw:text-style-name="P1" draw:layer="layout" svg:x1="11.08cm" svg:y1="9.42cm" svg:x2="11.155cm" svg:y2="9.42cm">
          <text:p/>
        </draw:line>
        <draw:path draw:style-name="gr15" draw:text-style-name="P1" draw:layer="layout" svg:width="0.087cm" svg:height="0cm" svg:x="10.992cm" svg:y="9.42cm" svg:viewBox="0 0 88 0" svg:d="M0 0h1 1c1 0 2 0 3 0s2 0 3 0 3 0 4 0c2 0 3 0 5 0s4 0 6 0 5 0 7 0c3 0 5 0 8 0s5 0 8 0c6 0 13 0 20 0s14 0 22 0">
          <text:p/>
        </draw:path>
        <draw:path draw:style-name="gr15" draw:text-style-name="P1" draw:layer="layout" svg:width="0.028cm" svg:height="0cm" svg:x="10.963cm" svg:y="9.42cm" svg:viewBox="0 0 29 0" svg:d="M29 0c0 0-10 0-29 0">
          <text:p/>
        </draw:path>
        <draw:line draw:style-name="gr15" draw:text-style-name="P1" draw:layer="layout" svg:x1="10.963cm" svg:y1="9.42cm" svg:x2="10.63cm" svg:y2="9.42cm">
          <text:p/>
        </draw:line>
        <draw:path draw:style-name="gr15" draw:text-style-name="P1" draw:layer="layout" svg:width="0.069cm" svg:height="0cm" svg:x="10.56cm" svg:y="9.42cm" svg:viewBox="0 0 70 0" svg:d="M70 0c-18 0-44 0-70 0">
          <text:p/>
        </draw:path>
        <draw:line draw:style-name="gr15" draw:text-style-name="P1" draw:layer="layout" svg:x1="10.56cm" svg:y1="9.42cm" svg:x2="9.181cm" svg:y2="9.42cm">
          <text:p/>
        </draw:line>
        <draw:path draw:style-name="gr15" draw:text-style-name="P1" draw:layer="layout" svg:width="0.186cm" svg:height="0cm" svg:x="8.994cm" svg:y="9.42cm" svg:viewBox="0 0 187 0" svg:d="M0 0c52 0 120 0 187 0">
          <text:p/>
        </draw:path>
        <draw:path draw:style-name="gr15" draw:text-style-name="P1" draw:layer="layout" svg:width="0.293cm" svg:height="0cm" svg:x="8.398cm" svg:y="9.42cm" svg:viewBox="0 0 294 0" svg:d="M0 0c1 0 1 0 2 0 2 0 4 0 6 0 3 0 6 0 9 0 4 0 8 0 12 0 5 0 11 0 16 0 6 0 13 0 19 0 7 0 15 0 22 0 8 0 16 0 24 0 9 0 18 0 27 0 10 0 19 0 29 0s20 0 30 0c11 0 21 0 32 0 22 0 44 0 66 0">
          <text:p/>
        </draw:path>
        <draw:line draw:style-name="gr15" draw:text-style-name="P1" draw:layer="layout" svg:x1="8.398cm" svg:y1="9.42cm" svg:x2="7.199cm" svg:y2="9.42cm">
          <text:p/>
        </draw:line>
        <draw:polyline draw:style-name="gr15" draw:text-style-name="P1" draw:layer="layout" svg:width="0.299cm" svg:height="0cm" svg:x="6.899cm" svg:y="9.42cm" svg:viewBox="0 0 300 0" draw:points="0,0 33,0 67,0 99,0 130,0 159,0 187,0 212,0 234,0 254,0 270,0 283,0 292,0 298,0 300,0">
          <text:p/>
        </draw:polyline>
        <draw:line draw:style-name="gr15" draw:text-style-name="P1" draw:layer="layout" svg:x1="6.899cm" svg:y1="9.42cm" svg:x2="6.468cm" svg:y2="9.42cm">
          <text:p/>
        </draw:line>
        <draw:path draw:style-name="gr15" draw:text-style-name="P1" draw:layer="layout" svg:width="0.099cm" svg:height="0cm" svg:x="6.368cm" svg:y="9.42cm" svg:viewBox="0 0 100 0" svg:d="M100 0c-11 0-22 0-33 0-7 0-13 0-20 0-6 0-12 0-17 0-3 0-5 0-8 0-2 0-4 0-6 0s-4 0-6 0c-1 0-3 0-4 0s-2 0-3 0-1 0-2 0h-1">
          <text:p/>
        </draw:path>
        <draw:path draw:style-name="gr15" draw:text-style-name="P1" draw:layer="layout" svg:width="0.087cm" svg:height="0cm" svg:x="6.281cm" svg:y="9.42cm" svg:viewBox="0 0 88 0" svg:d="M0 0c4 0 8 0 11 0 8 0 15 0 21 0 7 0 13 0 18 0 3 0 6 0 8 0s5 0 7 0 4 0 6 0 3 0 5 0c1 0 3 0 4 0s2 0 4 0c0 0 1 0 2 0h1 1">
          <text:p/>
        </draw:path>
        <draw:polyline draw:style-name="gr15" draw:text-style-name="P1" draw:layer="layout" svg:width="0cm" svg:height="0cm" svg:x="6.369cm" svg:y="9.42cm" svg:viewBox="0 0 0 0" draw:points="0,0">
          <text:p/>
        </draw:polyline>
        <draw:line draw:style-name="gr15" draw:text-style-name="P1" draw:layer="layout" svg:x1="6.207cm" svg:y1="9.42cm" svg:x2="6.281cm" svg:y2="9.42cm">
          <text:p/>
        </draw:line>
        <draw:path draw:style-name="gr15" draw:text-style-name="P1" draw:layer="layout" svg:width="0.062cm" svg:height="0cm" svg:x="6.144cm" svg:y="9.42cm" svg:viewBox="0 0 63 0" svg:d="M0 0c19 0 40 0 63 0">
          <text:p/>
        </draw:path>
        <draw:line draw:style-name="gr15" draw:text-style-name="P1" draw:layer="layout" svg:x1="10.622cm" svg:y1="9.42cm" svg:x2="10.63cm" svg:y2="9.42cm">
          <text:p/>
        </draw:line>
        <draw:path draw:style-name="gr15" draw:text-style-name="P1" draw:layer="layout" svg:width="0.061cm" svg:height="0cm" svg:x="10.56cm" svg:y="9.42cm" svg:viewBox="0 0 62 0" svg:d="M0 0c19 0 35 0 46 0s16 0 16 0">
          <text:p/>
        </draw:path>
        <draw:line draw:style-name="gr15" draw:text-style-name="P1" draw:layer="layout" svg:x1="6.468cm" svg:y1="9.42cm" svg:x2="6.369cm" svg:y2="9.42cm">
          <text:p/>
        </draw:line>
        <draw:line draw:style-name="gr15" draw:text-style-name="P1" draw:layer="layout" svg:x1="6.331cm" svg:y1="8.721cm" svg:x2="6.144cm" svg:y2="8.721cm">
          <text:p/>
        </draw:line>
        <draw:path draw:style-name="gr15" draw:text-style-name="P1" draw:layer="layout" svg:width="0.072cm" svg:height="0cm" svg:x="6.071cm" svg:y="8.721cm" svg:viewBox="0 0 73 0" svg:d="M0 0c13 0 38 0 73 0">
          <text:p/>
        </draw:path>
        <draw:line draw:style-name="gr15" draw:text-style-name="P1" draw:layer="layout" svg:x1="6.144cm" svg:y1="8.721cm" svg:x2="6.144cm" svg:y2="9.42cm">
          <text:p/>
        </draw:line>
        <draw:line draw:style-name="gr15" draw:text-style-name="P1" draw:layer="layout" svg:x1="6.331cm" svg:y1="9.42cm" svg:x2="6.331cm" svg:y2="8.721cm">
          <text:p/>
        </draw:line>
        <draw:line draw:style-name="gr15" draw:text-style-name="P1" draw:layer="layout" svg:x1="6.708cm" svg:y1="8.721cm" svg:x2="6.508cm" svg:y2="8.721cm">
          <text:p/>
        </draw:line>
        <draw:line draw:style-name="gr15" draw:text-style-name="P1" draw:layer="layout" svg:x1="6.508cm" svg:y1="8.721cm" svg:x2="6.331cm" svg:y2="8.721cm">
          <text:p/>
        </draw:line>
        <draw:line draw:style-name="gr15" draw:text-style-name="P1" draw:layer="layout" svg:x1="6.508cm" svg:y1="8.721cm" svg:x2="6.508cm" svg:y2="9.42cm">
          <text:p/>
        </draw:line>
        <draw:path draw:style-name="gr15" draw:text-style-name="P1" draw:layer="layout" svg:width="0.073cm" svg:height="0cm" svg:x="11.217cm" svg:y="8.721cm" svg:viewBox="0 0 74 0" svg:d="M0 0c36 0 61 0 74 0">
          <text:p/>
        </draw:path>
        <draw:line draw:style-name="gr15" draw:text-style-name="P1" draw:layer="layout" svg:x1="11.217cm" svg:y1="8.721cm" svg:x2="11.031cm" svg:y2="8.721cm">
          <text:p/>
        </draw:line>
        <draw:line draw:style-name="gr15" draw:text-style-name="P1" draw:layer="layout" svg:x1="11.031cm" svg:y1="8.721cm" svg:x2="10.854cm" svg:y2="8.721cm">
          <text:p/>
        </draw:line>
        <draw:line draw:style-name="gr15" draw:text-style-name="P1" draw:layer="layout" svg:x1="10.854cm" svg:y1="8.721cm" svg:x2="10.654cm" svg:y2="8.721cm">
          <text:p/>
        </draw:line>
        <draw:line draw:style-name="gr15" draw:text-style-name="P1" draw:layer="layout" svg:x1="11.217cm" svg:y1="9.42cm" svg:x2="11.217cm" svg:y2="8.721cm">
          <text:p/>
        </draw:line>
        <draw:line draw:style-name="gr15" draw:text-style-name="P1" draw:layer="layout" svg:x1="11.031cm" svg:y1="8.721cm" svg:x2="11.031cm" svg:y2="9.42cm">
          <text:p/>
        </draw:line>
        <draw:polyline draw:style-name="gr15" draw:text-style-name="P1" draw:layer="layout" svg:width="0.759cm" svg:height="0cm" svg:x="8.598cm" svg:y="10.21cm" svg:viewBox="0 0 760 0" draw:points="0,0 58,0 124,0 194,0 268,0 343,0 417,0 487,0 553,0 613,0 664,0 705,0 735,0 754,0 760,0">
          <text:p/>
        </draw:polyline>
        <draw:line draw:style-name="gr15" draw:text-style-name="P1" draw:layer="layout" svg:x1="9.723cm" svg:y1="10.07cm" svg:x2="9.723cm" svg:y2="9.82cm">
          <text:p/>
        </draw:line>
        <draw:line draw:style-name="gr15" draw:text-style-name="P1" draw:layer="layout" svg:x1="9.723cm" svg:y1="10.258cm" svg:x2="9.723cm" svg:y2="10.46cm">
          <text:p/>
        </draw:line>
        <draw:line draw:style-name="gr15" draw:text-style-name="P1" draw:layer="layout" svg:x1="9.723cm" svg:y1="10.26cm" svg:x2="9.723cm" svg:y2="10.07cm">
          <text:p/>
        </draw:line>
        <draw:polyline draw:style-name="gr15" draw:text-style-name="P1" draw:layer="layout" svg:width="0.698cm" svg:height="0cm" svg:x="9.723cm" svg:y="10.26cm" svg:viewBox="0 0 699 0" draw:points="699,0 621,0 544,0 468,0 396,0 327,0 263,0 204,0 152,0 107,0 69,0 39,0 17,0 4,0 0,0">
          <text:p/>
        </draw:polyline>
        <draw:path draw:style-name="gr15" draw:text-style-name="P1" draw:layer="layout" svg:width="0.164cm" svg:height="0cm" svg:x="10.257cm" svg:y="9.67cm" svg:viewBox="0 0 165 0" svg:d="M165 0c-55 0-110 0-165 0">
          <text:p/>
        </draw:path>
        <draw:line draw:style-name="gr15" draw:text-style-name="P1" draw:layer="layout" svg:x1="9.723cm" svg:y1="10.26cm" svg:x2="9.723cm" svg:y2="10.46cm">
          <text:p/>
        </draw:line>
        <draw:line draw:style-name="gr15" draw:text-style-name="P1" draw:layer="layout" svg:x1="9.723cm" svg:y1="10.255cm" svg:x2="9.723cm" svg:y2="10.258cm">
          <text:p/>
        </draw:line>
        <draw:line draw:style-name="gr15" draw:text-style-name="P1" draw:layer="layout" svg:x1="10.422cm" svg:y1="10.26cm" svg:x2="10.992cm" svg:y2="10.26cm">
          <text:p/>
        </draw:line>
        <draw:line draw:style-name="gr15" draw:text-style-name="P1" draw:layer="layout" svg:x1="10.992cm" svg:y1="10.26cm" svg:x2="10.422cm" svg:y2="10.26cm">
          <text:p/>
        </draw:line>
        <draw:path draw:style-name="gr15" draw:text-style-name="P1" draw:layer="layout" svg:width="0.199cm" svg:height="0cm" svg:x="10.422cm" svg:y="10.26cm" svg:viewBox="0 0 200 0" svg:d="M200 0h-1c-1 0-3 0-4 0-2 0-4 0-7 0s-6 0-9 0-7 0-11 0c-5 0-9 0-14 0s-10 0-15 0c-6 0-12 0-17 0-7 0-13 0-19 0s-13 0-20 0c-27 0-55 0-83 0">
          <text:p/>
        </draw:path>
        <draw:line draw:style-name="gr15" draw:text-style-name="P1" draw:layer="layout" svg:x1="10.992cm" svg:y1="9.82cm" svg:x2="10.992cm" svg:y2="9.67cm">
          <text:p/>
        </draw:line>
        <draw:line draw:style-name="gr15" draw:text-style-name="P1" draw:layer="layout" svg:x1="10.992cm" svg:y1="10.26cm" svg:x2="10.992cm" svg:y2="9.82cm">
          <text:p/>
        </draw:line>
        <draw:line draw:style-name="gr15" draw:text-style-name="P1" draw:layer="layout" svg:x1="10.992cm" svg:y1="10.46cm" svg:x2="10.992cm" svg:y2="10.258cm">
          <text:p/>
        </draw:line>
        <draw:path draw:style-name="gr15" draw:text-style-name="P1" draw:layer="layout" svg:width="0.086cm" svg:height="0cm" svg:x="6.281cm" svg:y="9.67cm" svg:viewBox="0 0 87 0" svg:d="M87 0h-1c-1 0-1 0-2 0s-2 0-3 0c-2 0-5 0-8 0s-7 0-11 0c-15 0-36 0-62 0">
          <text:p/>
        </draw:path>
        <draw:line draw:style-name="gr15" draw:text-style-name="P1" draw:layer="layout" svg:x1="6.281cm" svg:y1="9.67cm" svg:x2="6.207cm" svg:y2="9.67cm">
          <text:p/>
        </draw:line>
        <draw:polyline draw:style-name="gr15" draw:text-style-name="P1" draw:layer="layout" svg:width="0.145cm" svg:height="0cm" svg:x="6.061cm" svg:y="9.67cm" svg:viewBox="0 0 146 0" draw:points="146,0 127,0 109,0 92,0 76,0 62,0 49,0 38,0 28,0 19,0 12,0 7,0 3,0 0,0">
          <text:p/>
        </draw:polyline>
        <draw:line draw:style-name="gr15" draw:text-style-name="P1" draw:layer="layout" svg:x1="6.071cm" svg:y1="8.721cm" svg:x2="6.071cm" svg:y2="9.42cm">
          <text:p/>
        </draw:line>
        <draw:path draw:style-name="gr15" draw:text-style-name="P1" draw:layer="layout" svg:width="0.009cm" svg:height="0cm" svg:x="6.061cm" svg:y="9.42cm" svg:viewBox="0 0 10 0" svg:d="M0 0c0 0 3 0 10 0">
          <text:p/>
        </draw:path>
        <draw:line draw:style-name="gr15" draw:text-style-name="P1" draw:layer="layout" svg:x1="6.071cm" svg:y1="9.42cm" svg:x2="6.071cm" svg:y2="8.721cm">
          <text:p/>
        </draw:line>
        <draw:line draw:style-name="gr15" draw:text-style-name="P1" draw:layer="layout" svg:x1="9.346cm" svg:y1="8.721cm" svg:x2="9.146cm" svg:y2="8.721cm">
          <text:p/>
        </draw:line>
        <draw:line draw:style-name="gr15" draw:text-style-name="P1" draw:layer="layout" svg:x1="9.346cm" svg:y1="9.42cm" svg:x2="9.346cm" svg:y2="8.721cm">
          <text:p/>
        </draw:line>
        <draw:line draw:style-name="gr15" draw:text-style-name="P1" draw:layer="layout" svg:x1="9.146cm" svg:y1="8.721cm" svg:x2="9.146cm" svg:y2="9.42cm">
          <text:p/>
        </draw:line>
        <draw:line draw:style-name="gr15" draw:text-style-name="P1" draw:layer="layout" svg:x1="8.215cm" svg:y1="9.42cm" svg:x2="8.215cm" svg:y2="8.721cm">
          <text:p/>
        </draw:line>
        <draw:path draw:style-name="gr15" draw:text-style-name="P1" draw:layer="layout" svg:width="0.009cm" svg:height="0cm" svg:x="11.291cm" svg:y="9.42cm" svg:viewBox="0 0 10 0" svg:d="M0 0c7 0 10 0 10 0">
          <text:p/>
        </draw:path>
        <draw:line draw:style-name="gr15" draw:text-style-name="P1" draw:layer="layout" svg:x1="11.291cm" svg:y1="8.721cm" svg:x2="11.291cm" svg:y2="9.42cm">
          <text:p/>
        </draw:line>
        <draw:line draw:style-name="gr15" draw:text-style-name="P1" draw:layer="layout" svg:x1="10.992cm" svg:y1="10.46cm" svg:x2="10.992cm" svg:y2="10.26cm">
          <text:p/>
        </draw:line>
        <draw:line draw:style-name="gr15" draw:text-style-name="P1" draw:layer="layout" svg:x1="10.992cm" svg:y1="9.82cm" svg:x2="10.992cm" svg:y2="9.67cm">
          <text:p/>
        </draw:line>
        <draw:path draw:style-name="gr15" draw:text-style-name="P1" draw:layer="layout" svg:width="0.087cm" svg:height="0cm" svg:x="10.992cm" svg:y="9.82cm" svg:viewBox="0 0 88 0" svg:d="M88 0c-4 0-8 0-11 0-8 0-15 0-21 0-7 0-13 0-18 0-3 0-5 0-8 0-2 0-5 0-7 0s-4 0-6 0-3 0-5 0c-1 0-3 0-4 0s-2 0-3 0-2 0-3 0h-1-1">
          <text:p/>
        </draw:path>
        <draw:line draw:style-name="gr15" draw:text-style-name="P1" draw:layer="layout" svg:x1="10.854cm" svg:y1="9.42cm" svg:x2="10.854cm" svg:y2="8.721cm">
          <text:p/>
        </draw:line>
        <draw:line draw:style-name="gr15" draw:text-style-name="P1" draw:layer="layout" svg:x1="11.08cm" svg:y1="9.82cm" svg:x2="11.155cm" svg:y2="9.82cm">
          <text:p/>
        </draw:line>
        <draw:path draw:style-name="gr15" draw:text-style-name="P1" draw:layer="layout" svg:width="0.186cm" svg:height="0cm" svg:x="8.994cm" svg:y="9.82cm" svg:viewBox="0 0 187 0" svg:d="M187 0c-67 0-135 0-187 0">
          <text:p/>
        </draw:path>
        <draw:line draw:style-name="gr15" draw:text-style-name="P1" draw:layer="layout" svg:x1="10.56cm" svg:y1="9.67cm" svg:x2="10.257cm" svg:y2="9.67cm">
          <text:p/>
        </draw:line>
        <draw:line draw:style-name="gr15" draw:text-style-name="P1" draw:layer="layout" svg:x1="10.257cm" svg:y1="9.67cm" svg:x2="10.257cm" svg:y2="9.82cm">
          <text:p/>
        </draw:line>
        <draw:line draw:style-name="gr15" draw:text-style-name="P1" draw:layer="layout" svg:x1="10.257cm" svg:y1="9.82cm" svg:x2="9.181cm" svg:y2="9.82cm">
          <text:p/>
        </draw:line>
        <draw:line draw:style-name="gr15" draw:text-style-name="P1" draw:layer="layout" svg:x1="9.146cm" svg:y1="8.721cm" svg:x2="9.034cm" svg:y2="8.721cm">
          <text:p/>
        </draw:line>
        <draw:polyline draw:style-name="gr15" draw:text-style-name="P1" draw:layer="layout" svg:width="0.293cm" svg:height="0cm" svg:x="8.398cm" svg:y="9.82cm" svg:viewBox="0 0 294 0" draw:points="294,0 261,0 228,0 196,0 166,0 137,0 110,0 86,0 64,0 45,0 29,0 17,0 8,0 2,0 0,0">
          <text:p/>
        </draw:polyline>
        <draw:path draw:style-name="gr15" draw:text-style-name="P1" draw:layer="layout" svg:width="0.706cm" svg:height="0cm" svg:x="8.327cm" svg:y="8.721cm" svg:viewBox="0 0 707 0" svg:d="M0 0c14 0 28 0 42 0 16 0 31 0 46 0 16 0 33 0 49 0 17 0 35 0 52 0 18 0 36 0 54 0 36 0 73 0 111 0 19 0 37 0 56 0 18 0 37 0 55 0s36 0 54 0c17 0 34 0 52 0 16 0 32 0 49 0 15 0 30 0 45 0 14 0 28 0 42 0">
          <text:p/>
        </draw:path>
        <draw:path draw:style-name="gr15" draw:text-style-name="P1" draw:layer="layout" svg:width="0.301cm" svg:height="0cm" svg:x="8.692cm" svg:y="9.82cm" svg:viewBox="0 0 302 0" svg:d="M302 0c-85 0-193 0-302 0">
          <text:p/>
        </draw:path>
        <draw:path draw:style-name="gr15" draw:text-style-name="P1" draw:layer="layout" svg:width="0.299cm" svg:height="0cm" svg:x="6.899cm" svg:y="9.67cm" svg:viewBox="0 0 300 0" svg:d="M300 0c-1 0-1 0-2 0-2 0-4 0-6 0-3 0-6 0-9 0-4 0-9 0-13 0-5 0-11 0-16 0-7 0-13 0-20 0s-15 0-22 0c-8 0-17 0-25 0-9 0-18 0-28 0-9 0-19 0-29 0s-21 0-31 0c-11 0-22 0-32 0-22 0-45 0-67 0">
          <text:p/>
        </draw:path>
        <draw:line draw:style-name="gr15" draw:text-style-name="P1" draw:layer="layout" svg:x1="7.199cm" svg:y1="9.42cm" svg:x2="7.199cm" svg:y2="9.67cm">
          <text:p/>
        </draw:line>
        <draw:line draw:style-name="gr15" draw:text-style-name="P1" draw:layer="layout" svg:x1="7.199cm" svg:y1="9.97cm" svg:x2="7.199cm" svg:y2="9.42cm">
          <text:p/>
        </draw:line>
        <draw:line draw:style-name="gr15" draw:text-style-name="P1" draw:layer="layout" svg:x1="10.654cm" svg:y1="8.721cm" svg:x2="10.654cm" svg:y2="9.42cm">
          <text:p/>
        </draw:line>
        <draw:line draw:style-name="gr15" draw:text-style-name="P1" draw:layer="layout" svg:x1="6.708cm" svg:y1="9.42cm" svg:x2="6.708cm" svg:y2="8.721cm">
          <text:p/>
        </draw:line>
        <draw:line draw:style-name="gr15" draw:text-style-name="P1" draw:layer="layout" svg:x1="10.277cm" svg:y1="8.721cm" svg:x2="10.277cm" svg:y2="9.42cm">
          <text:p/>
        </draw:line>
        <draw:line draw:style-name="gr15" draw:text-style-name="P1" draw:layer="layout" svg:x1="7.085cm" svg:y1="9.42cm" svg:x2="7.085cm" svg:y2="8.721cm">
          <text:p/>
        </draw:line>
        <draw:line draw:style-name="gr15" draw:text-style-name="P1" draw:layer="layout" svg:x1="6.885cm" svg:y1="8.721cm" svg:x2="6.885cm" svg:y2="9.42cm">
          <text:p/>
        </draw:line>
        <draw:line draw:style-name="gr15" draw:text-style-name="P1" draw:layer="layout" svg:x1="10.477cm" svg:y1="8.721cm" svg:x2="10.277cm" svg:y2="8.721cm">
          <text:p/>
        </draw:line>
        <draw:line draw:style-name="gr15" draw:text-style-name="P1" draw:layer="layout" svg:x1="7.085cm" svg:y1="8.721cm" svg:x2="6.885cm" svg:y2="8.721cm">
          <text:p/>
        </draw:line>
        <draw:line draw:style-name="gr15" draw:text-style-name="P1" draw:layer="layout" svg:x1="10.477cm" svg:y1="9.42cm" svg:x2="10.477cm" svg:y2="8.721cm">
          <text:p/>
        </draw:line>
        <draw:line draw:style-name="gr15" draw:text-style-name="P1" draw:layer="layout" svg:x1="7.262cm" svg:y1="8.721cm" svg:x2="7.262cm" svg:y2="9.42cm">
          <text:p/>
        </draw:line>
        <draw:line draw:style-name="gr15" draw:text-style-name="P1" draw:layer="layout" svg:x1="10.1cm" svg:y1="8.721cm" svg:x2="9.9cm" svg:y2="8.721cm">
          <text:p/>
        </draw:line>
        <draw:line draw:style-name="gr15" draw:text-style-name="P1" draw:layer="layout" svg:x1="7.461cm" svg:y1="8.721cm" svg:x2="7.262cm" svg:y2="8.721cm">
          <text:p/>
        </draw:line>
        <draw:line draw:style-name="gr15" draw:text-style-name="P1" draw:layer="layout" svg:x1="10.1cm" svg:y1="9.42cm" svg:x2="10.1cm" svg:y2="8.721cm">
          <text:p/>
        </draw:line>
        <draw:line draw:style-name="gr15" draw:text-style-name="P1" draw:layer="layout" svg:x1="9.9cm" svg:y1="8.721cm" svg:x2="9.9cm" svg:y2="9.42cm">
          <text:p/>
        </draw:line>
        <draw:line draw:style-name="gr15" draw:text-style-name="P1" draw:layer="layout" svg:x1="7.461cm" svg:y1="9.42cm" svg:x2="7.461cm" svg:y2="8.721cm">
          <text:p/>
        </draw:line>
        <draw:line draw:style-name="gr15" draw:text-style-name="P1" draw:layer="layout" svg:x1="7.639cm" svg:y1="8.721cm" svg:x2="7.639cm" svg:y2="9.42cm">
          <text:p/>
        </draw:line>
        <draw:line draw:style-name="gr15" draw:text-style-name="P1" draw:layer="layout" svg:x1="9.723cm" svg:y1="8.721cm" svg:x2="9.523cm" svg:y2="8.721cm">
          <text:p/>
        </draw:line>
        <draw:line draw:style-name="gr15" draw:text-style-name="P1" draw:layer="layout" svg:x1="7.838cm" svg:y1="8.721cm" svg:x2="7.639cm" svg:y2="8.721cm">
          <text:p/>
        </draw:line>
        <draw:line draw:style-name="gr15" draw:text-style-name="P1" draw:layer="layout" svg:x1="9.723cm" svg:y1="9.42cm" svg:x2="9.723cm" svg:y2="8.721cm">
          <text:p/>
        </draw:line>
        <draw:line draw:style-name="gr15" draw:text-style-name="P1" draw:layer="layout" svg:x1="9.523cm" svg:y1="8.721cm" svg:x2="9.523cm" svg:y2="9.42cm">
          <text:p/>
        </draw:line>
        <draw:line draw:style-name="gr15" draw:text-style-name="P1" draw:layer="layout" svg:x1="7.838cm" svg:y1="9.42cm" svg:x2="7.838cm" svg:y2="8.721cm">
          <text:p/>
        </draw:line>
        <draw:line draw:style-name="gr15" draw:text-style-name="P1" draw:layer="layout" svg:x1="8.015cm" svg:y1="8.721cm" svg:x2="8.015cm" svg:y2="9.42cm">
          <text:p/>
        </draw:line>
        <draw:line draw:style-name="gr15" draw:text-style-name="P1" draw:layer="layout" svg:x1="8.215cm" svg:y1="8.721cm" svg:x2="8.015cm" svg:y2="8.721cm">
          <text:p/>
        </draw:line>
        <draw:line draw:style-name="gr15" draw:text-style-name="P1" draw:layer="layout" svg:x1="9.523cm" svg:y1="8.721cm" svg:x2="9.346cm" svg:y2="8.721cm">
          <text:p/>
        </draw:line>
        <draw:line draw:style-name="gr15" draw:text-style-name="P1" draw:layer="layout" svg:x1="10.277cm" svg:y1="8.721cm" svg:x2="10.1cm" svg:y2="8.721cm">
          <text:p/>
        </draw:line>
        <draw:line draw:style-name="gr15" draw:text-style-name="P1" draw:layer="layout" svg:x1="9.9cm" svg:y1="8.721cm" svg:x2="9.723cm" svg:y2="8.721cm">
          <text:p/>
        </draw:line>
        <draw:line draw:style-name="gr15" draw:text-style-name="P1" draw:layer="layout" svg:x1="10.654cm" svg:y1="8.721cm" svg:x2="10.477cm" svg:y2="8.721cm">
          <text:p/>
        </draw:line>
        <draw:line draw:style-name="gr15" draw:text-style-name="P1" draw:layer="layout" svg:x1="8.327cm" svg:y1="8.721cm" svg:x2="8.215cm" svg:y2="8.721cm">
          <text:p/>
        </draw:line>
        <draw:line draw:style-name="gr15" draw:text-style-name="P1" draw:layer="layout" svg:x1="8.015cm" svg:y1="8.721cm" svg:x2="7.838cm" svg:y2="8.721cm">
          <text:p/>
        </draw:line>
        <draw:line draw:style-name="gr15" draw:text-style-name="P1" draw:layer="layout" svg:x1="7.639cm" svg:y1="8.721cm" svg:x2="7.461cm" svg:y2="8.721cm">
          <text:p/>
        </draw:line>
        <draw:line draw:style-name="gr15" draw:text-style-name="P1" draw:layer="layout" svg:x1="7.262cm" svg:y1="8.721cm" svg:x2="7.085cm" svg:y2="8.721cm">
          <text:p/>
        </draw:line>
        <draw:line draw:style-name="gr15" draw:text-style-name="P1" draw:layer="layout" svg:x1="6.885cm" svg:y1="8.721cm" svg:x2="6.708cm" svg:y2="8.721cm">
          <text:p/>
        </draw:line>
        <draw:polyline draw:style-name="gr15" draw:text-style-name="P1" draw:layer="layout" svg:width="0.145cm" svg:height="0cm" svg:x="11.155cm" svg:y="9.82cm" svg:viewBox="0 0 146 0" draw:points="146,0 145,0 143,0 139,0 134,0 127,0 118,0 108,0 97,0 84,0 69,0 54,0 37,0 19,0 0,0">
          <text:p/>
        </draw:polyline>
        <draw:line draw:style-name="gr15" draw:text-style-name="P1" draw:layer="layout" svg:x1="10.857cm" svg:y1="9.82cm" svg:x2="10.992cm" svg:y2="9.82cm">
          <text:p/>
        </draw:line>
        <draw:line draw:style-name="gr15" draw:text-style-name="P1" draw:layer="layout" svg:x1="10.857cm" svg:y1="9.67cm" svg:x2="10.857cm" svg:y2="9.82cm">
          <text:p/>
        </draw:line>
        <draw:line draw:style-name="gr15" draw:text-style-name="P1" draw:layer="layout" svg:x1="10.992cm" svg:y1="9.82cm" svg:x2="10.992cm" svg:y2="9.67cm">
          <text:p/>
        </draw:line>
        <draw:line draw:style-name="gr15" draw:text-style-name="P1" draw:layer="layout" svg:x1="10.992cm" svg:y1="9.67cm" svg:x2="10.992cm" svg:y2="9.42cm">
          <text:p/>
        </draw:line>
        <draw:path draw:style-name="gr15" draw:text-style-name="P1" draw:layer="layout" svg:width="0.028cm" svg:height="0cm" svg:x="10.963cm" svg:y="9.67cm" svg:viewBox="0 0 29 0" svg:d="M29 0c0 0-10 0-29 0">
          <text:p/>
        </draw:path>
        <draw:line draw:style-name="gr15" draw:text-style-name="P1" draw:layer="layout" svg:x1="10.963cm" svg:y1="9.67cm" svg:x2="10.63cm" svg:y2="9.67cm">
          <text:p/>
        </draw:line>
        <draw:path draw:style-name="gr15" draw:text-style-name="P1" draw:layer="layout" svg:width="0.069cm" svg:height="0cm" svg:x="10.56cm" svg:y="9.67cm" svg:viewBox="0 0 70 0" svg:d="M70 0c-18 0-44 0-70 0">
          <text:p/>
        </draw:path>
        <draw:line draw:style-name="gr15" draw:text-style-name="P1" draw:layer="layout" svg:x1="8.398cm" svg:y1="9.97cm" svg:x2="8.398cm" svg:y2="9.42cm">
          <text:p/>
        </draw:line>
        <draw:line draw:style-name="gr15" draw:text-style-name="P1" draw:layer="layout" svg:x1="9.723cm" svg:y1="10.46cm" svg:x2="10.992cm" svg:y2="10.46cm">
          <text:p/>
        </draw:line>
        <draw:path draw:style-name="gr15" draw:text-style-name="P1" draw:layer="layout" svg:width="0.099cm" svg:height="0cm" svg:x="6.368cm" svg:y="9.67cm" svg:viewBox="0 0 100 0" svg:d="M100 0c-11 0-22 0-33 0-7 0-13 0-20 0-6 0-12 0-17 0-3 0-5 0-8 0-2 0-4 0-6 0s-4 0-6 0c-1 0-3 0-4 0s-2 0-3 0-1 0-2 0h-1">
          <text:p/>
        </draw:path>
        <draw:line draw:style-name="gr15" draw:text-style-name="P1" draw:layer="layout" svg:x1="6.899cm" svg:y1="9.67cm" svg:x2="6.468cm" svg:y2="9.67cm">
          <text:p/>
        </draw:line>
        <draw:line draw:style-name="gr15" draw:text-style-name="P1" draw:layer="layout" svg:x1="9.358cm" svg:y1="9.82cm" svg:x2="9.358cm" svg:y2="10.21cm">
          <text:p/>
        </draw:line>
        <draw:line draw:style-name="gr15" draw:text-style-name="P1" draw:layer="layout" svg:x1="6.368cm" svg:y1="9.67cm" svg:x2="6.368cm" svg:y2="9.42cm">
          <text:p/>
        </draw:line>
        <draw:line draw:style-name="gr15" draw:text-style-name="P1" draw:layer="layout" svg:x1="8.798cm" svg:y1="11.12cm" svg:x2="8.598cm" svg:y2="11.12cm">
          <text:p/>
        </draw:line>
        <draw:line draw:style-name="gr15" draw:text-style-name="P1" draw:layer="layout" svg:x1="6.999cm" svg:y1="11.12cm" svg:x2="6.849cm" svg:y2="11.12cm">
          <text:p/>
        </draw:line>
        <draw:line draw:style-name="gr15" draw:text-style-name="P1" draw:layer="layout" svg:x1="5.35cm" svg:y1="11.434cm" svg:x2="6.849cm" svg:y2="11.434cm">
          <text:p/>
        </draw:line>
        <draw:line draw:style-name="gr15" draw:text-style-name="P1" draw:layer="layout" svg:x1="5.35cm" svg:y1="11.155cm" svg:x2="6.849cm" svg:y2="11.155cm">
          <text:p/>
        </draw:line>
        <draw:line draw:style-name="gr15" draw:text-style-name="P1" draw:layer="layout" svg:x1="5.999cm" svg:y1="10.172cm" svg:x2="6.999cm" svg:y2="10.172cm">
          <text:p/>
        </draw:line>
        <draw:line draw:style-name="gr15" draw:text-style-name="P1" draw:layer="layout" svg:x1="5.999cm" svg:y1="10.034cm" svg:x2="6.999cm" svg:y2="10.034cm">
          <text:p/>
        </draw:line>
        <draw:line draw:style-name="gr15" draw:text-style-name="P1" draw:layer="layout" svg:x1="6.061cm" svg:y1="9.42cm" svg:x2="6.061cm" svg:y2="9.67cm">
          <text:p/>
        </draw:line>
        <draw:line draw:style-name="gr15" draw:text-style-name="P1" draw:layer="layout" svg:x1="11.301cm" svg:y1="9.82cm" svg:x2="11.301cm" svg:y2="9.42cm">
          <text:p/>
        </draw:line>
        <draw:line draw:style-name="gr15" draw:text-style-name="P1" draw:layer="layout" svg:x1="6.703cm" svg:y1="10.034cm" svg:x2="6.703cm" svg:y2="9.67cm">
          <text:p/>
        </draw:line>
        <draw:line draw:style-name="gr15" draw:text-style-name="P1" draw:layer="layout" svg:x1="8.458cm" svg:y1="9.82cm" svg:x2="8.458cm" svg:y2="9.97cm">
          <text:p/>
        </draw:line>
        <draw:path draw:style-name="gr2" draw:text-style-name="P2" draw:layer="layout" svg:width="0.559cm" svg:height="0.56cm" svg:x="7.519cm" svg:y="9.89cm" svg:viewBox="0 0 560 561" svg:d="M281 561v-561zM560 280h-560z">
          <text:p/>
        </draw:path>
        <draw:path draw:style-name="gr16" draw:text-style-name="P1" draw:layer="layout" svg:width="0.559cm" svg:height="0.56cm" svg:x="7.519cm" svg:y="9.89cm" svg:viewBox="0 0 560 561" svg:d="M281 561v-561M560 280h-560">
          <text:p/>
        </draw:path>
        <draw:path draw:style-name="gr2" draw:text-style-name="P2" draw:layer="layout" svg:width="0.559cm" svg:height="0.56cm" svg:x="7.519cm" svg:y="11.739cm" svg:viewBox="0 0 560 561" svg:d="M281 561v-561zM560 281h-560z">
          <text:p/>
        </draw:path>
        <draw:path draw:style-name="gr16" draw:text-style-name="P1" draw:layer="layout" svg:width="0.559cm" svg:height="0.56cm" svg:x="7.519cm" svg:y="11.739cm" svg:viewBox="0 0 560 561" svg:d="M281 561v-561M560 281h-560">
          <text:p/>
        </draw:path>
        <draw:path draw:style-name="gr2" draw:text-style-name="P2" draw:layer="layout" svg:width="0.559cm" svg:height="0.56cm" svg:x="7.519cm" svg:y="10.39cm" svg:viewBox="0 0 560 561" svg:d="M281 561v-561zM560 280h-560z">
          <text:p/>
        </draw:path>
        <draw:path draw:style-name="gr16" draw:text-style-name="P1" draw:layer="layout" svg:width="0.559cm" svg:height="0.56cm" svg:x="7.519cm" svg:y="10.39cm" svg:viewBox="0 0 560 561" svg:d="M281 561v-561M560 280h-560">
          <text:p/>
        </draw:path>
        <draw:line draw:style-name="gr15" draw:text-style-name="P1" draw:layer="layout" svg:x1="23.518cm" svg:y1="5.672cm" svg:x2="23.518cm" svg:y2="3.373cm">
          <text:p/>
        </draw:line>
        <draw:line draw:style-name="gr15" draw:text-style-name="P1" draw:layer="layout" svg:x1="23.518cm" svg:y1="5.672cm" svg:x2="23.193cm" svg:y2="5.672cm">
          <text:p/>
        </draw:line>
        <draw:line draw:style-name="gr15" draw:text-style-name="P1" draw:layer="layout" svg:x1="23.193cm" svg:y1="5.113cm" svg:x2="23.193cm" svg:y2="5.672cm">
          <text:p/>
        </draw:line>
        <draw:line draw:style-name="gr15" draw:text-style-name="P1" draw:layer="layout" svg:x1="23.043cm" svg:y1="5.672cm" svg:x2="23.043cm" svg:y2="5.113cm">
          <text:p/>
        </draw:line>
        <draw:line draw:style-name="gr15" draw:text-style-name="P1" draw:layer="layout" svg:x1="23.043cm" svg:y1="5.672cm" svg:x2="22.369cm" svg:y2="5.672cm">
          <text:p/>
        </draw:line>
        <draw:line draw:style-name="gr15" draw:text-style-name="P1" draw:layer="layout" svg:x1="22.369cm" svg:y1="5.672cm" svg:x2="22.369cm" svg:y2="3.373cm">
          <text:p/>
        </draw:line>
        <draw:line draw:style-name="gr15" draw:text-style-name="P1" draw:layer="layout" svg:x1="23.518cm" svg:y1="3.373cm" svg:x2="22.369cm" svg:y2="3.373cm">
          <text:p/>
        </draw:line>
        <draw:path draw:style-name="gr15" draw:text-style-name="P1" draw:layer="layout" svg:width="0.14cm" svg:height="0.275cm" svg:x="22.947cm" svg:y="3.423cm" svg:viewBox="0 0 141 276" svg:d="M74 0c0 0 4 4 9 7 7 6 16 14 25 25 12 15 24 35 31 66 4 22 3 51-4 72-9 28-23 47-38 62-9 9-18 16-28 22-22 13-45 20-69 22">
          <text:p/>
        </draw:path>
        <draw:path draw:style-name="gr15" draw:text-style-name="P1" draw:layer="layout" svg:width="0.3cm" svg:height="0.3cm" svg:x="22.787cm" svg:y="3.398cm" svg:viewBox="0 0 301 301" svg:d="M301 151c0 83-67 150-150 150-84 0-151-67-151-150s67-151 151-151c83 0 150 68 150 151z">
          <text:p/>
        </draw:path>
        <draw:path draw:style-name="gr15" draw:text-style-name="P1" draw:layer="layout" svg:width="0.15cm" svg:height="0.275cm" svg:x="22.787cm" svg:y="3.423cm" svg:viewBox="0 0 151 276" svg:d="M151 276c-24 0-46-6-69-16-10-6-20-12-29-20-16-13-30-31-41-57-5-10-8-21-10-34-2-11-2-23-1-35 2-29 12-50 21-66 8-12 15-21 22-28 5-5 9-9 13-12 6-4 11-8 10-8">
          <text:p/>
        </draw:path>
        <draw:path draw:style-name="gr15" draw:text-style-name="P1" draw:layer="layout" svg:width="0.015cm" svg:height="0.012cm" svg:x="22.835cm" svg:y="3.658cm" svg:viewBox="0 0 16 13" svg:d="M0 0c5 4 11 8 16 13">
          <text:p/>
        </draw:path>
        <draw:line draw:style-name="gr15" draw:text-style-name="P1" draw:layer="layout" svg:x1="22.863cm" svg:y1="3.678cm" svg:x2="22.866cm" svg:y2="3.68cm">
          <text:p/>
        </draw:line>
        <draw:line draw:style-name="gr15" draw:text-style-name="P1" draw:layer="layout" svg:x1="22.879cm" svg:y1="3.686cm" svg:x2="22.889cm" svg:y2="3.691cm">
          <text:p/>
        </draw:line>
        <draw:line draw:style-name="gr15" draw:text-style-name="P1" draw:layer="layout" svg:x1="22.912cm" svg:y1="3.696cm" svg:x2="22.923cm" svg:y2="3.698cm">
          <text:p/>
        </draw:line>
        <draw:line draw:style-name="gr15" draw:text-style-name="P1" draw:layer="layout" svg:x1="22.922cm" svg:y1="3.697cm" svg:x2="22.925cm" svg:y2="3.697cm">
          <text:p/>
        </draw:line>
        <draw:line draw:style-name="gr15" draw:text-style-name="P1" draw:layer="layout" svg:x1="22.927cm" svg:y1="3.698cm" svg:x2="22.937cm" svg:y2="3.698cm">
          <text:p/>
        </draw:line>
        <draw:path draw:style-name="gr15" draw:text-style-name="P1" draw:layer="layout" svg:width="0.6cm" svg:height="0.599cm" svg:x="22.818cm" svg:y="4.523cm" svg:viewBox="0 0 601 600" svg:d="M601 299c0 166-134 301-300 301s-301-135-301-301c0-165 135-299 301-299s300 134 300 299z">
          <text:p/>
        </draw:path>
        <draw:path draw:style-name="gr15" draw:text-style-name="P1" draw:layer="layout" svg:width="0.25cm" svg:height="0.25cm" svg:x="22.993cm" svg:y="4.837cm" svg:viewBox="0 0 251 251" svg:d="M251 126c0 69-56 125-125 125s-126-56-126-125 57-126 126-126 125 57 125 126z">
          <text:p/>
        </draw:path>
        <draw:path draw:style-name="gr15" draw:text-style-name="P1" draw:layer="layout" svg:width="0.25cm" svg:height="0.25cm" svg:x="22.993cm" svg:y="4.558cm" svg:viewBox="0 0 251 251" svg:d="M251 126c0 69-56 125-125 125s-126-56-126-125 57-126 126-126 125 57 125 126z">
          <text:p/>
        </draw:path>
        <draw:path draw:style-name="gr15" draw:text-style-name="P1" draw:layer="layout" svg:width="0.25cm" svg:height="0.25cm" svg:x="22.993cm" svg:y="4.837cm" svg:viewBox="0 0 251 251" svg:d="M251 126c0 69-56 125-125 125s-126-56-126-125 57-126 126-126 125 57 125 126z">
          <text:p/>
        </draw:path>
        <draw:path draw:style-name="gr15" draw:text-style-name="P1" draw:layer="layout" svg:width="0.25cm" svg:height="0.25cm" svg:x="22.993cm" svg:y="4.558cm" svg:viewBox="0 0 251 251" svg:d="M251 126c0 69-56 125-125 125s-126-56-126-125 57-126 126-126 125 57 125 126z">
          <text:p/>
        </draw:path>
        <draw:path draw:style-name="gr15" draw:text-style-name="P1" draw:layer="layout" svg:width="0.3cm" svg:height="0.3cm" svg:x="22.787cm" svg:y="3.398cm" svg:viewBox="0 0 301 301" svg:d="M301 151c0 83-67 150-150 150-84 0-151-67-151-150s67-151 151-151c83 0 150 68 150 151z">
          <text:p/>
        </draw:path>
        <draw:path draw:style-name="gr15" draw:text-style-name="P1" draw:layer="layout" svg:width="0.085cm" svg:height="0.085cm" svg:x="22.895cm" svg:y="3.575cm" svg:viewBox="0 0 86 86" svg:d="M86 42c0 24-20 44-44 44-23 0-42-20-42-44 0-23 19-42 42-42 24 0 44 19 44 42z">
          <text:p/>
        </draw:path>
        <draw:path draw:style-name="gr15" draw:text-style-name="P1" draw:layer="layout" svg:width="0.085cm" svg:height="0.085cm" svg:x="22.895cm" svg:y="3.436cm" svg:viewBox="0 0 86 86" svg:d="M86 43c0 24-20 43-44 43-23 0-42-19-42-43s19-43 42-43c24 0 44 19 44 43z">
          <text:p/>
        </draw:path>
        <draw:path draw:style-name="gr15" draw:text-style-name="P1" draw:layer="layout" svg:width="0cm" svg:height="0.101cm" svg:x="24.068cm" svg:y="4.022cm" svg:viewBox="0 0 0 102" svg:d="M0 0v1c0 1 0 3 0 4 0 2 0 4 0 6 0 3 0 5 0 8s0 6 0 10c0 7 0 14 0 22 0 4 0 7 0 11s0 7 0 11c0 3 0 6 0 10 0 2 0 5 0 8 0 2 0 4 0 6 0 1 0 2 0 3s0 1 0 2">
          <text:p/>
        </draw:path>
        <draw:line draw:style-name="gr15" draw:text-style-name="P1" draw:layer="layout" svg:x1="23.919cm" svg:y1="4.274cm" svg:x2="24.069cm" svg:y2="4.124cm">
          <text:p/>
        </draw:line>
        <draw:polyline draw:style-name="gr15" draw:text-style-name="P1" draw:layer="layout" svg:width="0cm" svg:height="0.399cm" svg:x="23.919cm" svg:y="3.873cm" svg:viewBox="0 0 0 400" draw:points="0,0 0,5 0,20 0,43 0,75 0,113 0,155 0,200 0,244 0,286 0,324 0,356 0,380 0,395 0,400">
          <text:p/>
        </draw:polyline>
        <draw:line draw:style-name="gr15" draw:text-style-name="P1" draw:layer="layout" svg:x1="23.918cm" svg:y1="4.273cm" svg:x2="23.919cm" svg:y2="4.273cm">
          <text:p/>
        </draw:line>
        <draw:polyline draw:style-name="gr15" draw:text-style-name="P1" draw:layer="layout" svg:width="0cm" svg:height="0.399cm" svg:x="23.918cm" svg:y="3.873cm" svg:viewBox="0 0 0 400" draw:points="0,0 0,5 0,20 0,43 0,75 0,113 0,155 0,200 0,244 0,286 0,324 0,356 0,380 0,395 0,400">
          <text:p/>
        </draw:polyline>
        <draw:line draw:style-name="gr15" draw:text-style-name="P1" draw:layer="layout" svg:x1="23.918cm" svg:y1="4.273cm" svg:x2="23.918cm" svg:y2="3.873cm">
          <text:p/>
        </draw:line>
        <draw:line draw:style-name="gr15" draw:text-style-name="P1" draw:layer="layout" svg:x1="23.918cm" svg:y1="3.873cm" svg:x2="23.918cm" svg:y2="3.673cm">
          <text:p/>
        </draw:line>
        <draw:line draw:style-name="gr15" draw:text-style-name="P1" draw:layer="layout" svg:x1="23.918cm" svg:y1="4.473cm" svg:x2="23.918cm" svg:y2="4.273cm">
          <text:p/>
        </draw:line>
        <draw:line draw:style-name="gr15" draw:text-style-name="P1" draw:layer="layout" svg:x1="23.918cm" svg:y1="4.273cm" svg:x2="23.618cm" svg:y2="4.273cm">
          <text:p/>
        </draw:line>
        <draw:line draw:style-name="gr15" draw:text-style-name="P1" draw:layer="layout" svg:x1="23.618cm" svg:y1="4.273cm" svg:x2="23.618cm" svg:y2="3.873cm">
          <text:p/>
        </draw:line>
        <draw:line draw:style-name="gr15" draw:text-style-name="P1" draw:layer="layout" svg:x1="23.918cm" svg:y1="3.873cm" svg:x2="23.618cm" svg:y2="3.873cm">
          <text:p/>
        </draw:line>
        <draw:line draw:style-name="gr15" draw:text-style-name="P1" draw:layer="layout" svg:x1="23.918cm" svg:y1="4.473cm" svg:x2="23.618cm" svg:y2="4.473cm">
          <text:p/>
        </draw:line>
        <draw:line draw:style-name="gr15" draw:text-style-name="P1" draw:layer="layout" svg:x1="23.618cm" svg:y1="4.473cm" svg:x2="23.618cm" svg:y2="4.273cm">
          <text:p/>
        </draw:line>
        <draw:line draw:style-name="gr15" draw:text-style-name="P1" draw:layer="layout" svg:x1="23.618cm" svg:y1="3.873cm" svg:x2="23.618cm" svg:y2="3.673cm">
          <text:p/>
        </draw:line>
        <draw:line draw:style-name="gr15" draw:text-style-name="P1" draw:layer="layout" svg:x1="23.918cm" svg:y1="3.673cm" svg:x2="23.618cm" svg:y2="3.673cm">
          <text:p/>
        </draw:line>
        <draw:path draw:style-name="gr15" draw:text-style-name="P1" draw:layer="layout" svg:width="0cm" svg:height="0.024cm" svg:x="23.618cm" svg:y="4.273cm" svg:viewBox="0 0 0 25" svg:d="M0 25c0-1 0-9 0-25">
          <text:p/>
        </draw:path>
        <draw:path draw:style-name="gr15" draw:text-style-name="P1" draw:layer="layout" svg:width="0cm" svg:height="0.024cm" svg:x="23.618cm" svg:y="3.848cm" svg:viewBox="0 0 0 25" svg:d="M0 25c0-17 0-25 0-25">
          <text:p/>
        </draw:path>
        <draw:line draw:style-name="gr15" draw:text-style-name="P1" draw:layer="layout" svg:x1="23.618cm" svg:y1="4.298cm" svg:x2="23.518cm" svg:y2="4.298cm">
          <text:p/>
        </draw:line>
        <draw:line draw:style-name="gr15" draw:text-style-name="P1" draw:layer="layout" svg:x1="22.112cm" svg:y1="4.238cm" svg:x2="22.087cm" svg:y2="4.238cm">
          <text:p/>
        </draw:line>
        <draw:path draw:style-name="gr15" draw:text-style-name="P1" draw:layer="layout" svg:width="0cm" svg:height="0.105cm" svg:x="22.169cm" svg:y="3.873cm" svg:viewBox="0 0 0 106" svg:d="M0 106c0-5 0-9 0-14 0-8 0-16 0-24 0-4 0-8 0-11 0-4 0-7 0-11 0-3 0-6 0-9s0-6 0-9c0-2 0-5 0-7s0-4 0-6 0-4 0-6c0-1 0-2 0-4 0-1 0-2 0-3 0 0 0-1 0-2">
          <text:p/>
        </draw:path>
        <draw:line draw:style-name="gr15" draw:text-style-name="P1" draw:layer="layout" svg:x1="22.369cm" svg:y1="4.273cm" svg:x2="22.169cm" svg:y2="4.273cm">
          <text:p/>
        </draw:line>
        <draw:path draw:style-name="gr15" draw:text-style-name="P1" draw:layer="layout" svg:width="0cm" svg:height="0.018cm" svg:x="22.169cm" svg:y="3.827cm" svg:viewBox="0 0 0 19" svg:d="M0 19c0-12 0-19 0-19">
          <text:p/>
        </draw:path>
        <draw:path draw:style-name="gr15" draw:text-style-name="P1" draw:layer="layout" svg:width="0cm" svg:height="0.151cm" svg:x="22.169cm" svg:y="3.827cm" svg:viewBox="0 0 0 152" svg:d="M0 0c0 0 0 22 0 49 0 30 0 66 0 103">
          <text:p/>
        </draw:path>
        <draw:path draw:style-name="gr15" draw:text-style-name="P1" draw:layer="layout" svg:width="0cm" svg:height="0.393cm" svg:x="22.169cm" svg:y="3.979cm" svg:viewBox="0 0 0 394" svg:d="M0 394c0-8 0-48 0-125 0-38 0-85 0-134s0-97 0-135">
          <text:p/>
        </draw:path>
        <draw:line draw:style-name="gr15" draw:text-style-name="P1" draw:layer="layout" svg:x1="22.169cm" svg:y1="4.373cm" svg:x2="22.169cm" svg:y2="4.374cm">
          <text:p/>
        </draw:line>
        <draw:path draw:style-name="gr15" draw:text-style-name="P1" draw:layer="layout" svg:width="0.006cm" svg:height="0.053cm" svg:x="22.163cm" svg:y="3.846cm" svg:viewBox="0 0 7 54" svg:d="M7 0c-2 12-5 30-7 54">
          <text:p/>
        </draw:path>
        <draw:path draw:style-name="gr15" draw:text-style-name="P1" draw:layer="layout" svg:width="0.017cm" svg:height="0.15cm" svg:x="22.152cm" svg:y="3.829cm" svg:viewBox="0 0 18 151" svg:d="M18 151c-4-42-7-77-10-104-3-26-5-43-8-47">
          <text:p/>
        </draw:path>
        <draw:path draw:style-name="gr15" draw:text-style-name="P1" draw:layer="layout" svg:width="0.003cm" svg:height="0.003cm" svg:x="22.1cm" svg:y="4.317cm" svg:viewBox="0 0 4 4" svg:d="M4 0c-2 2-2 4-4 4">
          <text:p/>
        </draw:path>
        <draw:line draw:style-name="gr15" draw:text-style-name="P1" draw:layer="layout" svg:x1="22.1cm" svg:y1="4.319cm" svg:x2="22.124cm" svg:y2="4.319cm">
          <text:p/>
        </draw:line>
        <draw:path draw:style-name="gr15" draw:text-style-name="P1" draw:layer="layout" svg:width="0.048cm" svg:height="0.597cm" svg:x="22.121cm" svg:y="3.776cm" svg:viewBox="0 0 49 598" svg:d="M49 598c-4 0-8-29-13-81-4-50-8-123-12-197-4-75-8-152-12-210-4-59-8-99-12-110">
          <text:p/>
        </draw:path>
        <draw:path draw:style-name="gr15" draw:text-style-name="P1" draw:layer="layout" svg:width="0cm" svg:height="0.001cm" svg:x="22.12cm" svg:y="3.774cm" svg:viewBox="0 0 1 2" svg:d="M1 2c0-1 0-1-1-2">
          <text:p/>
        </draw:path>
        <draw:path draw:style-name="gr15" draw:text-style-name="P1" draw:layer="layout" svg:width="0.001cm" svg:height="0.003cm" svg:x="22.069cm" svg:y="4.371cm" svg:viewBox="0 0 2 4" svg:d="M2 0c0 2-2 4-2 4">
          <text:p/>
        </draw:path>
        <draw:line draw:style-name="gr15" draw:text-style-name="P1" draw:layer="layout" svg:x1="22.069cm" svg:y1="4.374cm" svg:x2="22.101cm" svg:y2="4.319cm">
          <text:p/>
        </draw:line>
        <draw:path draw:style-name="gr15" draw:text-style-name="P1" draw:layer="layout" svg:width="0.006cm" svg:height="0.004cm" svg:x="22.163cm" svg:y="4.373cm" svg:viewBox="0 0 7 5" svg:d="M0 5c2 0 6-2 7-5">
          <text:p/>
        </draw:path>
        <draw:path draw:style-name="gr15" draw:text-style-name="P1" draw:layer="layout" svg:width="0.048cm" svg:height="0.49cm" svg:x="22.075cm" svg:y="3.827cm" svg:viewBox="0 0 49 491" svg:d="M49 491c-4-7-8-38-12-86-4-47-9-111-13-173s-8-122-12-165-8-67-12-67">
          <text:p/>
        </draw:path>
        <draw:path draw:style-name="gr15" draw:text-style-name="P1" draw:layer="layout" svg:width="0.003cm" svg:height="0.003cm" svg:x="22.073cm" svg:y="3.827cm" svg:viewBox="0 0 4 4" svg:d="M4 0c-2 0-2 0-4 4">
          <text:p/>
        </draw:path>
        <draw:path draw:style-name="gr15" draw:text-style-name="P1" draw:layer="layout" svg:width="0.004cm" svg:height="0.017cm" svg:x="22.069cm" svg:y="3.829cm" svg:viewBox="0 0 5 18" svg:d="M5 0c-1 2-3 9-5 18">
          <text:p/>
        </draw:path>
        <draw:path draw:style-name="gr15" draw:text-style-name="P1" draw:layer="layout" svg:width="0cm" svg:height="0.001cm" svg:x="22.154cm" svg:y="4.369cm" svg:viewBox="0 0 1 2" svg:d="M1 2c0 0-1-1-1-2">
          <text:p/>
        </draw:path>
        <draw:path draw:style-name="gr15" draw:text-style-name="P1" draw:layer="layout" svg:width="0.049cm" svg:height="0.596cm" svg:x="22.105cm" svg:y="3.773cm" svg:viewBox="0 0 50 597" svg:d="M50 597c-4-11-8-53-12-114s-9-141-13-218-9-149-13-198-8-73-12-66">
          <text:p/>
        </draw:path>
        <draw:path draw:style-name="gr15" draw:text-style-name="P1" draw:layer="layout" svg:width="0cm" svg:height="0.001cm" svg:x="22.104cm" svg:y="3.774cm" svg:viewBox="0 0 1 2" svg:d="M1 0c0 1-1 1-1 2">
          <text:p/>
        </draw:path>
        <draw:path draw:style-name="gr15" draw:text-style-name="P1" draw:layer="layout" svg:width="0.031cm" svg:height="0.34cm" svg:x="22.069cm" svg:y="3.979cm" svg:viewBox="0 0 32 341" svg:d="M32 341c-5 0-10-42-17-111-5-66-10-156-15-230">
          <text:p/>
        </draw:path>
        <draw:line draw:style-name="gr15" draw:text-style-name="P1" draw:layer="layout" svg:x1="19.352cm" svg:y1="2.124cm" svg:x2="19.352cm" svg:y2="2.823cm">
          <text:p/>
        </draw:line>
        <draw:line draw:style-name="gr15" draw:text-style-name="P1" draw:layer="layout" svg:x1="18.975cm" svg:y1="2.124cm" svg:x2="18.975cm" svg:y2="2.823cm">
          <text:p/>
        </draw:line>
        <draw:path draw:style-name="gr15" draw:text-style-name="P1" draw:layer="layout" svg:width="0.017cm" svg:height="0cm" svg:x="21.219cm" svg:y="2.823cm" svg:viewBox="0 0 18 0" svg:d="M0 0c7 0 12 0 18 0">
          <text:p/>
        </draw:path>
        <draw:line draw:style-name="gr15" draw:text-style-name="P1" draw:layer="layout" svg:x1="21.237cm" svg:y1="2.823cm" svg:x2="21.319cm" svg:y2="2.823cm">
          <text:p/>
        </draw:line>
        <draw:line draw:style-name="gr15" draw:text-style-name="P1" draw:layer="layout" svg:x1="22.069cm" svg:y1="2.823cm" svg:x2="21.619cm" svg:y2="2.823cm">
          <text:p/>
        </draw:line>
        <draw:path draw:style-name="gr15" draw:text-style-name="P1" draw:layer="layout" svg:width="0.299cm" svg:height="0cm" svg:x="21.319cm" svg:y="2.823cm" svg:viewBox="0 0 300 0" svg:d="M0 0c1 0 2 0 2 0 2 0 4 0 6 0 3 0 6 0 9 0 4 0 9 0 13 0 5 0 11 0 16 0 7 0 13 0 20 0s15 0 22 0c8 0 17 0 25 0 9 0 18 0 28 0 9 0 19 0 29 0s21 0 31 0c11 0 22 0 32 0 22 0 45 0 67 0">
          <text:p/>
        </draw:path>
        <draw:path draw:style-name="gr15" draw:text-style-name="P1" draw:layer="layout" svg:width="0.099cm" svg:height="0cm" svg:x="21.219cm" svg:y="2.823cm" svg:viewBox="0 0 100 0" svg:d="M100 0c-1 0-2 0-2 0-1 0-2 0-3 0-2 0-3 0-5 0-1 0-3 0-5 0s-4 0-7 0c-2 0-5 0-7 0-3 0-6 0-8 0-6 0-13 0-19 0-14 0-29 0-44 0">
          <text:p/>
        </draw:path>
        <draw:line draw:style-name="gr15" draw:text-style-name="P1" draw:layer="layout" svg:x1="21.219cm" svg:y1="2.823cm" svg:x2="19.765cm" svg:y2="2.823cm">
          <text:p/>
        </draw:line>
        <draw:line draw:style-name="gr15" draw:text-style-name="P1" draw:layer="layout" svg:x1="19.765cm" svg:y1="2.823cm" svg:x2="19.515cm" svg:y2="2.823cm">
          <text:p/>
        </draw:line>
        <draw:path draw:style-name="gr15" draw:text-style-name="P1" draw:layer="layout" svg:width="0.212cm" svg:height="0cm" svg:x="19.302cm" svg:y="2.823cm" svg:viewBox="0 0 213 0" svg:d="M0 0c56 0 134 0 213 0">
          <text:p/>
        </draw:path>
        <draw:line draw:style-name="gr15" draw:text-style-name="P1" draw:layer="layout" svg:x1="19.229cm" svg:y1="2.823cm" svg:x2="19.302cm" svg:y2="2.823cm">
          <text:p/>
        </draw:line>
        <draw:path draw:style-name="gr15" draw:text-style-name="P1" draw:layer="layout" svg:width="0.076cm" svg:height="0cm" svg:x="19.152cm" svg:y="2.823cm" svg:viewBox="0 0 77 0" svg:d="M0 0c28 0 53 0 77 0">
          <text:p/>
        </draw:path>
        <draw:line draw:style-name="gr15" draw:text-style-name="P1" draw:layer="layout" svg:x1="18.975cm" svg:y1="2.124cm" svg:x2="18.975cm" svg:y2="2.823cm">
          <text:p/>
        </draw:line>
        <draw:path draw:style-name="gr15" draw:text-style-name="P1" draw:layer="layout" svg:width="0.176cm" svg:height="0cm" svg:x="18.975cm" svg:y="2.124cm" svg:viewBox="0 0 177 0" svg:d="M0 0c63 0 124 0 177 0">
          <text:p/>
        </draw:path>
        <draw:line draw:style-name="gr15" draw:text-style-name="P1" draw:layer="layout" svg:x1="19.152cm" svg:y1="2.124cm" svg:x2="19.152cm" svg:y2="2.823cm">
          <text:p/>
        </draw:line>
        <draw:line draw:style-name="gr15" draw:text-style-name="P1" draw:layer="layout" svg:x1="19.352cm" svg:y1="2.823cm" svg:x2="19.352cm" svg:y2="2.124cm">
          <text:p/>
        </draw:line>
        <draw:line draw:style-name="gr15" draw:text-style-name="P1" draw:layer="layout" svg:x1="19.529cm" svg:y1="2.124cm" svg:x2="19.352cm" svg:y2="2.124cm">
          <text:p/>
        </draw:line>
        <draw:line draw:style-name="gr15" draw:text-style-name="P1" draw:layer="layout" svg:x1="19.529cm" svg:y1="2.124cm" svg:x2="19.529cm" svg:y2="2.823cm">
          <text:p/>
        </draw:line>
        <draw:line draw:style-name="gr15" draw:text-style-name="P1" draw:layer="layout" svg:x1="18.975cm" svg:y1="2.823cm" svg:x2="18.975cm" svg:y2="2.124cm">
          <text:p/>
        </draw:line>
        <draw:polyline draw:style-name="gr15" draw:text-style-name="P1" draw:layer="layout" svg:width="0.899cm" svg:height="0cm" svg:x="18.785cm" svg:y="3.613cm" svg:viewBox="0 0 900 0" draw:points="0,0 11,0 45,0 98,0 170,0 255,0 350,0 450,0 550,0 645,0 730,0 802,0 855,0 889,0 900,0">
          <text:p/>
        </draw:polyline>
        <draw:polyline draw:style-name="gr15" draw:text-style-name="P1" draw:layer="layout" svg:width="0cm" svg:height="0cm" svg:x="16.931cm" svg:y="3.073cm" svg:viewBox="0 0 0 0" draw:points="0,0">
          <text:p/>
        </draw:polyline>
        <draw:line draw:style-name="gr15" draw:text-style-name="P1" draw:layer="layout" svg:x1="16.932cm" svg:y1="3.661cm" svg:x2="16.581cm" svg:y2="3.864cm">
          <text:p/>
        </draw:line>
        <draw:line draw:style-name="gr15" draw:text-style-name="P1" draw:layer="layout" svg:x1="16.581cm" svg:y1="3.863cm" svg:x2="16.372cm" svg:y2="3.863cm">
          <text:p/>
        </draw:line>
        <draw:line draw:style-name="gr15" draw:text-style-name="P1" draw:layer="layout" svg:x1="16.372cm" svg:y1="3.323cm" svg:x2="16.372cm" svg:y2="3.863cm">
          <text:p/>
        </draw:line>
        <draw:line draw:style-name="gr15" draw:text-style-name="P1" draw:layer="layout" svg:x1="16.623cm" svg:y1="3.073cm" svg:x2="16.372cm" svg:y2="3.324cm">
          <text:p/>
        </draw:line>
        <draw:line draw:style-name="gr15" draw:text-style-name="P1" draw:layer="layout" svg:x1="18.152cm" svg:y1="3.473cm" svg:x2="18.152cm" svg:y2="3.663cm">
          <text:p/>
        </draw:line>
        <draw:polyline draw:style-name="gr15" draw:text-style-name="P1" draw:layer="layout" svg:width="0.699cm" svg:height="0cm" svg:x="17.452cm" svg:y="3.663cm" svg:viewBox="0 0 700 0" draw:points="700,0 695,0 682,0 660,0 630,0 592,0 547,0 495,0 436,0 372,0 303,0 231,0 156,0 78,0 0,0">
          <text:p/>
        </draw:polyline>
        <draw:line draw:style-name="gr15" draw:text-style-name="P1" draw:layer="layout" svg:x1="17.452cm" svg:y1="3.663cm" svg:x2="17.361cm" svg:y2="3.663cm">
          <text:p/>
        </draw:line>
        <draw:line draw:style-name="gr15" draw:text-style-name="P1" draw:layer="layout" svg:x1="17.361cm" svg:y1="3.663cm" svg:x2="17.361cm" svg:y2="3.863cm">
          <text:p/>
        </draw:line>
        <draw:line draw:style-name="gr15" draw:text-style-name="P1" draw:layer="layout" svg:x1="17.291cm" svg:y1="3.863cm" svg:x2="17.361cm" svg:y2="3.863cm">
          <text:p/>
        </draw:line>
        <draw:line draw:style-name="gr15" draw:text-style-name="P1" draw:layer="layout" svg:x1="17.292cm" svg:y1="3.864cm" svg:x2="16.936cm" svg:y2="3.658cm">
          <text:p/>
        </draw:line>
        <draw:line draw:style-name="gr15" draw:text-style-name="P1" draw:layer="layout" svg:x1="16.937cm" svg:y1="3.658cm" svg:x2="16.931cm" svg:y2="3.663cm">
          <text:p/>
        </draw:line>
        <draw:line draw:style-name="gr15" draw:text-style-name="P1" draw:layer="layout" svg:x1="19.765cm" svg:y1="3.073cm" svg:x2="19.515cm" svg:y2="3.073cm">
          <text:p/>
        </draw:line>
        <draw:polyline draw:style-name="gr15" draw:text-style-name="P1" draw:layer="layout" svg:width="1.299cm" svg:height="0cm" svg:x="17.03cm" svg:y="3.473cm" svg:viewBox="0 0 1300 0" draw:points="1300,0 1283,0 1235,0 1158,0 1055,0 932,0 795,0 650,0 505,0 368,0 245,0 142,0 65,0 17,0 0,0">
          <text:p/>
        </draw:polyline>
        <draw:path draw:style-name="gr15" draw:text-style-name="P1" draw:layer="layout" svg:width="0.212cm" svg:height="0cm" svg:x="19.302cm" svg:y="3.073cm" svg:viewBox="0 0 213 0" svg:d="M213 0c-79 0-157 0-213 0">
          <text:p/>
        </draw:path>
        <draw:line draw:style-name="gr15" draw:text-style-name="P1" draw:layer="layout" svg:x1="19.302cm" svg:y1="3.073cm" svg:x2="19.229cm" svg:y2="3.073cm">
          <text:p/>
        </draw:line>
        <draw:path draw:style-name="gr15" draw:text-style-name="P1" draw:layer="layout" svg:width="0.706cm" svg:height="0cm" svg:x="18.522cm" svg:y="3.073cm" svg:viewBox="0 0 707 0" svg:d="M707 0c-14 0-28 0-42 0-15 0-31 0-46 0-16 0-33 0-49 0-17 0-35 0-52 0-18 0-36 0-54 0-36 0-73 0-111 0-19 0-37 0-56 0-18 0-37 0-55 0s-36 0-54 0c-17 0-34 0-52 0-16 0-32 0-49 0-15 0-30 0-45 0-14 0-28 0-42 0">
          <text:p/>
        </draw:path>
        <draw:path draw:style-name="gr15" draw:text-style-name="P1" draw:layer="layout" svg:width="0.075cm" svg:height="0cm" svg:x="18.522cm" svg:y="2.823cm" svg:viewBox="0 0 76 0" svg:d="M0 0c23 0 49 0 76 0">
          <text:p/>
        </draw:path>
        <draw:line draw:style-name="gr15" draw:text-style-name="P1" draw:layer="layout" svg:x1="18.598cm" svg:y1="2.823cm" svg:x2="18.598cm" svg:y2="2.124cm">
          <text:p/>
        </draw:line>
        <draw:path draw:style-name="gr15" draw:text-style-name="P1" draw:layer="layout" svg:width="0.176cm" svg:height="0cm" svg:x="18.598cm" svg:y="2.124cm" svg:viewBox="0 0 177 0" svg:d="M0 0c54 0 114 0 177 0">
          <text:p/>
        </draw:path>
        <draw:line draw:style-name="gr15" draw:text-style-name="P1" draw:layer="layout" svg:x1="18.775cm" svg:y1="2.124cm" svg:x2="18.775cm" svg:y2="2.823cm">
          <text:p/>
        </draw:line>
        <draw:path draw:style-name="gr15" draw:text-style-name="P1" draw:layer="layout" svg:width="0.199cm" svg:height="0cm" svg:x="18.775cm" svg:y="2.823cm" svg:viewBox="0 0 200 0" svg:d="M0 0c66 0 134 0 200 0">
          <text:p/>
        </draw:path>
        <draw:line draw:style-name="gr15" draw:text-style-name="P1" draw:layer="layout" svg:x1="18.975cm" svg:y1="2.823cm" svg:x2="18.975cm" svg:y2="2.124cm">
          <text:p/>
        </draw:line>
        <draw:line draw:style-name="gr15" draw:text-style-name="P1" draw:layer="layout" svg:x1="18.522cm" svg:y1="3.073cm" svg:x2="18.446cm" svg:y2="3.073cm">
          <text:p/>
        </draw:line>
        <draw:line draw:style-name="gr15" draw:text-style-name="P1" draw:layer="layout" svg:x1="18.446cm" svg:y1="2.823cm" svg:x2="18.522cm" svg:y2="2.823cm">
          <text:p/>
        </draw:line>
        <draw:path draw:style-name="gr15" draw:text-style-name="P1" draw:layer="layout" svg:width="0.211cm" svg:height="0cm" svg:x="18.234cm" svg:y="3.073cm" svg:viewBox="0 0 212 0" svg:d="M212 0c-56 0-133 0-212 0">
          <text:p/>
        </draw:path>
        <draw:path draw:style-name="gr15" draw:text-style-name="P1" draw:layer="layout" svg:width="0.211cm" svg:height="0cm" svg:x="18.234cm" svg:y="2.823cm" svg:viewBox="0 0 212 0" svg:d="M0 0c79 0 156 0 212 0">
          <text:p/>
        </draw:path>
        <draw:line draw:style-name="gr15" draw:text-style-name="P1" draw:layer="layout" svg:x1="16.372cm" svg:y1="3.658cm" svg:x2="16.372cm" svg:y2="3.863cm">
          <text:p/>
        </draw:line>
        <draw:path draw:style-name="gr15" draw:text-style-name="P1" draw:layer="layout" svg:width="0cm" svg:height="0.299cm" svg:x="22.069cm" svg:y="4.073cm" svg:viewBox="0 0 0 300" svg:d="M0 0c0 165 0 300 0 300">
          <text:p/>
        </draw:path>
        <draw:path draw:style-name="gr15" draw:text-style-name="P1" draw:layer="layout" svg:width="0cm" svg:height="0.159cm" svg:x="20.07cm" svg:y="4.073cm" svg:viewBox="0 0 0 160" svg:d="M0 0c0 88 0 160 0 160">
          <text:p/>
        </draw:path>
        <draw:path draw:style-name="gr15" draw:text-style-name="P1" draw:layer="layout" svg:width="0cm" svg:height="0.319cm" svg:x="20.07cm" svg:y="3.913cm" svg:viewBox="0 0 0 320" svg:d="M0 320c0 0 0-72 0-160 0-89 0-160 0-160">
          <text:p/>
        </draw:path>
        <draw:path draw:style-name="gr15" draw:text-style-name="P1" draw:layer="layout" svg:width="0cm" svg:height="0.159cm" svg:x="20.07cm" svg:y="3.913cm" svg:viewBox="0 0 0 160" svg:d="M0 0c0 0 0 71 0 160">
          <text:p/>
        </draw:path>
        <draw:path draw:style-name="gr15" draw:text-style-name="P1" draw:layer="layout" svg:width="0.199cm" svg:height="0cm" svg:x="18.775cm" svg:y="2.823cm" svg:viewBox="0 0 200 0" svg:d="M0 0c4 0 8 0 12 0s8 0 12 0c5 0 10 0 14 0 10 0 20 0 30 0 11 0 21 0 32 0 16 0 32 0 47 0 5 0 10 0 15 0s9 0 14 0c4 0 8 0 13 0 3 0 7 0 11 0">
          <text:p/>
        </draw:path>
        <draw:line draw:style-name="gr15" draw:text-style-name="P1" draw:layer="layout" svg:x1="18.975cm" svg:y1="2.823cm" svg:x2="18.975cm" svg:y2="2.124cm">
          <text:p/>
        </draw:line>
        <draw:line draw:style-name="gr15" draw:text-style-name="P1" draw:layer="layout" svg:x1="21.237cm" svg:y1="2.124cm" svg:x2="21.237cm" svg:y2="2.823cm">
          <text:p/>
        </draw:line>
        <draw:line draw:style-name="gr15" draw:text-style-name="P1" draw:layer="layout" svg:x1="21.237cm" svg:y1="2.823cm" svg:x2="21.237cm" svg:y2="2.124cm">
          <text:p/>
        </draw:line>
        <draw:line draw:style-name="gr15" draw:text-style-name="P1" draw:layer="layout" svg:x1="21.237cm" svg:y1="2.823cm" svg:x2="21.237cm" svg:y2="2.124cm">
          <text:p/>
        </draw:line>
        <draw:line draw:style-name="gr15" draw:text-style-name="P1" draw:layer="layout" svg:x1="18.975cm" svg:y1="2.124cm" svg:x2="18.975cm" svg:y2="2.823cm">
          <text:p/>
        </draw:line>
        <draw:line draw:style-name="gr15" draw:text-style-name="P1" draw:layer="layout" svg:x1="16.513cm" svg:y1="2.823cm" svg:x2="16.713cm" svg:y2="2.823cm">
          <text:p/>
        </draw:line>
        <draw:line draw:style-name="gr15" draw:text-style-name="P1" draw:layer="layout" svg:x1="16.713cm" svg:y1="2.124cm" svg:x2="16.713cm" svg:y2="2.823cm">
          <text:p/>
        </draw:line>
        <draw:line draw:style-name="gr15" draw:text-style-name="P1" draw:layer="layout" svg:x1="16.713cm" svg:y1="2.823cm" svg:x2="16.713cm" svg:y2="2.124cm">
          <text:p/>
        </draw:line>
        <draw:line draw:style-name="gr15" draw:text-style-name="P1" draw:layer="layout" svg:x1="16.713cm" svg:y1="2.823cm" svg:x2="16.713cm" svg:y2="2.124cm">
          <text:p/>
        </draw:line>
        <draw:line draw:style-name="gr15" draw:text-style-name="P1" draw:layer="layout" svg:x1="18.234cm" svg:y1="2.823cm" svg:x2="17.73cm" svg:y2="2.823cm">
          <text:p/>
        </draw:line>
        <draw:polyline draw:style-name="gr15" draw:text-style-name="P1" draw:layer="layout" svg:width="0.798cm" svg:height="0cm" svg:x="16.931cm" svg:y="2.823cm" svg:viewBox="0 0 799 0" draw:points="799,0 710,0 621,0 535,0 452,0 374,0 301,0 234,0 174,0 122,0 79,0 45,0 20,0 5,0 0,0">
          <text:p/>
        </draw:polyline>
        <draw:path draw:style-name="gr15" draw:text-style-name="P1" draw:layer="layout" svg:width="0.04cm" svg:height="0cm" svg:x="16.89cm" svg:y="2.823cm" svg:viewBox="0 0 41 0" svg:d="M0 0c27 0 41 0 41 0">
          <text:p/>
        </draw:path>
        <draw:line draw:style-name="gr15" draw:text-style-name="P1" draw:layer="layout" svg:x1="17.521cm" svg:y1="2.823cm" svg:x2="17.467cm" svg:y2="2.823cm">
          <text:p/>
        </draw:line>
        <draw:path draw:style-name="gr15" draw:text-style-name="P1" draw:layer="layout" svg:width="0.122cm" svg:height="0cm" svg:x="17.521cm" svg:y="2.823cm" svg:viewBox="0 0 123 0" svg:d="M123 0c-5 0-10 0-15 0-9 0-19 0-28 0-4 0-8 0-12 0-5 0-9 0-13 0-3 0-7 0-11 0-3 0-6 0-10 0-3 0-6 0-9 0-2 0-5 0-7 0s-5 0-7 0c-1 0-3 0-5 0-1 0-2 0-3 0s-2 0-3 0">
          <text:p/>
        </draw:path>
        <draw:path draw:style-name="gr15" draw:text-style-name="P1" draw:layer="layout" svg:width="0.085cm" svg:height="0cm" svg:x="17.644cm" svg:y="2.823cm" svg:viewBox="0 0 86 0" svg:d="M86 0c-28 0-58 0-86 0">
          <text:p/>
        </draw:path>
        <draw:line draw:style-name="gr15" draw:text-style-name="P1" draw:layer="layout" svg:x1="17.09cm" svg:y1="2.823cm" svg:x2="17.267cm" svg:y2="2.823cm">
          <text:p/>
        </draw:line>
        <draw:line draw:style-name="gr15" draw:text-style-name="P1" draw:layer="layout" svg:x1="18.221cm" svg:y1="2.823cm" svg:x2="18.221cm" svg:y2="2.124cm">
          <text:p/>
        </draw:line>
        <draw:line draw:style-name="gr15" draw:text-style-name="P1" draw:layer="layout" svg:x1="18.398cm" svg:y1="2.124cm" svg:x2="18.221cm" svg:y2="2.124cm">
          <text:p/>
        </draw:line>
        <draw:line draw:style-name="gr15" draw:text-style-name="P1" draw:layer="layout" svg:x1="18.398cm" svg:y1="2.124cm" svg:x2="18.398cm" svg:y2="2.823cm">
          <text:p/>
        </draw:line>
        <draw:path draw:style-name="gr15" draw:text-style-name="P1" draw:layer="layout" svg:width="0.087cm" svg:height="0cm" svg:x="16.843cm" svg:y="3.073cm" svg:viewBox="0 0 88 0" svg:d="M88 0h-1-1c-1 0-2 0-2 0-2 0-3 0-4 0s-3 0-4 0c-2 0-3 0-5 0s-4 0-6 0-5 0-7 0-5 0-8 0c-2 0-5 0-8 0-6 0-13 0-20 0s-14 0-22 0">
          <text:p/>
        </draw:path>
        <draw:path draw:style-name="gr15" draw:text-style-name="P1" draw:layer="layout" svg:width="0.046cm" svg:height="0cm" svg:x="16.843cm" svg:y="2.124cm" svg:viewBox="0 0 47 0" svg:d="M0 0c18 0 34 0 47 0">
          <text:p/>
        </draw:path>
        <draw:line draw:style-name="gr15" draw:text-style-name="P1" draw:layer="layout" svg:x1="16.89cm" svg:y1="2.124cm" svg:x2="16.89cm" svg:y2="2.823cm">
          <text:p/>
        </draw:line>
        <draw:line draw:style-name="gr15" draw:text-style-name="P1" draw:layer="layout" svg:x1="16.931cm" svg:y1="2.823cm" svg:x2="16.931cm" svg:y2="3.073cm">
          <text:p/>
        </draw:line>
        <draw:line draw:style-name="gr15" draw:text-style-name="P1" draw:layer="layout" svg:x1="16.843cm" svg:y1="3.073cm" svg:x2="16.401cm" svg:y2="3.073cm">
          <text:p/>
        </draw:line>
        <draw:line draw:style-name="gr15" draw:text-style-name="P1" draw:layer="layout" svg:x1="16.513cm" svg:y1="2.124cm" svg:x2="16.401cm" svg:y2="2.124cm">
          <text:p/>
        </draw:line>
        <draw:line draw:style-name="gr15" draw:text-style-name="P1" draw:layer="layout" svg:x1="16.513cm" svg:y1="2.124cm" svg:x2="16.513cm" svg:y2="2.823cm">
          <text:p/>
        </draw:line>
        <draw:line draw:style-name="gr15" draw:text-style-name="P1" draw:layer="layout" svg:x1="16.843cm" svg:y1="2.124cm" svg:x2="16.713cm" svg:y2="2.124cm">
          <text:p/>
        </draw:line>
        <draw:polyline draw:style-name="gr15" draw:text-style-name="P1" draw:layer="layout" svg:width="0.145cm" svg:height="0cm" svg:x="21.349cm" svg:y="2.124cm" svg:viewBox="0 0 146 0" draw:points="0,0 19,0 37,0 54,0 70,0 84,0 97,0 108,0 118,0 127,0 134,0 139,0 143,0 146,0">
          <text:p/>
        </draw:polyline>
        <draw:polyline draw:style-name="gr15" draw:text-style-name="P1" draw:layer="layout" svg:width="0.299cm" svg:height="0cm" svg:x="21.319cm" svg:y="3.073cm" svg:viewBox="0 0 300 0" draw:points="300,0 267,0 233,0 201,0 170,0 141,0 113,0 88,0 66,0 46,0 30,0 17,0 8,0 2,0 0,0">
          <text:p/>
        </draw:polyline>
        <draw:line draw:style-name="gr15" draw:text-style-name="P1" draw:layer="layout" svg:x1="22.069cm" svg:y1="4.073cm" svg:x2="22.069cm" svg:y2="2.823cm">
          <text:p/>
        </draw:line>
        <draw:line draw:style-name="gr15" draw:text-style-name="P1" draw:layer="layout" svg:x1="20.07cm" svg:y1="3.073cm" svg:x2="20.07cm" svg:y2="4.073cm">
          <text:p/>
        </draw:line>
        <draw:line draw:style-name="gr15" draw:text-style-name="P1" draw:layer="layout" svg:x1="17.844cm" svg:y1="2.124cm" svg:x2="17.844cm" svg:y2="2.823cm">
          <text:p/>
        </draw:line>
        <draw:line draw:style-name="gr15" draw:text-style-name="P1" draw:layer="layout" svg:x1="18.021cm" svg:y1="2.124cm" svg:x2="17.844cm" svg:y2="2.124cm">
          <text:p/>
        </draw:line>
        <draw:line draw:style-name="gr15" draw:text-style-name="P1" draw:layer="layout" svg:x1="18.021cm" svg:y1="2.823cm" svg:x2="18.021cm" svg:y2="2.124cm">
          <text:p/>
        </draw:line>
        <draw:line draw:style-name="gr15" draw:text-style-name="P1" draw:layer="layout" svg:x1="17.644cm" svg:y1="2.823cm" svg:x2="17.644cm" svg:y2="2.124cm">
          <text:p/>
        </draw:line>
        <draw:line draw:style-name="gr15" draw:text-style-name="P1" draw:layer="layout" svg:x1="17.467cm" svg:y1="2.124cm" svg:x2="17.467cm" svg:y2="2.823cm">
          <text:p/>
        </draw:line>
        <draw:line draw:style-name="gr15" draw:text-style-name="P1" draw:layer="layout" svg:x1="17.644cm" svg:y1="2.124cm" svg:x2="17.467cm" svg:y2="2.124cm">
          <text:p/>
        </draw:line>
        <draw:line draw:style-name="gr15" draw:text-style-name="P1" draw:layer="layout" svg:x1="19.729cm" svg:y1="2.823cm" svg:x2="19.729cm" svg:y2="2.124cm">
          <text:p/>
        </draw:line>
        <draw:line draw:style-name="gr15" draw:text-style-name="P1" draw:layer="layout" svg:x1="20.106cm" svg:y1="2.823cm" svg:x2="20.106cm" svg:y2="2.124cm">
          <text:p/>
        </draw:line>
        <draw:line draw:style-name="gr15" draw:text-style-name="P1" draw:layer="layout" svg:x1="19.906cm" svg:y1="2.124cm" svg:x2="19.906cm" svg:y2="2.823cm">
          <text:p/>
        </draw:line>
        <draw:line draw:style-name="gr15" draw:text-style-name="P1" draw:layer="layout" svg:x1="20.283cm" svg:y1="2.124cm" svg:x2="20.283cm" svg:y2="2.823cm">
          <text:p/>
        </draw:line>
        <draw:line draw:style-name="gr15" draw:text-style-name="P1" draw:layer="layout" svg:x1="20.483cm" svg:y1="2.823cm" svg:x2="20.483cm" svg:y2="2.124cm">
          <text:p/>
        </draw:line>
        <draw:line draw:style-name="gr15" draw:text-style-name="P1" draw:layer="layout" svg:x1="20.66cm" svg:y1="2.124cm" svg:x2="20.66cm" svg:y2="2.823cm">
          <text:p/>
        </draw:line>
        <draw:line draw:style-name="gr15" draw:text-style-name="P1" draw:layer="layout" svg:x1="20.86cm" svg:y1="2.823cm" svg:x2="20.86cm" svg:y2="2.124cm">
          <text:p/>
        </draw:line>
        <draw:line draw:style-name="gr15" draw:text-style-name="P1" draw:layer="layout" svg:x1="21.037cm" svg:y1="2.124cm" svg:x2="21.037cm" svg:y2="2.823cm">
          <text:p/>
        </draw:line>
        <draw:line draw:style-name="gr15" draw:text-style-name="P1" draw:layer="layout" svg:x1="17.09cm" svg:y1="2.823cm" svg:x2="17.09cm" svg:y2="2.124cm">
          <text:p/>
        </draw:line>
        <draw:line draw:style-name="gr15" draw:text-style-name="P1" draw:layer="layout" svg:x1="17.267cm" svg:y1="2.124cm" svg:x2="17.267cm" svg:y2="2.823cm">
          <text:p/>
        </draw:line>
        <draw:line draw:style-name="gr15" draw:text-style-name="P1" draw:layer="layout" svg:x1="21.349cm" svg:y1="2.124cm" svg:x2="21.237cm" svg:y2="2.124cm">
          <text:p/>
        </draw:line>
        <draw:line draw:style-name="gr15" draw:text-style-name="P1" draw:layer="layout" svg:x1="21.037cm" svg:y1="2.124cm" svg:x2="20.86cm" svg:y2="2.124cm">
          <text:p/>
        </draw:line>
        <draw:line draw:style-name="gr15" draw:text-style-name="P1" draw:layer="layout" svg:x1="20.66cm" svg:y1="2.124cm" svg:x2="20.483cm" svg:y2="2.124cm">
          <text:p/>
        </draw:line>
        <draw:line draw:style-name="gr15" draw:text-style-name="P1" draw:layer="layout" svg:x1="20.283cm" svg:y1="2.124cm" svg:x2="20.106cm" svg:y2="2.124cm">
          <text:p/>
        </draw:line>
        <draw:line draw:style-name="gr15" draw:text-style-name="P1" draw:layer="layout" svg:x1="19.906cm" svg:y1="2.124cm" svg:x2="19.729cm" svg:y2="2.124cm">
          <text:p/>
        </draw:line>
        <draw:line draw:style-name="gr15" draw:text-style-name="P1" draw:layer="layout" svg:x1="17.267cm" svg:y1="2.124cm" svg:x2="17.09cm" svg:y2="2.124cm">
          <text:p/>
        </draw:line>
        <draw:polyline draw:style-name="gr15" draw:text-style-name="P1" draw:layer="layout" svg:width="0.145cm" svg:height="0cm" svg:x="16.255cm" svg:y="2.124cm" svg:viewBox="0 0 146 0" draw:points="0,0 1,0 3,0 7,0 12,0 19,0 28,0 38,0 49,0 62,0 77,0 92,0 109,0 127,0 146,0">
          <text:p/>
        </draw:polyline>
        <draw:polyline draw:style-name="gr15" draw:text-style-name="P1" draw:layer="layout" svg:width="0.145cm" svg:height="0cm" svg:x="16.255cm" svg:y="3.073cm" svg:viewBox="0 0 146 0" draw:points="146,0 127,0 109,0 92,0 77,0 62,0 49,0 38,0 28,0 19,0 12,0 7,0 3,0 1,0 0,0">
          <text:p/>
        </draw:polyline>
        <draw:line draw:style-name="gr15" draw:text-style-name="P1" draw:layer="layout" svg:x1="20.07cm" svg:y1="3.223cm" svg:x2="19.685cm" svg:y2="3.223cm">
          <text:p/>
        </draw:line>
        <draw:line draw:style-name="gr15" draw:text-style-name="P1" draw:layer="layout" svg:x1="18.785cm" svg:y1="3.223cm" svg:x2="18.771cm" svg:y2="3.223cm">
          <text:p/>
        </draw:line>
        <draw:line draw:style-name="gr15" draw:text-style-name="P1" draw:layer="layout" svg:x1="18.771cm" svg:y1="3.223cm" svg:x2="18.771cm" svg:y2="3.073cm">
          <text:p/>
        </draw:line>
        <draw:path draw:style-name="gr15" draw:text-style-name="P1" draw:layer="layout" svg:width="0cm" svg:height="0.598cm" svg:x="22.069cm" svg:y="4.073cm" svg:viewBox="0 0 0 599" svg:d="M0 599c0 0 0-268 0-599">
          <text:p/>
        </draw:path>
        <draw:line draw:style-name="gr15" draw:text-style-name="P1" draw:layer="layout" svg:x1="21.219cm" svg:y1="3.073cm" svg:x2="19.765cm" svg:y2="3.073cm">
          <text:p/>
        </draw:line>
        <draw:path draw:style-name="gr15" draw:text-style-name="P1" draw:layer="layout" svg:width="0.099cm" svg:height="0cm" svg:x="21.219cm" svg:y="3.073cm" svg:viewBox="0 0 100 0" svg:d="M100 0c-1 0-2 0-2 0-1 0-2 0-3 0-2 0-3 0-5 0-1 0-3 0-5 0s-4 0-7 0c-2 0-5 0-7 0-3 0-6 0-8 0-6 0-13 0-19 0-14 0-29 0-44 0">
          <text:p/>
        </draw:path>
        <draw:polyline draw:style-name="gr15" draw:text-style-name="P1" draw:layer="layout" svg:width="0.798cm" svg:height="0cm" svg:x="16.931cm" svg:y="3.073cm" svg:viewBox="0 0 799 0" draw:points="799,0 710,0 621,0 535,0 452,0 374,0 301,0 234,0 174,0 122,0 79,0 45,0 20,0 5,0 0,0">
          <text:p/>
        </draw:polyline>
        <draw:line draw:style-name="gr15" draw:text-style-name="P1" draw:layer="layout" svg:x1="18.234cm" svg:y1="3.073cm" svg:x2="17.73cm" svg:y2="3.073cm">
          <text:p/>
        </draw:line>
        <draw:path draw:style-name="gr15" draw:text-style-name="P1" draw:layer="layout" svg:width="0.443cm" svg:height="0cm" svg:x="18.785cm" svg:y="3.073cm" svg:viewBox="0 0 444 0" svg:d="M0 0c1 0 2 0 3 0 3 0 6 0 8 0 5 0 9 0 14 0 6 0 13 0 19 0 8 0 16 0 24 0 9 0 19 0 29 0 11 0 22 0 33 0 12 0 24 0 37 0s27 0 40 0c15 0 29 0 44 0s30 0 46 0 32 0 48 0c32 0 65 0 99 0">
          <text:p/>
        </draw:path>
        <draw:line draw:style-name="gr15" draw:text-style-name="P1" draw:layer="layout" svg:x1="18.33cm" svg:y1="3.473cm" svg:x2="18.33cm" svg:y2="3.073cm">
          <text:p/>
        </draw:line>
        <draw:path draw:style-name="gr15" draw:text-style-name="P1" draw:layer="layout" svg:width="0cm" svg:height="0.598cm" svg:x="20.07cm" svg:y="4.073cm" svg:viewBox="0 0 0 599" svg:d="M0 0c0 331 0 599 0 599">
          <text:p/>
        </draw:path>
        <draw:path draw:style-name="gr15" draw:text-style-name="P1" draw:layer="layout" svg:width="0cm" svg:height="0.598cm" svg:x="20.07cm" svg:y="4.073cm" svg:viewBox="0 0 0 599" svg:d="M0 599c0 0 0-268 0-599">
          <text:p/>
        </draw:path>
        <draw:line draw:style-name="gr15" draw:text-style-name="P1" draw:layer="layout" svg:x1="21.319cm" svg:y1="3.073cm" svg:x2="21.319cm" svg:y2="2.823cm">
          <text:p/>
        </draw:line>
        <draw:line draw:style-name="gr15" draw:text-style-name="P1" draw:layer="layout" svg:x1="24.069cm" svg:y1="4.023cm" svg:x2="23.919cm" svg:y2="3.873cm">
          <text:p/>
        </draw:line>
        <draw:line draw:style-name="gr15" draw:text-style-name="P1" draw:layer="layout" svg:x1="23.919cm" svg:y1="3.873cm" svg:x2="23.918cm" svg:y2="3.873cm">
          <text:p/>
        </draw:line>
        <draw:line draw:style-name="gr15" draw:text-style-name="P1" draw:layer="layout" svg:x1="23.618cm" svg:y1="3.848cm" svg:x2="23.518cm" svg:y2="3.848cm">
          <text:p/>
        </draw:line>
        <draw:line draw:style-name="gr15" draw:text-style-name="P1" draw:layer="layout" svg:x1="22.169cm" svg:y1="3.908cm" svg:x2="22.163cm" svg:y2="3.908cm">
          <text:p/>
        </draw:line>
        <draw:line draw:style-name="gr15" draw:text-style-name="P1" draw:layer="layout" svg:x1="22.088cm" svg:y1="3.908cm" svg:x2="22.069cm" svg:y2="3.908cm">
          <text:p/>
        </draw:line>
        <draw:line draw:style-name="gr15" draw:text-style-name="P1" draw:layer="layout" svg:x1="22.369cm" svg:y1="3.873cm" svg:x2="22.169cm" svg:y2="3.873cm">
          <text:p/>
        </draw:line>
        <draw:line draw:style-name="gr15" draw:text-style-name="P1" draw:layer="layout" svg:x1="22.151cm" svg:y1="3.827cm" svg:x2="22.169cm" svg:y2="3.827cm">
          <text:p/>
        </draw:line>
        <draw:path draw:style-name="gr15" draw:text-style-name="P1" draw:layer="layout" svg:width="0.031cm" svg:height="0.054cm" svg:x="22.121cm" svg:y="3.775cm" svg:viewBox="0 0 32 55" svg:d="M0 0c10 19 21 37 32 55">
          <text:p/>
        </draw:path>
        <draw:path draw:style-name="gr15" draw:text-style-name="P1" draw:layer="layout" svg:width="0.032cm" svg:height="0.054cm" svg:x="22.07cm" svg:y="4.317cm" svg:viewBox="0 0 33 55" svg:d="M0 55c11-19 23-38 33-55">
          <text:p/>
        </draw:path>
        <draw:path draw:style-name="gr15" draw:text-style-name="P1" draw:layer="layout" svg:width="0.006cm" svg:height="0.003cm" svg:x="22.163cm" svg:y="4.374cm" svg:viewBox="0 0 7 4" svg:d="M0 4c3 0 6-3 7-4">
          <text:p/>
        </draw:path>
        <draw:path draw:style-name="gr15" draw:text-style-name="P1" draw:layer="layout" svg:width="0.032cm" svg:height="0.054cm" svg:x="22.123cm" svg:y="4.317cm" svg:viewBox="0 0 33 55" svg:d="M0 0c10 18 21 36 33 55">
          <text:p/>
        </draw:path>
        <draw:path draw:style-name="gr15" draw:text-style-name="P1" draw:layer="layout" svg:width="0.032cm" svg:height="0.055cm" svg:x="22.073cm" svg:y="3.774cm" svg:viewBox="0 0 33 56" svg:d="M0 56c10-18 22-37 33-56">
          <text:p/>
        </draw:path>
        <draw:line draw:style-name="gr15" draw:text-style-name="P1" draw:layer="layout" svg:x1="22.069cm" svg:y1="3.827cm" svg:x2="22.075cm" svg:y2="3.827cm">
          <text:p/>
        </draw:line>
        <draw:path draw:style-name="gr15" draw:text-style-name="P1" draw:layer="layout" svg:width="0.009cm" svg:height="0.008cm" svg:x="22.154cm" svg:y="4.369cm" svg:viewBox="0 0 10 9" svg:d="M0 0c1 2 1 5 4 6 1 2 3 3 6 3">
          <text:p/>
        </draw:path>
        <draw:path draw:style-name="gr15" draw:text-style-name="P1" draw:layer="layout" svg:width="0.017cm" svg:height="0.008cm" svg:x="22.104cm" svg:y="3.768cm" svg:viewBox="0 0 18 9" svg:d="M0 9c1-2 1-3 3-5 0-1 1-1 3-3 1 0 2 0 3-1 2 0 3 1 3 1 2 2 2 2 3 3 2 2 3 3 3 5">
          <text:p/>
        </draw:path>
        <draw:path draw:style-name="gr15" draw:text-style-name="P1" draw:layer="layout" svg:width="0.003cm" svg:height="0.003cm" svg:x="22.069cm" svg:y="4.371cm" svg:viewBox="0 0 4 4" svg:d="M4 0c-2 1-2 3-4 4">
          <text:p/>
        </draw:path>
        <draw:line draw:style-name="gr15" draw:text-style-name="P1" draw:layer="layout" svg:x1="21.495cm" svg:y1="2.124cm" svg:x2="21.495cm" svg:y2="2.823cm">
          <text:p/>
        </draw:line>
        <draw:line draw:style-name="gr15" draw:text-style-name="P1" draw:layer="layout" svg:x1="16.255cm" svg:y1="2.124cm" svg:x2="16.255cm" svg:y2="3.073cm">
          <text:p/>
        </draw:line>
        <draw:line draw:style-name="gr15" draw:text-style-name="P1" draw:layer="layout" svg:x1="17.03cm" svg:y1="3.473cm" svg:x2="17.03cm" svg:y2="3.073cm">
          <text:p/>
        </draw:line>
        <draw:line draw:style-name="gr15" draw:text-style-name="P1" draw:layer="layout" svg:x1="22.069cm" svg:y1="4.672cm" svg:x2="20.07cm" svg:y2="4.672cm">
          <text:p/>
        </draw:line>
        <draw:line draw:style-name="gr15" draw:text-style-name="P1" draw:layer="layout" svg:x1="19.685cm" svg:y1="3.073cm" svg:x2="19.685cm" svg:y2="3.613cm">
          <text:p/>
        </draw:line>
        <draw:line draw:style-name="gr15" draw:text-style-name="P1" draw:layer="layout" svg:x1="18.785cm" svg:y1="3.073cm" svg:x2="18.785cm" svg:y2="3.613cm">
          <text:p/>
        </draw:line>
        <draw:path draw:style-name="gr2" draw:text-style-name="P2" draw:layer="layout" svg:width="0.56cm" svg:height="0.56cm" svg:x="22.657cm" svg:y="3.268cm" svg:viewBox="0 0 561 561" svg:d="M280 561v-561zM561 280h-561z">
          <text:p/>
        </draw:path>
        <draw:path draw:style-name="gr16" draw:text-style-name="P1" draw:layer="layout" svg:width="0.56cm" svg:height="0.56cm" svg:x="22.657cm" svg:y="3.268cm" svg:viewBox="0 0 561 561" svg:d="M280 561v-561M561 280h-561">
          <text:p/>
        </draw:path>
        <draw:path draw:style-name="gr2" draw:text-style-name="P2" draw:layer="layout" svg:width="0.56cm" svg:height="0.559cm" svg:x="22.838cm" svg:y="4.543cm" svg:viewBox="0 0 561 560" svg:d="M280 560v-560zM561 280h-561z">
          <text:p/>
        </draw:path>
        <draw:path draw:style-name="gr16" draw:text-style-name="P1" draw:layer="layout" svg:width="0.56cm" svg:height="0.559cm" svg:x="22.838cm" svg:y="4.543cm" svg:viewBox="0 0 561 560" svg:d="M280 560v-560M561 280h-561">
          <text:p/>
        </draw:path>
        <draw:path draw:style-name="gr2" draw:text-style-name="P2" draw:layer="layout" svg:width="0.56cm" svg:height="0.559cm" svg:x="22.838cm" svg:y="4.682cm" svg:viewBox="0 0 561 560" svg:d="M280 560v-560zM561 281h-561z">
          <text:p/>
        </draw:path>
        <draw:path draw:style-name="gr16" draw:text-style-name="P1" draw:layer="layout" svg:width="0.56cm" svg:height="0.559cm" svg:x="22.838cm" svg:y="4.682cm" svg:viewBox="0 0 561 560" svg:d="M280 560v-560M561 281h-561">
          <text:p/>
        </draw:path>
        <draw:path draw:style-name="gr2" draw:text-style-name="P2" draw:layer="layout" svg:width="0.56cm" svg:height="0.56cm" svg:x="22.838cm" svg:y="4.403cm" svg:viewBox="0 0 561 561" svg:d="M280 561v-561zM561 280h-561z">
          <text:p/>
        </draw:path>
        <draw:path draw:style-name="gr16" draw:text-style-name="P1" draw:layer="layout" svg:width="0.56cm" svg:height="0.56cm" svg:x="22.838cm" svg:y="4.403cm" svg:viewBox="0 0 561 561" svg:d="M280 561v-561M561 280h-561">
          <text:p/>
        </draw:path>
        <draw:path draw:style-name="gr2" draw:text-style-name="P2" draw:layer="layout" svg:width="0.56cm" svg:height="0.56cm" svg:x="22.657cm" svg:y="3.337cm" svg:viewBox="0 0 561 561" svg:d="M280 561v-561zM561 280h-561z">
          <text:p/>
        </draw:path>
        <draw:path draw:style-name="gr16" draw:text-style-name="P1" draw:layer="layout" svg:width="0.56cm" svg:height="0.56cm" svg:x="22.657cm" svg:y="3.337cm" svg:viewBox="0 0 561 561" svg:d="M280 561v-561M561 280h-561">
          <text:p/>
        </draw:path>
        <draw:path draw:style-name="gr2" draw:text-style-name="P2" draw:layer="layout" svg:width="0.56cm" svg:height="0.56cm" svg:x="22.657cm" svg:y="3.199cm" svg:viewBox="0 0 561 561" svg:d="M280 561v-561zM561 280h-561z">
          <text:p/>
        </draw:path>
        <draw:path draw:style-name="gr16" draw:text-style-name="P1" draw:layer="layout" svg:width="0.56cm" svg:height="0.56cm" svg:x="22.657cm" svg:y="3.199cm" svg:viewBox="0 0 561 561" svg:d="M280 561v-561M561 280h-561">
          <text:p/>
        </draw:path>
        <draw:frame draw:style-name="gr19" draw:text-style-name="P13" draw:layer="layout" svg:width="8.668cm" svg:height="0.462cm" svg:x="18.939cm" svg:y="11.601cm">
          <draw:text-box>
            <text:p text:style-name="P12"><text:span text:style-name="T1">-V6 Heater Block with 0.5mm Plated Nozzle</text:span></text:p>
          </draw:text-box>
        </draw:frame>
        <draw:frame draw:style-name="gr19" draw:text-style-name="P13" draw:layer="layout" svg:width="6.674cm" svg:height="0.462cm" svg:x="18.939cm" svg:y="11.977cm">
          <draw:text-box>
            <text:p text:style-name="P12"><text:span text:style-name="T1">-Center Heater Cartridge in Block</text:span></text:p>
          </draw:text-box>
        </draw:frame>
        <draw:frame draw:style-name="gr19" draw:text-style-name="P13" draw:layer="layout" svg:width="8.613cm" svg:height="0.462cm" svg:x="18.939cm" svg:y="12.353cm">
          <draw:text-box>
            <text:p text:style-name="P12"><text:span text:style-name="T1">-24V 30W Heater Cartridge 195mm Length</text:span></text:p>
          </draw:text-box>
        </draw:frame>
        <draw:frame draw:style-name="gr19" draw:text-style-name="P13" draw:layer="layout" svg:width="9.125cm" svg:height="0.462cm" svg:x="18.939cm" svg:y="12.729cm">
          <draw:text-box>
            <text:p text:style-name="P12"><text:span text:style-name="T1">-Gunnison/MOARstruder Thermistor Cartridge</text:span></text:p>
          </draw:text-box>
        </draw:frame>
        <draw:frame draw:style-name="gr20" draw:text-style-name="P14" draw:layer="layout" svg:width="0.119cm" svg:height="0.141cm" svg:x="28.015cm" svg:y="12.988cm">
          <draw:text-box>
            <text:p text:style-name="P12"><text:span text:style-name="T2"><text:s/></text:span></text:p>
          </draw:text-box>
        </draw:frame>
        <draw:frame draw:style-name="gr21" draw:text-style-name="P15" draw:layer="layout" svg:width="0.532cm" svg:height="0.623cm" svg:x="27.64cm" svg:y="19.291cm">
          <draw:text-box>
            <text:p text:style-name="P12"><text:span text:style-name="T3">X</text:span></text:p>
          </draw:text-box>
        </draw:frame>
        <draw:frame draw:style-name="gr20" draw:text-style-name="P14" draw:layer="layout" svg:width="0.119cm" svg:height="0.141cm" svg:x="28.01cm" svg:y="19.674cm">
          <draw:text-box>
            <text:p text:style-name="P12"><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28T08:28:09.534238713</dc:date>
    <dc:creator>Aleph User</dc:creator>
    <meta:editing-duration>PT1M15S</meta:editing-duration>
    <meta:editing-cycles>1</meta:editing-cycles>
    <meta:document-statistic meta:object-count="1088"/>
    <meta:generator>LibreOffice/5.2.7.2$Linux_X86_64 LibreOffice_project/20m0$Build-2</meta:generator>
  </office:meta>
</office:document-meta>
</file>